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" svg:font-family="Times"/>
    <style:font-face style:name="Courier New" svg:font-family="'Courier New'" style:font-family-generic="modern"/>
    <style:font-face style:name="Arial" svg:font-family="Arial" style:font-family-generic="swiss"/>
    <style:font-face style:name="Verdana" svg:font-family="Verdana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31mm"/>
    </style:style>
    <style:style style:name="co2" style:family="table-column">
      <style:table-column-properties fo:break-before="auto" style:column-width="68.33mm"/>
    </style:style>
    <style:style style:name="co3" style:family="table-column">
      <style:table-column-properties fo:break-before="auto" style:column-width="33.55mm"/>
    </style:style>
    <style:style style:name="co4" style:family="table-column">
      <style:table-column-properties fo:break-before="auto" style:column-width="45.4mm"/>
    </style:style>
    <style:style style:name="co5" style:family="table-column">
      <style:table-column-properties fo:break-before="auto" style:column-width="38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0.96mm"/>
    </style:style>
    <style:style style:name="co8" style:family="table-column">
      <style:table-column-properties fo:break-before="auto" style:column-width="50.34mm"/>
    </style:style>
    <style:style style:name="co9" style:family="table-column">
      <style:table-column-properties fo:break-before="auto" style:column-width="14.83mm"/>
    </style:style>
    <style:style style:name="co10" style:family="table-column">
      <style:table-column-properties fo:break-before="auto" style:column-width="68.63mm"/>
    </style:style>
    <style:style style:name="co11" style:family="table-column">
      <style:table-column-properties fo:break-before="auto" style:column-width="39.48mm"/>
    </style:style>
    <style:style style:name="co12" style:family="table-column">
      <style:table-column-properties fo:break-before="auto" style:column-width="38.42mm"/>
    </style:style>
    <style:style style:name="co13" style:family="table-column">
      <style:table-column-properties fo:break-before="auto" style:column-width="64.08mm"/>
    </style:style>
    <style:style style:name="co14" style:family="table-column">
      <style:table-column-properties fo:break-before="auto" style:column-width="36.55mm"/>
    </style:style>
    <style:style style:name="co15" style:family="table-column">
      <style:table-column-properties fo:break-before="auto" style:column-width="33.06mm"/>
    </style:style>
    <style:style style:name="co16" style:family="table-column">
      <style:table-column-properties fo:break-before="auto" style:column-width="30.06mm"/>
    </style:style>
    <style:style style:name="co17" style:family="table-column">
      <style:table-column-properties fo:break-before="auto" style:column-width="61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7.83mm" fo:break-before="auto" style:use-optimal-row-height="true"/>
    </style:style>
    <style:style style:name="ro4" style:family="table-row">
      <style:table-row-properties style:row-height="11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value-type" style:repeat-content="false"/>
    </style:style>
    <style:style style:name="ce2" style:family="table-cell" style:parent-style-name="Default">
      <style:table-cell-properties style:text-align-source="value-type" style:repeat-content="false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47"/>
    <style:style style:name="ce10" style:family="table-cell" style:parent-style-name="Default">
      <style:table-cell-properties fo:background-color="#c4d8ed" fo:wrap-option="wrap" style:vertical-align="top"/>
      <style:text-properties style:use-window-font-color="true" style:font-name="Verdana" fo:font-size="8pt" style:font-name-asian="Verdana" style:font-size-asian="8pt" style:font-name-complex="Verdana" style:font-size-complex="8pt"/>
    </style:style>
    <style:style style:name="ce11" style:family="table-cell" style:parent-style-name="Default">
      <style:text-properties style:use-window-font-color="true" style:font-name="Verdana" fo:font-size="8pt" style:text-underline-style="solid" style:text-underline-width="auto" style:text-underline-color="font-color" style:font-name-asian="Verdana" style:font-size-asian="8pt" style:font-name-complex="Verdana" style:font-size-complex="8pt"/>
    </style:style>
    <style:style style:name="ce12" style:family="table-cell" style:parent-style-name="Normal">
      <style:table-cell-properties style:text-align-source="fix" style:repeat-content="false" style:vertical-align="bottom"/>
      <style:paragraph-properties fo:text-align="start"/>
      <style:text-properties style:use-window-font-color="true" style:font-name="Verdana" fo:font-size="8pt" style:text-underline-style="solid" style:text-underline-width="auto" style:text-underline-color="font-color" style:font-name-asian="Verdana" style:font-size-asian="8pt" style:font-name-complex="Verdana" style:font-size-complex="8pt"/>
    </style:style>
    <style:style style:name="ce13" style:family="table-cell" style:parent-style-name="Default">
      <style:table-cell-properties fo:background-color="#dfdfdf" style:text-align-source="fix" style:repeat-content="false" style:vertical-align="bottom"/>
      <style:paragraph-properties fo:text-align="center"/>
      <style:text-properties fo:color="#ff0000" style:font-name="Courier New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ce14" style:family="table-cell" style:parent-style-name="Default">
      <style:table-cell-properties fo:background-color="#2973bd" fo:wrap-option="wrap" style:vertical-align="top"/>
      <style:text-properties fo:color="#ffffff" style:font-name="Verdana" fo:font-size="8pt" style:font-name-asian="Verdana" style:font-size-asian="8pt" style:font-name-complex="Verdana" style:font-size-complex="8pt"/>
    </style:style>
    <style:style style:name="ce15" style:family="table-cell" style:parent-style-name="Default">
      <style:text-properties fo:color="#ffffff" style:font-name="Verdana" fo:font-size="8pt" style:text-underline-style="solid" style:text-underline-width="auto" style:text-underline-color="font-color" style:font-name-asian="Verdana" style:font-size-asian="8pt" style:font-name-complex="Verdana" style:font-size-complex="8pt"/>
    </style:style>
    <style:style style:name="ce16" style:family="table-cell" style:parent-style-name="Default">
      <style:table-cell-properties fo:background-color="#00a1e3" style:text-align-source="fix" style:repeat-content="false" fo:wrap-option="wrap" style:vertical-align="top"/>
      <style:paragraph-properties fo:text-align="center"/>
      <style:text-properties fo:color="#ffffff" style:font-name="Verdana" fo:font-size="8pt" style:font-name-asian="Verdana" style:font-size-asian="8pt" style:font-name-complex="Verdana" style:font-size-complex="8pt"/>
    </style:style>
    <style:style style:name="ce17" style:family="table-cell" style:parent-style-name="Default" style:data-style-name="N110">
      <style:table-cell-properties style:text-align-source="fix" style:repeat-content="false" style:vertical-align="bottom"/>
      <style:paragraph-properties fo:text-align="end"/>
      <style:text-properties style:use-window-font-color="true" style:font-name="Arial" fo:font-size="8pt" style:font-size-asian="8pt" style:font-size-complex="8pt"/>
    </style:style>
    <style:style style:name="ce18" style:family="table-cell" style:parent-style-name="Default">
      <style:table-cell-properties fo:background-color="#f0f8ff"/>
    </style:style>
    <style:style style:name="ce5" style:family="table-cell" style:parent-style-name="Default">
      <style:text-properties style:use-window-font-color="true" style:font-name="Arial" fo:font-size="8pt" style:font-name-asian="Arial" style:font-size-asian="8pt" style:font-name-complex="Arial" style:font-size-complex="8pt"/>
    </style:style>
    <style:style style:name="ce6" style:family="table-cell" style:parent-style-name="Default">
      <style:text-properties fo:color="#000080" style:font-name="Verdana" fo:font-size="9pt" style:text-underline-style="solid" style:text-underline-width="auto" style:text-underline-color="font-color" fo:font-weight="bold" style:font-name-asian="Verdana" style:font-size-asian="9pt" style:font-weight-asian="bold" style:font-name-complex="Verdana" style:font-size-complex="9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fo:color="#ffffff" style:font-name="Verdana" fo:font-size="8pt" style:text-underline-style="solid" style:text-underline-width="auto" style:text-underline-color="font-color" fo:font-weight="bold" style:font-name-asian="Verdana" style:font-size-asian="8pt" style:font-weight-asian="bold" style:font-name-complex="Verdana" style:font-size-complex="8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end"/>
      <style:text-properties fo:color="#ffffff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9" style:family="table-cell" style:parent-style-name="Default">
      <style:table-cell-properties fo:wrap-option="wrap" style:vertical-align="bottom"/>
      <style:text-properties style:use-window-font-color="true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fo:color="#ffffff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20" style:family="table-cell" style:parent-style-name="Normal">
      <style:table-cell-properties style:text-align-source="fix" style:repeat-content="false" style:vertical-align="bottom"/>
      <style:paragraph-properties fo:text-align="start"/>
      <style:text-properties style:use-window-font-color="true" style:font-name="Verdana" fo:font-size="8pt" style:font-name-asian="Verdana" style:font-size-asian="8pt" style:font-name-complex="Verdana" style:font-size-complex="8pt"/>
    </style:style>
    <style:style style:name="ce21" style:family="table-cell" style:parent-style-name="Default">
      <style:text-properties style:use-window-font-color="true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22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font-name="Arial" fo:font-size="8pt" style:font-size-asian="8pt" style:font-size-complex="8pt"/>
    </style:style>
    <style:style style:name="ce23" style:family="table-cell" style:parent-style-name="Excel_20_Built-in_20_Hyperlink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1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95b3d7" fo:background-color="#dce6f2" style:diagonal-bl-tr="none" style:diagonal-tl-br="none" style:text-align-source="fix" style:repeat-content="false" fo:wrap-option="no-wrap" fo:border-left="0.74pt solid #95b3d7" style:direction="ltr" fo:border-right="none" style:rotation-angle="0" style:rotation-align="none" style:shrink-to-fit="false" fo:border-top="0.74pt solid #95b3d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Normal_5f_UNHCR2004_20_last_20_update" style:data-style-name="N0">
      <style:table-cell-properties fo:border-bottom="0.74pt solid #000000" fo:background-color="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7" style:family="table-cell" style:parent-style-name="Default">
      <style:table-cell-properties fo:border-bottom="0.74pt solid #95b3d7" fo:background-color="#dce6f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fo:border-bottom="0.74pt solid #95b3d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fo:border-bottom="0.74pt solid #95b3d7" fo:background-color="#dce6f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0" style:family="table-cell" style:parent-style-name="Normal_5f_UNHCR2004_20_last_20_update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95b3d7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5b3d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Normal_5f_UNHCR2004_20_last_20_update" style:data-style-name="N0">
      <style:table-cell-properties fo:border-bottom="0.74pt solid #000000" fo:background-color="#4f81bd" style:diagonal-bl-tr="none" style:diagonal-tl-br="none" style:text-align-source="fix" style:repeat-content="false" fo:wrap-option="no-wrap" fo:border-left="none" style:direction="ltr" fo:border-right="0.74pt solid #95b3d7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4" style:family="table-cell" style:parent-style-name="Default" style:data-style-name="N145">
      <style:table-cell-properties fo:border-bottom="0.74pt solid #95b3d7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 style:data-style-name="N145">
      <style:table-cell-properties fo:border-bottom="0.74pt solid 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 style:data-style-name="N145">
      <style:table-cell-properties fo:border-bottom="0.74pt solid #95b3d7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7" style:family="table-cell" style:parent-style-name="Normal_5f_UNHCR2004_20_last_20_update" style:data-style-name="N0">
      <style:table-cell-properties fo:border-bottom="0.74pt solid #000000" fo:background-color="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8" style:family="table-cell" style:parent-style-name="Default" style:data-style-name="N145">
      <style:table-cell-properties fo:border-bottom="0.74pt solid #95b3d7" fo:background-color="#dce6f2" style:diagonal-bl-tr="none" style:diagonal-tl-br="none" style:text-align-source="fix" style:repeat-content="false" fo:wrap-option="no-wrap" fo:border-left="none" style:direction="ltr" fo:border-right="0.74pt solid #95b3d7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Normal_5f_UNHCR2004_20_last_20_update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 style:data-style-name="N147">
      <style:table-cell-properties fo:border-bottom="0.74pt solid #95b3d7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/>
    </style:style>
    <style:style style:name="ce47" style:family="table-cell" style:parent-style-name="Default">
      <style:table-cell-properties style:text-align-source="value-type" style:repeat-content="false"/>
      <style:text-properties style:font-name="Liberation Sans" style:font-name-asian="Droid Sans Fallback" style:font-name-complex="FreeSans"/>
    </style:style>
    <style:style style:name="ce48" style:family="table-cell" style:parent-style-name="Default">
      <style:table-cell-properties style:text-align-source="fix" style:repeat-content="false"/>
      <style:paragraph-properties fo:text-align="end"/>
    </style:style>
    <style:style style:name="ce49" style:family="table-cell" style:parent-style-name="Default" style:data-style-name="N147"/>
    <style:style style:name="ce50" style:family="table-cell" style:parent-style-name="Default">
      <style:text-properties style:use-window-font-color="true" style:font-name="Arial" fo:font-size="8pt" style:font-name-asian="Arial" style:font-size-asian="8pt" style:font-name-complex="Arial" style:font-size-complex="8pt"/>
    </style:style>
    <style:style style:name="ce51" style:family="table-cell" style:parent-style-name="Default">
      <style:text-properties fo:color="#000080" style:font-name="Verdana" fo:font-size="9pt" style:text-underline-style="solid" style:text-underline-width="auto" style:text-underline-color="font-color" fo:font-weight="bold" style:font-name-asian="Verdana" style:font-size-asian="9pt" style:font-weight-asian="bold" style:font-name-complex="Verdana" style:font-size-complex="9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fo:color="#ffffff" style:font-name="Verdana" fo:font-size="8pt" style:text-underline-style="solid" style:text-underline-width="auto" style:text-underline-color="font-color" fo:font-weight="bold" style:font-name-asian="Verdana" style:font-size-asian="8pt" style:font-weight-asian="bold" style:font-name-complex="Verdana" style:font-size-complex="8pt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end"/>
      <style:text-properties fo:color="#ffffff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54" style:family="table-cell" style:parent-style-name="Default">
      <style:table-cell-properties fo:wrap-option="wrap" style:vertical-align="bottom"/>
      <style:text-properties style:use-window-font-color="true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55" style:family="table-cell" style:parent-style-name="Default">
      <style:table-cell-properties fo:background-color="#c4d8ed" fo:wrap-option="wrap" style:vertical-align="top"/>
      <style:text-properties style:use-window-font-color="true" style:font-name="Verdana" fo:font-size="8pt" style:font-name-asian="Verdana" style:font-size-asian="8pt" style:font-name-complex="Verdana" style:font-size-complex="8pt"/>
    </style:style>
    <style:style style:name="ce56" style:family="table-cell" style:parent-style-name="Default">
      <style:text-properties style:use-window-font-color="true" style:font-name="Verdana" fo:font-size="8pt" style:text-underline-style="solid" style:text-underline-width="auto" style:text-underline-color="font-color" style:font-name-asian="Verdana" style:font-size-asian="8pt" style:font-name-complex="Verdana" style:font-size-complex="8pt"/>
    </style:style>
    <style:style style:name="ce57" style:family="table-cell" style:parent-style-name="Normal">
      <style:table-cell-properties style:text-align-source="fix" style:repeat-content="false" style:vertical-align="bottom"/>
      <style:paragraph-properties fo:text-align="start"/>
      <style:text-properties style:use-window-font-color="true" style:font-name="Verdana" fo:font-size="8pt" style:text-underline-style="solid" style:text-underline-width="auto" style:text-underline-color="font-color" style:font-name-asian="Verdana" style:font-size-asian="8pt" style:font-name-complex="Verdana" style:font-size-complex="8pt"/>
    </style:style>
    <style:style style:name="ce58" style:family="table-cell" style:parent-style-name="Default">
      <style:table-cell-properties fo:background-color="#dfdfdf" style:text-align-source="fix" style:repeat-content="false" style:vertical-align="bottom"/>
      <style:paragraph-properties fo:text-align="center"/>
      <style:text-properties fo:color="#ff0000" style:font-name="Courier New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ce59" style:family="table-cell" style:parent-style-name="Default">
      <style:table-cell-properties fo:background-color="#2973bd" fo:wrap-option="wrap" style:vertical-align="top"/>
      <style:text-properties fo:color="#ffffff" style:font-name="Verdana" fo:font-size="8pt" style:font-name-asian="Verdana" style:font-size-asian="8pt" style:font-name-complex="Verdana" style:font-size-complex="8pt"/>
    </style:style>
    <style:style style:name="ce60" style:family="table-cell" style:parent-style-name="Default">
      <style:text-properties fo:color="#ffffff" style:font-name="Verdana" fo:font-size="8pt" style:text-underline-style="solid" style:text-underline-width="auto" style:text-underline-color="font-color" style:font-name-asian="Verdana" style:font-size-asian="8pt" style:font-name-complex="Verdana" style:font-size-complex="8pt"/>
    </style:style>
    <style:style style:name="ce61" style:family="table-cell" style:parent-style-name="Default">
      <style:table-cell-properties fo:background-color="#00a1e3" style:text-align-source="fix" style:repeat-content="false" fo:wrap-option="wrap" style:vertical-align="top"/>
      <style:paragraph-properties fo:text-align="center"/>
      <style:text-properties fo:color="#ffffff" style:font-name="Verdana" fo:font-size="8pt" style:font-name-asian="Verdana" style:font-size-asian="8pt" style:font-name-complex="Verdana" style:font-size-complex="8pt"/>
    </style:style>
    <style:style style:name="ce62" style:family="table-cell" style:parent-style-name="Default" style:data-style-name="N110">
      <style:table-cell-properties style:text-align-source="fix" style:repeat-content="false" style:vertical-align="bottom"/>
      <style:paragraph-properties fo:text-align="end"/>
      <style:text-properties style:use-window-font-color="true" style:font-name="Arial" fo:font-size="8pt" style:font-size-asian="8pt" style:font-size-complex="8pt"/>
    </style:style>
    <style:style style:name="ce63" style:family="table-cell" style:parent-style-name="Default">
      <style:table-cell-properties fo:background-color="#f0f8ff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fo:color="#ffffff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65" style:family="table-cell" style:parent-style-name="Normal">
      <style:table-cell-properties style:text-align-source="fix" style:repeat-content="false" style:vertical-align="bottom"/>
      <style:paragraph-properties fo:text-align="start"/>
      <style:text-properties style:use-window-font-color="true" style:font-name="Verdana" fo:font-size="8pt" style:font-name-asian="Verdana" style:font-size-asian="8pt" style:font-name-complex="Verdana" style:font-size-complex="8pt"/>
    </style:style>
    <style:style style:name="ce66" style:family="table-cell" style:parent-style-name="Default">
      <style:text-properties style:use-window-font-color="true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67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font-name="Arial" fo:font-size="8pt" style:font-size-asian="8pt" style:font-size-complex="8pt"/>
    </style:style>
    <style:style style:name="ce68" style:family="table-cell" style:parent-style-name="Excel_20_Built-in_20_Hyperlink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1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95b3d7" fo:background-color="#dce6f2" style:diagonal-bl-tr="none" style:diagonal-tl-br="none" style:text-align-source="fix" style:repeat-content="false" fo:wrap-option="no-wrap" fo:border-left="0.74pt solid #95b3d7" style:direction="ltr" fo:border-right="none" style:rotation-angle="0" style:rotation-align="none" style:shrink-to-fit="false" fo:border-top="0.74pt solid #95b3d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" style:family="table-cell" style:parent-style-name="Normal_5f_UNHCR2004_20_last_20_update" style:data-style-name="N0">
      <style:table-cell-properties fo:border-bottom="0.74pt solid #000000" fo:background-color="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2" style:family="table-cell" style:parent-style-name="Default">
      <style:table-cell-properties fo:border-bottom="0.74pt solid #95b3d7" fo:background-color="#dce6f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" style:family="table-cell" style:parent-style-name="Default">
      <style:table-cell-properties fo:border-bottom="0.74pt solid #95b3d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4" style:family="table-cell" style:parent-style-name="Default">
      <style:table-cell-properties fo:border-bottom="0.74pt solid #95b3d7" fo:background-color="#dce6f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5" style:family="table-cell" style:parent-style-name="Normal_5f_UNHCR2004_20_last_20_update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7" style:family="table-cell" style:parent-style-name="Default">
      <style:table-cell-properties fo:border-bottom="0.74pt solid #95b3d7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5b3d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8" style:family="table-cell" style:parent-style-name="Normal_5f_UNHCR2004_20_last_20_update" style:data-style-name="N0">
      <style:table-cell-properties fo:border-bottom="0.74pt solid #000000" fo:background-color="#4f81bd" style:diagonal-bl-tr="none" style:diagonal-tl-br="none" style:text-align-source="fix" style:repeat-content="false" fo:wrap-option="no-wrap" fo:border-left="none" style:direction="ltr" fo:border-right="0.74pt solid #95b3d7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9" style:family="table-cell" style:parent-style-name="Default" style:data-style-name="N145">
      <style:table-cell-properties fo:border-bottom="0.74pt solid #95b3d7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0" style:family="table-cell" style:parent-style-name="Default" style:data-style-name="N145">
      <style:table-cell-properties fo:border-bottom="0.74pt solid 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1" style:family="table-cell" style:parent-style-name="Default" style:data-style-name="N145">
      <style:table-cell-properties fo:border-bottom="0.74pt solid #95b3d7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2" style:family="table-cell" style:parent-style-name="Normal_5f_UNHCR2004_20_last_20_update" style:data-style-name="N0">
      <style:table-cell-properties fo:border-bottom="0.74pt solid #000000" fo:background-color="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3" style:family="table-cell" style:parent-style-name="Default" style:data-style-name="N145">
      <style:table-cell-properties fo:border-bottom="0.74pt solid #95b3d7" fo:background-color="#dce6f2" style:diagonal-bl-tr="none" style:diagonal-tl-br="none" style:text-align-source="fix" style:repeat-content="false" fo:wrap-option="no-wrap" fo:border-left="none" style:direction="ltr" fo:border-right="0.74pt solid #95b3d7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4" style:family="table-cell" style:parent-style-name="Normal_5f_UNHCR2004_20_last_20_update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 style:data-style-name="N147">
      <style:table-cell-properties fo:border-bottom="0.74pt solid #95b3d7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position="0% 100%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style:text-outline="fals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4" style:family="text">
      <style:text-properties style:text-outline="fals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color="#000000" style:font-name="Arial" fo:font-size="8pt" fo:font-weight="bold" style:text-underline-style="none" style:text-underline-color="font-color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6" style:family="text">
      <style:text-properties style:font-name="Arial" fo:font-size="8pt" fo:font-weight="normal" style:text-underline-style="none" style:text-underline-color="font-color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/>
    </style:style>
    <style:style style:name="T7" style:family="text">
      <style:text-properties style:font-name="Arial" fo:font-size="8pt" fo:font-weight="normal" style:text-underline-style="none" style:text-underline-color="font-color" style:text-outline="false" fo:text-shadow="none" style:text-position="0% 100%" style:font-size-asian="8pt" style:font-size-complex="8pt" style:font-weight-asian="normal" style:font-weight-complex="normal" fo:font-style="normal" style:font-style-asian="normal" style:font-style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Koenigsteiner Schluessel Deutschland als Check</text:p>
          </table:table-cell>
          <table:table-cell table:number-columns-repeated="1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/>
          <table:table-cell office:value-type="string" calcext:value-type="string">
            <text:p>Quelle:<text:a xlink:href="https://www.bundesfinanzministerium.de/" xlink:type="simple">https://www.bundesfinanzministerium.de/</text:a></text:p>
          </table:table-cell>
          <table:table-cell table:number-columns-repeated="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aendersteuern insgesamt / 1000 Euro</text:p>
          </table:table-cell>
          <table:table-cell office:value-type="string" calcext:value-type="string">
            <text:p>Einwohnerzahl</text:p>
          </table:table-cell>
          <table:table-cell office:value-type="string" calcext:value-type="string">
            <text:p>Laendersteuern in Prozent</text:p>
          </table:table-cell>
          <table:table-cell office:value-type="string" calcext:value-type="string">
            <text:p>Einwohner in Prozent</text:p>
          </table:table-cell>
          <table:table-cell office:value-type="string" calcext:value-type="string">
            <text:p>Prozentsatz nach Koenigsteiner Schluess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yern</text:p>
          </table:table-cell>
          <table:table-cell table:style-name="ce1" office:value-type="float" office:value="3623810" calcext:value-type="float">
            <text:p>3623810</text:p>
          </table:table-cell>
          <table:table-cell office:value-type="float" office:value="12767500" calcext:value-type="float">
            <text:p>12767500</text:p>
          </table:table-cell>
          <table:table-cell table:style-name="ce4" table:formula="of:=[.B11]/[.$B$27]" office:value-type="percentage" office:value="0.178170790179718" calcext:value-type="percentage">
            <text:p>17.82%</text:p>
          </table:table-cell>
          <table:table-cell table:style-name="ce4" table:formula="of:=[.C11]/[.$C$27]" office:value-type="percentage" office:value="0.156298776419604" calcext:value-type="percentage">
            <text:p>15.63%</text:p>
          </table:table-cell>
          <table:table-cell table:style-name="ce4" table:formula="of:=2*[.D11]/3+[.E11]/3" office:value-type="percentage" office:value="0.170880118926347" calcext:value-type="percentage">
            <text:p>17.0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den-Württemberg</text:p>
          </table:table-cell>
          <table:table-cell table:style-name="ce1" office:value-type="float" office:value="2948187" calcext:value-type="float">
            <text:p>2948187</text:p>
          </table:table-cell>
          <table:table-cell office:value-type="float" office:value="10798100" calcext:value-type="float">
            <text:p>10798100</text:p>
          </table:table-cell>
          <table:table-cell table:style-name="ce4" table:formula="of:=[.B12]/[.$B$27]" office:value-type="percentage" office:value="0.14495263476495" calcext:value-type="percentage">
            <text:p>14.50%</text:p>
          </table:table-cell>
          <table:table-cell table:style-name="ce4" table:formula="of:=[.C12]/[.$C$27]" office:value-type="percentage" office:value="0.132189529481616" calcext:value-type="percentage">
            <text:p>13.22%</text:p>
          </table:table-cell>
          <table:table-cell table:style-name="ce4" table:formula="of:=2*[.D12]/3+[.E12]/3" office:value-type="percentage" office:value="0.140698266337172" calcext:value-type="percentage">
            <text:p>14.0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ssen</text:p>
          </table:table-cell>
          <table:table-cell table:style-name="ce1" office:value-type="float" office:value="1859664" calcext:value-type="float">
            <text:p>1859664</text:p>
          </table:table-cell>
          <table:table-cell office:value-type="float" office:value="6135000" calcext:value-type="float">
            <text:p>6135000</text:p>
          </table:table-cell>
          <table:table-cell table:style-name="ce4" table:formula="of:=[.B13]/[.$B$27]" office:value-type="percentage" office:value="0.0914335476608253" calcext:value-type="percentage">
            <text:p>9.14%</text:p>
          </table:table-cell>
          <table:table-cell table:style-name="ce4" table:formula="of:=[.C13]/[.$C$27]" office:value-type="percentage" office:value="0.0751042093858838" calcext:value-type="percentage">
            <text:p>7.51%</text:p>
          </table:table-cell>
          <table:table-cell table:style-name="ce4" table:formula="of:=2*[.D13]/3+[.E13]/3" office:value-type="percentage" office:value="0.0859904349025115" calcext:value-type="percentage">
            <text:p>8.6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heinland-Pfalz</text:p>
          </table:table-cell>
          <table:table-cell table:style-name="ce1" office:value-type="float" office:value="925838" calcext:value-type="float">
            <text:p>925838</text:p>
          </table:table-cell>
          <table:table-cell office:value-type="float" office:value="4032200" calcext:value-type="float">
            <text:p>4032200</text:p>
          </table:table-cell>
          <table:table-cell table:style-name="ce4" table:formula="of:=[.B14]/[.$B$27]" office:value-type="percentage" office:value="0.0455204020184308" calcext:value-type="percentage">
            <text:p>4.55%</text:p>
          </table:table-cell>
          <table:table-cell table:style-name="ce4" table:formula="of:=[.C14]/[.$C$27]" office:value-type="percentage" office:value="0.0493618896635307" calcext:value-type="percentage">
            <text:p>4.94%</text:p>
          </table:table-cell>
          <table:table-cell table:style-name="ce4" table:formula="of:=2*[.D14]/3+[.E14]/3" office:value-type="percentage" office:value="0.0468008979001308" calcext:value-type="percentage">
            <text:p>4.6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arland</text:p>
          </table:table-cell>
          <table:table-cell table:style-name="ce1" office:value-type="float" office:value="165943" calcext:value-type="float">
            <text:p>165943</text:p>
          </table:table-cell>
          <table:table-cell office:value-type="float" office:value="992300" calcext:value-type="float">
            <text:p>992300</text:p>
          </table:table-cell>
          <table:table-cell table:style-name="ce4" table:formula="of:=[.B15]/[.$B$27]" office:value-type="percentage" office:value="0.00815887020423062" calcext:value-type="percentage">
            <text:p>0.82%</text:p>
          </table:table-cell>
          <table:table-cell table:style-name="ce4" table:formula="of:=[.C15]/[.$C$27]" office:value-type="percentage" office:value="0.0121476620983884" calcext:value-type="percentage">
            <text:p>1.21%</text:p>
          </table:table-cell>
          <table:table-cell table:style-name="ce4" table:formula="of:=2*[.D15]/3+[.E15]/3" office:value-type="percentage" office:value="0.00948846750228319" calcext:value-type="percentage">
            <text:p>0.9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rdrhein-Westfalen</text:p>
          </table:table-cell>
          <table:table-cell table:style-name="ce1" office:value-type="float" office:value="4461381" calcext:value-type="float">
            <text:p>4461381</text:p>
          </table:table-cell>
          <table:table-cell office:value-type="float" office:value="17751800" calcext:value-type="float">
            <text:p>17751800</text:p>
          </table:table-cell>
          <table:table-cell table:style-name="ce4" table:formula="of:=[.B16]/[.$B$27]" office:value-type="percentage" office:value="0.219351394820032" calcext:value-type="percentage">
            <text:p>21.94%</text:p>
          </table:table-cell>
          <table:table-cell table:style-name="ce4" table:formula="of:=[.C16]/[.$C$27]" office:value-type="percentage" office:value="0.217316202799728" calcext:value-type="percentage">
            <text:p>21.73%</text:p>
          </table:table-cell>
          <table:table-cell table:style-name="ce4" table:formula="of:=2*[.D16]/3+[.E16]/3" office:value-type="percentage" office:value="0.218672997479931" calcext:value-type="percentage">
            <text:p>21.8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edersachsen</text:p>
          </table:table-cell>
          <table:table-cell table:style-name="ce1" office:value-type="float" office:value="1410255" calcext:value-type="float">
            <text:p>1410255</text:p>
          </table:table-cell>
          <table:table-cell office:value-type="float" office:value="7876700" calcext:value-type="float">
            <text:p>7876700</text:p>
          </table:table-cell>
          <table:table-cell table:style-name="ce4" table:formula="of:=[.B17]/[.$B$27]" office:value-type="percentage" office:value="0.0693375888098157" calcext:value-type="percentage">
            <text:p>6.93%</text:p>
          </table:table-cell>
          <table:table-cell table:style-name="ce4" table:formula="of:=[.C17]/[.$C$27]" office:value-type="percentage" office:value="0.0964259700195259" calcext:value-type="percentage">
            <text:p>9.64%</text:p>
          </table:table-cell>
          <table:table-cell table:style-name="ce4" table:formula="of:=2*[.D17]/3+[.E17]/3" office:value-type="percentage" office:value="0.0783670492130524" calcext:value-type="percentage">
            <text:p>7.8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hleswig-Holstein</text:p>
          </table:table-cell>
          <table:table-cell table:style-name="ce1" office:value-type="float" office:value="937585" calcext:value-type="float">
            <text:p>937585</text:p>
          </table:table-cell>
          <table:table-cell office:value-type="float" office:value="2844800" calcext:value-type="float">
            <text:p>2844800</text:p>
          </table:table-cell>
          <table:table-cell table:style-name="ce4" table:formula="of:=[.B18]/[.$B$27]" office:value-type="percentage" office:value="0.0460979632791595" calcext:value-type="percentage">
            <text:p>4.61%</text:p>
          </table:table-cell>
          <table:table-cell table:style-name="ce4" table:formula="of:=[.C18]/[.$C$27]" office:value-type="percentage" office:value="0.0348258280131968" calcext:value-type="percentage">
            <text:p>3.48%</text:p>
          </table:table-cell>
          <table:table-cell table:style-name="ce4" table:formula="of:=2*[.D18]/3+[.E18]/3" office:value-type="percentage" office:value="0.0423405848571719" calcext:value-type="percentage">
            <text:p>4.2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mburg</text:p>
          </table:table-cell>
          <table:table-cell table:style-name="ce1" office:value-type="float" office:value="849736" calcext:value-type="float">
            <text:p>849736</text:p>
          </table:table-cell>
          <table:table-cell office:value-type="float" office:value="1775100" calcext:value-type="float">
            <text:p>1775100</text:p>
          </table:table-cell>
          <table:table-cell table:style-name="ce4" table:formula="of:=[.B19]/[.$B$27]" office:value-type="percentage" office:value="0.0417787175829177" calcext:value-type="percentage">
            <text:p>4.18%</text:p>
          </table:table-cell>
          <table:table-cell table:style-name="ce4" table:formula="of:=[.C19]/[.$C$27]" office:value-type="percentage" office:value="0.0217306409259792" calcext:value-type="percentage">
            <text:p>2.17%</text:p>
          </table:table-cell>
          <table:table-cell table:style-name="ce4" table:formula="of:=2*[.D19]/3+[.E19]/3" office:value-type="percentage" office:value="0.0350960253639382" calcext:value-type="percentage">
            <text:p>3.5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emen</text:p>
          </table:table-cell>
          <table:table-cell table:style-name="ce1" office:value-type="float" office:value="180913" calcext:value-type="float">
            <text:p>180913</text:p>
          </table:table-cell>
          <table:table-cell office:value-type="float" office:value="666700" calcext:value-type="float">
            <text:p>666700</text:p>
          </table:table-cell>
          <table:table-cell table:style-name="ce4" table:formula="of:=[.B20]/[.$B$27]" office:value-type="percentage" office:value="0.00889489574888952" calcext:value-type="percentage">
            <text:p>0.89%</text:p>
          </table:table-cell>
          <table:table-cell table:style-name="ce4" table:formula="of:=[.C20]/[.$C$27]" office:value-type="percentage" office:value="0.00816169134434699" calcext:value-type="percentage">
            <text:p>0.82%</text:p>
          </table:table-cell>
          <table:table-cell table:style-name="ce4" table:formula="of:=2*[.D20]/3+[.E20]/3" office:value-type="percentage" office:value="0.00865049428070868" calcext:value-type="percentage">
            <text:p>0.8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lin</text:p>
          </table:table-cell>
          <table:table-cell table:style-name="ce1" office:value-type="float" office:value="1489564" calcext:value-type="float">
            <text:p>1489564</text:p>
          </table:table-cell>
          <table:table-cell office:value-type="float" office:value="3494900" calcext:value-type="float">
            <text:p>3494900</text:p>
          </table:table-cell>
          <table:table-cell table:style-name="ce4" table:formula="of:=[.B21]/[.$B$27]" office:value-type="percentage" office:value="0.0732369508620103" calcext:value-type="percentage">
            <text:p>7.32%</text:p>
          </table:table-cell>
          <table:table-cell table:style-name="ce4" table:formula="of:=[.C21]/[.$C$27]" office:value-type="percentage" office:value="0.0427843034038672" calcext:value-type="percentage">
            <text:p>4.28%</text:p>
          </table:table-cell>
          <table:table-cell table:style-name="ce4" table:formula="of:=2*[.D21]/3+[.E21]/3" office:value-type="percentage" office:value="0.0630860683759626" calcext:value-type="percentage">
            <text:p>6.3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andenburg</text:p>
          </table:table-cell>
          <table:table-cell table:style-name="ce1" office:value-type="float" office:value="376580" calcext:value-type="float">
            <text:p>376580</text:p>
          </table:table-cell>
          <table:table-cell office:value-type="float" office:value="2471300" calcext:value-type="float">
            <text:p>2471300</text:p>
          </table:table-cell>
          <table:table-cell table:style-name="ce4" table:formula="of:=[.B22]/[.$B$27]" office:value-type="percentage" office:value="0.0185151970345791" calcext:value-type="percentage">
            <text:p>1.85%</text:p>
          </table:table-cell>
          <table:table-cell table:style-name="ce4" table:formula="of:=[.C22]/[.$C$27]" office:value-type="percentage" office:value="0.0302534690554743" calcext:value-type="percentage">
            <text:p>3.03%</text:p>
          </table:table-cell>
          <table:table-cell table:style-name="ce4" table:formula="of:=2*[.D22]/3+[.E22]/3" office:value-type="percentage" office:value="0.0224279543748775" calcext:value-type="percentage">
            <text:p>2.2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cklenburg-Vorpommern</text:p>
          </table:table-cell>
          <table:table-cell table:style-name="ce1" office:value-type="float" office:value="237301" calcext:value-type="float">
            <text:p>237301</text:p>
          </table:table-cell>
          <table:table-cell office:value-type="float" office:value="1605800" calcext:value-type="float">
            <text:p>1605800</text:p>
          </table:table-cell>
          <table:table-cell table:style-name="ce4" table:formula="of:=[.B23]/[.$B$27]" office:value-type="percentage" office:value="0.0116673078004744" calcext:value-type="percentage">
            <text:p>1.17%</text:p>
          </table:table-cell>
          <table:table-cell table:style-name="ce4" table:formula="of:=[.C23]/[.$C$27]" office:value-type="percentage" office:value="0.0196580830369767" calcext:value-type="percentage">
            <text:p>1.97%</text:p>
          </table:table-cell>
          <table:table-cell table:style-name="ce4" table:formula="of:=2*[.D23]/3+[.E23]/3" office:value-type="percentage" office:value="0.0143308995459752" calcext:value-type="percentage">
            <text:p>1.4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chsen</text:p>
          </table:table-cell>
          <table:table-cell table:style-name="ce2" office:value-type="float" office:value="436164" calcext:value-type="float">
            <text:p>436164</text:p>
          </table:table-cell>
          <table:table-cell office:value-type="float" office:value="4070100" calcext:value-type="float">
            <text:p>4070100</text:p>
          </table:table-cell>
          <table:table-cell table:style-name="ce4" table:formula="of:=[.B24]/[.$B$27]" office:value-type="percentage" office:value="0.0214447458691119" calcext:value-type="percentage">
            <text:p>2.14%</text:p>
          </table:table-cell>
          <table:table-cell table:style-name="ce4" table:formula="of:=[.C24]/[.$C$27]" office:value-type="percentage" office:value="0.0498258586180091" calcext:value-type="percentage">
            <text:p>4.98%</text:p>
          </table:table-cell>
          <table:table-cell table:style-name="ce4" table:formula="of:=2*[.D24]/3+[.E24]/3" office:value-type="percentage" office:value="0.030905116785411" calcext:value-type="percentage">
            <text:p>3.0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chsen-Anhalt</text:p>
          </table:table-cell>
          <table:table-cell table:style-name="ce1" office:value-type="float" office:value="218518" calcext:value-type="float">
            <text:p>218518</text:p>
          </table:table-cell>
          <table:table-cell office:value-type="float" office:value="2240500" calcext:value-type="float">
            <text:p>2240500</text:p>
          </table:table-cell>
          <table:table-cell table:style-name="ce4" table:formula="of:=[.B25]/[.$B$27]" office:value-type="percentage" office:value="0.0107438096170858" calcext:value-type="percentage">
            <text:p>1.07%</text:p>
          </table:table-cell>
          <table:table-cell table:style-name="ce4" table:formula="of:=[.C25]/[.$C$27]" office:value-type="percentage" office:value="0.0274280327838749" calcext:value-type="percentage">
            <text:p>2.74%</text:p>
          </table:table-cell>
          <table:table-cell table:style-name="ce4" table:formula="of:=2*[.D25]/3+[.E25]/3" office:value-type="percentage" office:value="0.0163052173393488" calcext:value-type="percentage">
            <text:p>1.6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üringen</text:p>
          </table:table-cell>
          <table:table-cell table:style-name="ce1" office:value-type="float" office:value="217529" calcext:value-type="float">
            <text:p>217529</text:p>
          </table:table-cell>
          <table:table-cell office:value-type="float" office:value="2163700" calcext:value-type="float">
            <text:p>2163700</text:p>
          </table:table-cell>
          <table:table-cell table:style-name="ce4" table:formula="of:=[.B26]/[.$B$27]" office:value-type="percentage" office:value="0.0106951837477693" calcext:value-type="percentage">
            <text:p>1.07%</text:p>
          </table:table-cell>
          <table:table-cell table:style-name="ce4" table:formula="of:=[.C26]/[.$C$27]" office:value-type="percentage" office:value="0.0264878529499979" calcext:value-type="percentage">
            <text:p>2.65%</text:p>
          </table:table-cell>
          <table:table-cell table:style-name="ce4" table:formula="of:=2*[.D26]/3+[.E26]/3" office:value-type="percentage" office:value="0.0159594068151788" calcext:value-type="percentage">
            <text:p>1.6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utschland</text:p>
          </table:table-cell>
          <table:table-cell table:style-name="ce3" table:formula="of:=SUM([.B11:.B26])" office:value-type="float" office:value="20338968" calcext:value-type="float">
            <text:p>20338968</text:p>
          </table:table-cell>
          <table:table-cell table:formula="of:=SUM([.C11:.C26])" office:value-type="float" office:value="81686500" calcext:value-type="float">
            <text:p>81686500</text:p>
          </table:table-cell>
          <table:table-cell table:style-name="ce4" table:formula="of:=[.B27]/[.$B$27]" office:value-type="percentage" office:value="1" calcext:value-type="percentage">
            <text:p>100.00%</text:p>
          </table:table-cell>
          <table:table-cell table:style-name="ce4" table:formula="of:=[.C27]/[.$C$27]" office:value-type="percentage" office:value="1" calcext:value-type="percentage">
            <text:p>100.00%</text:p>
          </table:table-cell>
          <table:table-cell table:style-name="ce4" table:formula="of:=2*[.D27]/3+[.E27]/3" office:value-type="percentage" office:value="1" calcext:value-type="percentage">
            <text:p>100.00%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inwohnerzahlen</text:p>
          </table:table-cell>
          <table:table-cell office:value-type="string" calcext:value-type="string">
            <text:p>Quelle: <text:a xlink:href="https://www.statistik-bw.de/VGRdL/tbls/tab.jsp?rev=RV2014&amp;tbl=tab20&amp;lang=de-DE" xlink:type="simple">https://www.statistik-bw.de/VGRdL/tbls/tab.jsp?rev=RV2014&amp;tbl=tab20&amp;lang=de-DE</text:a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hr\Bundesland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540800" calcext:value-type="float">
            <text:p>10540800</text:p>
          </table:table-cell>
          <table:table-cell office:value-type="float" office:value="12481500" calcext:value-type="float">
            <text:p>12481500</text:p>
          </table:table-cell>
          <table:table-cell office:value-type="float" office:value="3350600" calcext:value-type="float">
            <text:p>3350600</text:p>
          </table:table-cell>
          <table:table-cell office:value-type="float" office:value="2451300" calcext:value-type="float">
            <text:p>2451300</text:p>
          </table:table-cell>
          <table:table-cell office:value-type="float" office:value="653500" calcext:value-type="float">
            <text:p>653500</text:p>
          </table:table-cell>
          <table:table-cell office:value-type="float" office:value="1726200" calcext:value-type="float">
            <text:p>1726200</text:p>
          </table:table-cell>
          <table:table-cell office:value-type="float" office:value="6005100" calcext:value-type="float">
            <text:p>6005100</text:p>
          </table:table-cell>
          <table:table-cell office:value-type="float" office:value="1603600" calcext:value-type="float">
            <text:p>1603600</text:p>
          </table:table-cell>
          <table:table-cell office:value-type="float" office:value="7776600" calcext:value-type="float">
            <text:p>7776600</text:p>
          </table:table-cell>
          <table:table-cell office:value-type="float" office:value="17549600" calcext:value-type="float">
            <text:p>17549600</text:p>
          </table:table-cell>
          <table:table-cell office:value-type="float" office:value="3990200" calcext:value-type="float">
            <text:p>3990200</text:p>
          </table:table-cell>
          <table:table-cell office:value-type="float" office:value="996100" calcext:value-type="float">
            <text:p>996100</text:p>
          </table:table-cell>
          <table:table-cell office:value-type="float" office:value="4052200" calcext:value-type="float">
            <text:p>4052200</text:p>
          </table:table-cell>
          <table:table-cell office:value-type="float" office:value="2268100" calcext:value-type="float">
            <text:p>2268100</text:p>
          </table:table-cell>
          <table:table-cell office:value-type="float" office:value="2804400" calcext:value-type="float">
            <text:p>2804400</text:p>
          </table:table-cell>
          <table:table-cell office:value-type="float" office:value="2176000" calcext:value-type="float">
            <text:p>2176000</text:p>
          </table:table-cell>
          <table:table-cell office:value-type="float" office:value="80425800" calcext:value-type="float">
            <text:p>8042580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600200" calcext:value-type="float">
            <text:p>10600200</text:p>
          </table:table-cell>
          <table:table-cell office:value-type="float" office:value="12561900" calcext:value-type="float">
            <text:p>12561900</text:p>
          </table:table-cell>
          <table:table-cell office:value-type="float" office:value="3398500" calcext:value-type="float">
            <text:p>3398500</text:p>
          </table:table-cell>
          <table:table-cell office:value-type="float" office:value="2449400" calcext:value-type="float">
            <text:p>2449400</text:p>
          </table:table-cell>
          <table:table-cell office:value-type="float" office:value="656100" calcext:value-type="float">
            <text:p>656100</text:p>
          </table:table-cell>
          <table:table-cell office:value-type="float" office:value="1740300" calcext:value-type="float">
            <text:p>1740300</text:p>
          </table:table-cell>
          <table:table-cell office:value-type="float" office:value="6031000" calcext:value-type="float">
            <text:p>6031000</text:p>
          </table:table-cell>
          <table:table-cell office:value-type="float" office:value="1598400" calcext:value-type="float">
            <text:p>1598400</text:p>
          </table:table-cell>
          <table:table-cell office:value-type="float" office:value="7784800" calcext:value-type="float">
            <text:p>7784800</text:p>
          </table:table-cell>
          <table:table-cell office:value-type="float" office:value="17563100" calcext:value-type="float">
            <text:p>17563100</text:p>
          </table:table-cell>
          <table:table-cell office:value-type="float" office:value="3992300" calcext:value-type="float">
            <text:p>3992300</text:p>
          </table:table-cell>
          <table:table-cell office:value-type="float" office:value="992500" calcext:value-type="float">
            <text:p>992500</text:p>
          </table:table-cell>
          <table:table-cell office:value-type="float" office:value="4048300" calcext:value-type="float">
            <text:p>4048300</text:p>
          </table:table-cell>
          <table:table-cell office:value-type="float" office:value="2252000" calcext:value-type="float">
            <text:p>2252000</text:p>
          </table:table-cell>
          <table:table-cell office:value-type="float" office:value="2811200" calcext:value-type="float">
            <text:p>2811200</text:p>
          </table:table-cell>
          <table:table-cell office:value-type="float" office:value="2165700" calcext:value-type="float">
            <text:p>2165700</text:p>
          </table:table-cell>
          <table:table-cell office:value-type="float" office:value="80645600" calcext:value-type="float">
            <text:p>8064560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674000" calcext:value-type="float">
            <text:p>10674000</text:p>
          </table:table-cell>
          <table:table-cell office:value-type="float" office:value="12647900" calcext:value-type="float">
            <text:p>12647900</text:p>
          </table:table-cell>
          <table:table-cell office:value-type="float" office:value="3445800" calcext:value-type="float">
            <text:p>3445800</text:p>
          </table:table-cell>
          <table:table-cell office:value-type="float" office:value="2453500" calcext:value-type="float">
            <text:p>2453500</text:p>
          </table:table-cell>
          <table:table-cell office:value-type="float" office:value="659600" calcext:value-type="float">
            <text:p>659600</text:p>
          </table:table-cell>
          <table:table-cell office:value-type="float" office:value="1754600" calcext:value-type="float">
            <text:p>1754600</text:p>
          </table:table-cell>
          <table:table-cell office:value-type="float" office:value="6069700" calcext:value-type="float">
            <text:p>6069700</text:p>
          </table:table-cell>
          <table:table-cell office:value-type="float" office:value="1597800" calcext:value-type="float">
            <text:p>1597800</text:p>
          </table:table-cell>
          <table:table-cell office:value-type="float" office:value="7808600" calcext:value-type="float">
            <text:p>7808600</text:p>
          </table:table-cell>
          <table:table-cell office:value-type="float" office:value="17605000" calcext:value-type="float">
            <text:p>17605000</text:p>
          </table:table-cell>
          <table:table-cell office:value-type="float" office:value="4003000" calcext:value-type="float">
            <text:p>4003000</text:p>
          </table:table-cell>
          <table:table-cell office:value-type="float" office:value="989900" calcext:value-type="float">
            <text:p>989900</text:p>
          </table:table-cell>
          <table:table-cell office:value-type="float" office:value="4050800" calcext:value-type="float">
            <text:p>4050800</text:p>
          </table:table-cell>
          <table:table-cell office:value-type="float" office:value="2240100" calcext:value-type="float">
            <text:p>2240100</text:p>
          </table:table-cell>
          <table:table-cell office:value-type="float" office:value="2823400" calcext:value-type="float">
            <text:p>2823400</text:p>
          </table:table-cell>
          <table:table-cell office:value-type="float" office:value="2158800" calcext:value-type="float">
            <text:p>2158800</text:p>
          </table:table-cell>
          <table:table-cell office:value-type="float" office:value="80982500" calcext:value-type="float">
            <text:p>8098250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798100" calcext:value-type="float">
            <text:p>10798100</text:p>
          </table:table-cell>
          <table:table-cell office:value-type="float" office:value="12767500" calcext:value-type="float">
            <text:p>12767500</text:p>
          </table:table-cell>
          <table:table-cell office:value-type="float" office:value="3494900" calcext:value-type="float">
            <text:p>3494900</text:p>
          </table:table-cell>
          <table:table-cell office:value-type="float" office:value="2471300" calcext:value-type="float">
            <text:p>2471300</text:p>
          </table:table-cell>
          <table:table-cell office:value-type="float" office:value="666700" calcext:value-type="float">
            <text:p>666700</text:p>
          </table:table-cell>
          <table:table-cell office:value-type="float" office:value="1775100" calcext:value-type="float">
            <text:p>1775100</text:p>
          </table:table-cell>
          <table:table-cell office:value-type="float" office:value="6135000" calcext:value-type="float">
            <text:p>6135000</text:p>
          </table:table-cell>
          <table:table-cell office:value-type="float" office:value="1605800" calcext:value-type="float">
            <text:p>1605800</text:p>
          </table:table-cell>
          <table:table-cell office:value-type="float" office:value="7876700" calcext:value-type="float">
            <text:p>7876700</text:p>
          </table:table-cell>
          <table:table-cell office:value-type="float" office:value="17751800" calcext:value-type="float">
            <text:p>17751800</text:p>
          </table:table-cell>
          <table:table-cell office:value-type="float" office:value="4032200" calcext:value-type="float">
            <text:p>4032200</text:p>
          </table:table-cell>
          <table:table-cell office:value-type="float" office:value="992300" calcext:value-type="float">
            <text:p>992300</text:p>
          </table:table-cell>
          <table:table-cell office:value-type="float" office:value="4070100" calcext:value-type="float">
            <text:p>4070100</text:p>
          </table:table-cell>
          <table:table-cell office:value-type="float" office:value="2240500" calcext:value-type="float">
            <text:p>2240500</text:p>
          </table:table-cell>
          <table:table-cell office:value-type="float" office:value="2844800" calcext:value-type="float">
            <text:p>2844800</text:p>
          </table:table-cell>
          <table:table-cell office:value-type="float" office:value="2163700" calcext:value-type="float">
            <text:p>2163700</text:p>
          </table:table-cell>
          <table:table-cell office:value-type="float" office:value="81686600" calcext:value-type="float">
            <text:p>81686600</text:p>
          </table:table-cell>
        </table:table-row>
      </table:table>
      <table:table table:name="Sheet2" table:style-name="ta1">
        <table:table-column table:style-name="co6" table:number-columns-repeated="2" table:default-cell-style-name="ce10"/>
        <table:table-column table:style-name="co6" table:default-cell-style-name="ce13"/>
        <table:table-column table:style-name="co7" table:number-columns-repeated="52" table:default-cell-style-name="ce17"/>
        <table:table-row table:style-name="ro1">
          <table:table-cell table:style-name="ce5" table:formula="of:=dotstatquery([.B3])" office:value-type="string" office:string-value="" calcext:value-type="error">
            <text:p>#NAME?</text:p>
          </table:table-cell>
          <table:table-cell table:style-name="ce5" office:value-type="string" calcext:value-type="string">
            <text:p>Sorry, the query is too large to fit into the Excel cell. You will not be able to update your table with the .Stat Populator.</text:p>
          </table:table-cell>
          <table:table-cell table:style-name="Normal" table:number-columns-repeated="53"/>
        </table:table-row>
        <table:table-row table:style-name="ro2">
          <table:table-cell table:style-name="ce6" office:value-type="string" calcext:value-type="string">
            <text:p><text:a xlink:href="http://stats.oecd.org/OECDStat_Metadata/ShowMetadata.ashx?Dataset=REV&amp;ShowOnWeb=true&amp;Lang=en" xlink:type="simple">Dataset: Revenue Statistics - OECD countries: Comparative tables</text:a></text:p>
          </table:table-cell>
          <table:table-cell table:style-name="Normal"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<text:a xlink:href="http://stats.oecd.org/OECDStat_Metadata/ShowMetadata.ashx?Dataset=REV&amp;Coords=[GOV]&amp;ShowOnWeb=true&amp;Lang=en" xlink:type="simple">Level of government</text:a></text:p>
          </table:table-cell>
          <table:covered-table-cell table:number-columns-repeated="2" table:style-name="Normal"/>
          <table:table-cell table:style-name="ce14" office:value-type="string" calcext:value-type="string" table:number-columns-spanned="52" table:number-rows-spanned="1">
            <text:p>Total</text:p>
          </table:table-cell>
          <table:covered-table-cell table:number-columns-repeated="51" table:style-name="Normal"/>
        </table:table-row>
        <table:table-row table:style-name="ro1">
          <table:table-cell table:style-name="ce7" office:value-type="string" calcext:value-type="string" table:number-columns-spanned="3" table:number-rows-spanned="1">
            <text:p><text:a xlink:href="http://stats.oecd.org/OECDStat_Metadata/ShowMetadata.ashx?Dataset=REV&amp;Coords=[TAX]&amp;ShowOnWeb=true&amp;Lang=en" xlink:type="simple">Tax revenue</text:a></text:p>
          </table:table-cell>
          <table:covered-table-cell table:number-columns-repeated="2" table:style-name="Normal"/>
          <table:table-cell table:style-name="ce14" office:value-type="string" calcext:value-type="string" table:number-columns-spanned="52" table:number-rows-spanned="1">
            <text:p>Total tax revenue</text:p>
          </table:table-cell>
          <table:covered-table-cell table:number-columns-repeated="51" table:style-name="Normal"/>
        </table:table-row>
        <table:table-row table:style-name="ro1">
          <table:table-cell table:style-name="ce7" office:value-type="string" calcext:value-type="string" table:number-columns-spanned="3" table:number-rows-spanned="1">
            <text:p><text:a xlink:href="http://stats.oecd.org/OECDStat_Metadata/ShowMetadata.ashx?Dataset=REV&amp;Coords=[VAR]&amp;ShowOnWeb=true&amp;Lang=en" xlink:type="simple">Indicator</text:a></text:p>
          </table:table-cell>
          <table:covered-table-cell table:number-columns-repeated="2" table:style-name="Normal"/>
          <table:table-cell table:style-name="ce15" office:value-type="string" calcext:value-type="string" table:number-columns-spanned="52" table:number-rows-spanned="1">
            <text:p><text:a xlink:href="http://stats.oecd.org/OECDStat_Metadata/ShowMetadata.ashx?Dataset=REV&amp;Coords=[VAR].[TAXUSD]&amp;ShowOnWeb=true&amp;Lang=en" xlink:type="simple">Total tax revenue in USD</text:a></text:p>
          </table:table-cell>
          <table:covered-table-cell table:number-columns-repeated="51" table:style-name="Normal"/>
        </table:table-row>
        <table:table-row table:style-name="ro1">
          <table:table-cell table:style-name="ce8" office:value-type="string" calcext:value-type="string" table:number-columns-spanned="3" table:number-rows-spanned="1">
            <text:p>Year</text:p>
          </table:table-cell>
          <table:covered-table-cell table:number-columns-repeated="2" table:style-name="Normal"/>
          <table:table-cell table:style-name="ce16" office:value-type="string" calcext:value-type="string">
            <text:p>1965</text:p>
          </table:table-cell>
          <table:table-cell table:style-name="ce16" office:value-type="string" calcext:value-type="string">
            <text:p>1966</text:p>
          </table:table-cell>
          <table:table-cell table:style-name="ce16" office:value-type="string" calcext:value-type="string">
            <text:p>1967</text:p>
          </table:table-cell>
          <table:table-cell table:style-name="ce16" office:value-type="string" calcext:value-type="string">
            <text:p>1968</text:p>
          </table:table-cell>
          <table:table-cell table:style-name="ce16" office:value-type="string" calcext:value-type="string">
            <text:p>1969</text:p>
          </table:table-cell>
          <table:table-cell table:style-name="ce16" office:value-type="string" calcext:value-type="string">
            <text:p>1970</text:p>
          </table:table-cell>
          <table:table-cell table:style-name="ce16" office:value-type="string" calcext:value-type="string">
            <text:p>1971</text:p>
          </table:table-cell>
          <table:table-cell table:style-name="ce16" office:value-type="string" calcext:value-type="string">
            <text:p>1972</text:p>
          </table:table-cell>
          <table:table-cell table:style-name="ce16" office:value-type="string" calcext:value-type="string">
            <text:p>1973</text:p>
          </table:table-cell>
          <table:table-cell table:style-name="ce16" office:value-type="string" calcext:value-type="string">
            <text:p>1974</text:p>
          </table:table-cell>
          <table:table-cell table:style-name="ce16" office:value-type="string" calcext:value-type="string">
            <text:p>1975</text:p>
          </table:table-cell>
          <table:table-cell table:style-name="ce16" office:value-type="string" calcext:value-type="string">
            <text:p>1976</text:p>
          </table:table-cell>
          <table:table-cell table:style-name="ce16" office:value-type="string" calcext:value-type="string">
            <text:p>1977</text:p>
          </table:table-cell>
          <table:table-cell table:style-name="ce16" office:value-type="string" calcext:value-type="string">
            <text:p>1978</text:p>
          </table:table-cell>
          <table:table-cell table:style-name="ce16" office:value-type="string" calcext:value-type="string">
            <text:p>1979</text:p>
          </table:table-cell>
          <table:table-cell table:style-name="ce16" office:value-type="string" calcext:value-type="string">
            <text:p>1980</text:p>
          </table:table-cell>
          <table:table-cell table:style-name="ce16" office:value-type="string" calcext:value-type="string">
            <text:p>1981</text:p>
          </table:table-cell>
          <table:table-cell table:style-name="ce16" office:value-type="string" calcext:value-type="string">
            <text:p>1982</text:p>
          </table:table-cell>
          <table:table-cell table:style-name="ce16" office:value-type="string" calcext:value-type="string">
            <text:p>1983</text:p>
          </table:table-cell>
          <table:table-cell table:style-name="ce16" office:value-type="string" calcext:value-type="string">
            <text:p>1984</text:p>
          </table:table-cell>
          <table:table-cell table:style-name="ce16" office:value-type="string" calcext:value-type="string">
            <text:p>1985</text:p>
          </table:table-cell>
          <table:table-cell table:style-name="ce16" office:value-type="string" calcext:value-type="string">
            <text:p>1986</text:p>
          </table:table-cell>
          <table:table-cell table:style-name="ce16" office:value-type="string" calcext:value-type="string">
            <text:p>1987</text:p>
          </table:table-cell>
          <table:table-cell table:style-name="ce16" office:value-type="string" calcext:value-type="string">
            <text:p>1988</text:p>
          </table:table-cell>
          <table:table-cell table:style-name="ce16" office:value-type="string" calcext:value-type="string">
            <text:p>1989</text:p>
          </table:table-cell>
          <table:table-cell table:style-name="ce16" office:value-type="string" calcext:value-type="string">
            <text:p>1990</text:p>
          </table:table-cell>
          <table:table-cell table:style-name="ce16" office:value-type="string" calcext:value-type="string">
            <text:p>1991</text:p>
          </table:table-cell>
          <table:table-cell table:style-name="ce16" office:value-type="string" calcext:value-type="string">
            <text:p>1992</text:p>
          </table:table-cell>
          <table:table-cell table:style-name="ce16" office:value-type="string" calcext:value-type="string">
            <text:p>1993</text:p>
          </table:table-cell>
          <table:table-cell table:style-name="ce16" office:value-type="string" calcext:value-type="string">
            <text:p>1994</text:p>
          </table:table-cell>
          <table:table-cell table:style-name="ce16" office:value-type="string" calcext:value-type="string">
            <text:p>1995</text:p>
          </table:table-cell>
          <table:table-cell table:style-name="ce16" office:value-type="string" calcext:value-type="string">
            <text:p>1996</text:p>
          </table:table-cell>
          <table:table-cell table:style-name="ce16" office:value-type="string" calcext:value-type="string">
            <text:p>1997</text:p>
          </table:table-cell>
          <table:table-cell table:style-name="ce16" office:value-type="string" calcext:value-type="string">
            <text:p>1998</text:p>
          </table:table-cell>
          <table:table-cell table:style-name="ce16" office:value-type="string" calcext:value-type="string">
            <text:p>1999</text:p>
          </table:table-cell>
          <table:table-cell table:style-name="ce16" office:value-type="string" calcext:value-type="string">
            <text:p>2000</text:p>
          </table:table-cell>
          <table:table-cell table:style-name="ce16" office:value-type="string" calcext:value-type="string">
            <text:p>2001</text:p>
          </table:table-cell>
          <table:table-cell table:style-name="ce16" office:value-type="string" calcext:value-type="string">
            <text:p>2002</text:p>
          </table:table-cell>
          <table:table-cell table:style-name="ce16" office:value-type="string" calcext:value-type="string">
            <text:p>2003</text:p>
          </table:table-cell>
          <table:table-cell table:style-name="ce16" office:value-type="string" calcext:value-type="string">
            <text:p>2004</text:p>
          </table:table-cell>
          <table:table-cell table:style-name="ce16" office:value-type="string" calcext:value-type="string">
            <text:p>2005</text:p>
          </table:table-cell>
          <table:table-cell table:style-name="ce16" office:value-type="string" calcext:value-type="string">
            <text:p>2006</text:p>
          </table:table-cell>
          <table:table-cell table:style-name="ce16" office:value-type="string" calcext:value-type="string">
            <text:p>2007</text:p>
          </table:table-cell>
          <table:table-cell table:style-name="ce16" office:value-type="string" calcext:value-type="string">
            <text:p>2008</text:p>
          </table:table-cell>
          <table:table-cell table:style-name="ce16" office:value-type="string" calcext:value-type="string">
            <text:p>2009</text:p>
          </table:table-cell>
          <table:table-cell table:style-name="ce16" office:value-type="string" calcext:value-type="string">
            <text:p>2010</text:p>
          </table:table-cell>
          <table:table-cell table:style-name="ce16" office:value-type="string" calcext:value-type="string">
            <text:p>2011</text:p>
          </table:table-cell>
          <table:table-cell table:style-name="ce16" office:value-type="string" calcext:value-type="string">
            <text:p>2012</text:p>
          </table:table-cell>
          <table:table-cell table:style-name="ce16" office:value-type="string" calcext:value-type="string">
            <text:p>2013</text:p>
          </table:table-cell>
          <table:table-cell table:style-name="ce16" office:value-type="string" calcext:value-type="string">
            <text:p>2014</text:p>
          </table:table-cell>
          <table:table-cell table:style-name="ce16" office:value-type="string" calcext:value-type="string">
            <text:p>2015</text:p>
          </table:table-cell>
          <table:table-cell table:style-name="ce15" office:value-type="string" calcext:value-type="string">
            <text:p><text:a xlink:href="http://stats.oecd.org/OECDStat_Metadata/ShowMetadata.ashx?Dataset=REV&amp;Coords=[YEA].[2016]&amp;ShowOnWeb=true&amp;Lang=en" xlink:type="simple">2016</text:a></text:p>
          </table:table-cell>
        </table:table-row>
        <table:table-row table:style-name="ro1">
          <table:table-cell table:style-name="ce9" office:value-type="string" calcext:value-type="string">
            <text:p>Country</text:p>
          </table:table-cell>
          <table:table-cell table:style-name="ce9" office:value-type="string" calcext:value-type="string">
            <text:p>Unit</text:p>
          </table:table-cell>
          <table:table-cell office:value-type="string" calcext:value-type="string">
            <text:p/>
          </table:table-cell>
          <table:table-cell table:number-columns-repeated="52" table:style-name="ce1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Australia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AUS]&amp;ShowOnWeb=true" xlink:type="simple">i</text:a></text:p>
          </table:table-cell>
          <table:table-cell office:value-type="float" office:value="5.625" calcext:value-type="float">
            <text:p>5.6 </text:p>
          </table:table-cell>
          <table:table-cell office:value-type="float" office:value="5.997" calcext:value-type="float">
            <text:p>6.0 </text:p>
          </table:table-cell>
          <table:table-cell office:value-type="float" office:value="6.631" calcext:value-type="float">
            <text:p>6.6 </text:p>
          </table:table-cell>
          <table:table-cell office:value-type="float" office:value="7.41" calcext:value-type="float">
            <text:p>7.4 </text:p>
          </table:table-cell>
          <table:table-cell office:value-type="float" office:value="8.478" calcext:value-type="float">
            <text:p>8.5 </text:p>
          </table:table-cell>
          <table:table-cell office:value-type="float" office:value="9.473" calcext:value-type="float">
            <text:p>9.5 </text:p>
          </table:table-cell>
          <table:table-cell office:value-type="float" office:value="11.04" calcext:value-type="float">
            <text:p>11.0 </text:p>
          </table:table-cell>
          <table:table-cell office:value-type="float" office:value="12.698" calcext:value-type="float">
            <text:p>12.7 </text:p>
          </table:table-cell>
          <table:table-cell office:value-type="float" office:value="19.316" calcext:value-type="float">
            <text:p>19.3 </text:p>
          </table:table-cell>
          <table:table-cell office:value-type="float" office:value="25.295" calcext:value-type="float">
            <text:p>25.3 </text:p>
          </table:table-cell>
          <table:table-cell office:value-type="float" office:value="27.802" calcext:value-type="float">
            <text:p>27.8 </text:p>
          </table:table-cell>
          <table:table-cell office:value-type="float" office:value="30.092" calcext:value-type="float">
            <text:p>30.1 </text:p>
          </table:table-cell>
          <table:table-cell office:value-type="float" office:value="29.622" calcext:value-type="float">
            <text:p>29.6 </text:p>
          </table:table-cell>
          <table:table-cell office:value-type="float" office:value="33.336" calcext:value-type="float">
            <text:p>33.3 </text:p>
          </table:table-cell>
          <table:table-cell office:value-type="float" office:value="37.789" calcext:value-type="float">
            <text:p>37.8 </text:p>
          </table:table-cell>
          <table:table-cell office:value-type="float" office:value="45.465" calcext:value-type="float">
            <text:p>45.5 </text:p>
          </table:table-cell>
          <table:table-cell office:value-type="float" office:value="53.287" calcext:value-type="float">
            <text:p>53.3 </text:p>
          </table:table-cell>
          <table:table-cell office:value-type="float" office:value="51.521" calcext:value-type="float">
            <text:p>51.5 </text:p>
          </table:table-cell>
          <table:table-cell office:value-type="float" office:value="50.231" calcext:value-type="float">
            <text:p>50.2 </text:p>
          </table:table-cell>
          <table:table-cell office:value-type="float" office:value="57.073" calcext:value-type="float">
            <text:p>57.1 </text:p>
          </table:table-cell>
          <table:table-cell office:value-type="float" office:value="50.455" calcext:value-type="float">
            <text:p>50.5 </text:p>
          </table:table-cell>
          <table:table-cell office:value-type="float" office:value="54.499" calcext:value-type="float">
            <text:p>54.5 </text:p>
          </table:table-cell>
          <table:table-cell office:value-type="float" office:value="64.928" calcext:value-type="float">
            <text:p>64.9 </text:p>
          </table:table-cell>
          <table:table-cell office:value-type="float" office:value="81.213" calcext:value-type="float">
            <text:p>81.2 </text:p>
          </table:table-cell>
          <table:table-cell office:value-type="float" office:value="89.447" calcext:value-type="float">
            <text:p>89.4 </text:p>
          </table:table-cell>
          <table:table-cell office:value-type="float" office:value="90.886" calcext:value-type="float">
            <text:p>90.9 </text:p>
          </table:table-cell>
          <table:table-cell office:value-type="float" office:value="87.734" calcext:value-type="float">
            <text:p>87.7 </text:p>
          </table:table-cell>
          <table:table-cell office:value-type="float" office:value="85.059" calcext:value-type="float">
            <text:p>85.1 </text:p>
          </table:table-cell>
          <table:table-cell office:value-type="float" office:value="84.119" calcext:value-type="float">
            <text:p>84.1 </text:p>
          </table:table-cell>
          <table:table-cell office:value-type="float" office:value="99.367" calcext:value-type="float">
            <text:p>99.4 </text:p>
          </table:table-cell>
          <table:table-cell office:value-type="float" office:value="110.577" calcext:value-type="float">
            <text:p>110.6 </text:p>
          </table:table-cell>
          <table:table-cell office:value-type="float" office:value="125.781" calcext:value-type="float">
            <text:p>125.8 </text:p>
          </table:table-cell>
          <table:table-cell office:value-type="float" office:value="125.058" calcext:value-type="float">
            <text:p>125.1 </text:p>
          </table:table-cell>
          <table:table-cell office:value-type="float" office:value="114.627" calcext:value-type="float">
            <text:p>114.6 </text:p>
          </table:table-cell>
          <table:table-cell office:value-type="float" office:value="127.161" calcext:value-type="float">
            <text:p>127.2 </text:p>
          </table:table-cell>
          <table:table-cell office:value-type="float" office:value="124.225" calcext:value-type="float">
            <text:p>124.2 </text:p>
          </table:table-cell>
          <table:table-cell office:value-type="float" office:value="112.588" calcext:value-type="float">
            <text:p>112.6 </text:p>
          </table:table-cell>
          <table:table-cell office:value-type="float" office:value="129.467" calcext:value-type="float">
            <text:p>129.5 </text:p>
          </table:table-cell>
          <table:table-cell office:value-type="float" office:value="167.384" calcext:value-type="float">
            <text:p>167.4 </text:p>
          </table:table-cell>
          <table:table-cell office:value-type="float" office:value="205.436" calcext:value-type="float">
            <text:p>205.4 </text:p>
          </table:table-cell>
          <table:table-cell office:value-type="float" office:value="227.568" calcext:value-type="float">
            <text:p>227.6 </text:p>
          </table:table-cell>
          <table:table-cell office:value-type="float" office:value="240.651" calcext:value-type="float">
            <text:p>240.7 </text:p>
          </table:table-cell>
          <table:table-cell office:value-type="float" office:value="290.991" calcext:value-type="float">
            <text:p>291.0 </text:p>
          </table:table-cell>
          <table:table-cell office:value-type="float" office:value="282.604" calcext:value-type="float">
            <text:p>282.6 </text:p>
          </table:table-cell>
          <table:table-cell office:value-type="float" office:value="259.49" calcext:value-type="float">
            <text:p>259.5 </text:p>
          </table:table-cell>
          <table:table-cell office:value-type="float" office:value="328.844" calcext:value-type="float">
            <text:p>328.8 </text:p>
          </table:table-cell>
          <table:table-cell office:value-type="float" office:value="401.096" calcext:value-type="float">
            <text:p>401.1 </text:p>
          </table:table-cell>
          <table:table-cell office:value-type="float" office:value="428.788" calcext:value-type="float">
            <text:p>428.8 </text:p>
          </table:table-cell>
          <table:table-cell office:value-type="float" office:value="419.23" calcext:value-type="float">
            <text:p>419.2 </text:p>
          </table:table-cell>
          <table:table-cell office:value-type="float" office:value="400.78" calcext:value-type="float">
            <text:p>400.8 </text:p>
          </table:table-cell>
          <table:table-cell office:value-type="float" office:value="347.976" calcext:value-type="float">
            <text:p>348.0 </text:p>
          </table:table-cell>
          <table:table-cell office:value-type="string" calcext:value-type="string">
            <text:p>..</text:p>
          </table:table-cell>
        </table:table-row>
        <table:table-row table:style-name="ro3">
          <table:table-cell office:value-type="string" calcext:value-type="string">
            <text:p>Austria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AUT]&amp;ShowOnWeb=true" xlink:type="simple">i</text:a></text:p>
          </table:table-cell>
          <table:table-cell table:number-columns-repeated="14" table:style-name="ce18" office:value-type="string" calcext:value-type="string">
            <text:p>..</text:p>
          </table:table-cell>
          <table:table-cell table:style-name="ce18" office:value-type="float" office:value="37.487" calcext:value-type="float">
            <text:p>37.487</text:p>
          </table:table-cell>
          <table:table-cell table:style-name="ce18" office:value-type="float" office:value="41.355" calcext:value-type="float">
            <text:p>41.355</text:p>
          </table:table-cell>
          <table:table-cell table:style-name="ce18" office:value-type="float" office:value="36.29" calcext:value-type="float">
            <text:p>36.29</text:p>
          </table:table-cell>
          <table:table-cell table:style-name="ce18" office:value-type="float" office:value="33.143" calcext:value-type="float">
            <text:p>33.143</text:p>
          </table:table-cell>
          <table:table-cell table:style-name="ce18" office:value-type="float" office:value="31.899" calcext:value-type="float">
            <text:p>31.899</text:p>
          </table:table-cell>
          <table:table-cell table:style-name="ce18" office:value-type="float" office:value="30.923" calcext:value-type="float">
            <text:p>30.923</text:p>
          </table:table-cell>
          <table:table-cell table:style-name="ce18" office:value-type="float" office:value="31.914" calcext:value-type="float">
            <text:p>31.914</text:p>
          </table:table-cell>
          <table:table-cell table:style-name="ce18" office:value-type="float" office:value="43.499" calcext:value-type="float">
            <text:p>43.499</text:p>
          </table:table-cell>
          <table:table-cell table:style-name="ce18" office:value-type="float" office:value="52.555" calcext:value-type="float">
            <text:p>52.555</text:p>
          </table:table-cell>
          <table:table-cell table:style-name="ce18" office:value-type="float" office:value="56.497" calcext:value-type="float">
            <text:p>56.497</text:p>
          </table:table-cell>
          <table:table-cell table:style-name="ce18" office:value-type="float" office:value="54.879" calcext:value-type="float">
            <text:p>54.879</text:p>
          </table:table-cell>
          <table:table-cell table:style-name="ce18" office:value-type="float" office:value="68.606" calcext:value-type="float">
            <text:p>68.606</text:p>
          </table:table-cell>
          <table:table-cell table:style-name="ce18" office:value-type="float" office:value="72.452" calcext:value-type="float">
            <text:p>72.452</text:p>
          </table:table-cell>
          <table:table-cell table:style-name="ce18" office:value-type="float" office:value="83.239" calcext:value-type="float">
            <text:p>83.239</text:p>
          </table:table-cell>
          <table:table-cell table:style-name="ce18" office:value-type="float" office:value="78.586" calcext:value-type="float">
            <text:p>78.586</text:p>
          </table:table-cell>
          <table:table-cell table:style-name="ce18" office:value-type="float" office:value="83.009" calcext:value-type="float">
            <text:p>83.009</text:p>
          </table:table-cell>
          <table:table-cell table:style-name="ce18" office:value-type="float" office:value="95.285" calcext:value-type="float">
            <text:p>95.285</text:p>
          </table:table-cell>
          <table:table-cell table:style-name="ce18" office:value-type="float" office:value="98.804" calcext:value-type="float">
            <text:p>98.804</text:p>
          </table:table-cell>
          <table:table-cell table:style-name="ce18" office:value-type="float" office:value="92.91" calcext:value-type="float">
            <text:p>92.91</text:p>
          </table:table-cell>
          <table:table-cell table:style-name="ce18" office:value-type="float" office:value="95.407" calcext:value-type="float">
            <text:p>95.407</text:p>
          </table:table-cell>
          <table:table-cell table:style-name="ce18" office:value-type="float" office:value="93.59" calcext:value-type="float">
            <text:p>93.59</text:p>
          </table:table-cell>
          <table:table-cell table:style-name="ce18" office:value-type="float" office:value="83.241" calcext:value-type="float">
            <text:p>83.241</text:p>
          </table:table-cell>
          <table:table-cell table:style-name="ce18" office:value-type="float" office:value="86.671" calcext:value-type="float">
            <text:p>86.671</text:p>
          </table:table-cell>
          <table:table-cell table:style-name="ce18" office:value-type="float" office:value="91.238" calcext:value-type="float">
            <text:p>91.238</text:p>
          </table:table-cell>
          <table:table-cell table:style-name="ce18" office:value-type="float" office:value="111.087" calcext:value-type="float">
            <text:p>111.087</text:p>
          </table:table-cell>
          <table:table-cell table:style-name="ce18" office:value-type="float" office:value="126.337" calcext:value-type="float">
            <text:p>126.337</text:p>
          </table:table-cell>
          <table:table-cell table:style-name="ce18" office:value-type="float" office:value="129.503" calcext:value-type="float">
            <text:p>129.503</text:p>
          </table:table-cell>
          <table:table-cell table:style-name="ce18" office:value-type="float" office:value="135.839" calcext:value-type="float">
            <text:p>135.839</text:p>
          </table:table-cell>
          <table:table-cell table:style-name="ce18" office:value-type="float" office:value="157.63" calcext:value-type="float">
            <text:p>157.63</text:p>
          </table:table-cell>
          <table:table-cell table:style-name="ce18" office:value-type="float" office:value="177.77" calcext:value-type="float">
            <text:p>177.77</text:p>
          </table:table-cell>
          <table:table-cell table:style-name="ce18" office:value-type="float" office:value="163.992" calcext:value-type="float">
            <text:p>163.992</text:p>
          </table:table-cell>
          <table:table-cell table:style-name="ce18" office:value-type="float" office:value="160.51" calcext:value-type="float">
            <text:p>160.51</text:p>
          </table:table-cell>
          <table:table-cell table:style-name="ce18" office:value-type="float" office:value="177.319" calcext:value-type="float">
            <text:p>177.319</text:p>
          </table:table-cell>
          <table:table-cell table:style-name="ce18" office:value-type="float" office:value="171.067" calcext:value-type="float">
            <text:p>171.067</text:p>
          </table:table-cell>
          <table:table-cell table:style-name="ce18" office:value-type="float" office:value="183.326" calcext:value-type="float">
            <text:p>183.326</text:p>
          </table:table-cell>
          <table:table-cell table:style-name="ce18" office:value-type="float" office:value="188.738" calcext:value-type="float">
            <text:p>188.738</text:p>
          </table:table-cell>
          <table:table-cell table:style-name="ce18" office:value-type="float" office:value="164.642" calcext:value-type="float">
            <text:p>164.642</text:p>
          </table:table-cell>
          <table:table-cell table:style-name="ce18" office:value-type="float" office:value="164.863" calcext:value-type="float">
            <text:p>164.863</text:p>
          </table:table-cell>
        </table:table-row>
        <table:table-row table:style-name="ro3">
          <table:table-cell office:value-type="string" calcext:value-type="string">
            <text:p>Belgium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BEL]&amp;ShowOnWeb=true" xlink:type="simple">i</text:a></text:p>
          </table:table-cell>
          <table:table-cell table:number-columns-repeated="14" office:value-type="string" calcext:value-type="string">
            <text:p>..</text:p>
          </table:table-cell>
          <table:table-cell office:value-type="float" office:value="49.102" calcext:value-type="float">
            <text:p>49.1 </text:p>
          </table:table-cell>
          <table:table-cell office:value-type="float" office:value="52.031" calcext:value-type="float">
            <text:p>52.0 </text:p>
          </table:table-cell>
          <table:table-cell office:value-type="float" office:value="43.989" calcext:value-type="float">
            <text:p>44.0 </text:p>
          </table:table-cell>
          <table:table-cell office:value-type="float" office:value="42.979" calcext:value-type="float">
            <text:p>43.0 </text:p>
          </table:table-cell>
          <table:table-cell office:value-type="float" office:value="42.154" calcext:value-type="float">
            <text:p>42.2 </text:p>
          </table:table-cell>
          <table:table-cell office:value-type="float" office:value="40.963" calcext:value-type="float">
            <text:p>41.0 </text:p>
          </table:table-cell>
          <table:table-cell office:value-type="float" office:value="41.99" calcext:value-type="float">
            <text:p>42.0 </text:p>
          </table:table-cell>
          <table:table-cell office:value-type="float" office:value="56.687" calcext:value-type="float">
            <text:p>56.7 </text:p>
          </table:table-cell>
          <table:table-cell office:value-type="float" office:value="70.282" calcext:value-type="float">
            <text:p>70.3 </text:p>
          </table:table-cell>
          <table:table-cell office:value-type="float" office:value="74.777" calcext:value-type="float">
            <text:p>74.8 </text:p>
          </table:table-cell>
          <table:table-cell office:value-type="float" office:value="72.338" calcext:value-type="float">
            <text:p>72.3 </text:p>
          </table:table-cell>
          <table:table-cell office:value-type="float" office:value="89.387" calcext:value-type="float">
            <text:p>89.4 </text:p>
          </table:table-cell>
          <table:table-cell office:value-type="float" office:value="91.649" calcext:value-type="float">
            <text:p>91.6 </text:p>
          </table:table-cell>
          <table:table-cell office:value-type="float" office:value="99.732" calcext:value-type="float">
            <text:p>99.7 </text:p>
          </table:table-cell>
          <table:table-cell office:value-type="float" office:value="96.242" calcext:value-type="float">
            <text:p>96.2 </text:p>
          </table:table-cell>
          <table:table-cell office:value-type="float" office:value="103.383" calcext:value-type="float">
            <text:p>103.4 </text:p>
          </table:table-cell>
          <table:table-cell office:value-type="float" office:value="117.874" calcext:value-type="float">
            <text:p>117.9 </text:p>
          </table:table-cell>
          <table:table-cell office:value-type="float" office:value="117.922" calcext:value-type="float">
            <text:p>117.9 </text:p>
          </table:table-cell>
          <table:table-cell office:value-type="float" office:value="111.273" calcext:value-type="float">
            <text:p>111.3 </text:p>
          </table:table-cell>
          <table:table-cell office:value-type="float" office:value="115.614" calcext:value-type="float">
            <text:p>115.6 </text:p>
          </table:table-cell>
          <table:table-cell office:value-type="float" office:value="114.215" calcext:value-type="float">
            <text:p>114.2 </text:p>
          </table:table-cell>
          <table:table-cell office:value-type="float" office:value="103.607" calcext:value-type="float">
            <text:p>103.6 </text:p>
          </table:table-cell>
          <table:table-cell office:value-type="float" office:value="103.433" calcext:value-type="float">
            <text:p>103.4 </text:p>
          </table:table-cell>
          <table:table-cell office:value-type="float" office:value="113.097" calcext:value-type="float">
            <text:p>113.1 </text:p>
          </table:table-cell>
          <table:table-cell office:value-type="float" office:value="137.755" calcext:value-type="float">
            <text:p>137.8 </text:p>
          </table:table-cell>
          <table:table-cell office:value-type="float" office:value="160.383" calcext:value-type="float">
            <text:p>160.4 </text:p>
          </table:table-cell>
          <table:table-cell office:value-type="float" office:value="167.044" calcext:value-type="float">
            <text:p>167.0 </text:p>
          </table:table-cell>
          <table:table-cell office:value-type="float" office:value="176.14" calcext:value-type="float">
            <text:p>176.1 </text:p>
          </table:table-cell>
          <table:table-cell office:value-type="float" office:value="201.6" calcext:value-type="float">
            <text:p>201.6 </text:p>
          </table:table-cell>
          <table:table-cell office:value-type="float" office:value="223.887" calcext:value-type="float">
            <text:p>223.9 </text:p>
          </table:table-cell>
          <table:table-cell office:value-type="float" office:value="205.303" calcext:value-type="float">
            <text:p>205.3 </text:p>
          </table:table-cell>
          <table:table-cell office:value-type="float" office:value="206.099" calcext:value-type="float">
            <text:p>206.1 </text:p>
          </table:table-cell>
          <table:table-cell office:value-type="float" office:value="227.421" calcext:value-type="float">
            <text:p>227.4 </text:p>
          </table:table-cell>
          <table:table-cell office:value-type="float" office:value="220.032" calcext:value-type="float">
            <text:p>220.0 </text:p>
          </table:table-cell>
          <table:table-cell office:value-type="float" office:value="234.865" calcext:value-type="float">
            <text:p>234.9 </text:p>
          </table:table-cell>
          <table:table-cell office:value-type="float" office:value="239.262" calcext:value-type="float">
            <text:p>239.3 </text:p>
          </table:table-cell>
          <table:table-cell office:value-type="float" office:value="203.942" calcext:value-type="float">
            <text:p>203.9 </text:p>
          </table:table-cell>
          <table:table-cell office:value-type="float" office:value="205.979" calcext:value-type="float">
            <text:p>206.0 </text:p>
          </table:table-cell>
        </table:table-row>
        <table:table-row table:style-name="ro3">
          <table:table-cell office:value-type="string" calcext:value-type="string">
            <text:p>Canada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CAN]&amp;ShowOnWeb=true" xlink:type="simple">i</text:a></text:p>
          </table:table-cell>
          <table:table-cell table:style-name="ce18" office:value-type="float" office:value="14.208" calcext:value-type="float">
            <text:p>14.208</text:p>
          </table:table-cell>
          <table:table-cell table:style-name="ce18" office:value-type="float" office:value="16.414" calcext:value-type="float">
            <text:p>16.414</text:p>
          </table:table-cell>
          <table:table-cell table:style-name="ce18" office:value-type="float" office:value="18.318" calcext:value-type="float">
            <text:p>18.318</text:p>
          </table:table-cell>
          <table:table-cell table:style-name="ce18" office:value-type="float" office:value="20.741" calcext:value-type="float">
            <text:p>20.741</text:p>
          </table:table-cell>
          <table:table-cell table:style-name="ce18" office:value-type="float" office:value="24.535" calcext:value-type="float">
            <text:p>24.535</text:p>
          </table:table-cell>
          <table:table-cell table:style-name="ce18" office:value-type="float" office:value="26.99" calcext:value-type="float">
            <text:p>26.99</text:p>
          </table:table-cell>
          <table:table-cell table:style-name="ce18" office:value-type="float" office:value="30.476" calcext:value-type="float">
            <text:p>30.476</text:p>
          </table:table-cell>
          <table:table-cell table:style-name="ce18" office:value-type="float" office:value="35.492" calcext:value-type="float">
            <text:p>35.492</text:p>
          </table:table-cell>
          <table:table-cell table:style-name="ce18" office:value-type="float" office:value="41.014" calcext:value-type="float">
            <text:p>41.014</text:p>
          </table:table-cell>
          <table:table-cell table:style-name="ce18" office:value-type="float" office:value="53.211" calcext:value-type="float">
            <text:p>53.211</text:p>
          </table:table-cell>
          <table:table-cell table:style-name="ce18" office:value-type="float" office:value="56.666" calcext:value-type="float">
            <text:p>56.666</text:p>
          </table:table-cell>
          <table:table-cell table:style-name="ce18" office:value-type="float" office:value="65.757" calcext:value-type="float">
            <text:p>65.757</text:p>
          </table:table-cell>
          <table:table-cell table:style-name="ce18" office:value-type="float" office:value="65.252" calcext:value-type="float">
            <text:p>65.252</text:p>
          </table:table-cell>
          <table:table-cell table:style-name="ce18" office:value-type="float" office:value="67.213" calcext:value-type="float">
            <text:p>67.213</text:p>
          </table:table-cell>
          <table:table-cell table:style-name="ce18" office:value-type="float" office:value="74.414" calcext:value-type="float">
            <text:p>74.414</text:p>
          </table:table-cell>
          <table:table-cell table:style-name="ce18" office:value-type="float" office:value="86.383" calcext:value-type="float">
            <text:p>86.383</text:p>
          </table:table-cell>
          <table:table-cell table:style-name="ce18" office:value-type="float" office:value="101.811" calcext:value-type="float">
            <text:p>101.811</text:p>
          </table:table-cell>
          <table:table-cell table:style-name="ce18" office:value-type="float" office:value="103.08" calcext:value-type="float">
            <text:p>103.08</text:p>
          </table:table-cell>
          <table:table-cell table:style-name="ce18" office:value-type="float" office:value="111.32" calcext:value-type="float">
            <text:p>111.32</text:p>
          </table:table-cell>
          <table:table-cell table:style-name="ce18" office:value-type="float" office:value="115.364" calcext:value-type="float">
            <text:p>115.364</text:p>
          </table:table-cell>
          <table:table-cell table:style-name="ce18" office:value-type="float" office:value="117.616" calcext:value-type="float">
            <text:p>117.616</text:p>
          </table:table-cell>
          <table:table-cell table:style-name="ce18" office:value-type="float" office:value="124.58" calcext:value-type="float">
            <text:p>124.58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70.916" calcext:value-type="float">
            <text:p>170.916</text:p>
          </table:table-cell>
          <table:table-cell table:style-name="ce18" office:value-type="float" office:value="195.963" calcext:value-type="float">
            <text:p>195.963</text:p>
          </table:table-cell>
          <table:table-cell table:style-name="ce18" office:value-type="float" office:value="209.202" calcext:value-type="float">
            <text:p>209.202</text:p>
          </table:table-cell>
          <table:table-cell table:style-name="ce18" office:value-type="float" office:value="218.684" calcext:value-type="float">
            <text:p>218.684</text:p>
          </table:table-cell>
          <table:table-cell table:style-name="ce18" office:value-type="float" office:value="210.06" calcext:value-type="float">
            <text:p>210.06</text:p>
          </table:table-cell>
          <table:table-cell table:style-name="ce18" office:value-type="float" office:value="201.864" calcext:value-type="float">
            <text:p>201.864</text:p>
          </table:table-cell>
          <table:table-cell table:style-name="ce18" office:value-type="float" office:value="202.233" calcext:value-type="float">
            <text:p>202.233</text:p>
          </table:table-cell>
          <table:table-cell table:style-name="ce18" office:value-type="float" office:value="211.206" calcext:value-type="float">
            <text:p>211.206</text:p>
          </table:table-cell>
          <table:table-cell table:style-name="ce18" office:value-type="float" office:value="223.294" calcext:value-type="float">
            <text:p>223.294</text:p>
          </table:table-cell>
          <table:table-cell table:style-name="ce18" office:value-type="float" office:value="236.706" calcext:value-type="float">
            <text:p>236.706</text:p>
          </table:table-cell>
          <table:table-cell table:style-name="ce18" office:value-type="float" office:value="228.973" calcext:value-type="float">
            <text:p>228.973</text:p>
          </table:table-cell>
          <table:table-cell table:style-name="ce18" office:value-type="float" office:value="246.457" calcext:value-type="float">
            <text:p>246.457</text:p>
          </table:table-cell>
          <table:table-cell table:style-name="ce18" office:value-type="float" office:value="262.765" calcext:value-type="float">
            <text:p>262.765</text:p>
          </table:table-cell>
          <table:table-cell table:style-name="ce18" office:value-type="float" office:value="251.952" calcext:value-type="float">
            <text:p>251.952</text:p>
          </table:table-cell>
          <table:table-cell table:style-name="ce18" office:value-type="float" office:value="251.511" calcext:value-type="float">
            <text:p>251.511</text:p>
          </table:table-cell>
          <table:table-cell table:style-name="ce18" office:value-type="float" office:value="292.998" calcext:value-type="float">
            <text:p>292.998</text:p>
          </table:table-cell>
          <table:table-cell table:style-name="ce18" office:value-type="float" office:value="335.836" calcext:value-type="float">
            <text:p>335.836</text:p>
          </table:table-cell>
          <table:table-cell table:style-name="ce18" office:value-type="float" office:value="383.179" calcext:value-type="float">
            <text:p>383.179</text:p>
          </table:table-cell>
          <table:table-cell table:style-name="ce18" office:value-type="float" office:value="431.764" calcext:value-type="float">
            <text:p>431.764</text:p>
          </table:table-cell>
          <table:table-cell table:style-name="ce18" office:value-type="float" office:value="477.199" calcext:value-type="float">
            <text:p>477.199</text:p>
          </table:table-cell>
          <table:table-cell table:style-name="ce18" office:value-type="float" office:value="484.818" calcext:value-type="float">
            <text:p>484.818</text:p>
          </table:table-cell>
          <table:table-cell table:style-name="ce18" office:value-type="float" office:value="445.313" calcext:value-type="float">
            <text:p>445.313</text:p>
          </table:table-cell>
          <table:table-cell table:style-name="ce18" office:value-type="float" office:value="501.431" calcext:value-type="float">
            <text:p>501.431</text:p>
          </table:table-cell>
          <table:table-cell table:style-name="ce18" office:value-type="float" office:value="552.47" calcext:value-type="float">
            <text:p>552.47</text:p>
          </table:table-cell>
          <table:table-cell table:style-name="ce18" office:value-type="float" office:value="570.109" calcext:value-type="float">
            <text:p>570.109</text:p>
          </table:table-cell>
          <table:table-cell table:style-name="ce18" office:value-type="float" office:value="574.794" calcext:value-type="float">
            <text:p>574.794</text:p>
          </table:table-cell>
          <table:table-cell table:style-name="ce18" office:value-type="float" office:value="561.23" calcext:value-type="float">
            <text:p>561.23</text:p>
          </table:table-cell>
          <table:table-cell table:style-name="ce18" office:value-type="float" office:value="499.047" calcext:value-type="float">
            <text:p>499.047</text:p>
          </table:table-cell>
          <table:table-cell table:style-name="ce18" office:value-type="float" office:value="491.051" calcext:value-type="float">
            <text:p>491.051</text:p>
          </table:table-cell>
        </table:table-row>
        <table:table-row table:style-name="ro3">
          <table:table-cell office:value-type="string" calcext:value-type="string">
            <text:p>Chile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CHL]&amp;ShowOnWeb=true" xlink:type="simple">i</text:a>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5.829" calcext:value-type="float">
            <text:p>5.8 </text:p>
          </table:table-cell>
          <table:table-cell office:value-type="float" office:value="7.014" calcext:value-type="float">
            <text:p>7.0 </text:p>
          </table:table-cell>
          <table:table-cell office:value-type="float" office:value="8.799" calcext:value-type="float">
            <text:p>8.8 </text:p>
          </table:table-cell>
          <table:table-cell office:value-type="float" office:value="9.442" calcext:value-type="float">
            <text:p>9.4 </text:p>
          </table:table-cell>
          <table:table-cell office:value-type="float" office:value="10.666" calcext:value-type="float">
            <text:p>10.7 </text:p>
          </table:table-cell>
          <table:table-cell office:value-type="float" office:value="13.582" calcext:value-type="float">
            <text:p>13.6 </text:p>
          </table:table-cell>
          <table:table-cell office:value-type="float" office:value="15.249" calcext:value-type="float">
            <text:p>15.2 </text:p>
          </table:table-cell>
          <table:table-cell office:value-type="float" office:value="16.183" calcext:value-type="float">
            <text:p>16.2 </text:p>
          </table:table-cell>
          <table:table-cell office:value-type="float" office:value="15.367" calcext:value-type="float">
            <text:p>15.4 </text:p>
          </table:table-cell>
          <table:table-cell office:value-type="float" office:value="13.591" calcext:value-type="float">
            <text:p>13.6 </text:p>
          </table:table-cell>
          <table:table-cell office:value-type="float" office:value="14.65" calcext:value-type="float">
            <text:p>14.7 </text:p>
          </table:table-cell>
          <table:table-cell office:value-type="float" office:value="13.521" calcext:value-type="float">
            <text:p>13.5 </text:p>
          </table:table-cell>
          <table:table-cell office:value-type="float" office:value="13.312" calcext:value-type="float">
            <text:p>13.3 </text:p>
          </table:table-cell>
          <table:table-cell office:value-type="float" office:value="14.253" calcext:value-type="float">
            <text:p>14.3 </text:p>
          </table:table-cell>
          <table:table-cell office:value-type="float" office:value="18.934" calcext:value-type="float">
            <text:p>18.9 </text:p>
          </table:table-cell>
          <table:table-cell office:value-type="float" office:value="25.487" calcext:value-type="float">
            <text:p>25.5 </text:p>
          </table:table-cell>
          <table:table-cell office:value-type="float" office:value="34.02" calcext:value-type="float">
            <text:p>34.0 </text:p>
          </table:table-cell>
          <table:table-cell office:value-type="float" office:value="39.444" calcext:value-type="float">
            <text:p>39.4 </text:p>
          </table:table-cell>
          <table:table-cell office:value-type="float" office:value="38.374" calcext:value-type="float">
            <text:p>38.4 </text:p>
          </table:table-cell>
          <table:table-cell office:value-type="float" office:value="29.984" calcext:value-type="float">
            <text:p>30.0 </text:p>
          </table:table-cell>
          <table:table-cell office:value-type="float" office:value="42.836" calcext:value-type="float">
            <text:p>42.8 </text:p>
          </table:table-cell>
          <table:table-cell office:value-type="float" office:value="53.292" calcext:value-type="float">
            <text:p>53.3 </text:p>
          </table:table-cell>
          <table:table-cell office:value-type="float" office:value="57.028" calcext:value-type="float">
            <text:p>57.0 </text:p>
          </table:table-cell>
          <table:table-cell office:value-type="float" office:value="55.285" calcext:value-type="float">
            <text:p>55.3 </text:p>
          </table:table-cell>
          <table:table-cell office:value-type="float" office:value="51.075" calcext:value-type="float">
            <text:p>51.1 </text:p>
          </table:table-cell>
          <table:table-cell office:value-type="float" office:value="49.719" calcext:value-type="float">
            <text:p>49.7 </text:p>
          </table:table-cell>
          <table:table-cell office:value-type="float" office:value="50.403" calcext:value-type="float">
            <text:p>50.4 </text:p>
          </table:table-cell>
        </table:table-row>
        <table:table-row table:style-name="ro3">
          <table:table-cell office:value-type="string" calcext:value-type="string">
            <text:p>Czech Republic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CZE]&amp;ShowOnWeb=true" xlink:type="simple">i</text:a></text:p>
          </table:table-cell>
          <table:table-cell table:number-columns-repeated="28" table:style-name="ce18" office:value-type="string" calcext:value-type="string">
            <text:p>..</text:p>
          </table:table-cell>
          <table:table-cell table:style-name="ce18" office:value-type="float" office:value="15.01" calcext:value-type="float">
            <text:p>15.01</text:p>
          </table:table-cell>
          <table:table-cell table:style-name="ce18" office:value-type="float" office:value="16.977" calcext:value-type="float">
            <text:p>16.977</text:p>
          </table:table-cell>
          <table:table-cell table:style-name="ce18" office:value-type="float" office:value="20.749" calcext:value-type="float">
            <text:p>20.749</text:p>
          </table:table-cell>
          <table:table-cell table:style-name="ce18" office:value-type="float" office:value="22.308" calcext:value-type="float">
            <text:p>22.308</text:p>
          </table:table-cell>
          <table:table-cell table:style-name="ce18" office:value-type="float" office:value="20.762" calcext:value-type="float">
            <text:p>20.762</text:p>
          </table:table-cell>
          <table:table-cell table:style-name="ce18" office:value-type="float" office:value="21.578" calcext:value-type="float">
            <text:p>21.578</text:p>
          </table:table-cell>
          <table:table-cell table:style-name="ce18" office:value-type="float" office:value="21.574" calcext:value-type="float">
            <text:p>21.574</text:p>
          </table:table-cell>
          <table:table-cell table:style-name="ce18" office:value-type="float" office:value="19.971" calcext:value-type="float">
            <text:p>19.971</text:p>
          </table:table-cell>
          <table:table-cell table:style-name="ce18" office:value-type="float" office:value="21.978" calcext:value-type="float">
            <text:p>21.978</text:p>
          </table:table-cell>
          <table:table-cell table:style-name="ce18" office:value-type="float" office:value="27.356" calcext:value-type="float">
            <text:p>27.356</text:p>
          </table:table-cell>
          <table:table-cell table:style-name="ce18" office:value-type="float" office:value="34.13" calcext:value-type="float">
            <text:p>34.13</text:p>
          </table:table-cell>
          <table:table-cell table:style-name="ce18" office:value-type="float" office:value="41.338" calcext:value-type="float">
            <text:p>41.338</text:p>
          </table:table-cell>
          <table:table-cell table:style-name="ce18" office:value-type="float" office:value="46.956" calcext:value-type="float">
            <text:p>46.956</text:p>
          </table:table-cell>
          <table:table-cell table:style-name="ce18" office:value-type="float" office:value="52.908" calcext:value-type="float">
            <text:p>52.908</text:p>
          </table:table-cell>
          <table:table-cell table:style-name="ce18" office:value-type="float" office:value="64.752" calcext:value-type="float">
            <text:p>64.752</text:p>
          </table:table-cell>
          <table:table-cell table:style-name="ce18" office:value-type="float" office:value="78.828" calcext:value-type="float">
            <text:p>78.828</text:p>
          </table:table-cell>
          <table:table-cell table:style-name="ce18" office:value-type="float" office:value="66.605" calcext:value-type="float">
            <text:p>66.605</text:p>
          </table:table-cell>
          <table:table-cell table:style-name="ce18" office:value-type="float" office:value="67.447" calcext:value-type="float">
            <text:p>67.447</text:p>
          </table:table-cell>
          <table:table-cell table:style-name="ce18" office:value-type="float" office:value="75.914" calcext:value-type="float">
            <text:p>75.914</text:p>
          </table:table-cell>
          <table:table-cell table:style-name="ce18" office:value-type="float" office:value="69.979" calcext:value-type="float">
            <text:p>69.979</text:p>
          </table:table-cell>
          <table:table-cell table:style-name="ce18" office:value-type="float" office:value="71.396" calcext:value-type="float">
            <text:p>71.396</text:p>
          </table:table-cell>
          <table:table-cell table:style-name="ce18" office:value-type="float" office:value="68.776" calcext:value-type="float">
            <text:p>68.776</text:p>
          </table:table-cell>
          <table:table-cell table:style-name="ce18" office:value-type="float" office:value="62.315" calcext:value-type="float">
            <text:p>62.315</text:p>
          </table:table-cell>
          <table:table-cell table:style-name="ce18" office:value-type="float" office:value="66.463" calcext:value-type="float">
            <text:p>66.463</text:p>
          </table:table-cell>
        </table:table-row>
        <table:table-row table:style-name="ro3">
          <table:table-cell office:value-type="string" calcext:value-type="string">
            <text:p>Denmark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DNK]&amp;ShowOnWeb=true" xlink:type="simple">i</text:a></text:p>
          </table:table-cell>
          <table:table-cell office:value-type="float" office:value="3.011" calcext:value-type="float">
            <text:p>3.0 </text:p>
          </table:table-cell>
          <table:table-cell office:value-type="float" office:value="3.54" calcext:value-type="float">
            <text:p>3.5 </text:p>
          </table:table-cell>
          <table:table-cell office:value-type="float" office:value="3.921" calcext:value-type="float">
            <text:p>3.9 </text:p>
          </table:table-cell>
          <table:table-cell office:value-type="float" office:value="4.452" calcext:value-type="float">
            <text:p>4.5 </text:p>
          </table:table-cell>
          <table:table-cell office:value-type="float" office:value="4.998" calcext:value-type="float">
            <text:p>5.0 </text:p>
          </table:table-cell>
          <table:table-cell office:value-type="float" office:value="6.295" calcext:value-type="float">
            <text:p>6.3 </text:p>
          </table:table-cell>
          <table:table-cell office:value-type="float" office:value="7.548" calcext:value-type="float">
            <text:p>7.5 </text:p>
          </table:table-cell>
          <table:table-cell office:value-type="float" office:value="9.038" calcext:value-type="float">
            <text:p>9.0 </text:p>
          </table:table-cell>
          <table:table-cell office:value-type="float" office:value="11.869" calcext:value-type="float">
            <text:p>11.9 </text:p>
          </table:table-cell>
          <table:table-cell office:value-type="float" office:value="13.81" calcext:value-type="float">
            <text:p>13.8 </text:p>
          </table:table-cell>
          <table:table-cell office:value-type="float" office:value="14.901" calcext:value-type="float">
            <text:p>14.9 </text:p>
          </table:table-cell>
          <table:table-cell office:value-type="float" office:value="16.84" calcext:value-type="float">
            <text:p>16.8 </text:p>
          </table:table-cell>
          <table:table-cell office:value-type="float" office:value="19.036" calcext:value-type="float">
            <text:p>19.0 </text:p>
          </table:table-cell>
          <table:table-cell office:value-type="float" office:value="23.798" calcext:value-type="float">
            <text:p>23.8 </text:p>
          </table:table-cell>
          <table:table-cell office:value-type="float" office:value="28.463" calcext:value-type="float">
            <text:p>28.5 </text:p>
          </table:table-cell>
          <table:table-cell office:value-type="float" office:value="29.274" calcext:value-type="float">
            <text:p>29.3 </text:p>
          </table:table-cell>
          <table:table-cell office:value-type="float" office:value="25.195" calcext:value-type="float">
            <text:p>25.2 </text:p>
          </table:table-cell>
          <table:table-cell office:value-type="float" office:value="23.875" calcext:value-type="float">
            <text:p>23.9 </text:p>
          </table:table-cell>
          <table:table-cell office:value-type="float" office:value="24.96" calcext:value-type="float">
            <text:p>25.0 </text:p>
          </table:table-cell>
          <table:table-cell office:value-type="float" office:value="25.002" calcext:value-type="float">
            <text:p>25.0 </text:p>
          </table:table-cell>
          <table:table-cell office:value-type="float" office:value="27.315" calcext:value-type="float">
            <text:p>27.3 </text:p>
          </table:table-cell>
          <table:table-cell office:value-type="float" office:value="40.355" calcext:value-type="float">
            <text:p>40.4 </text:p>
          </table:table-cell>
          <table:table-cell office:value-type="float" office:value="50.839" calcext:value-type="float">
            <text:p>50.8 </text:p>
          </table:table-cell>
          <table:table-cell office:value-type="float" office:value="54.233" calcext:value-type="float">
            <text:p>54.2 </text:p>
          </table:table-cell>
          <table:table-cell office:value-type="float" office:value="51.422" calcext:value-type="float">
            <text:p>51.4 </text:p>
          </table:table-cell>
          <table:table-cell office:value-type="float" office:value="61.4" calcext:value-type="float">
            <text:p>61.4 </text:p>
          </table:table-cell>
          <table:table-cell office:value-type="float" office:value="60.983" calcext:value-type="float">
            <text:p>61.0 </text:p>
          </table:table-cell>
          <table:table-cell office:value-type="float" office:value="67.466" calcext:value-type="float">
            <text:p>67.5 </text:p>
          </table:table-cell>
          <table:table-cell office:value-type="float" office:value="65.117" calcext:value-type="float">
            <text:p>65.1 </text:p>
          </table:table-cell>
          <table:table-cell office:value-type="float" office:value="72.664" calcext:value-type="float">
            <text:p>72.7 </text:p>
          </table:table-cell>
          <table:table-cell office:value-type="float" office:value="86.006" calcext:value-type="float">
            <text:p>86.0 </text:p>
          </table:table-cell>
          <table:table-cell office:value-type="float" office:value="87.656" calcext:value-type="float">
            <text:p>87.7 </text:p>
          </table:table-cell>
          <table:table-cell office:value-type="float" office:value="81.095" calcext:value-type="float">
            <text:p>81.1 </text:p>
          </table:table-cell>
          <table:table-cell office:value-type="float" office:value="83.732" calcext:value-type="float">
            <text:p>83.7 </text:p>
          </table:table-cell>
          <table:table-cell office:value-type="float" office:value="85.156" calcext:value-type="float">
            <text:p>85.2 </text:p>
          </table:table-cell>
          <table:table-cell office:value-type="float" office:value="76.903" calcext:value-type="float">
            <text:p>76.9 </text:p>
          </table:table-cell>
          <table:table-cell office:value-type="float" office:value="75.689" calcext:value-type="float">
            <text:p>75.7 </text:p>
          </table:table-cell>
          <table:table-cell office:value-type="float" office:value="81.216" calcext:value-type="float">
            <text:p>81.2 </text:p>
          </table:table-cell>
          <table:table-cell office:value-type="float" office:value="99.575" calcext:value-type="float">
            <text:p>99.6 </text:p>
          </table:table-cell>
          <table:table-cell office:value-type="float" office:value="116.689" calcext:value-type="float">
            <text:p>116.7 </text:p>
          </table:table-cell>
          <table:table-cell office:value-type="float" office:value="126.973" calcext:value-type="float">
            <text:p>127.0 </text:p>
          </table:table-cell>
          <table:table-cell office:value-type="float" office:value="131.517" calcext:value-type="float">
            <text:p>131.5 </text:p>
          </table:table-cell>
          <table:table-cell office:value-type="float" office:value="148.319" calcext:value-type="float">
            <text:p>148.3 </text:p>
          </table:table-cell>
          <table:table-cell office:value-type="float" office:value="158.155" calcext:value-type="float">
            <text:p>158.2 </text:p>
          </table:table-cell>
          <table:table-cell office:value-type="float" office:value="144.481" calcext:value-type="float">
            <text:p>144.5 </text:p>
          </table:table-cell>
          <table:table-cell office:value-type="float" office:value="144.171" calcext:value-type="float">
            <text:p>144.2 </text:p>
          </table:table-cell>
          <table:table-cell office:value-type="float" office:value="154.429" calcext:value-type="float">
            <text:p>154.4 </text:p>
          </table:table-cell>
          <table:table-cell office:value-type="float" office:value="148.956" calcext:value-type="float">
            <text:p>149.0 </text:p>
          </table:table-cell>
          <table:table-cell office:value-type="float" office:value="157.623" calcext:value-type="float">
            <text:p>157.6 </text:p>
          </table:table-cell>
          <table:table-cell office:value-type="float" office:value="170.965" calcext:value-type="float">
            <text:p>171.0 </text:p>
          </table:table-cell>
          <table:table-cell office:value-type="float" office:value="138.364" calcext:value-type="float">
            <text:p>138.4 </text:p>
          </table:table-cell>
          <table:table-cell office:value-type="float" office:value="140.938" calcext:value-type="float">
            <text:p>140.9 </text:p>
          </table:table-cell>
        </table:table-row>
        <table:table-row table:style-name="ro3">
          <table:table-cell office:value-type="string" calcext:value-type="string">
            <text:p>Estonia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EST]&amp;ShowOnWeb=true" xlink:type="simple">i</text:a></text:p>
          </table:table-cell>
          <table:table-cell table:number-columns-repeated="30" table:style-name="ce18" office:value-type="string" calcext:value-type="string">
            <text:p>..</text:p>
          </table:table-cell>
          <table:table-cell table:style-name="ce18" office:value-type="float" office:value="1.309" calcext:value-type="float">
            <text:p>1.309</text:p>
          </table:table-cell>
          <table:table-cell table:style-name="ce18" office:value-type="float" office:value="1.58" calcext:value-type="float">
            <text:p>1.58</text:p>
          </table:table-cell>
          <table:table-cell table:style-name="ce18" office:value-type="float" office:value="1.739" calcext:value-type="float">
            <text:p>1.739</text:p>
          </table:table-cell>
          <table:table-cell table:style-name="ce18" office:value-type="float" office:value="1.918" calcext:value-type="float">
            <text:p>1.918</text:p>
          </table:table-cell>
          <table:table-cell table:style-name="ce18" office:value-type="float" office:value="1.865" calcext:value-type="float">
            <text:p>1.865</text:p>
          </table:table-cell>
          <table:table-cell table:style-name="ce18" office:value-type="float" office:value="1.768" calcext:value-type="float">
            <text:p>1.768</text:p>
          </table:table-cell>
          <table:table-cell table:style-name="ce18" office:value-type="float" office:value="1.897" calcext:value-type="float">
            <text:p>1.897</text:p>
          </table:table-cell>
          <table:table-cell table:style-name="ce18" office:value-type="float" office:value="2.284" calcext:value-type="float">
            <text:p>2.284</text:p>
          </table:table-cell>
          <table:table-cell table:style-name="ce18" office:value-type="float" office:value="3.04" calcext:value-type="float">
            <text:p>3.04</text:p>
          </table:table-cell>
          <table:table-cell table:style-name="ce18" office:value-type="float" office:value="3.764" calcext:value-type="float">
            <text:p>3.764</text:p>
          </table:table-cell>
          <table:table-cell table:style-name="ce18" office:value-type="float" office:value="4.195" calcext:value-type="float">
            <text:p>4.195</text:p>
          </table:table-cell>
          <table:table-cell table:style-name="ce18" office:value-type="float" office:value="5.184" calcext:value-type="float">
            <text:p>5.184</text:p>
          </table:table-cell>
          <table:table-cell table:style-name="ce18" office:value-type="float" office:value="6.957" calcext:value-type="float">
            <text:p>6.957</text:p>
          </table:table-cell>
          <table:table-cell table:style-name="ce18" office:value-type="float" office:value="7.59" calcext:value-type="float">
            <text:p>7.59</text:p>
          </table:table-cell>
          <table:table-cell table:style-name="ce18" office:value-type="float" office:value="6.862" calcext:value-type="float">
            <text:p>6.862</text:p>
          </table:table-cell>
          <table:table-cell table:style-name="ce18" office:value-type="float" office:value="6.481" calcext:value-type="float">
            <text:p>6.481</text:p>
          </table:table-cell>
          <table:table-cell table:style-name="ce18" office:value-type="float" office:value="7.303" calcext:value-type="float">
            <text:p>7.303</text:p>
          </table:table-cell>
          <table:table-cell table:style-name="ce18" office:value-type="float" office:value="7.3" calcext:value-type="float">
            <text:p>7.3</text:p>
          </table:table-cell>
          <table:table-cell table:style-name="ce18" office:value-type="float" office:value="7.949" calcext:value-type="float">
            <text:p>7.949</text:p>
          </table:table-cell>
          <table:table-cell table:style-name="ce18" office:value-type="float" office:value="8.589" calcext:value-type="float">
            <text:p>8.589</text:p>
          </table:table-cell>
          <table:table-cell table:style-name="ce18" office:value-type="float" office:value="7.609" calcext:value-type="float">
            <text:p>7.609</text:p>
          </table:table-cell>
          <table:table-cell table:style-name="ce18" office:value-type="float" office:value="8.035" calcext:value-type="float">
            <text:p>8.035</text:p>
          </table:table-cell>
        </table:table-row>
        <table:table-row table:style-name="ro3">
          <table:table-cell office:value-type="string" calcext:value-type="string">
            <text:p>Finland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FIN]&amp;ShowOnWeb=true" xlink:type="simple">i</text:a></text:p>
          </table:table-cell>
          <table:table-cell table:number-columns-repeated="14" office:value-type="string" calcext:value-type="string">
            <text:p>..</text:p>
          </table:table-cell>
          <table:table-cell office:value-type="float" office:value="14.019" calcext:value-type="float">
            <text:p>14.0 </text:p>
          </table:table-cell>
          <table:table-cell office:value-type="float" office:value="16.529" calcext:value-type="float">
            <text:p>16.5 </text:p>
          </table:table-cell>
          <table:table-cell office:value-type="float" office:value="15.806" calcext:value-type="float">
            <text:p>15.8 </text:p>
          </table:table-cell>
          <table:table-cell office:value-type="float" office:value="15.228" calcext:value-type="float">
            <text:p>15.2 </text:p>
          </table:table-cell>
          <table:table-cell office:value-type="float" office:value="15.322" calcext:value-type="float">
            <text:p>15.3 </text:p>
          </table:table-cell>
          <table:table-cell office:value-type="float" office:value="15.8" calcext:value-type="float">
            <text:p>15.8 </text:p>
          </table:table-cell>
          <table:table-cell office:value-type="float" office:value="17.258" calcext:value-type="float">
            <text:p>17.3 </text:p>
          </table:table-cell>
          <table:table-cell office:value-type="float" office:value="24.788" calcext:value-type="float">
            <text:p>24.8 </text:p>
          </table:table-cell>
          <table:table-cell office:value-type="float" office:value="30.264" calcext:value-type="float">
            <text:p>30.3 </text:p>
          </table:table-cell>
          <table:table-cell office:value-type="float" office:value="38.05" calcext:value-type="float">
            <text:p>38.1 </text:p>
          </table:table-cell>
          <table:table-cell office:value-type="float" office:value="39.302" calcext:value-type="float">
            <text:p>39.3 </text:p>
          </table:table-cell>
          <table:table-cell office:value-type="float" office:value="49.576" calcext:value-type="float">
            <text:p>49.6 </text:p>
          </table:table-cell>
          <table:table-cell office:value-type="float" office:value="47.78" calcext:value-type="float">
            <text:p>47.8 </text:p>
          </table:table-cell>
          <table:table-cell office:value-type="float" office:value="48.284" calcext:value-type="float">
            <text:p>48.3 </text:p>
          </table:table-cell>
          <table:table-cell office:value-type="float" office:value="43.671" calcext:value-type="float">
            <text:p>43.7 </text:p>
          </table:table-cell>
          <table:table-cell office:value-type="float" office:value="48.996" calcext:value-type="float">
            <text:p>49.0 </text:p>
          </table:table-cell>
          <table:table-cell office:value-type="float" office:value="57.328" calcext:value-type="float">
            <text:p>57.3 </text:p>
          </table:table-cell>
          <table:table-cell office:value-type="float" office:value="59.205" calcext:value-type="float">
            <text:p>59.2 </text:p>
          </table:table-cell>
          <table:table-cell office:value-type="float" office:value="56.432" calcext:value-type="float">
            <text:p>56.4 </text:p>
          </table:table-cell>
          <table:table-cell office:value-type="float" office:value="60.354" calcext:value-type="float">
            <text:p>60.4 </text:p>
          </table:table-cell>
          <table:table-cell office:value-type="float" office:value="59.851" calcext:value-type="float">
            <text:p>59.9 </text:p>
          </table:table-cell>
          <table:table-cell office:value-type="float" office:value="57.539" calcext:value-type="float">
            <text:p>57.5 </text:p>
          </table:table-cell>
          <table:table-cell office:value-type="float" office:value="55.841" calcext:value-type="float">
            <text:p>55.8 </text:p>
          </table:table-cell>
          <table:table-cell office:value-type="float" office:value="60.559" calcext:value-type="float">
            <text:p>60.6 </text:p>
          </table:table-cell>
          <table:table-cell office:value-type="float" office:value="72.582" calcext:value-type="float">
            <text:p>72.6 </text:p>
          </table:table-cell>
          <table:table-cell office:value-type="float" office:value="82.347" calcext:value-type="float">
            <text:p>82.3 </text:p>
          </table:table-cell>
          <table:table-cell office:value-type="float" office:value="86.041" calcext:value-type="float">
            <text:p>86.0 </text:p>
          </table:table-cell>
          <table:table-cell office:value-type="float" office:value="91.331" calcext:value-type="float">
            <text:p>91.3 </text:p>
          </table:table-cell>
          <table:table-cell office:value-type="float" office:value="106.021" calcext:value-type="float">
            <text:p>106.0 </text:p>
          </table:table-cell>
          <table:table-cell office:value-type="float" office:value="116.703" calcext:value-type="float">
            <text:p>116.7 </text:p>
          </table:table-cell>
          <table:table-cell office:value-type="float" office:value="102.949" calcext:value-type="float">
            <text:p>102.9 </text:p>
          </table:table-cell>
          <table:table-cell office:value-type="float" office:value="101.074" calcext:value-type="float">
            <text:p>101.1 </text:p>
          </table:table-cell>
          <table:table-cell office:value-type="float" office:value="115.065" calcext:value-type="float">
            <text:p>115.1 </text:p>
          </table:table-cell>
          <table:table-cell office:value-type="float" office:value="109.599" calcext:value-type="float">
            <text:p>109.6 </text:p>
          </table:table-cell>
          <table:table-cell office:value-type="float" office:value="117.733" calcext:value-type="float">
            <text:p>117.7 </text:p>
          </table:table-cell>
          <table:table-cell office:value-type="float" office:value="119.447" calcext:value-type="float">
            <text:p>119.4 </text:p>
          </table:table-cell>
          <table:table-cell office:value-type="float" office:value="102.14" calcext:value-type="float">
            <text:p>102.1 </text:p>
          </table:table-cell>
          <table:table-cell office:value-type="float" office:value="105.226" calcext:value-type="float">
            <text:p>105.2 </text:p>
          </table:table-cell>
        </table:table-row>
        <table:table-row table:style-name="ro3">
          <table:table-cell office:value-type="string" calcext:value-type="string">
            <text:p>France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FRA]&amp;ShowOnWeb=true" xlink:type="simple">i</text:a></text:p>
          </table:table-cell>
          <table:table-cell table:number-columns-repeated="14" table:style-name="ce18" office:value-type="string" calcext:value-type="string">
            <text:p>..</text:p>
          </table:table-cell>
          <table:table-cell table:style-name="ce18" office:value-type="float" office:value="208.444" calcext:value-type="float">
            <text:p>208.444</text:p>
          </table:table-cell>
          <table:table-cell table:style-name="ce18" office:value-type="float" office:value="248.154" calcext:value-type="float">
            <text:p>248.154</text:p>
          </table:table-cell>
          <table:table-cell table:style-name="ce18" office:value-type="float" office:value="225.029" calcext:value-type="float">
            <text:p>225.029</text:p>
          </table:table-cell>
          <table:table-cell table:style-name="ce18" office:value-type="float" office:value="231.109" calcext:value-type="float">
            <text:p>231.109</text:p>
          </table:table-cell>
          <table:table-cell table:style-name="ce18" office:value-type="float" office:value="236.484" calcext:value-type="float">
            <text:p>236.484</text:p>
          </table:table-cell>
          <table:table-cell table:style-name="ce18" office:value-type="float" office:value="233.1" calcext:value-type="float">
            <text:p>233.1</text:p>
          </table:table-cell>
          <table:table-cell table:style-name="ce18" office:value-type="float" office:value="240.977" calcext:value-type="float">
            <text:p>240.977</text:p>
          </table:table-cell>
          <table:table-cell table:style-name="ce18" office:value-type="float" office:value="333.44" calcext:value-type="float">
            <text:p>333.44</text:p>
          </table:table-cell>
          <table:table-cell table:style-name="ce18" office:value-type="float" office:value="416.965" calcext:value-type="float">
            <text:p>416.965</text:p>
          </table:table-cell>
          <table:table-cell table:style-name="ce18" office:value-type="float" office:value="452.962" calcext:value-type="float">
            <text:p>452.962</text:p>
          </table:table-cell>
          <table:table-cell table:style-name="ce18" office:value-type="float" office:value="451.857" calcext:value-type="float">
            <text:p>451.857</text:p>
          </table:table-cell>
          <table:table-cell table:style-name="ce18" office:value-type="float" office:value="550.698" calcext:value-type="float">
            <text:p>550.698</text:p>
          </table:table-cell>
          <table:table-cell table:style-name="ce18" office:value-type="float" office:value="560.714" calcext:value-type="float">
            <text:p>560.714</text:p>
          </table:table-cell>
          <table:table-cell table:style-name="ce18" office:value-type="float" office:value="602.402" calcext:value-type="float">
            <text:p>602.402</text:p>
          </table:table-cell>
          <table:table-cell table:style-name="ce18" office:value-type="float" office:value="566.625" calcext:value-type="float">
            <text:p>566.625</text:p>
          </table:table-cell>
          <table:table-cell table:style-name="ce18" office:value-type="float" office:value="594.43" calcext:value-type="float">
            <text:p>594.43</text:p>
          </table:table-cell>
          <table:table-cell table:style-name="ce18" office:value-type="float" office:value="670.908" calcext:value-type="float">
            <text:p>670.908</text:p>
          </table:table-cell>
          <table:table-cell table:style-name="ce18" office:value-type="float" office:value="687.791" calcext:value-type="float">
            <text:p>687.791</text:p>
          </table:table-cell>
          <table:table-cell table:style-name="ce18" office:value-type="float" office:value="637.228" calcext:value-type="float">
            <text:p>637.228</text:p>
          </table:table-cell>
          <table:table-cell table:style-name="ce18" office:value-type="float" office:value="654.775" calcext:value-type="float">
            <text:p>654.775</text:p>
          </table:table-cell>
          <table:table-cell table:style-name="ce18" office:value-type="float" office:value="657.958" calcext:value-type="float">
            <text:p>657.958</text:p>
          </table:table-cell>
          <table:table-cell table:style-name="ce18" office:value-type="float" office:value="589.281" calcext:value-type="float">
            <text:p>589.281</text:p>
          </table:table-cell>
          <table:table-cell table:style-name="ce18" office:value-type="float" office:value="590.545" calcext:value-type="float">
            <text:p>590.545</text:p>
          </table:table-cell>
          <table:table-cell table:style-name="ce18" office:value-type="float" office:value="633.049" calcext:value-type="float">
            <text:p>633.049</text:p>
          </table:table-cell>
          <table:table-cell table:style-name="ce18" office:value-type="float" office:value="777.736" calcext:value-type="float">
            <text:p>777.736</text:p>
          </table:table-cell>
          <table:table-cell table:style-name="ce18" office:value-type="float" office:value="896.524" calcext:value-type="float">
            <text:p>896.524</text:p>
          </table:table-cell>
          <table:table-cell table:style-name="ce18" office:value-type="float" office:value="942.146" calcext:value-type="float">
            <text:p>942.146</text:p>
          </table:table-cell>
          <table:table-cell table:style-name="ce18" office:value-type="float" office:value="1002.362" calcext:value-type="float">
            <text:p>1002.362</text:p>
          </table:table-cell>
          <table:table-cell table:style-name="ce18" office:value-type="float" office:value="1128.959" calcext:value-type="float">
            <text:p>1128.959</text:p>
          </table:table-cell>
          <table:table-cell table:style-name="ce18" office:value-type="float" office:value="1230.919" calcext:value-type="float">
            <text:p>1230.919</text:p>
          </table:table-cell>
          <table:table-cell table:style-name="ce18" office:value-type="float" office:value="1113.178" calcext:value-type="float">
            <text:p>1113.178</text:p>
          </table:table-cell>
          <table:table-cell table:style-name="ce18" office:value-type="float" office:value="1110.955" calcext:value-type="float">
            <text:p>1110.955</text:p>
          </table:table-cell>
          <table:table-cell table:style-name="ce18" office:value-type="float" office:value="1235.88" calcext:value-type="float">
            <text:p>1235.88</text:p>
          </table:table-cell>
          <table:table-cell table:style-name="ce18" office:value-type="float" office:value="1188.867" calcext:value-type="float">
            <text:p>1188.867</text:p>
          </table:table-cell>
          <table:table-cell table:style-name="ce18" office:value-type="float" office:value="1270.165" calcext:value-type="float">
            <text:p>1270.165</text:p>
          </table:table-cell>
          <table:table-cell table:style-name="ce18" office:value-type="float" office:value="1291.924" calcext:value-type="float">
            <text:p>1291.924</text:p>
          </table:table-cell>
          <table:table-cell table:style-name="ce18" office:value-type="float" office:value="1100.595" calcext:value-type="float">
            <text:p>1100.595</text:p>
          </table:table-cell>
          <table:table-cell table:style-name="ce18" office:value-type="float" office:value="1115.857" calcext:value-type="float">
            <text:p>1115.857</text:p>
          </table:table-cell>
        </table:table-row>
        <table:table-row table:style-name="ro3">
          <table:table-cell table:style-name="ce11" office:value-type="string" calcext:value-type="string">
            <text:p><text:a xlink:href="http://stats.oecd.org/OECDStat_Metadata/ShowMetadata.ashx?Dataset=REV&amp;Coords=[COU].[DEU]&amp;ShowOnWeb=true&amp;Lang=en" xlink:type="simple">Germany</text:a>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DEU]&amp;ShowOnWeb=true" xlink:type="simple">i</text:a></text:p>
          </table:table-cell>
          <table:table-cell table:number-columns-repeated="14" office:value-type="string" calcext:value-type="string">
            <text:p>..</text:p>
          </table:table-cell>
          <table:table-cell office:value-type="float" office:value="367.462" calcext:value-type="float">
            <text:p>367.5 </text:p>
          </table:table-cell>
          <table:table-cell office:value-type="float" office:value="399.174" calcext:value-type="float">
            <text:p>399.2 </text:p>
          </table:table-cell>
          <table:table-cell office:value-type="float" office:value="329.664" calcext:value-type="float">
            <text:p>329.7 </text:p>
          </table:table-cell>
          <table:table-cell office:value-type="float" office:value="298.457" calcext:value-type="float">
            <text:p>298.5 </text:p>
          </table:table-cell>
          <table:table-cell office:value-type="float" office:value="283.999" calcext:value-type="float">
            <text:p>284.0 </text:p>
          </table:table-cell>
          <table:table-cell office:value-type="float" office:value="264.574" calcext:value-type="float">
            <text:p>264.6 </text:p>
          </table:table-cell>
          <table:table-cell office:value-type="float" office:value="268.713" calcext:value-type="float">
            <text:p>268.7 </text:p>
          </table:table-cell>
          <table:table-cell office:value-type="float" office:value="364.645" calcext:value-type="float">
            <text:p>364.6 </text:p>
          </table:table-cell>
          <table:table-cell office:value-type="float" office:value="445.583" calcext:value-type="float">
            <text:p>445.6 </text:p>
          </table:table-cell>
          <table:table-cell office:value-type="float" office:value="477.193" calcext:value-type="float">
            <text:p>477.2 </text:p>
          </table:table-cell>
          <table:table-cell office:value-type="float" office:value="478.938" calcext:value-type="float">
            <text:p>478.9 </text:p>
          </table:table-cell>
          <table:table-cell office:value-type="float" office:value="577.35" calcext:value-type="float">
            <text:p>577.4 </text:p>
          </table:table-cell>
          <table:table-cell office:value-type="float" office:value="683.588" calcext:value-type="float">
            <text:p>683.6 </text:p>
          </table:table-cell>
          <table:table-cell office:value-type="float" office:value="787.718" calcext:value-type="float">
            <text:p>787.7 </text:p>
          </table:table-cell>
          <table:table-cell office:value-type="float" office:value="733.852" calcext:value-type="float">
            <text:p>733.9 </text:p>
          </table:table-cell>
          <table:table-cell office:value-type="float" office:value="785.268" calcext:value-type="float">
            <text:p>785.3 </text:p>
          </table:table-cell>
          <table:table-cell office:value-type="float" office:value="899.358" calcext:value-type="float">
            <text:p>899.4 </text:p>
          </table:table-cell>
          <table:table-cell office:value-type="float" office:value="869.865" calcext:value-type="float">
            <text:p>869.9 </text:p>
          </table:table-cell>
          <table:table-cell office:value-type="float" office:value="785.675" calcext:value-type="float">
            <text:p>785.7 </text:p>
          </table:table-cell>
          <table:table-cell office:value-type="float" office:value="800.672" calcext:value-type="float">
            <text:p>800.7 </text:p>
          </table:table-cell>
          <table:table-cell office:value-type="float" office:value="795.503" calcext:value-type="float">
            <text:p>795.5 </text:p>
          </table:table-cell>
          <table:table-cell office:value-type="float" office:value="706.891" calcext:value-type="float">
            <text:p>706.9 </text:p>
          </table:table-cell>
          <table:table-cell office:value-type="float" office:value="683.431" calcext:value-type="float">
            <text:p>683.4 </text:p>
          </table:table-cell>
          <table:table-cell office:value-type="float" office:value="715.933" calcext:value-type="float">
            <text:p>715.9 </text:p>
          </table:table-cell>
          <table:table-cell office:value-type="float" office:value="868.088" calcext:value-type="float">
            <text:p>868.1 </text:p>
          </table:table-cell>
          <table:table-cell office:value-type="float" office:value="955.248" calcext:value-type="float">
            <text:p>955.2 </text:p>
          </table:table-cell>
          <table:table-cell office:value-type="float" office:value="968.527" calcext:value-type="float">
            <text:p>968.5 </text:p>
          </table:table-cell>
          <table:table-cell office:value-type="float" office:value="1036.035" calcext:value-type="float">
            <text:p>1,036.0 </text:p>
          </table:table-cell>
          <table:table-cell office:value-type="float" office:value="1200.351" calcext:value-type="float">
            <text:p>1,200.4 </text:p>
          </table:table-cell>
          <table:table-cell office:value-type="float" office:value="1326.069" calcext:value-type="float">
            <text:p>1,326.1 </text:p>
          </table:table-cell>
          <table:table-cell office:value-type="float" office:value="1233.156" calcext:value-type="float">
            <text:p>1,233.2 </text:p>
          </table:table-cell>
          <table:table-cell office:value-type="float" office:value="1196.24" calcext:value-type="float">
            <text:p>1,196.2 </text:p>
          </table:table-cell>
          <table:table-cell office:value-type="float" office:value="1341.915" calcext:value-type="float">
            <text:p>1,341.9 </text:p>
          </table:table-cell>
          <table:table-cell office:value-type="float" office:value="1290.136" calcext:value-type="float">
            <text:p>1,290.1 </text:p>
          </table:table-cell>
          <table:table-cell office:value-type="float" office:value="1379.046" calcext:value-type="float">
            <text:p>1,379.0 </text:p>
          </table:table-cell>
          <table:table-cell office:value-type="float" office:value="1431.076" calcext:value-type="float">
            <text:p>1,431.1 </text:p>
          </table:table-cell>
          <table:table-cell office:value-type="float" office:value="1251.707" calcext:value-type="float">
            <text:p>1,251.7 </text:p>
          </table:table-cell>
          <table:table-cell office:value-type="float" office:value="1305.718" calcext:value-type="float">
            <text:p>1,305.7 </text:p>
          </table:table-cell>
        </table:table-row>
        <table:table-row table:style-name="ro3">
          <table:table-cell office:value-type="string" calcext:value-type="string">
            <text:p>Greece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GRC]&amp;ShowOnWeb=true" xlink:type="simple">i</text:a></text:p>
          </table:table-cell>
          <table:table-cell table:number-columns-repeated="14" table:style-name="ce18" office:value-type="string" calcext:value-type="string">
            <text:p>..</text:p>
          </table:table-cell>
          <table:table-cell table:style-name="ce18" office:value-type="float" office:value="1.731" calcext:value-type="float">
            <text:p>1.731</text:p>
          </table:table-cell>
          <table:table-cell table:style-name="ce18" office:value-type="float" office:value="2.05" calcext:value-type="float">
            <text:p>2.05</text:p>
          </table:table-cell>
          <table:table-cell table:style-name="ce18" office:value-type="float" office:value="1.981" calcext:value-type="float">
            <text:p>1.981</text:p>
          </table:table-cell>
          <table:table-cell table:style-name="ce18" office:value-type="float" office:value="2.466" calcext:value-type="float">
            <text:p>2.466</text:p>
          </table:table-cell>
          <table:table-cell table:style-name="ce18" office:value-type="float" office:value="2.725" calcext:value-type="float">
            <text:p>2.725</text:p>
          </table:table-cell>
          <table:table-cell table:style-name="ce18" office:value-type="float" office:value="3.067" calcext:value-type="float">
            <text:p>3.067</text:p>
          </table:table-cell>
          <table:table-cell table:style-name="ce18" office:value-type="float" office:value="3.601" calcext:value-type="float">
            <text:p>3.601</text:p>
          </table:table-cell>
          <table:table-cell table:style-name="ce18" office:value-type="float" office:value="5.859" calcext:value-type="float">
            <text:p>5.859</text:p>
          </table:table-cell>
          <table:table-cell table:style-name="ce18" office:value-type="float" office:value="7.891" calcext:value-type="float">
            <text:p>7.891</text:p>
          </table:table-cell>
          <table:table-cell table:style-name="ce18" office:value-type="float" office:value="8.881" calcext:value-type="float">
            <text:p>8.881</text:p>
          </table:table-cell>
          <table:table-cell table:style-name="ce18" office:value-type="float" office:value="9.532" calcext:value-type="float">
            <text:p>9.532</text:p>
          </table:table-cell>
          <table:table-cell table:style-name="ce18" office:value-type="float" office:value="14.564" calcext:value-type="float">
            <text:p>14.564</text:p>
          </table:table-cell>
          <table:table-cell table:style-name="ce18" office:value-type="float" office:value="17.582" calcext:value-type="float">
            <text:p>17.582</text:p>
          </table:table-cell>
          <table:table-cell table:style-name="ce18" office:value-type="float" office:value="21.983" calcext:value-type="float">
            <text:p>21.983</text:p>
          </table:table-cell>
          <table:table-cell table:style-name="ce18" office:value-type="float" office:value="22.785" calcext:value-type="float">
            <text:p>22.785</text:p>
          </table:table-cell>
          <table:table-cell table:style-name="ce18" office:value-type="float" office:value="26.425" calcext:value-type="float">
            <text:p>26.425</text:p>
          </table:table-cell>
          <table:table-cell table:style-name="ce18" office:value-type="float" office:value="33.806" calcext:value-type="float">
            <text:p>33.806</text:p>
          </table:table-cell>
          <table:table-cell table:style-name="ce18" office:value-type="float" office:value="44.785" calcext:value-type="float">
            <text:p>44.785</text:p>
          </table:table-cell>
          <table:table-cell table:style-name="ce18" office:value-type="float" office:value="37.437" calcext:value-type="float">
            <text:p>37.437</text:p>
          </table:table-cell>
          <table:table-cell table:style-name="ce18" office:value-type="float" office:value="42.997" calcext:value-type="float">
            <text:p>42.997</text:p>
          </table:table-cell>
          <table:table-cell table:style-name="ce18" office:value-type="float" office:value="44.762" calcext:value-type="float">
            <text:p>44.762</text:p>
          </table:table-cell>
          <table:table-cell table:style-name="ce18" office:value-type="float" office:value="43.422" calcext:value-type="float">
            <text:p>43.422</text:p>
          </table:table-cell>
          <table:table-cell table:style-name="ce18" office:value-type="float" office:value="43.594" calcext:value-type="float">
            <text:p>43.594</text:p>
          </table:table-cell>
          <table:table-cell table:style-name="ce18" office:value-type="float" office:value="49.67" calcext:value-type="float">
            <text:p>49.67</text:p>
          </table:table-cell>
          <table:table-cell table:style-name="ce18" office:value-type="float" office:value="62.481" calcext:value-type="float">
            <text:p>62.481</text:p>
          </table:table-cell>
          <table:table-cell table:style-name="ce18" office:value-type="float" office:value="72.004" calcext:value-type="float">
            <text:p>72.004</text:p>
          </table:table-cell>
          <table:table-cell table:style-name="ce18" office:value-type="float" office:value="77.289" calcext:value-type="float">
            <text:p>77.289</text:p>
          </table:table-cell>
          <table:table-cell table:style-name="ce18" office:value-type="float" office:value="82.927" calcext:value-type="float">
            <text:p>82.927</text:p>
          </table:table-cell>
          <table:table-cell table:style-name="ce18" office:value-type="float" office:value="99.338" calcext:value-type="float">
            <text:p>99.338</text:p>
          </table:table-cell>
          <table:table-cell table:style-name="ce18" office:value-type="float" office:value="109.593" calcext:value-type="float">
            <text:p>109.593</text:p>
          </table:table-cell>
          <table:table-cell table:style-name="ce18" office:value-type="float" office:value="101.082" calcext:value-type="float">
            <text:p>101.082</text:p>
          </table:table-cell>
          <table:table-cell table:style-name="ce18" office:value-type="float" office:value="95.866" calcext:value-type="float">
            <text:p>95.866</text:p>
          </table:table-cell>
          <table:table-cell table:style-name="ce18" office:value-type="float" office:value="96.848" calcext:value-type="float">
            <text:p>96.848</text:p>
          </table:table-cell>
          <table:table-cell table:style-name="ce18" office:value-type="float" office:value="87.25" calcext:value-type="float">
            <text:p>87.25</text:p>
          </table:table-cell>
          <table:table-cell table:style-name="ce18" office:value-type="float" office:value="85.03" calcext:value-type="float">
            <text:p>85.03</text:p>
          </table:table-cell>
          <table:table-cell table:style-name="ce18" office:value-type="float" office:value="84.712" calcext:value-type="float">
            <text:p>84.712</text:p>
          </table:table-cell>
          <table:table-cell table:style-name="ce18" office:value-type="float" office:value="70.949" calcext:value-type="float">
            <text:p>70.949</text:p>
          </table:table-cell>
          <table:table-cell table:style-name="ce18" office:value-type="float" office:value="75.002" calcext:value-type="float">
            <text:p>75.002</text:p>
          </table:table-cell>
        </table:table-row>
        <table:table-row table:style-name="ro3">
          <table:table-cell office:value-type="string" calcext:value-type="string">
            <text:p>Hungary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HUN]&amp;ShowOnWeb=true" xlink:type="simple">i</text:a></text:p>
          </table:table-cell>
          <table:table-cell table:number-columns-repeated="26" office:value-type="string" calcext:value-type="string">
            <text:p>..</text:p>
          </table:table-cell>
          <table:table-cell office:value-type="float" office:value="15.501" calcext:value-type="float">
            <text:p>15.5 </text:p>
          </table:table-cell>
          <table:table-cell office:value-type="float" office:value="17.178" calcext:value-type="float">
            <text:p>17.2 </text:p>
          </table:table-cell>
          <table:table-cell office:value-type="float" office:value="18.14" calcext:value-type="float">
            <text:p>18.1 </text:p>
          </table:table-cell>
          <table:table-cell office:value-type="float" office:value="18.448" calcext:value-type="float">
            <text:p>18.4 </text:p>
          </table:table-cell>
          <table:table-cell office:value-type="float" office:value="18.927" calcext:value-type="float">
            <text:p>18.9 </text:p>
          </table:table-cell>
          <table:table-cell office:value-type="float" office:value="18.398" calcext:value-type="float">
            <text:p>18.4 </text:p>
          </table:table-cell>
          <table:table-cell office:value-type="float" office:value="17.867" calcext:value-type="float">
            <text:p>17.9 </text:p>
          </table:table-cell>
          <table:table-cell office:value-type="float" office:value="18.276" calcext:value-type="float">
            <text:p>18.3 </text:p>
          </table:table-cell>
          <table:table-cell office:value-type="float" office:value="18.79" calcext:value-type="float">
            <text:p>18.8 </text:p>
          </table:table-cell>
          <table:table-cell office:value-type="float" office:value="18.211" calcext:value-type="float">
            <text:p>18.2 </text:p>
          </table:table-cell>
          <table:table-cell office:value-type="float" office:value="20.239" calcext:value-type="float">
            <text:p>20.2 </text:p>
          </table:table-cell>
          <table:table-cell office:value-type="float" office:value="25.298" calcext:value-type="float">
            <text:p>25.3 </text:p>
          </table:table-cell>
          <table:table-cell office:value-type="float" office:value="31.783" calcext:value-type="float">
            <text:p>31.8 </text:p>
          </table:table-cell>
          <table:table-cell office:value-type="float" office:value="38.547" calcext:value-type="float">
            <text:p>38.5 </text:p>
          </table:table-cell>
          <table:table-cell office:value-type="float" office:value="41.308" calcext:value-type="float">
            <text:p>41.3 </text:p>
          </table:table-cell>
          <table:table-cell office:value-type="float" office:value="42.117" calcext:value-type="float">
            <text:p>42.1 </text:p>
          </table:table-cell>
          <table:table-cell office:value-type="float" office:value="55.09" calcext:value-type="float">
            <text:p>55.1 </text:p>
          </table:table-cell>
          <table:table-cell office:value-type="float" office:value="62.206" calcext:value-type="float">
            <text:p>62.2 </text:p>
          </table:table-cell>
          <table:table-cell office:value-type="float" office:value="50.931" calcext:value-type="float">
            <text:p>50.9 </text:p>
          </table:table-cell>
          <table:table-cell office:value-type="float" office:value="48.832" calcext:value-type="float">
            <text:p>48.8 </text:p>
          </table:table-cell>
          <table:table-cell office:value-type="float" office:value="51.071" calcext:value-type="float">
            <text:p>51.1 </text:p>
          </table:table-cell>
          <table:table-cell office:value-type="float" office:value="49.119" calcext:value-type="float">
            <text:p>49.1 </text:p>
          </table:table-cell>
          <table:table-cell office:value-type="float" office:value="51.303" calcext:value-type="float">
            <text:p>51.3 </text:p>
          </table:table-cell>
          <table:table-cell office:value-type="float" office:value="53.153" calcext:value-type="float">
            <text:p>53.2 </text:p>
          </table:table-cell>
          <table:table-cell office:value-type="float" office:value="47.501" calcext:value-type="float">
            <text:p>47.5 </text:p>
          </table:table-cell>
          <table:table-cell office:value-type="float" office:value="49.004" calcext:value-type="float">
            <text:p>49.0 </text:p>
          </table:table-cell>
        </table:table-row>
        <table:table-row table:style-name="ro3">
          <table:table-cell office:value-type="string" calcext:value-type="string">
            <text:p>Iceland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ISL]&amp;ShowOnWeb=true" xlink:type="simple">i</text:a></text:p>
          </table:table-cell>
          <table:table-cell table:style-name="ce18" office:value-type="float" office:value="0.139" calcext:value-type="float">
            <text:p>0.139</text:p>
          </table:table-cell>
          <table:table-cell table:number-columns-repeated="4" table:style-name="ce18" office:value-type="string" calcext:value-type="string">
            <text:p>..</text:p>
          </table:table-cell>
          <table:table-cell table:style-name="ce18" office:value-type="float" office:value="0.142" calcext:value-type="float">
            <text:p>0.142</text:p>
          </table:table-cell>
          <table:table-cell table:number-columns-repeated="4" table:style-name="ce18" office:value-type="string" calcext:value-type="string">
            <text:p>..</text:p>
          </table:table-cell>
          <table:table-cell table:style-name="ce18" office:value-type="float" office:value="0.416" calcext:value-type="float">
            <text:p>0.416</text:p>
          </table:table-cell>
          <table:table-cell table:number-columns-repeated="4" table:style-name="ce18" office:value-type="string" calcext:value-type="string">
            <text:p>..</text:p>
          </table:table-cell>
          <table:table-cell table:style-name="ce18" office:value-type="float" office:value="0.989" calcext:value-type="float">
            <text:p>0.989</text:p>
          </table:table-cell>
          <table:table-cell table:style-name="ce18" office:value-type="float" office:value="1.06" calcext:value-type="float">
            <text:p>1.06</text:p>
          </table:table-cell>
          <table:table-cell table:style-name="ce18" office:value-type="float" office:value="0.984" calcext:value-type="float">
            <text:p>0.984</text:p>
          </table:table-cell>
          <table:table-cell table:style-name="ce18" office:value-type="float" office:value="0.772" calcext:value-type="float">
            <text:p>0.772</text:p>
          </table:table-cell>
          <table:table-cell table:style-name="ce18" office:value-type="float" office:value="0.834" calcext:value-type="float">
            <text:p>0.834</text:p>
          </table:table-cell>
          <table:table-cell table:style-name="ce18" office:value-type="float" office:value="0.828" calcext:value-type="float">
            <text:p>0.828</text:p>
          </table:table-cell>
          <table:table-cell table:style-name="ce18" office:value-type="float" office:value="1.115" calcext:value-type="float">
            <text:p>1.115</text:p>
          </table:table-cell>
          <table:table-cell table:style-name="ce18" office:value-type="float" office:value="1.562" calcext:value-type="float">
            <text:p>1.562</text:p>
          </table:table-cell>
          <table:table-cell table:style-name="ce18" office:value-type="float" office:value="1.881" calcext:value-type="float">
            <text:p>1.881</text:p>
          </table:table-cell>
          <table:table-cell table:style-name="ce18" office:value-type="float" office:value="1.753" calcext:value-type="float">
            <text:p>1.753</text:p>
          </table:table-cell>
          <table:table-cell table:style-name="ce18" office:value-type="float" office:value="1.969" calcext:value-type="float">
            <text:p>1.969</text:p>
          </table:table-cell>
          <table:table-cell table:style-name="ce18" office:value-type="float" office:value="2.127" calcext:value-type="float">
            <text:p>2.127</text:p>
          </table:table-cell>
          <table:table-cell table:style-name="ce18" office:value-type="float" office:value="2.239" calcext:value-type="float">
            <text:p>2.239</text:p>
          </table:table-cell>
          <table:table-cell table:style-name="ce18" office:value-type="float" office:value="1.902" calcext:value-type="float">
            <text:p>1.902</text:p>
          </table:table-cell>
          <table:table-cell table:style-name="ce18" office:value-type="float" office:value="1.925" calcext:value-type="float">
            <text:p>1.925</text:p>
          </table:table-cell>
          <table:table-cell table:style-name="ce18" office:value-type="float" office:value="2.186" calcext:value-type="float">
            <text:p>2.186</text:p>
          </table:table-cell>
          <table:table-cell table:style-name="ce18" office:value-type="float" office:value="2.361" calcext:value-type="float">
            <text:p>2.361</text:p>
          </table:table-cell>
          <table:table-cell table:style-name="ce18" office:value-type="float" office:value="2.389" calcext:value-type="float">
            <text:p>2.389</text:p>
          </table:table-cell>
          <table:table-cell table:style-name="ce18" office:value-type="float" office:value="2.851" calcext:value-type="float">
            <text:p>2.851</text:p>
          </table:table-cell>
          <table:table-cell table:style-name="ce18" office:value-type="float" office:value="3.222" calcext:value-type="float">
            <text:p>3.222</text:p>
          </table:table-cell>
          <table:table-cell table:style-name="ce18" office:value-type="float" office:value="3.229" calcext:value-type="float">
            <text:p>3.229</text:p>
          </table:table-cell>
          <table:table-cell table:style-name="ce18" office:value-type="float" office:value="2.798" calcext:value-type="float">
            <text:p>2.798</text:p>
          </table:table-cell>
          <table:table-cell table:style-name="ce18" office:value-type="float" office:value="3.149" calcext:value-type="float">
            <text:p>3.149</text:p>
          </table:table-cell>
          <table:table-cell table:style-name="ce18" office:value-type="float" office:value="4.031" calcext:value-type="float">
            <text:p>4.031</text:p>
          </table:table-cell>
          <table:table-cell table:style-name="ce18" office:value-type="float" office:value="5.022" calcext:value-type="float">
            <text:p>5.022</text:p>
          </table:table-cell>
          <table:table-cell table:style-name="ce18" office:value-type="float" office:value="6.637" calcext:value-type="float">
            <text:p>6.637</text:p>
          </table:table-cell>
          <table:table-cell table:style-name="ce18" office:value-type="float" office:value="6.936" calcext:value-type="float">
            <text:p>6.936</text:p>
          </table:table-cell>
          <table:table-cell table:style-name="ce18" office:value-type="float" office:value="8.299" calcext:value-type="float">
            <text:p>8.299</text:p>
          </table:table-cell>
          <table:table-cell table:style-name="ce18" office:value-type="float" office:value="6.177" calcext:value-type="float">
            <text:p>6.177</text:p>
          </table:table-cell>
          <table:table-cell table:style-name="ce18" office:value-type="float" office:value="4.104" calcext:value-type="float">
            <text:p>4.104</text:p>
          </table:table-cell>
          <table:table-cell table:style-name="ce18" office:value-type="float" office:value="4.42" calcext:value-type="float">
            <text:p>4.42</text:p>
          </table:table-cell>
          <table:table-cell table:style-name="ce18" office:value-type="float" office:value="5.049" calcext:value-type="float">
            <text:p>5.049</text:p>
          </table:table-cell>
          <table:table-cell table:style-name="ce18" office:value-type="float" office:value="5.007" calcext:value-type="float">
            <text:p>5.007</text:p>
          </table:table-cell>
          <table:table-cell table:style-name="ce18" office:value-type="float" office:value="5.535" calcext:value-type="float">
            <text:p>5.535</text:p>
          </table:table-cell>
          <table:table-cell table:style-name="ce18" office:value-type="float" office:value="6.635" calcext:value-type="float">
            <text:p>6.635</text:p>
          </table:table-cell>
          <table:table-cell table:style-name="ce18" office:value-type="float" office:value="6.156" calcext:value-type="float">
            <text:p>6.156</text:p>
          </table:table-cell>
          <table:table-cell table:style-name="ce18" office:value-type="float" office:value="7.29" calcext:value-type="float">
            <text:p>7.29</text:p>
          </table:table-cell>
        </table:table-row>
        <table:table-row table:style-name="ro3">
          <table:table-cell office:value-type="string" calcext:value-type="string">
            <text:p>Ireland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IRL]&amp;ShowOnWeb=true" xlink:type="simple">i</text:a></text:p>
          </table:table-cell>
          <table:table-cell office:value-type="float" office:value="0.698" calcext:value-type="float">
            <text:p>0.7 </text:p>
          </table:table-cell>
          <table:table-cell office:value-type="float" office:value="0.794" calcext:value-type="float">
            <text:p>0.8 </text:p>
          </table:table-cell>
          <table:table-cell table:number-columns-repeated="2" office:value-type="float" office:value="0.868" calcext:value-type="float">
            <text:p>0.9 </text:p>
          </table:table-cell>
          <table:table-cell office:value-type="float" office:value="1.025" calcext:value-type="float">
            <text:p>1.0 </text:p>
          </table:table-cell>
          <table:table-cell office:value-type="float" office:value="1.211" calcext:value-type="float">
            <text:p>1.2 </text:p>
          </table:table-cell>
          <table:table-cell office:value-type="float" office:value="1.464" calcext:value-type="float">
            <text:p>1.5 </text:p>
          </table:table-cell>
          <table:table-cell office:value-type="float" office:value="1.732" calcext:value-type="float">
            <text:p>1.7 </text:p>
          </table:table-cell>
          <table:table-cell office:value-type="float" office:value="2.063" calcext:value-type="float">
            <text:p>2.1 </text:p>
          </table:table-cell>
          <table:table-cell office:value-type="float" office:value="2.211" calcext:value-type="float">
            <text:p>2.2 </text:p>
          </table:table-cell>
          <table:table-cell office:value-type="float" office:value="2.647" calcext:value-type="float">
            <text:p>2.6 </text:p>
          </table:table-cell>
          <table:table-cell office:value-type="float" office:value="2.923" calcext:value-type="float">
            <text:p>2.9 </text:p>
          </table:table-cell>
          <table:table-cell office:value-type="float" office:value="3.313" calcext:value-type="float">
            <text:p>3.3 </text:p>
          </table:table-cell>
          <table:table-cell office:value-type="float" office:value="4.087" calcext:value-type="float">
            <text:p>4.1 </text:p>
          </table:table-cell>
          <table:table-cell office:value-type="float" office:value="4.29" calcext:value-type="float">
            <text:p>4.3 </text:p>
          </table:table-cell>
          <table:table-cell office:value-type="float" office:value="5.623" calcext:value-type="float">
            <text:p>5.6 </text:p>
          </table:table-cell>
          <table:table-cell office:value-type="float" office:value="5.657" calcext:value-type="float">
            <text:p>5.7 </text:p>
          </table:table-cell>
          <table:table-cell office:value-type="float" office:value="6.099" calcext:value-type="float">
            <text:p>6.1 </text:p>
          </table:table-cell>
          <table:table-cell office:value-type="float" office:value="6.395" calcext:value-type="float">
            <text:p>6.4 </text:p>
          </table:table-cell>
          <table:table-cell office:value-type="float" office:value="6.42" calcext:value-type="float">
            <text:p>6.4 </text:p>
          </table:table-cell>
          <table:table-cell office:value-type="float" office:value="6.495" calcext:value-type="float">
            <text:p>6.5 </text:p>
          </table:table-cell>
          <table:table-cell office:value-type="float" office:value="9.135" calcext:value-type="float">
            <text:p>9.1 </text:p>
          </table:table-cell>
          <table:table-cell office:value-type="float" office:value="11.537" calcext:value-type="float">
            <text:p>11.5 </text:p>
          </table:table-cell>
          <table:table-cell office:value-type="float" office:value="13.278" calcext:value-type="float">
            <text:p>13.3 </text:p>
          </table:table-cell>
          <table:table-cell office:value-type="float" office:value="12.585" calcext:value-type="float">
            <text:p>12.6 </text:p>
          </table:table-cell>
          <table:table-cell office:value-type="float" office:value="15.565" calcext:value-type="float">
            <text:p>15.6 </text:p>
          </table:table-cell>
          <table:table-cell office:value-type="float" office:value="16.002" calcext:value-type="float">
            <text:p>16.0 </text:p>
          </table:table-cell>
          <table:table-cell office:value-type="float" office:value="17.984" calcext:value-type="float">
            <text:p>18.0 </text:p>
          </table:table-cell>
          <table:table-cell office:value-type="float" office:value="17.581" calcext:value-type="float">
            <text:p>17.6 </text:p>
          </table:table-cell>
          <table:table-cell office:value-type="float" office:value="19.76" calcext:value-type="float">
            <text:p>19.8 </text:p>
          </table:table-cell>
          <table:table-cell office:value-type="float" office:value="22.743" calcext:value-type="float">
            <text:p>22.7 </text:p>
          </table:table-cell>
          <table:table-cell office:value-type="float" office:value="24.388" calcext:value-type="float">
            <text:p>24.4 </text:p>
          </table:table-cell>
          <table:table-cell office:value-type="float" office:value="24.663" calcext:value-type="float">
            <text:p>24.7 </text:p>
          </table:table-cell>
          <table:table-cell office:value-type="float" office:value="27.703" calcext:value-type="float">
            <text:p>27.7 </text:p>
          </table:table-cell>
          <table:table-cell office:value-type="float" office:value="30.485" calcext:value-type="float">
            <text:p>30.5 </text:p>
          </table:table-cell>
          <table:table-cell office:value-type="float" office:value="30.723" calcext:value-type="float">
            <text:p>30.7 </text:p>
          </table:table-cell>
          <table:table-cell office:value-type="float" office:value="31.243" calcext:value-type="float">
            <text:p>31.2 </text:p>
          </table:table-cell>
          <table:table-cell office:value-type="float" office:value="34.95" calcext:value-type="float">
            <text:p>35.0 </text:p>
          </table:table-cell>
          <table:table-cell office:value-type="float" office:value="45.82" calcext:value-type="float">
            <text:p>45.8 </text:p>
          </table:table-cell>
          <table:table-cell office:value-type="float" office:value="56.145" calcext:value-type="float">
            <text:p>56.1 </text:p>
          </table:table-cell>
          <table:table-cell office:value-type="float" office:value="62.182" calcext:value-type="float">
            <text:p>62.2 </text:p>
          </table:table-cell>
          <table:table-cell office:value-type="float" office:value="71.591" calcext:value-type="float">
            <text:p>71.6 </text:p>
          </table:table-cell>
          <table:table-cell office:value-type="float" office:value="82.029" calcext:value-type="float">
            <text:p>82.0 </text:p>
          </table:table-cell>
          <table:table-cell office:value-type="float" office:value="78.092" calcext:value-type="float">
            <text:p>78.1 </text:p>
          </table:table-cell>
          <table:table-cell office:value-type="float" office:value="64.547" calcext:value-type="float">
            <text:p>64.5 </text:p>
          </table:table-cell>
          <table:table-cell office:value-type="float" office:value="59.981" calcext:value-type="float">
            <text:p>60.0 </text:p>
          </table:table-cell>
          <table:table-cell office:value-type="float" office:value="65.168" calcext:value-type="float">
            <text:p>65.2 </text:p>
          </table:table-cell>
          <table:table-cell office:value-type="float" office:value="62.029" calcext:value-type="float">
            <text:p>62.0 </text:p>
          </table:table-cell>
          <table:table-cell office:value-type="float" office:value="67.413" calcext:value-type="float">
            <text:p>67.4 </text:p>
          </table:table-cell>
          <table:table-cell office:value-type="float" office:value="73.598" calcext:value-type="float">
            <text:p>73.6 </text:p>
          </table:table-cell>
          <table:table-cell office:value-type="float" office:value="67.213" calcext:value-type="float">
            <text:p>67.2 </text:p>
          </table:table-cell>
          <table:table-cell office:value-type="float" office:value="70.183" calcext:value-type="float">
            <text:p>70.2 </text:p>
          </table:table-cell>
        </table:table-row>
        <table:table-row table:style-name="ro3">
          <table:table-cell table:style-name="ce11" office:value-type="string" calcext:value-type="string">
            <text:p><text:a xlink:href="http://stats.oecd.org/OECDStat_Metadata/ShowMetadata.ashx?Dataset=REV&amp;Coords=[COU].[ISR]&amp;ShowOnWeb=true&amp;Lang=en" xlink:type="simple">Israel</text:a>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ISR]&amp;ShowOnWeb=true" xlink:type="simple">i</text:a></text:p>
          </table:table-cell>
          <table:table-cell table:number-columns-repeated="30" table:style-name="ce18" office:value-type="string" calcext:value-type="string">
            <text:p>..</text:p>
          </table:table-cell>
          <table:table-cell table:style-name="ce18" office:value-type="float" office:value="35.541" calcext:value-type="float">
            <text:p>35.541</text:p>
          </table:table-cell>
          <table:table-cell table:style-name="ce18" office:value-type="float" office:value="38.379" calcext:value-type="float">
            <text:p>38.379</text:p>
          </table:table-cell>
          <table:table-cell table:style-name="ce18" office:value-type="float" office:value="40.626" calcext:value-type="float">
            <text:p>40.626</text:p>
          </table:table-cell>
          <table:table-cell table:style-name="ce18" office:value-type="float" office:value="39.849" calcext:value-type="float">
            <text:p>39.849</text:p>
          </table:table-cell>
          <table:table-cell table:style-name="ce18" office:value-type="float" office:value="40.078" calcext:value-type="float">
            <text:p>40.078</text:p>
          </table:table-cell>
          <table:table-cell table:style-name="ce18" office:value-type="float" office:value="46.185" calcext:value-type="float">
            <text:p>46.185</text:p>
          </table:table-cell>
          <table:table-cell table:style-name="ce18" office:value-type="float" office:value="45.407" calcext:value-type="float">
            <text:p>45.407</text:p>
          </table:table-cell>
          <table:table-cell table:style-name="ce18" office:value-type="float" office:value="41.132" calcext:value-type="float">
            <text:p>41.132</text:p>
          </table:table-cell>
          <table:table-cell table:style-name="ce18" office:value-type="float" office:value="42.297" calcext:value-type="float">
            <text:p>42.297</text:p>
          </table:table-cell>
          <table:table-cell table:style-name="ce18" office:value-type="float" office:value="45.158" calcext:value-type="float">
            <text:p>45.158</text:p>
          </table:table-cell>
          <table:table-cell table:style-name="ce18" office:value-type="float" office:value="48.032" calcext:value-type="float">
            <text:p>48.032</text:p>
          </table:table-cell>
          <table:table-cell table:style-name="ce18" office:value-type="float" office:value="52.736" calcext:value-type="float">
            <text:p>52.736</text:p>
          </table:table-cell>
          <table:table-cell table:style-name="ce18" office:value-type="float" office:value="61.157" calcext:value-type="float">
            <text:p>61.157</text:p>
          </table:table-cell>
          <table:table-cell table:style-name="ce18" office:value-type="float" office:value="69.085" calcext:value-type="float">
            <text:p>69.085</text:p>
          </table:table-cell>
          <table:table-cell table:style-name="ce18" office:value-type="float" office:value="61.968" calcext:value-type="float">
            <text:p>61.968</text:p>
          </table:table-cell>
          <table:table-cell table:style-name="ce18" office:value-type="float" office:value="71.987" calcext:value-type="float">
            <text:p>71.987</text:p>
          </table:table-cell>
          <table:table-cell table:style-name="ce18" office:value-type="float" office:value="80.933" calcext:value-type="float">
            <text:p>80.933</text:p>
          </table:table-cell>
          <table:table-cell table:style-name="ce18" office:value-type="float" office:value="77.376" calcext:value-type="float">
            <text:p>77.376</text:p>
          </table:table-cell>
          <table:table-cell table:style-name="ce18" office:value-type="float" office:value="90.142" calcext:value-type="float">
            <text:p>90.142</text:p>
          </table:table-cell>
          <table:table-cell table:style-name="ce18" office:value-type="float" office:value="96.1" calcext:value-type="float">
            <text:p>96.1</text:p>
          </table:table-cell>
          <table:table-cell table:style-name="ce18" office:value-type="float" office:value="93.66" calcext:value-type="float">
            <text:p>93.66</text:p>
          </table:table-cell>
          <table:table-cell table:style-name="ce18" office:value-type="float" office:value="99.621" calcext:value-type="float">
            <text:p>99.621</text:p>
          </table:table-cell>
        </table:table-row>
        <table:table-row table:style-name="ro3">
          <table:table-cell office:value-type="string" calcext:value-type="string">
            <text:p>Italy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ITA]&amp;ShowOnWeb=true" xlink:type="simple">i</text:a></text:p>
          </table:table-cell>
          <table:table-cell table:number-columns-repeated="14" office:value-type="string" calcext:value-type="string">
            <text:p>..</text:p>
          </table:table-cell>
          <table:table-cell office:value-type="float" office:value="58.292" calcext:value-type="float">
            <text:p>58.3 </text:p>
          </table:table-cell>
          <table:table-cell office:value-type="float" office:value="83.964" calcext:value-type="float">
            <text:p>84.0 </text:p>
          </table:table-cell>
          <table:table-cell office:value-type="float" office:value="83.734" calcext:value-type="float">
            <text:p>83.7 </text:p>
          </table:table-cell>
          <table:table-cell office:value-type="float" office:value="92.729" calcext:value-type="float">
            <text:p>92.7 </text:p>
          </table:table-cell>
          <table:table-cell office:value-type="float" office:value="104.161" calcext:value-type="float">
            <text:p>104.2 </text:p>
          </table:table-cell>
          <table:table-cell office:value-type="float" office:value="102.777" calcext:value-type="float">
            <text:p>102.8 </text:p>
          </table:table-cell>
          <table:table-cell office:value-type="float" office:value="109.328" calcext:value-type="float">
            <text:p>109.3 </text:p>
          </table:table-cell>
          <table:table-cell office:value-type="float" office:value="164.053" calcext:value-type="float">
            <text:p>164.1 </text:p>
          </table:table-cell>
          <table:table-cell office:value-type="float" office:value="211.382" calcext:value-type="float">
            <text:p>211.4 </text:p>
          </table:table-cell>
          <table:table-cell office:value-type="float" office:value="244.589" calcext:value-type="float">
            <text:p>244.6 </text:p>
          </table:table-cell>
          <table:table-cell office:value-type="float" office:value="256.963" calcext:value-type="float">
            <text:p>257.0 </text:p>
          </table:table-cell>
          <table:table-cell office:value-type="float" office:value="336.581" calcext:value-type="float">
            <text:p>336.6 </text:p>
          </table:table-cell>
          <table:table-cell office:value-type="float" office:value="361.87" calcext:value-type="float">
            <text:p>361.9 </text:p>
          </table:table-cell>
          <table:table-cell office:value-type="float" office:value="423.287" calcext:value-type="float">
            <text:p>423.3 </text:p>
          </table:table-cell>
          <table:table-cell office:value-type="float" office:value="410.655" calcext:value-type="float">
            <text:p>410.7 </text:p>
          </table:table-cell>
          <table:table-cell office:value-type="float" office:value="418.929" calcext:value-type="float">
            <text:p>418.9 </text:p>
          </table:table-cell>
          <table:table-cell office:value-type="float" office:value="496.803" calcext:value-type="float">
            <text:p>496.8 </text:p>
          </table:table-cell>
          <table:table-cell office:value-type="float" office:value="533.086" calcext:value-type="float">
            <text:p>533.1 </text:p>
          </table:table-cell>
          <table:table-cell office:value-type="float" office:value="514.666" calcext:value-type="float">
            <text:p>514.7 </text:p>
          </table:table-cell>
          <table:table-cell office:value-type="float" office:value="508.468" calcext:value-type="float">
            <text:p>508.5 </text:p>
          </table:table-cell>
          <table:table-cell office:value-type="float" office:value="510.76" calcext:value-type="float">
            <text:p>510.8 </text:p>
          </table:table-cell>
          <table:table-cell office:value-type="float" office:value="463.642" calcext:value-type="float">
            <text:p>463.6 </text:p>
          </table:table-cell>
          <table:table-cell office:value-type="float" office:value="468.744" calcext:value-type="float">
            <text:p>468.7 </text:p>
          </table:table-cell>
          <table:table-cell office:value-type="float" office:value="504.175" calcext:value-type="float">
            <text:p>504.2 </text:p>
          </table:table-cell>
          <table:table-cell office:value-type="float" office:value="629.516" calcext:value-type="float">
            <text:p>629.5 </text:p>
          </table:table-cell>
          <table:table-cell office:value-type="float" office:value="707.786" calcext:value-type="float">
            <text:p>707.8 </text:p>
          </table:table-cell>
          <table:table-cell office:value-type="float" office:value="724.831" calcext:value-type="float">
            <text:p>724.8 </text:p>
          </table:table-cell>
          <table:table-cell office:value-type="float" office:value="788.597" calcext:value-type="float">
            <text:p>788.6 </text:p>
          </table:table-cell>
          <table:table-cell office:value-type="float" office:value="918.826" calcext:value-type="float">
            <text:p>918.8 </text:p>
          </table:table-cell>
          <table:table-cell office:value-type="float" office:value="995.617" calcext:value-type="float">
            <text:p>995.6 </text:p>
          </table:table-cell>
          <table:table-cell office:value-type="float" office:value="919.318" calcext:value-type="float">
            <text:p>919.3 </text:p>
          </table:table-cell>
          <table:table-cell office:value-type="float" office:value="889.522" calcext:value-type="float">
            <text:p>889.5 </text:p>
          </table:table-cell>
          <table:table-cell office:value-type="float" office:value="954.168" calcext:value-type="float">
            <text:p>954.2 </text:p>
          </table:table-cell>
          <table:table-cell office:value-type="float" office:value="910.232" calcext:value-type="float">
            <text:p>910.2 </text:p>
          </table:table-cell>
          <table:table-cell office:value-type="float" office:value="938.313" calcext:value-type="float">
            <text:p>938.3 </text:p>
          </table:table-cell>
          <table:table-cell office:value-type="float" office:value="935.147" calcext:value-type="float">
            <text:p>935.1 </text:p>
          </table:table-cell>
          <table:table-cell office:value-type="float" office:value="790.141" calcext:value-type="float">
            <text:p>790.1 </text:p>
          </table:table-cell>
          <table:table-cell office:value-type="float" office:value="792.784" calcext:value-type="float">
            <text:p>792.8 </text:p>
          </table:table-cell>
        </table:table-row>
        <table:table-row table:style-name="ro3">
          <table:table-cell office:value-type="string" calcext:value-type="string">
            <text:p>Japan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JPN]&amp;ShowOnWeb=true" xlink:type="simple">i</text:a></text:p>
          </table:table-cell>
          <table:table-cell table:style-name="ce18" office:value-type="float" office:value="17.074" calcext:value-type="float">
            <text:p>17.074</text:p>
          </table:table-cell>
          <table:table-cell table:style-name="ce18" office:value-type="float" office:value="19.432" calcext:value-type="float">
            <text:p>19.432</text:p>
          </table:table-cell>
          <table:table-cell table:style-name="ce18" office:value-type="float" office:value="23.361" calcext:value-type="float">
            <text:p>23.361</text:p>
          </table:table-cell>
          <table:table-cell table:style-name="ce18" office:value-type="float" office:value="28.132" calcext:value-type="float">
            <text:p>28.132</text:p>
          </table:table-cell>
          <table:table-cell table:style-name="ce18" office:value-type="float" office:value="34.121" calcext:value-type="float">
            <text:p>34.121</text:p>
          </table:table-cell>
          <table:table-cell table:style-name="ce18" office:value-type="float" office:value="41.415" calcext:value-type="float">
            <text:p>41.415</text:p>
          </table:table-cell>
          <table:table-cell table:style-name="ce18" office:value-type="float" office:value="47.512" calcext:value-type="float">
            <text:p>47.512</text:p>
          </table:table-cell>
          <table:table-cell table:style-name="ce18" office:value-type="float" office:value="64.831" calcext:value-type="float">
            <text:p>64.831</text:p>
          </table:table-cell>
          <table:table-cell table:style-name="ce18" office:value-type="float" office:value="96.563" calcext:value-type="float">
            <text:p>96.563</text:p>
          </table:table-cell>
          <table:table-cell table:style-name="ce18" office:value-type="float" office:value="109.093" calcext:value-type="float">
            <text:p>109.093</text:p>
          </table:table-cell>
          <table:table-cell table:style-name="ce18" office:value-type="float" office:value="107.527" calcext:value-type="float">
            <text:p>107.527</text:p>
          </table:table-cell>
          <table:table-cell table:style-name="ce18" office:value-type="float" office:value="125.854" calcext:value-type="float">
            <text:p>125.854</text:p>
          </table:table-cell>
          <table:table-cell table:style-name="ce18" office:value-type="float" office:value="158.055" calcext:value-type="float">
            <text:p>158.055</text:p>
          </table:table-cell>
          <table:table-cell table:style-name="ce18" office:value-type="float" office:value="237.96" calcext:value-type="float">
            <text:p>237.96</text:p>
          </table:table-cell>
          <table:table-cell table:style-name="ce18" office:value-type="float" office:value="251.102" calcext:value-type="float">
            <text:p>251.102</text:p>
          </table:table-cell>
          <table:table-cell table:style-name="ce18" office:value-type="float" office:value="275.448" calcext:value-type="float">
            <text:p>275.448</text:p>
          </table:table-cell>
          <table:table-cell table:style-name="ce18" office:value-type="float" office:value="309.449" calcext:value-type="float">
            <text:p>309.449</text:p>
          </table:table-cell>
          <table:table-cell table:style-name="ce18" office:value-type="float" office:value="291.372" calcext:value-type="float">
            <text:p>291.372</text:p>
          </table:table-cell>
          <table:table-cell table:style-name="ce18" office:value-type="float" office:value="324.903" calcext:value-type="float">
            <text:p>324.903</text:p>
          </table:table-cell>
          <table:table-cell table:style-name="ce18" office:value-type="float" office:value="348.709" calcext:value-type="float">
            <text:p>348.709</text:p>
          </table:table-cell>
          <table:table-cell table:style-name="ce18" office:value-type="float" office:value="375.441" calcext:value-type="float">
            <text:p>375.441</text:p>
          </table:table-cell>
          <table:table-cell table:style-name="ce18" office:value-type="float" office:value="570.742" calcext:value-type="float">
            <text:p>570.742</text:p>
          </table:table-cell>
          <table:table-cell table:style-name="ce18" office:value-type="float" office:value="726.266" calcext:value-type="float">
            <text:p>726.266</text:p>
          </table:table-cell>
          <table:table-cell table:style-name="ce18" office:value-type="float" office:value="891.391" calcext:value-type="float">
            <text:p>891.391</text:p>
          </table:table-cell>
          <table:table-cell table:style-name="ce18" office:value-type="float" office:value="896.534" calcext:value-type="float">
            <text:p>896.534</text:p>
          </table:table-cell>
          <table:table-cell table:style-name="ce18" office:value-type="float" office:value="903.638" calcext:value-type="float">
            <text:p>903.638</text:p>
          </table:table-cell>
          <table:table-cell table:style-name="ce18" office:value-type="float" office:value="1007.745" calcext:value-type="float">
            <text:p>1007.745</text:p>
          </table:table-cell>
          <table:table-cell table:style-name="ce18" office:value-type="float" office:value="1031.995" calcext:value-type="float">
            <text:p>1031.995</text:p>
          </table:table-cell>
          <table:table-cell table:style-name="ce18" office:value-type="float" office:value="1173.631" calcext:value-type="float">
            <text:p>1173.631</text:p>
          </table:table-cell>
          <table:table-cell table:style-name="ce18" office:value-type="float" office:value="1252.06" calcext:value-type="float">
            <text:p>1252.06</text:p>
          </table:table-cell>
          <table:table-cell table:style-name="ce18" office:value-type="float" office:value="1418.506" calcext:value-type="float">
            <text:p>1418.506</text:p>
          </table:table-cell>
          <table:table-cell table:style-name="ce18" office:value-type="float" office:value="1254.49" calcext:value-type="float">
            <text:p>1254.49</text:p>
          </table:table-cell>
          <table:table-cell table:style-name="ce18" office:value-type="float" office:value="1153.894" calcext:value-type="float">
            <text:p>1153.894</text:p>
          </table:table-cell>
          <table:table-cell table:style-name="ce18" office:value-type="float" office:value="1031.554" calcext:value-type="float">
            <text:p>1031.554</text:p>
          </table:table-cell>
          <table:table-cell table:style-name="ce18" office:value-type="float" office:value="1154.883" calcext:value-type="float">
            <text:p>1154.883</text:p>
          </table:table-cell>
          <table:table-cell table:style-name="ce18" office:value-type="float" office:value="1263.376" calcext:value-type="float">
            <text:p>1263.376</text:p>
          </table:table-cell>
          <table:table-cell table:style-name="ce18" office:value-type="float" office:value="1108.517" calcext:value-type="float">
            <text:p>1108.517</text:p>
          </table:table-cell>
          <table:table-cell table:style-name="ce18" office:value-type="float" office:value="1024.071" calcext:value-type="float">
            <text:p>1024.071</text:p>
          </table:table-cell>
          <table:table-cell table:style-name="ce18" office:value-type="float" office:value="1095.488" calcext:value-type="float">
            <text:p>1095.488</text:p>
          </table:table-cell>
          <table:table-cell table:style-name="ce18" office:value-type="float" office:value="1212.579" calcext:value-type="float">
            <text:p>1212.579</text:p>
          </table:table-cell>
          <table:table-cell table:style-name="ce18" office:value-type="float" office:value="1252.511" calcext:value-type="float">
            <text:p>1252.511</text:p>
          </table:table-cell>
          <table:table-cell table:style-name="ce18" office:value-type="float" office:value="1229.048" calcext:value-type="float">
            <text:p>1229.048</text:p>
          </table:table-cell>
          <table:table-cell table:style-name="ce18" office:value-type="float" office:value="1241.966" calcext:value-type="float">
            <text:p>1241.966</text:p>
          </table:table-cell>
          <table:table-cell table:style-name="ce18" office:value-type="float" office:value="1350.452" calcext:value-type="float">
            <text:p>1350.452</text:p>
          </table:table-cell>
          <table:table-cell table:style-name="ce18" office:value-type="float" office:value="1365.31" calcext:value-type="float">
            <text:p>1365.31</text:p>
          </table:table-cell>
          <table:table-cell table:style-name="ce18" office:value-type="float" office:value="1509.609" calcext:value-type="float">
            <text:p>1509.609</text:p>
          </table:table-cell>
          <table:table-cell table:style-name="ce18" office:value-type="float" office:value="1702.132" calcext:value-type="float">
            <text:p>1702.132</text:p>
          </table:table-cell>
          <table:table-cell table:style-name="ce18" office:value-type="float" office:value="1749.052" calcext:value-type="float">
            <text:p>1749.052</text:p>
          </table:table-cell>
          <table:table-cell table:style-name="ce18" office:value-type="float" office:value="1500.082" calcext:value-type="float">
            <text:p>1500.082</text:p>
          </table:table-cell>
          <table:table-cell table:style-name="ce18" office:value-type="float" office:value="1482.193" calcext:value-type="float">
            <text:p>1482.193</text:p>
          </table:table-cell>
          <table:table-cell table:style-name="ce18" office:value-type="float" office:value="1351.587" calcext:value-type="float">
            <text:p>1351.587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3">
          <table:table-cell office:value-type="string" calcext:value-type="string">
            <text:p>Korea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KOR]&amp;ShowOnWeb=true" xlink:type="simple">i</text:a>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.346" calcext:value-type="float">
            <text:p>1.3 </text:p>
          </table:table-cell>
          <table:table-cell office:value-type="float" office:value="1.658" calcext:value-type="float">
            <text:p>1.7 </text:p>
          </table:table-cell>
          <table:table-cell office:value-type="float" office:value="2.551" calcext:value-type="float">
            <text:p>2.6 </text:p>
          </table:table-cell>
          <table:table-cell office:value-type="float" office:value="3.233" calcext:value-type="float">
            <text:p>3.2 </text:p>
          </table:table-cell>
          <table:table-cell office:value-type="float" office:value="4.829" calcext:value-type="float">
            <text:p>4.8 </text:p>
          </table:table-cell>
          <table:table-cell office:value-type="float" office:value="6.185" calcext:value-type="float">
            <text:p>6.2 </text:p>
          </table:table-cell>
          <table:table-cell office:value-type="float" office:value="8.565" calcext:value-type="float">
            <text:p>8.6 </text:p>
          </table:table-cell>
          <table:table-cell office:value-type="float" office:value="11.233" calcext:value-type="float">
            <text:p>11.2 </text:p>
          </table:table-cell>
          <table:table-cell office:value-type="float" office:value="11.008" calcext:value-type="float">
            <text:p>11.0 </text:p>
          </table:table-cell>
          <table:table-cell office:value-type="float" office:value="12.154" calcext:value-type="float">
            <text:p>12.2 </text:p>
          </table:table-cell>
          <table:table-cell office:value-type="float" office:value="13.196" calcext:value-type="float">
            <text:p>13.2 </text:p>
          </table:table-cell>
          <table:table-cell office:value-type="float" office:value="14.957" calcext:value-type="float">
            <text:p>15.0 </text:p>
          </table:table-cell>
          <table:table-cell office:value-type="float" office:value="15.604" calcext:value-type="float">
            <text:p>15.6 </text:p>
          </table:table-cell>
          <table:table-cell office:value-type="float" office:value="15.806" calcext:value-type="float">
            <text:p>15.8 </text:p>
          </table:table-cell>
          <table:table-cell office:value-type="float" office:value="17.803" calcext:value-type="float">
            <text:p>17.8 </text:p>
          </table:table-cell>
          <table:table-cell office:value-type="float" office:value="22.827" calcext:value-type="float">
            <text:p>22.8 </text:p>
          </table:table-cell>
          <table:table-cell office:value-type="float" office:value="30.727" calcext:value-type="float">
            <text:p>30.7 </text:p>
          </table:table-cell>
          <table:table-cell office:value-type="float" office:value="39.908" calcext:value-type="float">
            <text:p>39.9 </text:p>
          </table:table-cell>
          <table:table-cell office:value-type="float" office:value="52.63" calcext:value-type="float">
            <text:p>52.6 </text:p>
          </table:table-cell>
          <table:table-cell office:value-type="float" office:value="60.4" calcext:value-type="float">
            <text:p>60.4 </text:p>
          </table:table-cell>
          <table:table-cell office:value-type="float" office:value="64.624" calcext:value-type="float">
            <text:p>64.6 </text:p>
          </table:table-cell>
          <table:table-cell office:value-type="float" office:value="72.536" calcext:value-type="float">
            <text:p>72.5 </text:p>
          </table:table-cell>
          <table:table-cell office:value-type="float" office:value="86.005" calcext:value-type="float">
            <text:p>86.0 </text:p>
          </table:table-cell>
          <table:table-cell office:value-type="float" office:value="106.305" calcext:value-type="float">
            <text:p>106.3 </text:p>
          </table:table-cell>
          <table:table-cell office:value-type="float" office:value="118.129" calcext:value-type="float">
            <text:p>118.1 </text:p>
          </table:table-cell>
          <table:table-cell office:value-type="float" office:value="108.274" calcext:value-type="float">
            <text:p>108.3 </text:p>
          </table:table-cell>
          <table:table-cell office:value-type="float" office:value="72.708" calcext:value-type="float">
            <text:p>72.7 </text:p>
          </table:table-cell>
          <table:table-cell office:value-type="float" office:value="95.862" calcext:value-type="float">
            <text:p>95.9 </text:p>
          </table:table-cell>
          <table:table-cell office:value-type="float" office:value="120.547" calcext:value-type="float">
            <text:p>120.5 </text:p>
          </table:table-cell>
          <table:table-cell office:value-type="float" office:value="116.164" calcext:value-type="float">
            <text:p>116.2 </text:p>
          </table:table-cell>
          <table:table-cell office:value-type="float" office:value="133.682" calcext:value-type="float">
            <text:p>133.7 </text:p>
          </table:table-cell>
          <table:table-cell office:value-type="float" office:value="154.62" calcext:value-type="float">
            <text:p>154.6 </text:p>
          </table:table-cell>
          <table:table-cell office:value-type="float" office:value="167.992" calcext:value-type="float">
            <text:p>168.0 </text:p>
          </table:table-cell>
          <table:table-cell office:value-type="float" office:value="202.441" calcext:value-type="float">
            <text:p>202.4 </text:p>
          </table:table-cell>
          <table:table-cell office:value-type="float" office:value="238.379" calcext:value-type="float">
            <text:p>238.4 </text:p>
          </table:table-cell>
          <table:table-cell office:value-type="float" office:value="278.198" calcext:value-type="float">
            <text:p>278.2 </text:p>
          </table:table-cell>
          <table:table-cell office:value-type="float" office:value="247.262" calcext:value-type="float">
            <text:p>247.3 </text:p>
          </table:table-cell>
          <table:table-cell office:value-type="float" office:value="214.634" calcext:value-type="float">
            <text:p>214.6 </text:p>
          </table:table-cell>
          <table:table-cell office:value-type="float" office:value="256.154" calcext:value-type="float">
            <text:p>256.2 </text:p>
          </table:table-cell>
          <table:table-cell office:value-type="float" office:value="290.72" calcext:value-type="float">
            <text:p>290.7 </text:p>
          </table:table-cell>
          <table:table-cell office:value-type="float" office:value="303.158" calcext:value-type="float">
            <text:p>303.2 </text:p>
          </table:table-cell>
          <table:table-cell office:value-type="float" office:value="317.22" calcext:value-type="float">
            <text:p>317.2 </text:p>
          </table:table-cell>
          <table:table-cell office:value-type="float" office:value="347.014" calcext:value-type="float">
            <text:p>347.0 </text:p>
          </table:table-cell>
          <table:table-cell office:value-type="float" office:value="347.879" calcext:value-type="float">
            <text:p>347.9 </text:p>
          </table:table-cell>
          <table:table-cell office:value-type="float" office:value="371.149" calcext:value-type="float">
            <text:p>371.1 </text:p>
          </table:table-cell>
        </table:table-row>
        <table:table-row table:style-name="ro3">
          <table:table-cell office:value-type="string" calcext:value-type="string">
            <text:p>Luxembourg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LUX]&amp;ShowOnWeb=true" xlink:type="simple">i</text:a></text:p>
          </table:table-cell>
          <table:table-cell table:number-columns-repeated="14" office:value-type="string" calcext:value-type="string">
            <text:p>..</text:p>
          </table:table-cell>
          <table:table-cell office:value-type="float" office:value="1.895" calcext:value-type="float">
            <text:p>1.9 </text:p>
          </table:table-cell>
          <table:table-cell office:value-type="float" office:value="2.144" calcext:value-type="float">
            <text:p>2.1 </text:p>
          </table:table-cell>
          <table:table-cell office:value-type="float" office:value="1.881" calcext:value-type="float">
            <text:p>1.9 </text:p>
          </table:table-cell>
          <table:table-cell office:value-type="float" office:value="1.91" calcext:value-type="float">
            <text:p>1.9 </text:p>
          </table:table-cell>
          <table:table-cell office:value-type="float" office:value="2.017" calcext:value-type="float">
            <text:p>2.0 </text:p>
          </table:table-cell>
          <table:table-cell office:value-type="float" office:value="1.903" calcext:value-type="float">
            <text:p>1.9 </text:p>
          </table:table-cell>
          <table:table-cell office:value-type="float" office:value="1.994" calcext:value-type="float">
            <text:p>2.0 </text:p>
          </table:table-cell>
          <table:table-cell office:value-type="float" office:value="2.695" calcext:value-type="float">
            <text:p>2.7 </text:p>
          </table:table-cell>
          <table:table-cell office:value-type="float" office:value="3.312" calcext:value-type="float">
            <text:p>3.3 </text:p>
          </table:table-cell>
          <table:table-cell office:value-type="float" office:value="3.646" calcext:value-type="float">
            <text:p>3.6 </text:p>
          </table:table-cell>
          <table:table-cell office:value-type="float" office:value="3.792" calcext:value-type="float">
            <text:p>3.8 </text:p>
          </table:table-cell>
          <table:table-cell office:value-type="float" office:value="4.66" calcext:value-type="float">
            <text:p>4.7 </text:p>
          </table:table-cell>
          <table:table-cell office:value-type="float" office:value="4.718" calcext:value-type="float">
            <text:p>4.7 </text:p>
          </table:table-cell>
          <table:table-cell office:value-type="float" office:value="5.34" calcext:value-type="float">
            <text:p>5.3 </text:p>
          </table:table-cell>
          <table:table-cell office:value-type="float" office:value="5.668" calcext:value-type="float">
            <text:p>5.7 </text:p>
          </table:table-cell>
          <table:table-cell office:value-type="float" office:value="6.258" calcext:value-type="float">
            <text:p>6.3 </text:p>
          </table:table-cell>
          <table:table-cell office:value-type="float" office:value="7.188" calcext:value-type="float">
            <text:p>7.2 </text:p>
          </table:table-cell>
          <table:table-cell office:value-type="float" office:value="7.439" calcext:value-type="float">
            <text:p>7.4 </text:p>
          </table:table-cell>
          <table:table-cell office:value-type="float" office:value="7.23" calcext:value-type="float">
            <text:p>7.2 </text:p>
          </table:table-cell>
          <table:table-cell office:value-type="float" office:value="7.591" calcext:value-type="float">
            <text:p>7.6 </text:p>
          </table:table-cell>
          <table:table-cell office:value-type="float" office:value="8.046" calcext:value-type="float">
            <text:p>8.0 </text:p>
          </table:table-cell>
          <table:table-cell office:value-type="float" office:value="7.853" calcext:value-type="float">
            <text:p>7.9 </text:p>
          </table:table-cell>
          <table:table-cell office:value-type="float" office:value="7.973" calcext:value-type="float">
            <text:p>8.0 </text:p>
          </table:table-cell>
          <table:table-cell office:value-type="float" office:value="8.833" calcext:value-type="float">
            <text:p>8.8 </text:p>
          </table:table-cell>
          <table:table-cell office:value-type="float" office:value="11.088" calcext:value-type="float">
            <text:p>11.1 </text:p>
          </table:table-cell>
          <table:table-cell office:value-type="float" office:value="12.685" calcext:value-type="float">
            <text:p>12.7 </text:p>
          </table:table-cell>
          <table:table-cell office:value-type="float" office:value="14.104" calcext:value-type="float">
            <text:p>14.1 </text:p>
          </table:table-cell>
          <table:table-cell office:value-type="float" office:value="15.159" calcext:value-type="float">
            <text:p>15.2 </text:p>
          </table:table-cell>
          <table:table-cell office:value-type="float" office:value="18.366" calcext:value-type="float">
            <text:p>18.4 </text:p>
          </table:table-cell>
          <table:table-cell office:value-type="float" office:value="20.43" calcext:value-type="float">
            <text:p>20.4 </text:p>
          </table:table-cell>
          <table:table-cell office:value-type="float" office:value="19.624" calcext:value-type="float">
            <text:p>19.6 </text:p>
          </table:table-cell>
          <table:table-cell office:value-type="float" office:value="19.9" calcext:value-type="float">
            <text:p>19.9 </text:p>
          </table:table-cell>
          <table:table-cell office:value-type="float" office:value="22.233" calcext:value-type="float">
            <text:p>22.2 </text:p>
          </table:table-cell>
          <table:table-cell office:value-type="float" office:value="21.768" calcext:value-type="float">
            <text:p>21.8 </text:p>
          </table:table-cell>
          <table:table-cell office:value-type="float" office:value="23.628" calcext:value-type="float">
            <text:p>23.6 </text:p>
          </table:table-cell>
          <table:table-cell office:value-type="float" office:value="24.813" calcext:value-type="float">
            <text:p>24.8 </text:p>
          </table:table-cell>
          <table:table-cell office:value-type="float" office:value="21.384" calcext:value-type="float">
            <text:p>21.4 </text:p>
          </table:table-cell>
          <table:table-cell office:value-type="float" office:value="22.218" calcext:value-type="float">
            <text:p>22.2 </text:p>
          </table:table-cell>
        </table:table-row>
        <table:table-row table:style-name="ro3">
          <table:table-cell office:value-type="string" calcext:value-type="string">
            <text:p>Mexico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MEX]&amp;ShowOnWeb=true" xlink:type="simple">i</text:a></text:p>
          </table:table-cell>
          <table:table-cell table:number-columns-repeated="15" table:style-name="ce18" office:value-type="string" calcext:value-type="string">
            <text:p>..</text:p>
          </table:table-cell>
          <table:table-cell table:style-name="ce18" office:value-type="float" office:value="33.627" calcext:value-type="float">
            <text:p>33.627</text:p>
          </table:table-cell>
          <table:table-cell table:style-name="ce18" office:value-type="float" office:value="41.988" calcext:value-type="float">
            <text:p>41.988</text:p>
          </table:table-cell>
          <table:table-cell table:style-name="ce18" office:value-type="float" office:value="32.368" calcext:value-type="float">
            <text:p>32.368</text:p>
          </table:table-cell>
          <table:table-cell table:style-name="ce18" office:value-type="float" office:value="22.033" calcext:value-type="float">
            <text:p>22.033</text:p>
          </table:table-cell>
          <table:table-cell table:style-name="ce18" office:value-type="float" office:value="28.469" calcext:value-type="float">
            <text:p>28.469</text:p>
          </table:table-cell>
          <table:table-cell table:style-name="ce18" office:value-type="float" office:value="26.194" calcext:value-type="float">
            <text:p>26.194</text:p>
          </table:table-cell>
          <table:table-cell table:style-name="ce18" office:value-type="float" office:value="21.364" calcext:value-type="float">
            <text:p>21.364</text:p>
          </table:table-cell>
          <table:table-cell table:style-name="ce18" office:value-type="float" office:value="25.009" calcext:value-type="float">
            <text:p>25.009</text:p>
          </table:table-cell>
          <table:table-cell table:style-name="ce18" office:value-type="float" office:value="30.27" calcext:value-type="float">
            <text:p>30.27</text:p>
          </table:table-cell>
          <table:table-cell table:style-name="ce18" office:value-type="float" office:value="37.83" calcext:value-type="float">
            <text:p>37.83</text:p>
          </table:table-cell>
          <table:table-cell table:style-name="ce18" office:value-type="float" office:value="35.908" calcext:value-type="float">
            <text:p>35.908</text:p>
          </table:table-cell>
          <table:table-cell table:style-name="ce18" office:value-type="float" office:value="43.947" calcext:value-type="float">
            <text:p>43.947</text:p>
          </table:table-cell>
          <table:table-cell table:style-name="ce18" office:value-type="float" office:value="53.144" calcext:value-type="float">
            <text:p>53.144</text:p>
          </table:table-cell>
          <table:table-cell table:style-name="ce18" office:value-type="float" office:value="60.102" calcext:value-type="float">
            <text:p>60.102</text:p>
          </table:table-cell>
          <table:table-cell table:style-name="ce18" office:value-type="float" office:value="63.095" calcext:value-type="float">
            <text:p>63.095</text:p>
          </table:table-cell>
          <table:table-cell table:style-name="ce18" office:value-type="float" office:value="36.391" calcext:value-type="float">
            <text:p>36.391</text:p>
          </table:table-cell>
          <table:table-cell table:style-name="ce18" office:value-type="float" office:value="40.729" calcext:value-type="float">
            <text:p>40.729</text:p>
          </table:table-cell>
          <table:table-cell table:style-name="ce18" office:value-type="float" office:value="52.509" calcext:value-type="float">
            <text:p>52.509</text:p>
          </table:table-cell>
          <table:table-cell table:style-name="ce18" office:value-type="float" office:value="57.613" calcext:value-type="float">
            <text:p>57.613</text:p>
          </table:table-cell>
          <table:table-cell table:style-name="ce18" office:value-type="float" office:value="70.452" calcext:value-type="float">
            <text:p>70.452</text:p>
          </table:table-cell>
          <table:table-cell table:style-name="ce18" office:value-type="float" office:value="85.074" calcext:value-type="float">
            <text:p>85.074</text:p>
          </table:table-cell>
          <table:table-cell table:style-name="ce18" office:value-type="float" office:value="96.377" calcext:value-type="float">
            <text:p>96.377</text:p>
          </table:table-cell>
          <table:table-cell table:style-name="ce18" office:value-type="float" office:value="101.453" calcext:value-type="float">
            <text:p>101.453</text:p>
          </table:table-cell>
          <table:table-cell table:style-name="ce18" office:value-type="float" office:value="96.51" calcext:value-type="float">
            <text:p>96.51</text:p>
          </table:table-cell>
          <table:table-cell table:style-name="ce18" office:value-type="float" office:value="94.636" calcext:value-type="float">
            <text:p>94.636</text:p>
          </table:table-cell>
          <table:table-cell table:style-name="ce18" office:value-type="float" office:value="104.408" calcext:value-type="float">
            <text:p>104.408</text:p>
          </table:table-cell>
          <table:table-cell table:style-name="ce18" office:value-type="float" office:value="117.732" calcext:value-type="float">
            <text:p>117.732</text:p>
          </table:table-cell>
          <table:table-cell table:style-name="ce18" office:value-type="float" office:value="131.407" calcext:value-type="float">
            <text:p>131.407</text:p>
          </table:table-cell>
          <table:table-cell table:style-name="ce18" office:value-type="float" office:value="144.557" calcext:value-type="float">
            <text:p>144.557</text:p>
          </table:table-cell>
          <table:table-cell table:style-name="ce18" office:value-type="float" office:value="116.396" calcext:value-type="float">
            <text:p>116.396</text:p>
          </table:table-cell>
          <table:table-cell table:style-name="ce18" office:value-type="float" office:value="140.279" calcext:value-type="float">
            <text:p>140.279</text:p>
          </table:table-cell>
          <table:table-cell table:style-name="ce18" office:value-type="float" office:value="155.194" calcext:value-type="float">
            <text:p>155.194</text:p>
          </table:table-cell>
          <table:table-cell table:style-name="ce18" office:value-type="float" office:value="155.658" calcext:value-type="float">
            <text:p>155.658</text:p>
          </table:table-cell>
          <table:table-cell table:style-name="ce18" office:value-type="float" office:value="173.182" calcext:value-type="float">
            <text:p>173.182</text:p>
          </table:table-cell>
          <table:table-cell table:style-name="ce18" office:value-type="float" office:value="184.362" calcext:value-type="float">
            <text:p>184.362</text:p>
          </table:table-cell>
          <table:table-cell table:style-name="ce18" office:value-type="float" office:value="186.035" calcext:value-type="float">
            <text:p>186.035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3">
          <table:table-cell office:value-type="string" calcext:value-type="string">
            <text:p>Netherlands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NLD]&amp;ShowOnWeb=true" xlink:type="simple">i</text:a></text:p>
          </table:table-cell>
          <table:table-cell table:number-columns-repeated="14" office:value-type="string" calcext:value-type="string">
            <text:p>..</text:p>
          </table:table-cell>
          <table:table-cell office:value-type="float" office:value="88.406" calcext:value-type="float">
            <text:p>88.4 </text:p>
          </table:table-cell>
          <table:table-cell office:value-type="float" office:value="97.249" calcext:value-type="float">
            <text:p>97.2 </text:p>
          </table:table-cell>
          <table:table-cell office:value-type="float" office:value="80.524" calcext:value-type="float">
            <text:p>80.5 </text:p>
          </table:table-cell>
          <table:table-cell office:value-type="float" office:value="74.178" calcext:value-type="float">
            <text:p>74.2 </text:p>
          </table:table-cell>
          <table:table-cell office:value-type="float" office:value="71.81" calcext:value-type="float">
            <text:p>71.8 </text:p>
          </table:table-cell>
          <table:table-cell office:value-type="float" office:value="64.209" calcext:value-type="float">
            <text:p>64.2 </text:p>
          </table:table-cell>
          <table:table-cell office:value-type="float" office:value="64.43" calcext:value-type="float">
            <text:p>64.4 </text:p>
          </table:table-cell>
          <table:table-cell office:value-type="float" office:value="87.444" calcext:value-type="float">
            <text:p>87.4 </text:p>
          </table:table-cell>
          <table:table-cell office:value-type="float" office:value="109.377" calcext:value-type="float">
            <text:p>109.4 </text:p>
          </table:table-cell>
          <table:table-cell office:value-type="float" office:value="116.812" calcext:value-type="float">
            <text:p>116.8 </text:p>
          </table:table-cell>
          <table:table-cell office:value-type="float" office:value="108.64" calcext:value-type="float">
            <text:p>108.6 </text:p>
          </table:table-cell>
          <table:table-cell office:value-type="float" office:value="132.567" calcext:value-type="float">
            <text:p>132.6 </text:p>
          </table:table-cell>
          <table:table-cell office:value-type="float" office:value="143.312" calcext:value-type="float">
            <text:p>143.3 </text:p>
          </table:table-cell>
          <table:table-cell office:value-type="float" office:value="155.157" calcext:value-type="float">
            <text:p>155.2 </text:p>
          </table:table-cell>
          <table:table-cell office:value-type="float" office:value="145.136" calcext:value-type="float">
            <text:p>145.1 </text:p>
          </table:table-cell>
          <table:table-cell office:value-type="float" office:value="147.572" calcext:value-type="float">
            <text:p>147.6 </text:p>
          </table:table-cell>
          <table:table-cell office:value-type="float" office:value="160.467" calcext:value-type="float">
            <text:p>160.5 </text:p>
          </table:table-cell>
          <table:table-cell office:value-type="float" office:value="163.371" calcext:value-type="float">
            <text:p>163.4 </text:p>
          </table:table-cell>
          <table:table-cell office:value-type="float" office:value="153.905" calcext:value-type="float">
            <text:p>153.9 </text:p>
          </table:table-cell>
          <table:table-cell office:value-type="float" office:value="159.874" calcext:value-type="float">
            <text:p>159.9 </text:p>
          </table:table-cell>
          <table:table-cell office:value-type="float" office:value="166.063" calcext:value-type="float">
            <text:p>166.1 </text:p>
          </table:table-cell>
          <table:table-cell office:value-type="float" office:value="153.741" calcext:value-type="float">
            <text:p>153.7 </text:p>
          </table:table-cell>
          <table:table-cell office:value-type="float" office:value="153.685" calcext:value-type="float">
            <text:p>153.7 </text:p>
          </table:table-cell>
          <table:table-cell office:value-type="float" office:value="165.369" calcext:value-type="float">
            <text:p>165.4 </text:p>
          </table:table-cell>
          <table:table-cell office:value-type="float" office:value="201.635" calcext:value-type="float">
            <text:p>201.6 </text:p>
          </table:table-cell>
          <table:table-cell office:value-type="float" office:value="228.908" calcext:value-type="float">
            <text:p>228.9 </text:p>
          </table:table-cell>
          <table:table-cell office:value-type="float" office:value="239.717" calcext:value-type="float">
            <text:p>239.7 </text:p>
          </table:table-cell>
          <table:table-cell office:value-type="float" office:value="264.478" calcext:value-type="float">
            <text:p>264.5 </text:p>
          </table:table-cell>
          <table:table-cell office:value-type="float" office:value="302.47" calcext:value-type="float">
            <text:p>302.5 </text:p>
          </table:table-cell>
          <table:table-cell office:value-type="float" office:value="340.133" calcext:value-type="float">
            <text:p>340.1 </text:p>
          </table:table-cell>
          <table:table-cell office:value-type="float" office:value="303.294" calcext:value-type="float">
            <text:p>303.3 </text:p>
          </table:table-cell>
          <table:table-cell office:value-type="float" office:value="301.851" calcext:value-type="float">
            <text:p>301.9 </text:p>
          </table:table-cell>
          <table:table-cell office:value-type="float" office:value="320.523" calcext:value-type="float">
            <text:p>320.5 </text:p>
          </table:table-cell>
          <table:table-cell office:value-type="float" office:value="298.676" calcext:value-type="float">
            <text:p>298.7 </text:p>
          </table:table-cell>
          <table:table-cell office:value-type="float" office:value="316.592" calcext:value-type="float">
            <text:p>316.6 </text:p>
          </table:table-cell>
          <table:table-cell office:value-type="float" office:value="330.094" calcext:value-type="float">
            <text:p>330.1 </text:p>
          </table:table-cell>
          <table:table-cell office:value-type="float" office:value="283.263" calcext:value-type="float">
            <text:p>283.3 </text:p>
          </table:table-cell>
          <table:table-cell office:value-type="float" office:value="301.866" calcext:value-type="float">
            <text:p>301.9 </text:p>
          </table:table-cell>
        </table:table-row>
        <table:table-row table:style-name="ro3">
          <table:table-cell office:value-type="string" calcext:value-type="string">
            <text:p>New Zealand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NZL]&amp;ShowOnWeb=true" xlink:type="simple">i</text:a></text:p>
          </table:table-cell>
          <table:table-cell table:style-name="ce18" office:value-type="float" office:value="1.386" calcext:value-type="float">
            <text:p>1.386</text:p>
          </table:table-cell>
          <table:table-cell table:style-name="ce18" office:value-type="float" office:value="1.49" calcext:value-type="float">
            <text:p>1.49</text:p>
          </table:table-cell>
          <table:table-cell table:style-name="ce18" office:value-type="float" office:value="1.518" calcext:value-type="float">
            <text:p>1.518</text:p>
          </table:table-cell>
          <table:table-cell table:style-name="ce18" office:value-type="float" office:value="1.294" calcext:value-type="float">
            <text:p>1.294</text:p>
          </table:table-cell>
          <table:table-cell table:style-name="ce18" office:value-type="float" office:value="1.439" calcext:value-type="float">
            <text:p>1.439</text:p>
          </table:table-cell>
          <table:table-cell table:style-name="ce18" office:value-type="float" office:value="1.748" calcext:value-type="float">
            <text:p>1.748</text:p>
          </table:table-cell>
          <table:table-cell table:style-name="ce18" office:value-type="float" office:value="2.111" calcext:value-type="float">
            <text:p>2.111</text:p>
          </table:table-cell>
          <table:table-cell table:style-name="ce18" office:value-type="float" office:value="2.507" calcext:value-type="float">
            <text:p>2.507</text:p>
          </table:table-cell>
          <table:table-cell table:style-name="ce18" office:value-type="float" office:value="3.517" calcext:value-type="float">
            <text:p>3.517</text:p>
          </table:table-cell>
          <table:table-cell table:style-name="ce18" office:value-type="float" office:value="4.355" calcext:value-type="float">
            <text:p>4.355</text:p>
          </table:table-cell>
          <table:table-cell table:style-name="ce18" office:value-type="float" office:value="4.179" calcext:value-type="float">
            <text:p>4.179</text:p>
          </table:table-cell>
          <table:table-cell table:style-name="ce18" office:value-type="float" office:value="4.161" calcext:value-type="float">
            <text:p>4.161</text:p>
          </table:table-cell>
          <table:table-cell table:style-name="ce18" office:value-type="float" office:value="4.854" calcext:value-type="float">
            <text:p>4.854</text:p>
          </table:table-cell>
          <table:table-cell table:style-name="ce18" office:value-type="float" office:value="5.616" calcext:value-type="float">
            <text:p>5.616</text:p>
          </table:table-cell>
          <table:table-cell table:style-name="ce18" office:value-type="float" office:value="6.621" calcext:value-type="float">
            <text:p>6.621</text:p>
          </table:table-cell>
          <table:table-cell table:style-name="ce18" office:value-type="float" office:value="7.393" calcext:value-type="float">
            <text:p>7.393</text:p>
          </table:table-cell>
          <table:table-cell table:style-name="ce18" office:value-type="float" office:value="8.201" calcext:value-type="float">
            <text:p>8.201</text:p>
          </table:table-cell>
          <table:table-cell table:style-name="ce18" office:value-type="float" office:value="8.161" calcext:value-type="float">
            <text:p>8.161</text:p>
          </table:table-cell>
          <table:table-cell table:style-name="ce18" office:value-type="float" office:value="7.524" calcext:value-type="float">
            <text:p>7.524</text:p>
          </table:table-cell>
          <table:table-cell table:style-name="ce18" office:value-type="float" office:value="7.236" calcext:value-type="float">
            <text:p>7.236</text:p>
          </table:table-cell>
          <table:table-cell table:style-name="ce18" office:value-type="float" office:value="7.515" calcext:value-type="float">
            <text:p>7.515</text:p>
          </table:table-cell>
          <table:table-cell table:style-name="ce18" office:value-type="float" office:value="9.694" calcext:value-type="float">
            <text:p>9.694</text:p>
          </table:table-cell>
          <table:table-cell table:style-name="ce18" office:value-type="float" office:value="13.483" calcext:value-type="float">
            <text:p>13.483</text:p>
          </table:table-cell>
          <table:table-cell table:style-name="ce18" office:value-type="float" office:value="15.844" calcext:value-type="float">
            <text:p>15.844</text:p>
          </table:table-cell>
          <table:table-cell table:style-name="ce18" office:value-type="float" office:value="16.526" calcext:value-type="float">
            <text:p>16.526</text:p>
          </table:table-cell>
          <table:table-cell table:style-name="ce18" office:value-type="float" office:value="16.372" calcext:value-type="float">
            <text:p>16.372</text:p>
          </table:table-cell>
          <table:table-cell table:style-name="ce18" office:value-type="float" office:value="15.287" calcext:value-type="float">
            <text:p>15.287</text:p>
          </table:table-cell>
          <table:table-cell table:style-name="ce18" office:value-type="float" office:value="14.825" calcext:value-type="float">
            <text:p>14.825</text:p>
          </table:table-cell>
          <table:table-cell table:style-name="ce18" office:value-type="float" office:value="16.209" calcext:value-type="float">
            <text:p>16.209</text:p>
          </table:table-cell>
          <table:table-cell table:style-name="ce18" office:value-type="float" office:value="19.303" calcext:value-type="float">
            <text:p>19.303</text:p>
          </table:table-cell>
          <table:table-cell table:style-name="ce18" office:value-type="float" office:value="22.767" calcext:value-type="float">
            <text:p>22.767</text:p>
          </table:table-cell>
          <table:table-cell table:style-name="ce18" office:value-type="float" office:value="23.718" calcext:value-type="float">
            <text:p>23.718</text:p>
          </table:table-cell>
          <table:table-cell table:style-name="ce18" office:value-type="float" office:value="23.51" calcext:value-type="float">
            <text:p>23.51</text:p>
          </table:table-cell>
          <table:table-cell table:style-name="ce18" office:value-type="float" office:value="18.696" calcext:value-type="float">
            <text:p>18.696</text:p>
          </table:table-cell>
          <table:table-cell table:style-name="ce18" office:value-type="float" office:value="19.593" calcext:value-type="float">
            <text:p>19.593</text:p>
          </table:table-cell>
          <table:table-cell table:style-name="ce18" office:value-type="float" office:value="18.037" calcext:value-type="float">
            <text:p>18.037</text:p>
          </table:table-cell>
          <table:table-cell table:style-name="ce18" office:value-type="float" office:value="17.435" calcext:value-type="float">
            <text:p>17.435</text:p>
          </table:table-cell>
          <table:table-cell table:style-name="ce18" office:value-type="float" office:value="21.08" calcext:value-type="float">
            <text:p>21.08</text:p>
          </table:table-cell>
          <table:table-cell table:style-name="ce18" office:value-type="float" office:value="28.397" calcext:value-type="float">
            <text:p>28.397</text:p>
          </table:table-cell>
          <table:table-cell table:style-name="ce18" office:value-type="float" office:value="35.539" calcext:value-type="float">
            <text:p>35.539</text:p>
          </table:table-cell>
          <table:table-cell table:style-name="ce18" office:value-type="float" office:value="41.777" calcext:value-type="float">
            <text:p>41.777</text:p>
          </table:table-cell>
          <table:table-cell table:style-name="ce18" office:value-type="float" office:value="40.168" calcext:value-type="float">
            <text:p>40.168</text:p>
          </table:table-cell>
          <table:table-cell table:style-name="ce18" office:value-type="float" office:value="47.059" calcext:value-type="float">
            <text:p>47.059</text:p>
          </table:table-cell>
          <table:table-cell table:style-name="ce18" office:value-type="float" office:value="43.743" calcext:value-type="float">
            <text:p>43.743</text:p>
          </table:table-cell>
          <table:table-cell table:style-name="ce18" office:value-type="float" office:value="37.192" calcext:value-type="float">
            <text:p>37.192</text:p>
          </table:table-cell>
          <table:table-cell table:style-name="ce18" office:value-type="float" office:value="44.906" calcext:value-type="float">
            <text:p>44.906</text:p>
          </table:table-cell>
          <table:table-cell table:style-name="ce18" office:value-type="float" office:value="51.777" calcext:value-type="float">
            <text:p>51.777</text:p>
          </table:table-cell>
          <table:table-cell table:style-name="ce18" office:value-type="float" office:value="56.783" calcext:value-type="float">
            <text:p>56.783</text:p>
          </table:table-cell>
          <table:table-cell table:style-name="ce18" office:value-type="float" office:value="60.256" calcext:value-type="float">
            <text:p>60.256</text:p>
          </table:table-cell>
          <table:table-cell table:style-name="ce18" office:value-type="float" office:value="64.646" calcext:value-type="float">
            <text:p>64.646</text:p>
          </table:table-cell>
          <table:table-cell table:style-name="ce18" office:value-type="float" office:value="57.742" calcext:value-type="float">
            <text:p>57.742</text:p>
          </table:table-cell>
          <table:table-cell table:style-name="ce18" office:value-type="float" office:value="60.146" calcext:value-type="float">
            <text:p>60.146</text:p>
          </table:table-cell>
        </table:table-row>
        <table:table-row table:style-name="ro3">
          <table:table-cell office:value-type="string" calcext:value-type="string">
            <text:p>Norway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NOR]&amp;ShowOnWeb=true" xlink:type="simple">i</text:a></text:p>
          </table:table-cell>
          <table:table-cell office:value-type="float" office:value="2.355" calcext:value-type="float">
            <text:p>2.4 </text:p>
          </table:table-cell>
          <table:table-cell office:value-type="float" office:value="2.643" calcext:value-type="float">
            <text:p>2.6 </text:p>
          </table:table-cell>
          <table:table-cell office:value-type="float" office:value="3.056" calcext:value-type="float">
            <text:p>3.1 </text:p>
          </table:table-cell>
          <table:table-cell office:value-type="float" office:value="3.364" calcext:value-type="float">
            <text:p>3.4 </text:p>
          </table:table-cell>
          <table:table-cell office:value-type="float" office:value="3.802" calcext:value-type="float">
            <text:p>3.8 </text:p>
          </table:table-cell>
          <table:table-cell office:value-type="float" office:value="4.388" calcext:value-type="float">
            <text:p>4.4 </text:p>
          </table:table-cell>
          <table:table-cell office:value-type="float" office:value="5.367" calcext:value-type="float">
            <text:p>5.4 </text:p>
          </table:table-cell>
          <table:table-cell office:value-type="float" office:value="6.699" calcext:value-type="float">
            <text:p>6.7 </text:p>
          </table:table-cell>
          <table:table-cell office:value-type="float" office:value="8.818" calcext:value-type="float">
            <text:p>8.8 </text:p>
          </table:table-cell>
          <table:table-cell office:value-type="float" office:value="10.514" calcext:value-type="float">
            <text:p>10.5 </text:p>
          </table:table-cell>
          <table:table-cell office:value-type="float" office:value="12.774" calcext:value-type="float">
            <text:p>12.8 </text:p>
          </table:table-cell>
          <table:table-cell office:value-type="float" office:value="14.456" calcext:value-type="float">
            <text:p>14.5 </text:p>
          </table:table-cell>
          <table:table-cell office:value-type="float" office:value="17.006" calcext:value-type="float">
            <text:p>17.0 </text:p>
          </table:table-cell>
          <table:table-cell office:value-type="float" office:value="18.815" calcext:value-type="float">
            <text:p>18.8 </text:p>
          </table:table-cell>
          <table:table-cell office:value-type="float" office:value="21.421" calcext:value-type="float">
            <text:p>21.4 </text:p>
          </table:table-cell>
          <table:table-cell office:value-type="float" office:value="27.041" calcext:value-type="float">
            <text:p>27.0 </text:p>
          </table:table-cell>
          <table:table-cell office:value-type="float" office:value="27.613" calcext:value-type="float">
            <text:p>27.6 </text:p>
          </table:table-cell>
          <table:table-cell office:value-type="float" office:value="26.671" calcext:value-type="float">
            <text:p>26.7 </text:p>
          </table:table-cell>
          <table:table-cell office:value-type="float" office:value="25.443" calcext:value-type="float">
            <text:p>25.4 </text:p>
          </table:table-cell>
          <table:table-cell office:value-type="float" office:value="25.154" calcext:value-type="float">
            <text:p>25.2 </text:p>
          </table:table-cell>
          <table:table-cell office:value-type="float" office:value="27.399" calcext:value-type="float">
            <text:p>27.4 </text:p>
          </table:table-cell>
          <table:table-cell office:value-type="float" office:value="34.356" calcext:value-type="float">
            <text:p>34.4 </text:p>
          </table:table-cell>
          <table:table-cell office:value-type="float" office:value="39.478" calcext:value-type="float">
            <text:p>39.5 </text:p>
          </table:table-cell>
          <table:table-cell office:value-type="float" office:value="42.223" calcext:value-type="float">
            <text:p>42.2 </text:p>
          </table:table-cell>
          <table:table-cell office:value-type="float" office:value="40.795" calcext:value-type="float">
            <text:p>40.8 </text:p>
          </table:table-cell>
          <table:table-cell office:value-type="float" office:value="48.226" calcext:value-type="float">
            <text:p>48.2 </text:p>
          </table:table-cell>
          <table:table-cell office:value-type="float" office:value="49.19" calcext:value-type="float">
            <text:p>49.2 </text:p>
          </table:table-cell>
          <table:table-cell office:value-type="float" office:value="51.723" calcext:value-type="float">
            <text:p>51.7 </text:p>
          </table:table-cell>
          <table:table-cell office:value-type="float" office:value="46.61" calcext:value-type="float">
            <text:p>46.6 </text:p>
          </table:table-cell>
          <table:table-cell office:value-type="float" office:value="50.799" calcext:value-type="float">
            <text:p>50.8 </text:p>
          </table:table-cell>
          <table:table-cell office:value-type="float" office:value="60.848" calcext:value-type="float">
            <text:p>60.8 </text:p>
          </table:table-cell>
          <table:table-cell office:value-type="float" office:value="65.348" calcext:value-type="float">
            <text:p>65.3 </text:p>
          </table:table-cell>
          <table:table-cell office:value-type="float" office:value="65.673" calcext:value-type="float">
            <text:p>65.7 </text:p>
          </table:table-cell>
          <table:table-cell office:value-type="float" office:value="64.101" calcext:value-type="float">
            <text:p>64.1 </text:p>
          </table:table-cell>
          <table:table-cell office:value-type="float" office:value="67.953" calcext:value-type="float">
            <text:p>68.0 </text:p>
          </table:table-cell>
          <table:table-cell office:value-type="float" office:value="71.798" calcext:value-type="float">
            <text:p>71.8 </text:p>
          </table:table-cell>
          <table:table-cell office:value-type="float" office:value="73.271" calcext:value-type="float">
            <text:p>73.3 </text:p>
          </table:table-cell>
          <table:table-cell office:value-type="float" office:value="82.757" calcext:value-type="float">
            <text:p>82.8 </text:p>
          </table:table-cell>
          <table:table-cell office:value-type="float" office:value="95.342" calcext:value-type="float">
            <text:p>95.3 </text:p>
          </table:table-cell>
          <table:table-cell office:value-type="float" office:value="112.133" calcext:value-type="float">
            <text:p>112.1 </text:p>
          </table:table-cell>
          <table:table-cell office:value-type="float" office:value="131.531" calcext:value-type="float">
            <text:p>131.5 </text:p>
          </table:table-cell>
          <table:table-cell office:value-type="float" office:value="147.914" calcext:value-type="float">
            <text:p>147.9 </text:p>
          </table:table-cell>
          <table:table-cell office:value-type="float" office:value="168.921" calcext:value-type="float">
            <text:p>168.9 </text:p>
          </table:table-cell>
          <table:table-cell office:value-type="float" office:value="191.116" calcext:value-type="float">
            <text:p>191.1 </text:p>
          </table:table-cell>
          <table:table-cell office:value-type="float" office:value="159.252" calcext:value-type="float">
            <text:p>159.3 </text:p>
          </table:table-cell>
          <table:table-cell office:value-type="float" office:value="179.856" calcext:value-type="float">
            <text:p>179.9 </text:p>
          </table:table-cell>
          <table:table-cell office:value-type="float" office:value="209.636" calcext:value-type="float">
            <text:p>209.6 </text:p>
          </table:table-cell>
          <table:table-cell office:value-type="float" office:value="211.652" calcext:value-type="float">
            <text:p>211.7 </text:p>
          </table:table-cell>
          <table:table-cell office:value-type="float" office:value="208.652" calcext:value-type="float">
            <text:p>208.7 </text:p>
          </table:table-cell>
          <table:table-cell office:value-type="float" office:value="193.697" calcext:value-type="float">
            <text:p>193.7 </text:p>
          </table:table-cell>
          <table:table-cell office:value-type="float" office:value="148.078" calcext:value-type="float">
            <text:p>148.1 </text:p>
          </table:table-cell>
          <table:table-cell office:value-type="float" office:value="140.749" calcext:value-type="float">
            <text:p>140.7 </text:p>
          </table:table-cell>
        </table:table-row>
        <table:table-row table:style-name="ro3">
          <table:table-cell office:value-type="string" calcext:value-type="string">
            <text:p>Poland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POL]&amp;ShowOnWeb=true" xlink:type="simple">i</text:a></text:p>
          </table:table-cell>
          <table:table-cell table:number-columns-repeated="26" table:style-name="ce18" office:value-type="string" calcext:value-type="string">
            <text:p>..</text:p>
          </table:table-cell>
          <table:table-cell table:style-name="ce18" office:value-type="float" office:value="29.109" calcext:value-type="float">
            <text:p>29.109</text:p>
          </table:table-cell>
          <table:table-cell table:style-name="ce18" office:value-type="float" office:value="34.136" calcext:value-type="float">
            <text:p>34.136</text:p>
          </table:table-cell>
          <table:table-cell table:style-name="ce18" office:value-type="float" office:value="37.686" calcext:value-type="float">
            <text:p>37.686</text:p>
          </table:table-cell>
          <table:table-cell table:style-name="ce18" office:value-type="float" office:value="40.374" calcext:value-type="float">
            <text:p>40.374</text:p>
          </table:table-cell>
          <table:table-cell table:style-name="ce18" office:value-type="float" office:value="53.637" calcext:value-type="float">
            <text:p>53.637</text:p>
          </table:table-cell>
          <table:table-cell table:style-name="ce18" office:value-type="float" office:value="58.571" calcext:value-type="float">
            <text:p>58.571</text:p>
          </table:table-cell>
          <table:table-cell table:style-name="ce18" office:value-type="float" office:value="57.506" calcext:value-type="float">
            <text:p>57.506</text:p>
          </table:table-cell>
          <table:table-cell table:style-name="ce18" office:value-type="float" office:value="61.315" calcext:value-type="float">
            <text:p>61.315</text:p>
          </table:table-cell>
          <table:table-cell table:style-name="ce18" office:value-type="float" office:value="59.477" calcext:value-type="float">
            <text:p>59.477</text:p>
          </table:table-cell>
          <table:table-cell table:style-name="ce18" office:value-type="float" office:value="56.617" calcext:value-type="float">
            <text:p>56.617</text:p>
          </table:table-cell>
          <table:table-cell table:style-name="ce18" office:value-type="float" office:value="62.622" calcext:value-type="float">
            <text:p>62.622</text:p>
          </table:table-cell>
          <table:table-cell table:style-name="ce18" office:value-type="float" office:value="65.606" calcext:value-type="float">
            <text:p>65.606</text:p>
          </table:table-cell>
          <table:table-cell table:style-name="ce18" office:value-type="float" office:value="70.682" calcext:value-type="float">
            <text:p>70.682</text:p>
          </table:table-cell>
          <table:table-cell table:style-name="ce18" office:value-type="float" office:value="81.575" calcext:value-type="float">
            <text:p>81.575</text:p>
          </table:table-cell>
          <table:table-cell table:style-name="ce18" office:value-type="float" office:value="100.998" calcext:value-type="float">
            <text:p>100.998</text:p>
          </table:table-cell>
          <table:table-cell table:style-name="ce18" office:value-type="float" office:value="115.865" calcext:value-type="float">
            <text:p>115.865</text:p>
          </table:table-cell>
          <table:table-cell table:style-name="ce18" office:value-type="float" office:value="148.674" calcext:value-type="float">
            <text:p>148.674</text:p>
          </table:table-cell>
          <table:table-cell table:style-name="ce18" office:value-type="float" office:value="182.202" calcext:value-type="float">
            <text:p>182.202</text:p>
          </table:table-cell>
          <table:table-cell table:style-name="ce18" office:value-type="float" office:value="137.304" calcext:value-type="float">
            <text:p>137.304</text:p>
          </table:table-cell>
          <table:table-cell table:style-name="ce18" office:value-type="float" office:value="150.619" calcext:value-type="float">
            <text:p>150.619</text:p>
          </table:table-cell>
          <table:table-cell table:style-name="ce18" office:value-type="float" office:value="168.47" calcext:value-type="float">
            <text:p>168.47</text:p>
          </table:table-cell>
          <table:table-cell table:style-name="ce18" office:value-type="float" office:value="160.729" calcext:value-type="float">
            <text:p>160.729</text:p>
          </table:table-cell>
          <table:table-cell table:style-name="ce18" office:value-type="float" office:value="167.472" calcext:value-type="float">
            <text:p>167.472</text:p>
          </table:table-cell>
          <table:table-cell table:style-name="ce18" office:value-type="float" office:value="174.377" calcext:value-type="float">
            <text:p>174.377</text:p>
          </table:table-cell>
          <table:table-cell table:style-name="ce18" office:value-type="float" office:value="154.818" calcext:value-type="float">
            <text:p>154.818</text:p>
          </table:table-cell>
          <table:table-cell table:style-name="ce18" office:value-type="float" office:value="157.529" calcext:value-type="float">
            <text:p>157.529</text:p>
          </table:table-cell>
        </table:table-row>
        <table:table-row table:style-name="ro3">
          <table:table-cell office:value-type="string" calcext:value-type="string">
            <text:p>Portugal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PRT]&amp;ShowOnWeb=true" xlink:type="simple">i</text:a></text:p>
          </table:table-cell>
          <table:table-cell table:number-columns-repeated="14" office:value-type="string" calcext:value-type="string">
            <text:p>..</text:p>
          </table:table-cell>
          <table:table-cell office:value-type="float" office:value="1.768" calcext:value-type="float">
            <text:p>1.8 </text:p>
          </table:table-cell>
          <table:table-cell office:value-type="float" office:value="2.498" calcext:value-type="float">
            <text:p>2.5 </text:p>
          </table:table-cell>
          <table:table-cell office:value-type="float" office:value="2.53" calcext:value-type="float">
            <text:p>2.5 </text:p>
          </table:table-cell>
          <table:table-cell office:value-type="float" office:value="2.805" calcext:value-type="float">
            <text:p>2.8 </text:p>
          </table:table-cell>
          <table:table-cell office:value-type="float" office:value="3.359" calcext:value-type="float">
            <text:p>3.4 </text:p>
          </table:table-cell>
          <table:table-cell office:value-type="float" office:value="3.562" calcext:value-type="float">
            <text:p>3.6 </text:p>
          </table:table-cell>
          <table:table-cell office:value-type="float" office:value="4.206" calcext:value-type="float">
            <text:p>4.2 </text:p>
          </table:table-cell>
          <table:table-cell office:value-type="float" office:value="7.222" calcext:value-type="float">
            <text:p>7.2 </text:p>
          </table:table-cell>
          <table:table-cell office:value-type="float" office:value="9.364" calcext:value-type="float">
            <text:p>9.4 </text:p>
          </table:table-cell>
          <table:table-cell office:value-type="float" office:value="12.253" calcext:value-type="float">
            <text:p>12.3 </text:p>
          </table:table-cell>
          <table:table-cell office:value-type="float" office:value="13.774" calcext:value-type="float">
            <text:p>13.8 </text:p>
          </table:table-cell>
          <table:table-cell office:value-type="float" office:value="18.821" calcext:value-type="float">
            <text:p>18.8 </text:p>
          </table:table-cell>
          <table:table-cell office:value-type="float" office:value="21.885" calcext:value-type="float">
            <text:p>21.9 </text:p>
          </table:table-cell>
          <table:table-cell office:value-type="float" office:value="27.62" calcext:value-type="float">
            <text:p>27.6 </text:p>
          </table:table-cell>
          <table:table-cell office:value-type="float" office:value="25.021" calcext:value-type="float">
            <text:p>25.0 </text:p>
          </table:table-cell>
          <table:table-cell office:value-type="float" office:value="28.202" calcext:value-type="float">
            <text:p>28.2 </text:p>
          </table:table-cell>
          <table:table-cell office:value-type="float" office:value="34.078" calcext:value-type="float">
            <text:p>34.1 </text:p>
          </table:table-cell>
          <table:table-cell office:value-type="float" office:value="35.879" calcext:value-type="float">
            <text:p>35.9 </text:p>
          </table:table-cell>
          <table:table-cell office:value-type="float" office:value="34.709" calcext:value-type="float">
            <text:p>34.7 </text:p>
          </table:table-cell>
          <table:table-cell office:value-type="float" office:value="37.591" calcext:value-type="float">
            <text:p>37.6 </text:p>
          </table:table-cell>
          <table:table-cell office:value-type="float" office:value="39.463" calcext:value-type="float">
            <text:p>39.5 </text:p>
          </table:table-cell>
          <table:table-cell office:value-type="float" office:value="36.76" calcext:value-type="float">
            <text:p>36.8 </text:p>
          </table:table-cell>
          <table:table-cell office:value-type="float" office:value="37.491" calcext:value-type="float">
            <text:p>37.5 </text:p>
          </table:table-cell>
          <table:table-cell office:value-type="float" office:value="42.003" calcext:value-type="float">
            <text:p>42.0 </text:p>
          </table:table-cell>
          <table:table-cell office:value-type="float" office:value="51.747" calcext:value-type="float">
            <text:p>51.7 </text:p>
          </table:table-cell>
          <table:table-cell office:value-type="float" office:value="57.077" calcext:value-type="float">
            <text:p>57.1 </text:p>
          </table:table-cell>
          <table:table-cell office:value-type="float" office:value="60.745" calcext:value-type="float">
            <text:p>60.7 </text:p>
          </table:table-cell>
          <table:table-cell office:value-type="float" office:value="65.38" calcext:value-type="float">
            <text:p>65.4 </text:p>
          </table:table-cell>
          <table:table-cell office:value-type="float" office:value="76.427" calcext:value-type="float">
            <text:p>76.4 </text:p>
          </table:table-cell>
          <table:table-cell office:value-type="float" office:value="82.979" calcext:value-type="float">
            <text:p>83.0 </text:p>
          </table:table-cell>
          <table:table-cell office:value-type="float" office:value="72.914" calcext:value-type="float">
            <text:p>72.9 </text:p>
          </table:table-cell>
          <table:table-cell office:value-type="float" office:value="72.456" calcext:value-type="float">
            <text:p>72.5 </text:p>
          </table:table-cell>
          <table:table-cell office:value-type="float" office:value="79.194" calcext:value-type="float">
            <text:p>79.2 </text:p>
          </table:table-cell>
          <table:table-cell office:value-type="float" office:value="68.786" calcext:value-type="float">
            <text:p>68.8 </text:p>
          </table:table-cell>
          <table:table-cell office:value-type="float" office:value="77.015" calcext:value-type="float">
            <text:p>77.0 </text:p>
          </table:table-cell>
          <table:table-cell office:value-type="float" office:value="78.664" calcext:value-type="float">
            <text:p>78.7 </text:p>
          </table:table-cell>
          <table:table-cell office:value-type="float" office:value="68.814" calcext:value-type="float">
            <text:p>68.8 </text:p>
          </table:table-cell>
          <table:table-cell office:value-type="float" office:value="70.31" calcext:value-type="float">
            <text:p>70.3 </text:p>
          </table:table-cell>
        </table:table-row>
        <table:table-row table:style-name="ro3">
          <table:table-cell office:value-type="string" calcext:value-type="string">
            <text:p>Slovak Republic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SVK]&amp;ShowOnWeb=true" xlink:type="simple">i</text:a></text:p>
          </table:table-cell>
          <table:table-cell table:number-columns-repeated="30" table:style-name="ce18" office:value-type="string" calcext:value-type="string">
            <text:p>..</text:p>
          </table:table-cell>
          <table:table-cell table:style-name="ce18" office:value-type="float" office:value="10.181" calcext:value-type="float">
            <text:p>10.181</text:p>
          </table:table-cell>
          <table:table-cell table:style-name="ce18" office:value-type="float" office:value="10.767" calcext:value-type="float">
            <text:p>10.767</text:p>
          </table:table-cell>
          <table:table-cell table:style-name="ce18" office:value-type="float" office:value="10.09" calcext:value-type="float">
            <text:p>10.09</text:p>
          </table:table-cell>
          <table:table-cell table:style-name="ce18" office:value-type="float" office:value="10.753" calcext:value-type="float">
            <text:p>10.753</text:p>
          </table:table-cell>
          <table:table-cell table:style-name="ce18" office:value-type="float" office:value="10.59" calcext:value-type="float">
            <text:p>10.59</text:p>
          </table:table-cell>
          <table:table-cell table:style-name="ce18" office:value-type="float" office:value="9.793" calcext:value-type="float">
            <text:p>9.793</text:p>
          </table:table-cell>
          <table:table-cell table:style-name="ce18" office:value-type="float" office:value="10.044" calcext:value-type="float">
            <text:p>10.044</text:p>
          </table:table-cell>
          <table:table-cell table:style-name="ce18" office:value-type="float" office:value="11.526" calcext:value-type="float">
            <text:p>11.526</text:p>
          </table:table-cell>
          <table:table-cell table:style-name="ce18" office:value-type="float" office:value="15.219" calcext:value-type="float">
            <text:p>15.219</text:p>
          </table:table-cell>
          <table:table-cell table:style-name="ce18" office:value-type="float" office:value="18.046" calcext:value-type="float">
            <text:p>18.046</text:p>
          </table:table-cell>
          <table:table-cell table:style-name="ce18" office:value-type="float" office:value="19.589" calcext:value-type="float">
            <text:p>19.589</text:p>
          </table:table-cell>
          <table:table-cell table:style-name="ce18" office:value-type="float" office:value="20.7" calcext:value-type="float">
            <text:p>20.7</text:p>
          </table:table-cell>
          <table:table-cell table:style-name="ce18" office:value-type="float" office:value="25.212" calcext:value-type="float">
            <text:p>25.212</text:p>
          </table:table-cell>
          <table:table-cell table:style-name="ce18" office:value-type="float" office:value="29.084" calcext:value-type="float">
            <text:p>29.084</text:p>
          </table:table-cell>
          <table:table-cell table:style-name="ce18" office:value-type="float" office:value="25.676" calcext:value-type="float">
            <text:p>25.676</text:p>
          </table:table-cell>
          <table:table-cell table:style-name="ce18" office:value-type="float" office:value="25.128" calcext:value-type="float">
            <text:p>25.128</text:p>
          </table:table-cell>
          <table:table-cell table:style-name="ce18" office:value-type="float" office:value="28.107" calcext:value-type="float">
            <text:p>28.107</text:p>
          </table:table-cell>
          <table:table-cell table:style-name="ce18" office:value-type="float" office:value="26.481" calcext:value-type="float">
            <text:p>26.481</text:p>
          </table:table-cell>
          <table:table-cell table:style-name="ce18" office:value-type="float" office:value="29.77" calcext:value-type="float">
            <text:p>29.77</text:p>
          </table:table-cell>
          <table:table-cell table:style-name="ce18" office:value-type="float" office:value="31.42" calcext:value-type="float">
            <text:p>31.42</text:p>
          </table:table-cell>
          <table:table-cell table:style-name="ce18" office:value-type="float" office:value="28.201" calcext:value-type="float">
            <text:p>28.201</text:p>
          </table:table-cell>
          <table:table-cell table:style-name="ce18" office:value-type="float" office:value="29.307" calcext:value-type="float">
            <text:p>29.307</text:p>
          </table:table-cell>
        </table:table-row>
        <table:table-row table:style-name="ro3">
          <table:table-cell office:value-type="string" calcext:value-type="string">
            <text:p>Slovenia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SVN]&amp;ShowOnWeb=true" xlink:type="simple">i</text:a>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5.276" calcext:value-type="float">
            <text:p>5.3 </text:p>
          </table:table-cell>
          <table:table-cell office:value-type="float" office:value="5.735" calcext:value-type="float">
            <text:p>5.7 </text:p>
          </table:table-cell>
          <table:table-cell office:value-type="float" office:value="5.664" calcext:value-type="float">
            <text:p>5.7 </text:p>
          </table:table-cell>
          <table:table-cell office:value-type="float" office:value="6.334" calcext:value-type="float">
            <text:p>6.3 </text:p>
          </table:table-cell>
          <table:table-cell office:value-type="float" office:value="6.837" calcext:value-type="float">
            <text:p>6.8 </text:p>
          </table:table-cell>
          <table:table-cell office:value-type="float" office:value="6.381" calcext:value-type="float">
            <text:p>6.4 </text:p>
          </table:table-cell>
          <table:table-cell office:value-type="float" office:value="6.973" calcext:value-type="float">
            <text:p>7.0 </text:p>
          </table:table-cell>
          <table:table-cell office:value-type="float" office:value="8.273" calcext:value-type="float">
            <text:p>8.3 </text:p>
          </table:table-cell>
          <table:table-cell office:value-type="float" office:value="10.826" calcext:value-type="float">
            <text:p>10.8 </text:p>
          </table:table-cell>
          <table:table-cell office:value-type="float" office:value="12.87" calcext:value-type="float">
            <text:p>12.9 </text:p>
          </table:table-cell>
          <table:table-cell office:value-type="float" office:value="13.786" calcext:value-type="float">
            <text:p>13.8 </text:p>
          </table:table-cell>
          <table:table-cell office:value-type="float" office:value="14.911" calcext:value-type="float">
            <text:p>14.9 </text:p>
          </table:table-cell>
          <table:table-cell office:value-type="float" office:value="17.837" calcext:value-type="float">
            <text:p>17.8 </text:p>
          </table:table-cell>
          <table:table-cell office:value-type="float" office:value="20.19" calcext:value-type="float">
            <text:p>20.2 </text:p>
          </table:table-cell>
          <table:table-cell office:value-type="float" office:value="18.194" calcext:value-type="float">
            <text:p>18.2 </text:p>
          </table:table-cell>
          <table:table-cell office:value-type="float" office:value="17.716" calcext:value-type="float">
            <text:p>17.7 </text:p>
          </table:table-cell>
          <table:table-cell office:value-type="float" office:value="18.713" calcext:value-type="float">
            <text:p>18.7 </text:p>
          </table:table-cell>
          <table:table-cell office:value-type="float" office:value="17.063" calcext:value-type="float">
            <text:p>17.1 </text:p>
          </table:table-cell>
          <table:table-cell office:value-type="float" office:value="17.522" calcext:value-type="float">
            <text:p>17.5 </text:p>
          </table:table-cell>
          <table:table-cell office:value-type="float" office:value="18.061" calcext:value-type="float">
            <text:p>18.1 </text:p>
          </table:table-cell>
          <table:table-cell office:value-type="float" office:value="15.646" calcext:value-type="float">
            <text:p>15.6 </text:p>
          </table:table-cell>
          <table:table-cell office:value-type="float" office:value="16.263" calcext:value-type="float">
            <text:p>16.3 </text:p>
          </table:table-cell>
        </table:table-row>
        <table:table-row table:style-name="ro3">
          <table:table-cell office:value-type="string" calcext:value-type="string">
            <text:p>Spain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ESP]&amp;ShowOnWeb=true" xlink:type="simple">i</text:a></text:p>
          </table:table-cell>
          <table:table-cell table:number-columns-repeated="14" table:style-name="ce18" office:value-type="string" calcext:value-type="string">
            <text:p>..</text:p>
          </table:table-cell>
          <table:table-cell table:style-name="ce18" office:value-type="float" office:value="25.343" calcext:value-type="float">
            <text:p>25.343</text:p>
          </table:table-cell>
          <table:table-cell table:style-name="ce18" office:value-type="float" office:value="30.574" calcext:value-type="float">
            <text:p>30.574</text:p>
          </table:table-cell>
          <table:table-cell table:style-name="ce18" office:value-type="float" office:value="28.991" calcext:value-type="float">
            <text:p>28.991</text:p>
          </table:table-cell>
          <table:table-cell table:style-name="ce18" office:value-type="float" office:value="29.59" calcext:value-type="float">
            <text:p>29.59</text:p>
          </table:table-cell>
          <table:table-cell table:style-name="ce18" office:value-type="float" office:value="33.127" calcext:value-type="float">
            <text:p>33.127</text:p>
          </table:table-cell>
          <table:table-cell table:style-name="ce18" office:value-type="float" office:value="33.513" calcext:value-type="float">
            <text:p>33.513</text:p>
          </table:table-cell>
          <table:table-cell table:style-name="ce18" office:value-type="float" office:value="37.41" calcext:value-type="float">
            <text:p>37.41</text:p>
          </table:table-cell>
          <table:table-cell table:style-name="ce18" office:value-type="float" office:value="58.379" calcext:value-type="float">
            <text:p>58.379</text:p>
          </table:table-cell>
          <table:table-cell table:style-name="ce18" office:value-type="float" office:value="81.483" calcext:value-type="float">
            <text:p>81.483</text:p>
          </table:table-cell>
          <table:table-cell table:style-name="ce18" office:value-type="float" office:value="93.42" calcext:value-type="float">
            <text:p>93.42</text:p>
          </table:table-cell>
          <table:table-cell table:style-name="ce18" office:value-type="float" office:value="103.122" calcext:value-type="float">
            <text:p>103.122</text:p>
          </table:table-cell>
          <table:table-cell table:style-name="ce18" office:value-type="float" office:value="131.605" calcext:value-type="float">
            <text:p>131.605</text:p>
          </table:table-cell>
          <table:table-cell table:style-name="ce18" office:value-type="float" office:value="141.717" calcext:value-type="float">
            <text:p>141.717</text:p>
          </table:table-cell>
          <table:table-cell table:style-name="ce18" office:value-type="float" office:value="164.856" calcext:value-type="float">
            <text:p>164.856</text:p>
          </table:table-cell>
          <table:table-cell table:style-name="ce18" office:value-type="float" office:value="149.915" calcext:value-type="float">
            <text:p>149.915</text:p>
          </table:table-cell>
          <table:table-cell table:style-name="ce18" office:value-type="float" office:value="161.616" calcext:value-type="float">
            <text:p>161.616</text:p>
          </table:table-cell>
          <table:table-cell table:style-name="ce18" office:value-type="float" office:value="187.807" calcext:value-type="float">
            <text:p>187.807</text:p>
          </table:table-cell>
          <table:table-cell table:style-name="ce18" office:value-type="float" office:value="196.084" calcext:value-type="float">
            <text:p>196.084</text:p>
          </table:table-cell>
          <table:table-cell table:style-name="ce18" office:value-type="float" office:value="187.419" calcext:value-type="float">
            <text:p>187.419</text:p>
          </table:table-cell>
          <table:table-cell table:style-name="ce18" office:value-type="float" office:value="201.685" calcext:value-type="float">
            <text:p>201.685</text:p>
          </table:table-cell>
          <table:table-cell table:style-name="ce18" office:value-type="float" office:value="209.452" calcext:value-type="float">
            <text:p>209.452</text:p>
          </table:table-cell>
          <table:table-cell table:style-name="ce18" office:value-type="float" office:value="197.9" calcext:value-type="float">
            <text:p>197.9</text:p>
          </table:table-cell>
          <table:table-cell table:style-name="ce18" office:value-type="float" office:value="205.718" calcext:value-type="float">
            <text:p>205.718</text:p>
          </table:table-cell>
          <table:table-cell table:style-name="ce18" office:value-type="float" office:value="234.635" calcext:value-type="float">
            <text:p>234.635</text:p>
          </table:table-cell>
          <table:table-cell table:style-name="ce18" office:value-type="float" office:value="300.615" calcext:value-type="float">
            <text:p>300.615</text:p>
          </table:table-cell>
          <table:table-cell table:style-name="ce18" office:value-type="float" office:value="364.954" calcext:value-type="float">
            <text:p>364.954</text:p>
          </table:table-cell>
          <table:table-cell table:style-name="ce18" office:value-type="float" office:value="406.438" calcext:value-type="float">
            <text:p>406.438</text:p>
          </table:table-cell>
          <table:table-cell table:style-name="ce18" office:value-type="float" office:value="454.603" calcext:value-type="float">
            <text:p>454.603</text:p>
          </table:table-cell>
          <table:table-cell table:style-name="ce18" office:value-type="float" office:value="537.937" calcext:value-type="float">
            <text:p>537.937</text:p>
          </table:table-cell>
          <table:table-cell table:style-name="ce18" office:value-type="float" office:value="523.938" calcext:value-type="float">
            <text:p>523.938</text:p>
          </table:table-cell>
          <table:table-cell table:style-name="ce18" office:value-type="float" office:value="445.35" calcext:value-type="float">
            <text:p>445.35</text:p>
          </table:table-cell>
          <table:table-cell table:style-name="ce18" office:value-type="float" office:value="446.819" calcext:value-type="float">
            <text:p>446.819</text:p>
          </table:table-cell>
          <table:table-cell table:style-name="ce18" office:value-type="float" office:value="464.028" calcext:value-type="float">
            <text:p>464.028</text:p>
          </table:table-cell>
          <table:table-cell table:style-name="ce18" office:value-type="float" office:value="430.836" calcext:value-type="float">
            <text:p>430.836</text:p>
          </table:table-cell>
          <table:table-cell table:style-name="ce18" office:value-type="float" office:value="451.097" calcext:value-type="float">
            <text:p>451.097</text:p>
          </table:table-cell>
          <table:table-cell table:style-name="ce18" office:value-type="float" office:value="464.174" calcext:value-type="float">
            <text:p>464.174</text:p>
          </table:table-cell>
          <table:table-cell table:style-name="ce18" office:value-type="float" office:value="403.432" calcext:value-type="float">
            <text:p>403.432</text:p>
          </table:table-cell>
          <table:table-cell table:style-name="ce18" office:value-type="float" office:value="412.426" calcext:value-type="float">
            <text:p>412.426</text:p>
          </table:table-cell>
        </table:table-row>
        <table:table-row table:style-name="ro3">
          <table:table-cell office:value-type="string" calcext:value-type="string">
            <text:p>Sweden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SWE]&amp;ShowOnWeb=true" xlink:type="simple">i</text:a></text:p>
          </table:table-cell>
          <table:table-cell office:value-type="float" office:value="7.755" calcext:value-type="float">
            <text:p>7.8 </text:p>
          </table:table-cell>
          <table:table-cell office:value-type="float" office:value="8.568" calcext:value-type="float">
            <text:p>8.6 </text:p>
          </table:table-cell>
          <table:table-cell office:value-type="float" office:value="9.603" calcext:value-type="float">
            <text:p>9.6 </text:p>
          </table:table-cell>
          <table:table-cell office:value-type="float" office:value="10.764" calcext:value-type="float">
            <text:p>10.8 </text:p>
          </table:table-cell>
          <table:table-cell office:value-type="float" office:value="11.988" calcext:value-type="float">
            <text:p>12.0 </text:p>
          </table:table-cell>
          <table:table-cell office:value-type="float" office:value="13.36" calcext:value-type="float">
            <text:p>13.4 </text:p>
          </table:table-cell>
          <table:table-cell office:value-type="float" office:value="14.968" calcext:value-type="float">
            <text:p>15.0 </text:p>
          </table:table-cell>
          <table:table-cell office:value-type="float" office:value="18.17" calcext:value-type="float">
            <text:p>18.2 </text:p>
          </table:table-cell>
          <table:table-cell office:value-type="float" office:value="21.679" calcext:value-type="float">
            <text:p>21.7 </text:p>
          </table:table-cell>
          <table:table-cell office:value-type="float" office:value="24.744" calcext:value-type="float">
            <text:p>24.7 </text:p>
          </table:table-cell>
          <table:table-cell office:value-type="float" office:value="31.796" calcext:value-type="float">
            <text:p>31.8 </text:p>
          </table:table-cell>
          <table:table-cell office:value-type="float" office:value="37.629" calcext:value-type="float">
            <text:p>37.6 </text:p>
          </table:table-cell>
          <table:table-cell office:value-type="float" office:value="41.671" calcext:value-type="float">
            <text:p>41.7 </text:p>
          </table:table-cell>
          <table:table-cell office:value-type="float" office:value="46.448" calcext:value-type="float">
            <text:p>46.4 </text:p>
          </table:table-cell>
          <table:table-cell office:value-type="float" office:value="53.432" calcext:value-type="float">
            <text:p>53.4 </text:p>
          </table:table-cell>
          <table:table-cell office:value-type="float" office:value="61.292" calcext:value-type="float">
            <text:p>61.3 </text:p>
          </table:table-cell>
          <table:table-cell office:value-type="float" office:value="57.594" calcext:value-type="float">
            <text:p>57.6 </text:p>
          </table:table-cell>
          <table:table-cell office:value-type="float" office:value="49.666" calcext:value-type="float">
            <text:p>49.7 </text:p>
          </table:table-cell>
          <table:table-cell office:value-type="float" office:value="46.286" calcext:value-type="float">
            <text:p>46.3 </text:p>
          </table:table-cell>
          <table:table-cell office:value-type="float" office:value="47.707" calcext:value-type="float">
            <text:p>47.7 </text:p>
          </table:table-cell>
          <table:table-cell office:value-type="float" office:value="50.391" calcext:value-type="float">
            <text:p>50.4 </text:p>
          </table:table-cell>
          <table:table-cell office:value-type="float" office:value="69.774" calcext:value-type="float">
            <text:p>69.8 </text:p>
          </table:table-cell>
          <table:table-cell office:value-type="float" office:value="89.379" calcext:value-type="float">
            <text:p>89.4 </text:p>
          </table:table-cell>
          <table:table-cell office:value-type="float" office:value="99.621" calcext:value-type="float">
            <text:p>99.6 </text:p>
          </table:table-cell>
          <table:table-cell office:value-type="float" office:value="106.042" calcext:value-type="float">
            <text:p>106.0 </text:p>
          </table:table-cell>
          <table:table-cell office:value-type="float" office:value="127.73" calcext:value-type="float">
            <text:p>127.7 </text:p>
          </table:table-cell>
          <table:table-cell office:value-type="float" office:value="128.531" calcext:value-type="float">
            <text:p>128.5 </text:p>
          </table:table-cell>
          <table:table-cell office:value-type="float" office:value="126.278" calcext:value-type="float">
            <text:p>126.3 </text:p>
          </table:table-cell>
          <table:table-cell office:value-type="float" office:value="93.104" calcext:value-type="float">
            <text:p>93.1 </text:p>
          </table:table-cell>
          <table:table-cell office:value-type="float" office:value="100.819" calcext:value-type="float">
            <text:p>100.8 </text:p>
          </table:table-cell>
          <table:table-cell office:value-type="float" office:value="120.451" calcext:value-type="float">
            <text:p>120.5 </text:p>
          </table:table-cell>
          <table:table-cell office:value-type="float" office:value="136.459" calcext:value-type="float">
            <text:p>136.5 </text:p>
          </table:table-cell>
          <table:table-cell office:value-type="float" office:value="127.804" calcext:value-type="float">
            <text:p>127.8 </text:p>
          </table:table-cell>
          <table:table-cell office:value-type="float" office:value="129.246" calcext:value-type="float">
            <text:p>129.2 </text:p>
          </table:table-cell>
          <table:table-cell office:value-type="float" office:value="132.185" calcext:value-type="float">
            <text:p>132.2 </text:p>
          </table:table-cell>
          <table:table-cell office:value-type="float" office:value="127.285" calcext:value-type="float">
            <text:p>127.3 </text:p>
          </table:table-cell>
          <table:table-cell office:value-type="float" office:value="112.258" calcext:value-type="float">
            <text:p>112.3 </text:p>
          </table:table-cell>
          <table:table-cell office:value-type="float" office:value="119.423" calcext:value-type="float">
            <text:p>119.4 </text:p>
          </table:table-cell>
          <table:table-cell office:value-type="float" office:value="150.674" calcext:value-type="float">
            <text:p>150.7 </text:p>
          </table:table-cell>
          <table:table-cell office:value-type="float" office:value="174.314" calcext:value-type="float">
            <text:p>174.3 </text:p>
          </table:table-cell>
          <table:table-cell office:value-type="float" office:value="181.321" calcext:value-type="float">
            <text:p>181.3 </text:p>
          </table:table-cell>
          <table:table-cell office:value-type="float" office:value="193.203" calcext:value-type="float">
            <text:p>193.2 </text:p>
          </table:table-cell>
          <table:table-cell office:value-type="float" office:value="219.4" calcext:value-type="float">
            <text:p>219.4 </text:p>
          </table:table-cell>
          <table:table-cell office:value-type="float" office:value="225.963" calcext:value-type="float">
            <text:p>226.0 </text:p>
          </table:table-cell>
          <table:table-cell office:value-type="float" office:value="189.44" calcext:value-type="float">
            <text:p>189.4 </text:p>
          </table:table-cell>
          <table:table-cell office:value-type="float" office:value="211.247" calcext:value-type="float">
            <text:p>211.2 </text:p>
          </table:table-cell>
          <table:table-cell office:value-type="float" office:value="239.523" calcext:value-type="float">
            <text:p>239.5 </text:p>
          </table:table-cell>
          <table:table-cell office:value-type="float" office:value="231.683" calcext:value-type="float">
            <text:p>231.7 </text:p>
          </table:table-cell>
          <table:table-cell office:value-type="float" office:value="248.395" calcext:value-type="float">
            <text:p>248.4 </text:p>
          </table:table-cell>
          <table:table-cell office:value-type="float" office:value="244.374" calcext:value-type="float">
            <text:p>244.4 </text:p>
          </table:table-cell>
          <table:table-cell office:value-type="float" office:value="214.677" calcext:value-type="float">
            <text:p>214.7 </text:p>
          </table:table-cell>
          <table:table-cell office:value-type="float" office:value="225.601" calcext:value-type="float">
            <text:p>225.6 </text:p>
          </table:table-cell>
        </table:table-row>
        <table:table-row table:style-name="ro3">
          <table:table-cell office:value-type="string" calcext:value-type="string">
            <text:p>Switzerland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CHE]&amp;ShowOnWeb=true" xlink:type="simple">i</text:a></text:p>
          </table:table-cell>
          <table:table-cell table:style-name="ce18" office:value-type="float" office:value="2.596" calcext:value-type="float">
            <text:p>2.596</text:p>
          </table:table-cell>
          <table:table-cell table:style-name="ce18" office:value-type="float" office:value="2.893" calcext:value-type="float">
            <text:p>2.893</text:p>
          </table:table-cell>
          <table:table-cell table:style-name="ce18" office:value-type="float" office:value="3.114" calcext:value-type="float">
            <text:p>3.114</text:p>
          </table:table-cell>
          <table:table-cell table:style-name="ce18" office:value-type="float" office:value="3.486" calcext:value-type="float">
            <text:p>3.486</text:p>
          </table:table-cell>
          <table:table-cell table:style-name="ce18" office:value-type="float" office:value="3.979" calcext:value-type="float">
            <text:p>3.979</text:p>
          </table:table-cell>
          <table:table-cell table:style-name="ce18" office:value-type="float" office:value="4.473" calcext:value-type="float">
            <text:p>4.473</text:p>
          </table:table-cell>
          <table:table-cell table:style-name="ce18" office:value-type="float" office:value="5.243" calcext:value-type="float">
            <text:p>5.243</text:p>
          </table:table-cell>
          <table:table-cell table:style-name="ce18" office:value-type="float" office:value="6.526" calcext:value-type="float">
            <text:p>6.526</text:p>
          </table:table-cell>
          <table:table-cell table:style-name="ce18" office:value-type="float" office:value="9.66" calcext:value-type="float">
            <text:p>9.66</text:p>
          </table:table-cell>
          <table:table-cell table:style-name="ce18" office:value-type="float" office:value="11.577" calcext:value-type="float">
            <text:p>11.577</text:p>
          </table:table-cell>
          <table:table-cell table:style-name="ce18" office:value-type="float" office:value="14.291" calcext:value-type="float">
            <text:p>14.291</text:p>
          </table:table-cell>
          <table:table-cell table:style-name="ce18" office:value-type="float" office:value="15.801" calcext:value-type="float">
            <text:p>15.801</text:p>
          </table:table-cell>
          <table:table-cell table:style-name="ce18" office:value-type="float" office:value="17.006" calcext:value-type="float">
            <text:p>17.006</text:p>
          </table:table-cell>
          <table:table-cell table:style-name="ce18" office:value-type="float" office:value="23.718" calcext:value-type="float">
            <text:p>23.718</text:p>
          </table:table-cell>
          <table:table-cell table:style-name="ce18" office:value-type="float" office:value="26.2" calcext:value-type="float">
            <text:p>26.2</text:p>
          </table:table-cell>
          <table:table-cell table:style-name="ce18" office:value-type="float" office:value="27.674" calcext:value-type="float">
            <text:p>27.674</text:p>
          </table:table-cell>
          <table:table-cell table:style-name="ce18" office:value-type="float" office:value="25.405" calcext:value-type="float">
            <text:p>25.405</text:p>
          </table:table-cell>
          <table:table-cell table:style-name="ce18" office:value-type="float" office:value="26.417" calcext:value-type="float">
            <text:p>26.417</text:p>
          </table:table-cell>
          <table:table-cell table:style-name="ce18" office:value-type="float" office:value="26.912" calcext:value-type="float">
            <text:p>26.912</text:p>
          </table:table-cell>
          <table:table-cell table:style-name="ce18" office:value-type="float" office:value="25.882" calcext:value-type="float">
            <text:p>25.882</text:p>
          </table:table-cell>
          <table:table-cell table:style-name="ce18" office:value-type="float" office:value="25.661" calcext:value-type="float">
            <text:p>25.661</text:p>
          </table:table-cell>
          <table:table-cell table:style-name="ce18" office:value-type="float" office:value="38.294" calcext:value-type="float">
            <text:p>38.294</text:p>
          </table:table-cell>
          <table:table-cell table:style-name="ce18" office:value-type="float" office:value="47.434" calcext:value-type="float">
            <text:p>47.434</text:p>
          </table:table-cell>
          <table:table-cell table:style-name="ce18" office:value-type="float" office:value="51.88" calcext:value-type="float">
            <text:p>51.88</text:p>
          </table:table-cell>
          <table:table-cell table:style-name="ce18" office:value-type="float" office:value="48.651" calcext:value-type="float">
            <text:p>48.651</text:p>
          </table:table-cell>
          <table:table-cell table:style-name="ce18" office:value-type="float" office:value="60.77" calcext:value-type="float">
            <text:p>60.77</text:p>
          </table:table-cell>
          <table:table-cell table:style-name="ce18" office:value-type="float" office:value="61.099" calcext:value-type="float">
            <text:p>61.099</text:p>
          </table:table-cell>
          <table:table-cell table:style-name="ce18" office:value-type="float" office:value="64.841" calcext:value-type="float">
            <text:p>64.841</text:p>
          </table:table-cell>
          <table:table-cell table:style-name="ce18" office:value-type="float" office:value="64.382" calcext:value-type="float">
            <text:p>64.382</text:p>
          </table:table-cell>
          <table:table-cell table:style-name="ce18" office:value-type="float" office:value="72.453" calcext:value-type="float">
            <text:p>72.453</text:p>
          </table:table-cell>
          <table:table-cell table:style-name="ce18" office:value-type="float" office:value="86.888" calcext:value-type="float">
            <text:p>86.888</text:p>
          </table:table-cell>
          <table:table-cell table:style-name="ce18" office:value-type="float" office:value="85.259" calcext:value-type="float">
            <text:p>85.259</text:p>
          </table:table-cell>
          <table:table-cell table:style-name="ce18" office:value-type="float" office:value="73.012" calcext:value-type="float">
            <text:p>73.012</text:p>
          </table:table-cell>
          <table:table-cell table:style-name="ce18" office:value-type="float" office:value="77.235" calcext:value-type="float">
            <text:p>77.235</text:p>
          </table:table-cell>
          <table:table-cell table:style-name="ce18" office:value-type="float" office:value="76.387" calcext:value-type="float">
            <text:p>76.387</text:p>
          </table:table-cell>
          <table:table-cell table:style-name="ce18" office:value-type="float" office:value="74.597" calcext:value-type="float">
            <text:p>74.597</text:p>
          </table:table-cell>
          <table:table-cell table:style-name="ce18" office:value-type="float" office:value="74.824" calcext:value-type="float">
            <text:p>74.824</text:p>
          </table:table-cell>
          <table:table-cell table:style-name="ce18" office:value-type="float" office:value="82.774" calcext:value-type="float">
            <text:p>82.774</text:p>
          </table:table-cell>
          <table:table-cell table:style-name="ce18" office:value-type="float" office:value="94.466" calcext:value-type="float">
            <text:p>94.466</text:p>
          </table:table-cell>
          <table:table-cell table:style-name="ce18" office:value-type="float" office:value="104.156" calcext:value-type="float">
            <text:p>104.156</text:p>
          </table:table-cell>
          <table:table-cell table:style-name="ce18" office:value-type="float" office:value="108.099" calcext:value-type="float">
            <text:p>108.099</text:p>
          </table:table-cell>
          <table:table-cell table:style-name="ce18" office:value-type="float" office:value="113.224" calcext:value-type="float">
            <text:p>113.224</text:p>
          </table:table-cell>
          <table:table-cell table:style-name="ce18" office:value-type="float" office:value="124.805" calcext:value-type="float">
            <text:p>124.805</text:p>
          </table:table-cell>
          <table:table-cell table:style-name="ce18" office:value-type="float" office:value="145.708" calcext:value-type="float">
            <text:p>145.708</text:p>
          </table:table-cell>
          <table:table-cell table:style-name="ce18" office:value-type="float" office:value="146.193" calcext:value-type="float">
            <text:p>146.193</text:p>
          </table:table-cell>
          <table:table-cell table:style-name="ce18" office:value-type="float" office:value="153.843" calcext:value-type="float">
            <text:p>153.843</text:p>
          </table:table-cell>
          <table:table-cell table:style-name="ce18" office:value-type="float" office:value="188.233" calcext:value-type="float">
            <text:p>188.233</text:p>
          </table:table-cell>
          <table:table-cell table:style-name="ce18" office:value-type="float" office:value="178.208" calcext:value-type="float">
            <text:p>178.208</text:p>
          </table:table-cell>
          <table:table-cell table:style-name="ce18" office:value-type="float" office:value="184.095" calcext:value-type="float">
            <text:p>184.095</text:p>
          </table:table-cell>
          <table:table-cell table:style-name="ce18" office:value-type="float" office:value="189.72" calcext:value-type="float">
            <text:p>189.72</text:p>
          </table:table-cell>
          <table:table-cell table:style-name="ce18" office:value-type="float" office:value="185.661" calcext:value-type="float">
            <text:p>185.661</text:p>
          </table:table-cell>
          <table:table-cell table:style-name="ce18" office:value-type="float" office:value="183.674" calcext:value-type="float">
            <text:p>183.674</text:p>
          </table:table-cell>
        </table:table-row>
        <table:table-row table:style-name="ro3">
          <table:table-cell office:value-type="string" calcext:value-type="string">
            <text:p>Turkey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TUR]&amp;ShowOnWeb=true" xlink:type="simple">i</text:a></text:p>
          </table:table-cell>
          <table:table-cell office:value-type="float" office:value="1.265" calcext:value-type="float">
            <text:p>1.3 </text:p>
          </table:table-cell>
          <table:table-cell office:value-type="float" office:value="1.518" calcext:value-type="float">
            <text:p>1.5 </text:p>
          </table:table-cell>
          <table:table-cell office:value-type="float" office:value="1.809" calcext:value-type="float">
            <text:p>1.8 </text:p>
          </table:table-cell>
          <table:table-cell office:value-type="float" office:value="1.981" calcext:value-type="float">
            <text:p>2.0 </text:p>
          </table:table-cell>
          <table:table-cell office:value-type="float" office:value="2.378" calcext:value-type="float">
            <text:p>2.4 </text:p>
          </table:table-cell>
          <table:table-cell office:value-type="float" office:value="2.236" calcext:value-type="float">
            <text:p>2.2 </text:p>
          </table:table-cell>
          <table:table-cell office:value-type="float" office:value="2.457" calcext:value-type="float">
            <text:p>2.5 </text:p>
          </table:table-cell>
          <table:table-cell office:value-type="float" office:value="3.14" calcext:value-type="float">
            <text:p>3.1 </text:p>
          </table:table-cell>
          <table:table-cell office:value-type="float" office:value="4.147" calcext:value-type="float">
            <text:p>4.1 </text:p>
          </table:table-cell>
          <table:table-cell office:value-type="float" office:value="5.251" calcext:value-type="float">
            <text:p>5.3 </text:p>
          </table:table-cell>
          <table:table-cell office:value-type="float" office:value="7.527" calcext:value-type="float">
            <text:p>7.5 </text:p>
          </table:table-cell>
          <table:table-cell office:value-type="float" office:value="8.864" calcext:value-type="float">
            <text:p>8.9 </text:p>
          </table:table-cell>
          <table:table-cell office:value-type="float" office:value="10.483" calcext:value-type="float">
            <text:p>10.5 </text:p>
          </table:table-cell>
          <table:table-cell office:value-type="float" office:value="11.295" calcext:value-type="float">
            <text:p>11.3 </text:p>
          </table:table-cell>
          <table:table-cell office:value-type="float" office:value="11.958" calcext:value-type="float">
            <text:p>12.0 </text:p>
          </table:table-cell>
          <table:table-cell office:value-type="float" office:value="12.343" calcext:value-type="float">
            <text:p>12.3 </text:p>
          </table:table-cell>
          <table:table-cell office:value-type="float" office:value="13.634" calcext:value-type="float">
            <text:p>13.6 </text:p>
          </table:table-cell>
          <table:table-cell office:value-type="float" office:value="12.017" calcext:value-type="float">
            <text:p>12.0 </text:p>
          </table:table-cell>
          <table:table-cell office:value-type="float" office:value="10.683" calcext:value-type="float">
            <text:p>10.7 </text:p>
          </table:table-cell>
          <table:table-cell office:value-type="float" office:value="8.677" calcext:value-type="float">
            <text:p>8.7 </text:p>
          </table:table-cell>
          <table:table-cell office:value-type="float" office:value="10.43" calcext:value-type="float">
            <text:p>10.4 </text:p>
          </table:table-cell>
          <table:table-cell office:value-type="float" office:value="13.385" calcext:value-type="float">
            <text:p>13.4 </text:p>
          </table:table-cell>
          <table:table-cell office:value-type="float" office:value="16.451" calcext:value-type="float">
            <text:p>16.5 </text:p>
          </table:table-cell>
          <table:table-cell office:value-type="float" office:value="16.183" calcext:value-type="float">
            <text:p>16.2 </text:p>
          </table:table-cell>
          <table:table-cell office:value-type="float" office:value="20.027" calcext:value-type="float">
            <text:p>20.0 </text:p>
          </table:table-cell>
          <table:table-cell office:value-type="float" office:value="30.2" calcext:value-type="float">
            <text:p>30.2 </text:p>
          </table:table-cell>
          <table:table-cell office:value-type="float" office:value="31.723" calcext:value-type="float">
            <text:p>31.7 </text:p>
          </table:table-cell>
          <table:table-cell office:value-type="float" office:value="35.748" calcext:value-type="float">
            <text:p>35.7 </text:p>
          </table:table-cell>
          <table:table-cell office:value-type="float" office:value="40.978" calcext:value-type="float">
            <text:p>41.0 </text:p>
          </table:table-cell>
          <table:table-cell office:value-type="float" office:value="28.892" calcext:value-type="float">
            <text:p>28.9 </text:p>
          </table:table-cell>
          <table:table-cell office:value-type="float" office:value="38.292" calcext:value-type="float">
            <text:p>38.3 </text:p>
          </table:table-cell>
          <table:table-cell office:value-type="float" office:value="46.195" calcext:value-type="float">
            <text:p>46.2 </text:p>
          </table:table-cell>
          <table:table-cell office:value-type="float" office:value="53.009" calcext:value-type="float">
            <text:p>53.0 </text:p>
          </table:table-cell>
          <table:table-cell office:value-type="float" office:value="56.899" calcext:value-type="float">
            <text:p>56.9 </text:p>
          </table:table-cell>
          <table:table-cell office:value-type="float" office:value="57.779" calcext:value-type="float">
            <text:p>57.8 </text:p>
          </table:table-cell>
          <table:table-cell office:value-type="float" office:value="64.49" calcext:value-type="float">
            <text:p>64.5 </text:p>
          </table:table-cell>
          <table:table-cell office:value-type="float" office:value="51.055" calcext:value-type="float">
            <text:p>51.1 </text:p>
          </table:table-cell>
          <table:table-cell office:value-type="float" office:value="57.049" calcext:value-type="float">
            <text:p>57.0 </text:p>
          </table:table-cell>
          <table:table-cell office:value-type="float" office:value="78.496" calcext:value-type="float">
            <text:p>78.5 </text:p>
          </table:table-cell>
          <table:table-cell office:value-type="float" office:value="94.37" calcext:value-type="float">
            <text:p>94.4 </text:p>
          </table:table-cell>
          <table:table-cell office:value-type="float" office:value="117.361" calcext:value-type="float">
            <text:p>117.4 </text:p>
          </table:table-cell>
          <table:table-cell office:value-type="float" office:value="130.06" calcext:value-type="float">
            <text:p>130.1 </text:p>
          </table:table-cell>
          <table:table-cell office:value-type="float" office:value="156.209" calcext:value-type="float">
            <text:p>156.2 </text:p>
          </table:table-cell>
          <table:table-cell office:value-type="float" office:value="177.278" calcext:value-type="float">
            <text:p>177.3 </text:p>
          </table:table-cell>
          <table:table-cell office:value-type="float" office:value="151.706" calcext:value-type="float">
            <text:p>151.7 </text:p>
          </table:table-cell>
          <table:table-cell office:value-type="float" office:value="192.048" calcext:value-type="float">
            <text:p>192.0 </text:p>
          </table:table-cell>
          <table:table-cell office:value-type="float" office:value="216.045" calcext:value-type="float">
            <text:p>216.0 </text:p>
          </table:table-cell>
          <table:table-cell office:value-type="float" office:value="218.56" calcext:value-type="float">
            <text:p>218.6 </text:p>
          </table:table-cell>
          <table:table-cell office:value-type="float" office:value="240.846" calcext:value-type="float">
            <text:p>240.8 </text:p>
          </table:table-cell>
          <table:table-cell office:value-type="float" office:value="229.588" calcext:value-type="float">
            <text:p>229.6 </text:p>
          </table:table-cell>
          <table:table-cell office:value-type="float" office:value="215.472" calcext:value-type="float">
            <text:p>215.5 </text:p>
          </table:table-cell>
          <table:table-cell office:value-type="float" office:value="218.259" calcext:value-type="float">
            <text:p>218.3 </text:p>
          </table:table-cell>
        </table:table-row>
        <table:table-row table:style-name="ro3">
          <table:table-cell office:value-type="string" calcext:value-type="string">
            <text:p>United Kingdom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GBR]&amp;ShowOnWeb=true" xlink:type="simple">i</text:a></text:p>
          </table:table-cell>
          <table:table-cell table:style-name="ce18" office:value-type="float" office:value="30.605" calcext:value-type="float">
            <text:p>30.605</text:p>
          </table:table-cell>
          <table:table-cell table:style-name="ce18" office:value-type="float" office:value="33.368" calcext:value-type="float">
            <text:p>33.368</text:p>
          </table:table-cell>
          <table:table-cell table:style-name="ce18" office:value-type="float" office:value="36.52" calcext:value-type="float">
            <text:p>36.52</text:p>
          </table:table-cell>
          <table:table-cell table:style-name="ce18" office:value-type="float" office:value="35.848" calcext:value-type="float">
            <text:p>35.848</text:p>
          </table:table-cell>
          <table:table-cell table:style-name="ce18" office:value-type="float" office:value="40.478" calcext:value-type="float">
            <text:p>40.478</text:p>
          </table:table-cell>
          <table:table-cell table:style-name="ce18" office:value-type="float" office:value="45.715" calcext:value-type="float">
            <text:p>45.715</text:p>
          </table:table-cell>
          <table:table-cell table:style-name="ce18" office:value-type="float" office:value="49.279" calcext:value-type="float">
            <text:p>49.279</text:p>
          </table:table-cell>
          <table:table-cell table:style-name="ce18" office:value-type="float" office:value="53.633" calcext:value-type="float">
            <text:p>53.633</text:p>
          </table:table-cell>
          <table:table-cell table:style-name="ce18" office:value-type="float" office:value="57.131" calcext:value-type="float">
            <text:p>57.131</text:p>
          </table:table-cell>
          <table:table-cell table:style-name="ce18" office:value-type="float" office:value="67.593" calcext:value-type="float">
            <text:p>67.593</text:p>
          </table:table-cell>
          <table:table-cell table:style-name="ce18" office:value-type="float" office:value="82.659" calcext:value-type="float">
            <text:p>82.659</text:p>
          </table:table-cell>
          <table:table-cell table:style-name="ce18" office:value-type="float" office:value="78.957" calcext:value-type="float">
            <text:p>78.957</text:p>
          </table:table-cell>
          <table:table-cell table:style-name="ce18" office:value-type="float" office:value="87.896" calcext:value-type="float">
            <text:p>87.896</text:p>
          </table:table-cell>
          <table:table-cell table:style-name="ce18" office:value-type="float" office:value="106.212" calcext:value-type="float">
            <text:p>106.212</text:p>
          </table:table-cell>
          <table:table-cell table:style-name="ce18" office:value-type="float" office:value="134.77" calcext:value-type="float">
            <text:p>134.77</text:p>
          </table:table-cell>
          <table:table-cell table:style-name="ce18" office:value-type="float" office:value="188.624" calcext:value-type="float">
            <text:p>188.624</text:p>
          </table:table-cell>
          <table:table-cell table:style-name="ce18" office:value-type="float" office:value="186.6" calcext:value-type="float">
            <text:p>186.6</text:p>
          </table:table-cell>
          <table:table-cell table:style-name="ce18" office:value-type="float" office:value="189.01" calcext:value-type="float">
            <text:p>189.01</text:p>
          </table:table-cell>
          <table:table-cell table:style-name="ce18" office:value-type="float" office:value="171.79" calcext:value-type="float">
            <text:p>171.79</text:p>
          </table:table-cell>
          <table:table-cell table:style-name="ce18" office:value-type="float" office:value="162.448" calcext:value-type="float">
            <text:p>162.448</text:p>
          </table:table-cell>
          <table:table-cell table:style-name="ce18" office:value-type="float" office:value="171.56" calcext:value-type="float">
            <text:p>171.56</text:p>
          </table:table-cell>
          <table:table-cell table:style-name="ce18" office:value-type="float" office:value="213.619" calcext:value-type="float">
            <text:p>213.619</text:p>
          </table:table-cell>
          <table:table-cell table:style-name="ce18" office:value-type="float" office:value="253.264" calcext:value-type="float">
            <text:p>253.264</text:p>
          </table:table-cell>
          <table:table-cell table:style-name="ce18" office:value-type="float" office:value="307.902" calcext:value-type="float">
            <text:p>307.902</text:p>
          </table:table-cell>
          <table:table-cell table:style-name="ce18" office:value-type="float" office:value="305.832" calcext:value-type="float">
            <text:p>305.832</text:p>
          </table:table-cell>
          <table:table-cell table:style-name="ce18" office:value-type="float" office:value="359.508" calcext:value-type="float">
            <text:p>359.508</text:p>
          </table:table-cell>
          <table:table-cell table:style-name="ce18" office:value-type="float" office:value="362.24" calcext:value-type="float">
            <text:p>362.24</text:p>
          </table:table-cell>
          <table:table-cell table:style-name="ce18" office:value-type="float" office:value="364.56" calcext:value-type="float">
            <text:p>364.56</text:p>
          </table:table-cell>
          <table:table-cell table:style-name="ce18" office:value-type="float" office:value="317.54" calcext:value-type="float">
            <text:p>317.54</text:p>
          </table:table-cell>
          <table:table-cell table:style-name="ce18" office:value-type="float" office:value="349.229" calcext:value-type="float">
            <text:p>349.229</text:p>
          </table:table-cell>
          <table:table-cell table:style-name="ce18" office:value-type="float" office:value="393.874" calcext:value-type="float">
            <text:p>393.874</text:p>
          </table:table-cell>
          <table:table-cell table:style-name="ce18" office:value-type="float" office:value="413.227" calcext:value-type="float">
            <text:p>413.227</text:p>
          </table:table-cell>
          <table:table-cell table:style-name="ce18" office:value-type="float" office:value="465.722" calcext:value-type="float">
            <text:p>465.722</text:p>
          </table:table-cell>
          <table:table-cell table:style-name="ce18" office:value-type="float" office:value="516.717" calcext:value-type="float">
            <text:p>516.717</text:p>
          </table:table-cell>
          <table:table-cell table:style-name="ce18" office:value-type="float" office:value="537.528" calcext:value-type="float">
            <text:p>537.528</text:p>
          </table:table-cell>
          <table:table-cell table:style-name="ce18" office:value-type="float" office:value="542.794" calcext:value-type="float">
            <text:p>542.794</text:p>
          </table:table-cell>
          <table:table-cell table:style-name="ce18" office:value-type="float" office:value="529.918" calcext:value-type="float">
            <text:p>529.918</text:p>
          </table:table-cell>
          <table:table-cell table:style-name="ce18" office:value-type="float" office:value="559.612" calcext:value-type="float">
            <text:p>559.612</text:p>
          </table:table-cell>
          <table:table-cell table:style-name="ce18" office:value-type="float" office:value="639.31" calcext:value-type="float">
            <text:p>639.31</text:p>
          </table:table-cell>
          <table:table-cell table:style-name="ce18" office:value-type="float" office:value="776.248" calcext:value-type="float">
            <text:p>776.248</text:p>
          </table:table-cell>
          <table:table-cell table:style-name="ce18" office:value-type="float" office:value="824.686" calcext:value-type="float">
            <text:p>824.686</text:p>
          </table:table-cell>
          <table:table-cell table:style-name="ce18" office:value-type="float" office:value="887.58" calcext:value-type="float">
            <text:p>887.58</text:p>
          </table:table-cell>
          <table:table-cell table:style-name="ce18" office:value-type="float" office:value="1016.694" calcext:value-type="float">
            <text:p>1016.694</text:p>
          </table:table-cell>
          <table:table-cell table:style-name="ce18" office:value-type="float" office:value="935.181" calcext:value-type="float">
            <text:p>935.181</text:p>
          </table:table-cell>
          <table:table-cell table:style-name="ce18" office:value-type="float" office:value="748.747" calcext:value-type="float">
            <text:p>748.747</text:p>
          </table:table-cell>
          <table:table-cell table:style-name="ce18" office:value-type="float" office:value="791.535" calcext:value-type="float">
            <text:p>791.535</text:p>
          </table:table-cell>
          <table:table-cell table:style-name="ce18" office:value-type="float" office:value="874.798" calcext:value-type="float">
            <text:p>874.798</text:p>
          </table:table-cell>
          <table:table-cell table:style-name="ce18" office:value-type="float" office:value="869.414" calcext:value-type="float">
            <text:p>869.414</text:p>
          </table:table-cell>
          <table:table-cell table:style-name="ce18" office:value-type="float" office:value="885.74" calcext:value-type="float">
            <text:p>885.74</text:p>
          </table:table-cell>
          <table:table-cell table:style-name="ce18" office:value-type="float" office:value="965.475" calcext:value-type="float">
            <text:p>965.475</text:p>
          </table:table-cell>
          <table:table-cell table:style-name="ce18" office:value-type="float" office:value="930.77" calcext:value-type="float">
            <text:p>930.77</text:p>
          </table:table-cell>
          <table:table-cell table:style-name="ce18" office:value-type="float" office:value="869.358" calcext:value-type="float">
            <text:p>869.358</text:p>
          </table:table-cell>
        </table:table-row>
        <table:table-row table:style-name="ro3">
          <table:table-cell office:value-type="string" calcext:value-type="string">
            <text:p>United States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USA]&amp;ShowOnWeb=true" xlink:type="simple">i</text:a></text:p>
          </table:table-cell>
          <table:table-cell office:value-type="float" office:value="167.022" calcext:value-type="float">
            <text:p>167.0 </text:p>
          </table:table-cell>
          <table:table-cell office:value-type="float" office:value="186.065" calcext:value-type="float">
            <text:p>186.1 </text:p>
          </table:table-cell>
          <table:table-cell office:value-type="float" office:value="208.577" calcext:value-type="float">
            <text:p>208.6 </text:p>
          </table:table-cell>
          <table:table-cell office:value-type="float" office:value="218.623" calcext:value-type="float">
            <text:p>218.6 </text:p>
          </table:table-cell>
          <table:table-cell office:value-type="float" office:value="261.468" calcext:value-type="float">
            <text:p>261.5 </text:p>
          </table:table-cell>
          <table:table-cell office:value-type="float" office:value="276.727" calcext:value-type="float">
            <text:p>276.7 </text:p>
          </table:table-cell>
          <table:table-cell office:value-type="float" office:value="278.738" calcext:value-type="float">
            <text:p>278.7 </text:p>
          </table:table-cell>
          <table:table-cell office:value-type="float" office:value="313.091" calcext:value-type="float">
            <text:p>313.1 </text:p>
          </table:table-cell>
          <table:table-cell office:value-type="float" office:value="348.794" calcext:value-type="float">
            <text:p>348.8 </text:p>
          </table:table-cell>
          <table:table-cell office:value-type="float" office:value="389.542" calcext:value-type="float">
            <text:p>389.5 </text:p>
          </table:table-cell>
          <table:table-cell office:value-type="float" office:value="415.386" calcext:value-type="float">
            <text:p>415.4 </text:p>
          </table:table-cell>
          <table:table-cell office:value-type="float" office:value="450.017" calcext:value-type="float">
            <text:p>450.0 </text:p>
          </table:table-cell>
          <table:table-cell office:value-type="float" office:value="525.97" calcext:value-type="float">
            <text:p>526.0 </text:p>
          </table:table-cell>
          <table:table-cell office:value-type="float" office:value="588.261" calcext:value-type="float">
            <text:p>588.3 </text:p>
          </table:table-cell>
          <table:table-cell office:value-type="float" office:value="662.519" calcext:value-type="float">
            <text:p>662.5 </text:p>
          </table:table-cell>
          <table:table-cell office:value-type="float" office:value="730.672" calcext:value-type="float">
            <text:p>730.7 </text:p>
          </table:table-cell>
          <table:table-cell office:value-type="float" office:value="832.93" calcext:value-type="float">
            <text:p>832.9 </text:p>
          </table:table-cell>
          <table:table-cell office:value-type="float" office:value="871.205" calcext:value-type="float">
            <text:p>871.2 </text:p>
          </table:table-cell>
          <table:table-cell office:value-type="float" office:value="872.628" calcext:value-type="float">
            <text:p>872.6 </text:p>
          </table:table-cell>
          <table:table-cell office:value-type="float" office:value="973.472" calcext:value-type="float">
            <text:p>973.5 </text:p>
          </table:table-cell>
          <table:table-cell office:value-type="float" office:value="1069.914" calcext:value-type="float">
            <text:p>1,069.9 </text:p>
          </table:table-cell>
          <table:table-cell office:value-type="float" office:value="1127.958" calcext:value-type="float">
            <text:p>1,128.0 </text:p>
          </table:table-cell>
          <table:table-cell office:value-type="float" office:value="1247.323" calcext:value-type="float">
            <text:p>1,247.3 </text:p>
          </table:table-cell>
          <table:table-cell office:value-type="float" office:value="1334.154" calcext:value-type="float">
            <text:p>1,334.2 </text:p>
          </table:table-cell>
          <table:table-cell office:value-type="float" office:value="1447.778" calcext:value-type="float">
            <text:p>1,447.8 </text:p>
          </table:table-cell>
          <table:table-cell office:value-type="float" office:value="1552.413" calcext:value-type="float">
            <text:p>1,552.4 </text:p>
          </table:table-cell>
          <table:table-cell office:value-type="float" office:value="1592.211" calcext:value-type="float">
            <text:p>1,592.2 </text:p>
          </table:table-cell>
          <table:table-cell office:value-type="float" office:value="1678.736" calcext:value-type="float">
            <text:p>1,678.7 </text:p>
          </table:table-cell>
          <table:table-cell office:value-type="float" office:value="1779.819" calcext:value-type="float">
            <text:p>1,779.8 </text:p>
          </table:table-cell>
          <table:table-cell office:value-type="float" office:value="1915.493" calcext:value-type="float">
            <text:p>1,915.5 </text:p>
          </table:table-cell>
          <table:table-cell office:value-type="float" office:value="2028.327" calcext:value-type="float">
            <text:p>2,028.3 </text:p>
          </table:table-cell>
          <table:table-cell office:value-type="float" office:value="2183.33" calcext:value-type="float">
            <text:p>2,183.3 </text:p>
          </table:table-cell>
          <table:table-cell office:value-type="float" office:value="2357.49" calcext:value-type="float">
            <text:p>2,357.5 </text:p>
          </table:table-cell>
          <table:table-cell office:value-type="float" office:value="2525.496" calcext:value-type="float">
            <text:p>2,525.5 </text:p>
          </table:table-cell>
          <table:table-cell office:value-type="float" office:value="2690.195" calcext:value-type="float">
            <text:p>2,690.2 </text:p>
          </table:table-cell>
          <table:table-cell office:value-type="float" office:value="2900.519" calcext:value-type="float">
            <text:p>2,900.5 </text:p>
          </table:table-cell>
          <table:table-cell office:value-type="float" office:value="2884.73" calcext:value-type="float">
            <text:p>2,884.7 </text:p>
          </table:table-cell>
          <table:table-cell office:value-type="float" office:value="2738" calcext:value-type="float">
            <text:p>2,738.0 </text:p>
          </table:table-cell>
          <table:table-cell office:value-type="float" office:value="2808.509" calcext:value-type="float">
            <text:p>2,808.5 </text:p>
          </table:table-cell>
          <table:table-cell office:value-type="float" office:value="3022.448" calcext:value-type="float">
            <text:p>3,022.4 </text:p>
          </table:table-cell>
          <table:table-cell office:value-type="float" office:value="3395.584" calcext:value-type="float">
            <text:p>3,395.6 </text:p>
          </table:table-cell>
          <table:table-cell office:value-type="float" office:value="3694.332" calcext:value-type="float">
            <text:p>3,694.3 </text:p>
          </table:table-cell>
          <table:table-cell office:value-type="float" office:value="3867.405" calcext:value-type="float">
            <text:p>3,867.4 </text:p>
          </table:table-cell>
          <table:table-cell office:value-type="float" office:value="3781.222" calcext:value-type="float">
            <text:p>3,781.2 </text:p>
          </table:table-cell>
          <table:table-cell office:value-type="float" office:value="3318.696" calcext:value-type="float">
            <text:p>3,318.7 </text:p>
          </table:table-cell>
          <table:table-cell office:value-type="float" office:value="3515.773" calcext:value-type="float">
            <text:p>3,515.8 </text:p>
          </table:table-cell>
          <table:table-cell office:value-type="float" office:value="3708.707" calcext:value-type="float">
            <text:p>3,708.7 </text:p>
          </table:table-cell>
          <table:table-cell office:value-type="float" office:value="3888.47" calcext:value-type="float">
            <text:p>3,888.5 </text:p>
          </table:table-cell>
          <table:table-cell office:value-type="float" office:value="4281.928" calcext:value-type="float">
            <text:p>4,281.9 </text:p>
          </table:table-cell>
          <table:table-cell office:value-type="float" office:value="4518.356" calcext:value-type="float">
            <text:p>4,518.4 </text:p>
          </table:table-cell>
          <table:table-cell office:value-type="float" office:value="4752.409" calcext:value-type="float">
            <text:p>4,752.4 </text:p>
          </table:table-cell>
          <table:table-cell office:value-type="float" office:value="4846.313" calcext:value-type="float">
            <text:p>4,846.3 </text:p>
          </table:table-cell>
        </table:table-row>
        <table:table-row table:style-name="ro3">
          <table:table-cell table:style-name="ce11" office:value-type="string" calcext:value-type="string">
            <text:p><text:a xlink:href="http://stats.oecd.org/OECDStat_Metadata/ShowMetadata.ashx?Dataset=REV&amp;Coords=[COU].[OAVG]&amp;ShowOnWeb=true&amp;Lang=en" xlink:type="simple">OECD - Average</text:a>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OAVG]&amp;ShowOnWeb=true" xlink:type="simple">i</text:a></text:p>
          </table:table-cell>
          <table:table-cell table:number-columns-repeated="14" table:style-name="ce18" office:value-type="string" calcext:value-type="string">
            <text:p>..</text:p>
          </table:table-cell>
          <table:table-cell table:style-name="ce18" office:value-type="float" office:value="90.757" calcext:value-type="float">
            <text:p>90.757</text:p>
          </table:table-cell>
          <table:table-cell table:style-name="ce18" office:value-type="float" office:value="96.868" calcext:value-type="float">
            <text:p>96.868</text:p>
          </table:table-cell>
          <table:table-cell table:style-name="ce18" office:value-type="float" office:value="98.192" calcext:value-type="float">
            <text:p>98.192</text:p>
          </table:table-cell>
          <table:table-cell table:style-name="ce18" office:value-type="float" office:value="97.317" calcext:value-type="float">
            <text:p>97.317</text:p>
          </table:table-cell>
          <table:table-cell table:style-name="ce18" office:value-type="float" office:value="97.842" calcext:value-type="float">
            <text:p>97.842</text:p>
          </table:table-cell>
          <table:table-cell table:style-name="ce18" office:value-type="float" office:value="101.632" calcext:value-type="float">
            <text:p>101.632</text:p>
          </table:table-cell>
          <table:table-cell table:style-name="ce18" office:value-type="float" office:value="107.879" calcext:value-type="float">
            <text:p>107.879</text:p>
          </table:table-cell>
          <table:table-cell table:style-name="ce18" office:value-type="float" office:value="134.438" calcext:value-type="float">
            <text:p>134.438</text:p>
          </table:table-cell>
          <table:table-cell table:style-name="ce18" office:value-type="float" office:value="161.394" calcext:value-type="float">
            <text:p>161.394</text:p>
          </table:table-cell>
          <table:table-cell table:style-name="ce18" office:value-type="float" office:value="181.569" calcext:value-type="float">
            <text:p>181.569</text:p>
          </table:table-cell>
          <table:table-cell table:style-name="ce18" office:value-type="float" office:value="188.624" calcext:value-type="float">
            <text:p>188.624</text:p>
          </table:table-cell>
          <table:table-cell table:style-name="ce18" office:value-type="float" office:value="205.432" calcext:value-type="float">
            <text:p>205.432</text:p>
          </table:table-cell>
          <table:table-cell table:style-name="ce18" office:value-type="float" office:value="204.717" calcext:value-type="float">
            <text:p>204.717</text:p>
          </table:table-cell>
          <table:table-cell table:style-name="ce18" office:value-type="float" office:value="218.932" calcext:value-type="float">
            <text:p>218.932</text:p>
          </table:table-cell>
          <table:table-cell table:style-name="ce18" office:value-type="float" office:value="213.131" calcext:value-type="float">
            <text:p>213.131</text:p>
          </table:table-cell>
          <table:table-cell table:style-name="ce18" office:value-type="float" office:value="227.488" calcext:value-type="float">
            <text:p>227.488</text:p>
          </table:table-cell>
          <table:table-cell table:style-name="ce18" office:value-type="float" office:value="219.059" calcext:value-type="float">
            <text:p>219.059</text:p>
          </table:table-cell>
          <table:table-cell table:style-name="ce18" office:value-type="float" office:value="223.352" calcext:value-type="float">
            <text:p>223.352</text:p>
          </table:table-cell>
          <table:table-cell table:style-name="ce18" office:value-type="float" office:value="221.199" calcext:value-type="float">
            <text:p>221.199</text:p>
          </table:table-cell>
          <table:table-cell table:style-name="ce18" office:value-type="float" office:value="224.876" calcext:value-type="float">
            <text:p>224.876</text:p>
          </table:table-cell>
          <table:table-cell table:style-name="ce18" office:value-type="float" office:value="236.28" calcext:value-type="float">
            <text:p>236.28</text:p>
          </table:table-cell>
          <table:table-cell table:style-name="ce18" office:value-type="float" office:value="239.59" calcext:value-type="float">
            <text:p>239.59</text:p>
          </table:table-cell>
          <table:table-cell table:style-name="ce18" office:value-type="float" office:value="233.157" calcext:value-type="float">
            <text:p>233.157</text:p>
          </table:table-cell>
          <table:table-cell table:style-name="ce18" office:value-type="float" office:value="235.307" calcext:value-type="float">
            <text:p>235.307</text:p>
          </table:table-cell>
          <table:table-cell table:style-name="ce18" office:value-type="float" office:value="265.747" calcext:value-type="float">
            <text:p>265.747</text:p>
          </table:table-cell>
          <table:table-cell table:style-name="ce18" office:value-type="float" office:value="298.337" calcext:value-type="float">
            <text:p>298.337</text:p>
          </table:table-cell>
          <table:table-cell table:style-name="ce18" office:value-type="float" office:value="322.506" calcext:value-type="float">
            <text:p>322.506</text:p>
          </table:table-cell>
          <table:table-cell table:style-name="ce18" office:value-type="float" office:value="346.615" calcext:value-type="float">
            <text:p>346.615</text:p>
          </table:table-cell>
          <table:table-cell table:style-name="ce18" office:value-type="float" office:value="383.847" calcext:value-type="float">
            <text:p>383.847</text:p>
          </table:table-cell>
          <table:table-cell table:style-name="ce18" office:value-type="float" office:value="397.079" calcext:value-type="float">
            <text:p>397.079</text:p>
          </table:table-cell>
          <table:table-cell table:style-name="ce18" office:value-type="float" office:value="355.728" calcext:value-type="float">
            <text:p>355.728</text:p>
          </table:table-cell>
          <table:table-cell table:style-name="ce18" office:value-type="float" office:value="373.517" calcext:value-type="float">
            <text:p>373.517</text:p>
          </table:table-cell>
          <table:table-cell table:style-name="ce18" office:value-type="float" office:value="409.748" calcext:value-type="float">
            <text:p>409.748</text:p>
          </table:table-cell>
          <table:table-cell table:style-name="ce18" office:value-type="float" office:value="409.938" calcext:value-type="float">
            <text:p>409.938</text:p>
          </table:table-cell>
          <table:table-cell table:style-name="ce18" office:value-type="float" office:value="425.75" calcext:value-type="float">
            <text:p>425.75</text:p>
          </table:table-cell>
          <table:table-cell table:style-name="ce18" office:value-type="float" office:value="438.036" calcext:value-type="float">
            <text:p>438.036</text:p>
          </table:table-cell>
          <table:table-cell table:style-name="ce18" office:value-type="float" office:value="410.782" calcext:value-type="float">
            <text:p>410.782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1">
          <table:table-cell table:style-name="ce12" office:value-type="string" calcext:value-type="string">
            <text:p><text:a xlink:href="http://stats.oecd.org/" xlink:type="simple">Data extracted on 14 Apr 2018 12:33 UTC (GMT) from OECD.Stat</text:a></text:p>
          </table:table-cell>
          <table:table-cell table:style-name="Normal" table:number-columns-repeated="54"/>
        </table:table-row>
      </table:table>
      <table:table table:name="Sheet3" table:style-name="ta1">
        <table:table-column table:style-name="co6" table:default-cell-style-name="ce10"/>
        <table:table-column table:style-name="co6" table:default-cell-style-name="ce13"/>
        <table:table-column table:style-name="co7" table:number-columns-repeated="15" table:default-cell-style-name="ce22"/>
        <table:table-row table:style-name="ro1">
          <table:table-cell table:style-name="ce5" table:formula="of:=dotstatquery([.B1])" office:value-type="string" office:string-value="" calcext:value-type="error">
            <text:p>#NAME?</text:p>
          </table:table-cell>
          <table:table-cell table:style-name="ce5" office:value-type="string" calcext:value-type="string">
            <text:p>&lt;?xml version="1.0" encoding="utf-16"?&gt;&lt;WebTableParameter xmlns:xsd="http://www.w3.org/2001/XMLSchema" xmlns:xsi="http://www.w3.org/2001/XMLSchema-instance" xmlns="http://stats.oecd.org/OECDStatWS/2004/03/01/"&gt;&lt;DataTable Code="POP_FIVE_HIST" HasMetadata="true"&gt;&lt;Name LocaleIsoCode="en"&gt;Population&lt;/Name&gt;&lt;Name LocaleIsoCode="fr"&gt;Population&lt;/Name&gt;&lt;Dimension Code="LOCATION" HasMetadata="false" CommonCode="LOCATION" Display="labels"&gt;&lt;Name LocaleIsoCode="en"&gt;Country&lt;/Name&gt;&lt;Name LocaleIsoCode="fr"&gt;Pays&lt;/Name&gt;&lt;Member Code="AUS" HasMetadata="false" HasOnlyUnitMetadata="false" HasChild="0"&gt;&lt;Name LocaleIsoCode="en"&gt;Australia&lt;/Name&gt;&lt;Name LocaleIsoCode="fr"&gt;Australie&lt;/Name&gt;&lt;/Member&gt;&lt;Member Code="AUT" HasMetadata="false" HasOnlyUnitMetadata="false" HasChild="0"&gt;&lt;Name LocaleIsoCode="en"&gt;Austria&lt;/Name&gt;&lt;Name LocaleIsoCode="fr"&gt;Autriche&lt;/Name&gt;&lt;/Member&gt;&lt;Member Code="BEL" HasMetadata="false" HasOnlyUnitMetadata="false" HasChild="0"&gt;&lt;Name LocaleIsoCode="en"&gt;Belgium&lt;/Name&gt;&lt;Name LocaleIsoCode="fr"&gt;Belgique&lt;/Name&gt;&lt;/Member&gt;&lt;Member Code="CAN" HasMetadata="false" HasOnlyUnitMetadata="false" HasChild="0"&gt;&lt;Name LocaleIsoCode="en"&gt;Canada&lt;/Name&gt;&lt;Name LocaleIsoCode="fr"&gt;Canada&lt;/Name&gt;&lt;/Member&gt;&lt;Member Code="CHL" HasMetadata="false" HasOnlyUnitMetadata="false" HasChild="0"&gt;&lt;Name LocaleIsoCode="en"&gt;Chile&lt;/Name&gt;&lt;Name LocaleIsoCode="fr"&gt;Chili&lt;/Name&gt;&lt;/Member&gt;&lt;Member Code="CZE" HasMetadata="false" HasOnlyUnitMetadata="false" HasChild="0"&gt;&lt;Name LocaleIsoCode="en"&gt;Czech Republic&lt;/Name&gt;&lt;Name LocaleIsoCode="fr"&gt;République tchèque&lt;/Name&gt;&lt;/Member&gt;&lt;Member Code="DNK" HasMetadata="false" HasOnlyUnitMetadata="false" HasChild="0"&gt;&lt;Name LocaleIsoCode="en"&gt;Denmark&lt;/Name&gt;&lt;Name LocaleIsoCode="fr"&gt;Danemark&lt;/Name&gt;&lt;/Member&gt;&lt;Member Code="EST" HasMetadata="false" HasOnlyUnitMetadata="false" HasChild="0"&gt;&lt;Name LocaleIsoCode="en"&gt;Estonia&lt;/Name&gt;&lt;Name LocaleIsoCode="fr"&gt;Estonie&lt;/Name&gt;&lt;/Member&gt;&lt;Member Code="FIN" HasMetadata="false" HasOnlyUnitMetadata="false" HasChild="0"&gt;&lt;Name LocaleIsoCode="en"&gt;Finland&lt;/Name&gt;&lt;Name LocaleIsoCode="fr"&gt;Finlande&lt;/Name&gt;&lt;/Member&gt;&lt;Member Code="FRA" HasMetadata="false" HasOnlyUnitMetadata="false" HasChild="0"&gt;&lt;Name LocaleIsoCode="en"&gt;France&lt;/Name&gt;&lt;Name LocaleIsoCode="fr"&gt;France&lt;/Name&gt;&lt;/Member&gt;&lt;Member Code="DEU" HasMetadata="true" HasOnlyUnitMetadata="false" HasChild="0"&gt;&lt;Name LocaleIsoCode="en"&gt;Germany&lt;/Name&gt;&lt;Name LocaleIsoCode="fr"&gt;Allemagne&lt;/Name&gt;&lt;/Member&gt;&lt;Member Code="GRC" HasMetadata="false" HasOnlyUnitMetadata="false" HasChild="0"&gt;&lt;Name LocaleIsoCode="en"&gt;Greece&lt;/Name&gt;&lt;Name LocaleIsoCode="fr"&gt;Grèce&lt;/Name&gt;&lt;/Member&gt;&lt;Member Code="HUN" HasMetadata="false" HasOnlyUnitMetadata="false" HasChild="0"&gt;&lt;Name LocaleIsoCode="en"&gt;Hungary&lt;/Name&gt;&lt;Name LocaleIsoCode="fr"&gt;Hongrie&lt;/Name&gt;&lt;/Member&gt;&lt;Member Code="ISL" HasMetadata="false" HasOnlyUnitMetadata="false" HasChild="0"&gt;&lt;Name LocaleIsoCode="en"&gt;Iceland&lt;/Name&gt;&lt;Name LocaleIsoCode="fr"&gt;Islande&lt;/Name&gt;&lt;/Member&gt;&lt;Member Code="IRL" HasMetadata="false" HasOnlyUnitMetadata="false" HasChild="0"&gt;&lt;Name LocaleIsoCode="en"&gt;Ireland&lt;/Name&gt;&lt;Name LocaleIsoCode="fr"&gt;Irlande&lt;/Name&gt;&lt;/Member&gt;&lt;Member Code="ISR" HasMetadata="true" HasOnlyUnitMetadata="false" HasChild="0"&gt;&lt;Name LocaleIsoCode="en"&gt;Israel&lt;/Name&gt;&lt;Name LocaleIsoCode="fr"&gt;Israël&lt;/Name&gt;&lt;/Member&gt;&lt;Member Code="ITA" HasMetadata="false" HasOnlyUnitMetadata="false" HasChild="0"&gt;&lt;Name LocaleIsoCode="en"&gt;Italy&lt;/Name&gt;&lt;Name LocaleIsoCode="fr"&gt;Italie&lt;/Name&gt;&lt;/Member&gt;&lt;Member Code="JPN" HasMetadata="false" HasOnlyUnitMetadata="false" HasChild="0"&gt;&lt;Name LocaleIsoCode="en"&gt;Japan&lt;/Name&gt;&lt;Name LocaleIsoCode="fr"&gt;Japon&lt;/Name&gt;&lt;/Member&gt;&lt;Member Code="KOR" HasMetadata="false" HasOnlyUnitMetadata="false" HasChild="0"&gt;&lt;Name LocaleIsoCode="en"&gt;Korea&lt;/Name&gt;&lt;Name LocaleIsoCode="fr"&gt;Corée&lt;/Name&gt;&lt;/Member&gt;&lt;Member Code="LUX" HasMetadata="false" HasOnlyUnitMetadata="false" HasChild="0"&gt;&lt;Name LocaleIsoCode="en"&gt;Luxembourg&lt;/Name&gt;&lt;Name LocaleIsoCode="fr"&gt;Luxembourg&lt;/Name&gt;&lt;/Member&gt;&lt;Member Code="MEX" HasMetadata="false" HasOnlyUnitMetadata="false" HasChild="0"&gt;&lt;Name LocaleIsoCode="en"&gt;Mexico&lt;/Name&gt;&lt;Name LocaleIsoCode="fr"&gt;Mexique&lt;/Name&gt;&lt;/Member&gt;&lt;Member Code="NLD" HasMetadata="false" HasOnlyUnitMetadata="false" HasChild="0"&gt;&lt;Name LocaleIsoCode="en"&gt;Netherlands&lt;/Name&gt;&lt;Name LocaleIsoCode="fr"&gt;Pays-Bas&lt;/Name&gt;&lt;/Member&gt;&lt;Member Code="NZL" HasMetadata="false" HasOnlyUnitMetadata="false" HasChild="0"&gt;&lt;Name LocaleIsoCode="en"&gt;New Zealand&lt;/Name&gt;&lt;Name LocaleIsoCode="fr"&gt;Nouvelle-Zélande&lt;/Name&gt;&lt;/Member&gt;&lt;Member Code="NOR" HasMetadata="false" HasOnlyUnitMetadata="false" HasChild="0"&gt;&lt;Name LocaleIsoCode="en"&gt;Norway&lt;/Name&gt;&lt;Name LocaleIsoCode="fr"&gt;Norvège&lt;/Name&gt;&lt;/Member&gt;&lt;Member Code="POL" HasMetadata="false" HasOnlyUnitMetadata="false" HasChild="0"&gt;&lt;Name LocaleIsoCode="en"&gt;Poland&lt;/Name&gt;&lt;Name LocaleIsoCode="fr"&gt;Pologne&lt;/Name&gt;&lt;/Member&gt;&lt;Member Code="PRT" HasMetadata="false" HasOnlyUnitMetadata="false" HasChild="0"&gt;&lt;Name LocaleIsoCode="en"&gt;Portugal&lt;/Name&gt;&lt;Name LocaleIsoCode="fr"&gt;Portugal&lt;/Name&gt;&lt;/Member&gt;&lt;Member Code="SVK" HasMetadata="false" HasOnlyUnitMetadata="false" HasChild="0"&gt;&lt;Name LocaleIsoCode="en"&gt;Slovak Republic&lt;/Name&gt;&lt;Name LocaleIsoCode="fr"&gt;République slovaque&lt;/Name&gt;&lt;/Member&gt;&lt;Member Code="SVN" HasMetadata="false" HasOnlyUnitMetadata="false" HasChild="0"&gt;&lt;Name LocaleIsoCode="en"&gt;Slovenia&lt;/Name&gt;&lt;Name LocaleIsoCode="fr"&gt;Slovénie&lt;/Name&gt;&lt;/Member&gt;&lt;Member Code="ESP" HasMetadata="false" HasOnlyUnitMetadata="false" HasChild="0"&gt;&lt;Name LocaleIsoCode="en"&gt;Spain&lt;/Name&gt;&lt;Name LocaleIsoCode="fr"&gt;Espagne&lt;/Name&gt;&lt;/Member&gt;&lt;Member Code="SWE" HasMetadata="false" HasOnlyUnitMetadata="false" HasChild="0"&gt;&lt;Name LocaleIsoCode="en"&gt;Sweden&lt;/Name&gt;&lt;Name LocaleIsoCode="fr"&gt;Suède&lt;/Name&gt;&lt;/Member&gt;&lt;Member Code="CHE" HasMetadata="false" HasOnlyUnitMetadata="false" HasChild="0"&gt;&lt;Name LocaleIsoCode="en"&gt;Switzerland&lt;/Name&gt;&lt;Name LocaleIsoCode="fr"&gt;Suisse&lt;/Name&gt;&lt;/Member&gt;&lt;Member Code="TUR" HasMetadata="false" HasOnlyUnitMetadata="false" HasChild="0"&gt;&lt;Name LocaleIsoCode="en"&gt;Turkey&lt;/Name&gt;&lt;Name LocaleIsoCode="fr"&gt;Turquie&lt;/Name&gt;&lt;/Member&gt;&lt;Member Code="GBR" HasMetadata="false" HasOnlyUnitMetadata="false" HasChild="0"&gt;&lt;Name LocaleIsoCode="en"&gt;United Kingdom&lt;/Name&gt;&lt;Name LocaleIsoCode="fr"&gt;Royaume-Uni&lt;/Name&gt;&lt;/Member&gt;&lt;Member Code="USA" HasMetadata="false" HasOnlyUnitMetadata="false" HasChild="0"&gt;&lt;Name LocaleIsoCode="en"&gt;United States&lt;/Name&gt;&lt;Name LocaleIsoCode="fr"&gt;États-Unis&lt;/Name&gt;&lt;/Member&gt;&lt;Member Code="G-7" HasMetadata="false" HasOnlyUnitMetadata="false" HasChild="0"&gt;&lt;Name LocaleIsoCode="en"&gt;G7&lt;/Name&gt;&lt;Name LocaleIsoCode="fr"&gt;G7&lt;/Name&gt;&lt;/Member&gt;&lt;Member Code="OECD" HasMetadata="false" HasOnlyUnitMetadata="false" HasChild="0"&gt;&lt;Name LocaleIsoCode="en"&gt;OECD - Total&lt;/Name&gt;&lt;Name LocaleIsoCode="fr"&gt;OCDE - Total&lt;/Name&gt;&lt;/Member&gt;&lt;Member Code="WLD" HasMetadata="false" HasOnlyUnitMetadata="false" HasChild="0"&gt;&lt;Name LocaleIsoCode="en"&gt;World&lt;/Name&gt;&lt;Name LocaleIsoCode="fr"&gt;Monde&lt;/Name&gt;&lt;/Member&gt;&lt;Member Code="BRA" HasMetadata="false" HasOnlyUnitMetadata="false" HasChild="0"&gt;&lt;Name LocaleIsoCode="en"&gt;Brazil&lt;/Name&gt;&lt;Name LocaleIsoCode="fr"&gt;Brésil&lt;/Name&gt;&lt;/Member&gt;&lt;Member Code="CHN" HasMetadata="false" HasOnlyUnitMetadata="false" HasChild="0"&gt;&lt;Name LocaleIsoCode="en"&gt;China (People's Republic of)&lt;/Name&gt;&lt;Name LocaleIsoCode="fr"&gt;Chine (République populaire de)&lt;/Name&gt;&lt;/Member&gt;&lt;Member Code="COL" HasMetadata="false" HasOnlyUnitMetadata="false" HasChild="0"&gt;&lt;Name LocaleIsoCode="en"&gt;Colombia&lt;/Name&gt;&lt;Name LocaleIsoCode="fr"&gt;Colombie&lt;/Name&gt;&lt;/Member&gt;&lt;Member Code="IND" HasMetadata="false" HasOnlyUnitMetadata="false" HasChild="0"&gt;&lt;Name LocaleIsoCode="en"&gt;India&lt;/Name&gt;&lt;Name LocaleIsoCode="fr"&gt;Inde&lt;/Name&gt;&lt;/Member&gt;&lt;Member Code="IDN" HasMetadata="false" HasOnlyUnitMetadata="false" HasChild="0"&gt;&lt;Name LocaleIsoCode="en"&gt;Indonesia&lt;/Name&gt;&lt;Name LocaleIsoCode="fr"&gt;Indonésie&lt;/Name&gt;&lt;/Member&gt;&lt;Member Code="RUS" HasMetadata="false" HasOnlyUnitMetadata="false" HasChild="0"&gt;&lt;Name LocaleIsoCode="en"&gt;Russia&lt;/Name&gt;&lt;Name LocaleIsoCode="fr"&gt;Russie&lt;/Name&gt;&lt;/Member&gt;&lt;Member Code="ZAF" HasMetadata="false" HasOnlyUnitMetadata="false" HasChild="0"&gt;&lt;Name LocaleIsoCode="en"&gt;South Africa&lt;/Name&gt;&lt;Name LocaleIsoCode="fr"&gt;Afrique du Sud&lt;/Name&gt;&lt;/Member&gt;&lt;/Dimension&gt;&lt;Dimension Code="SUBJECT" HasMetadata="false" Display="labels"&gt;&lt;Name LocaleIsoCode="en"&gt;Subject&lt;/Name&gt;&lt;Name LocaleIsoCode="fr"&gt;Sujet&lt;/Name&gt;&lt;Member Code="YP" HasMetadata="true" HasOnlyUnitMetadata="false" HasChild="1"&gt;&lt;Name LocaleIsoCode="en"&gt;Population&lt;/Name&gt;&lt;Name LocaleIsoCode="fr"&gt;Population&lt;/Name&gt;&lt;ChildMember Code="YP9901L1_ST" HasMetadata="true" HasOnlyUnitMetadata="false" HasChild="0"&gt;&lt;Name LocaleIsoCode="en"&gt;Population (hist5) <text:s/>00-04&lt;/Name&gt;&lt;Name LocaleIsoCode="fr"&gt;Population (hist5) <text:s/>00-04&lt;/Name&gt;&lt;/ChildMember&gt;&lt;ChildMember Code="YP9902L1_ST" HasMetadata="true" HasOnlyUnitMetadata="false" HasChild="0"&gt;&lt;Name LocaleIsoCode="en"&gt;Population (hist5) <text:s/>05-09&lt;/Name&gt;&lt;Name LocaleIsoCode="fr"&gt;Population (hist5) <text:s/>05-09&lt;/Name&gt;&lt;/ChildMember&gt;&lt;ChildMember Code="YP9903L1_ST" HasMetadata="true" HasOnlyUnitMetadata="false" HasChild="0"&gt;&lt;Name LocaleIsoCode="en"&gt;Population (hist5) <text:s/>10-14&lt;/Name&gt;&lt;Name LocaleIsoCode="fr"&gt;Population (hist5) <text:s/>10-14&lt;/Name&gt;&lt;/ChildMember&gt;&lt;ChildMember Code="YP9904L1_ST" HasMetadata="true" HasOnlyUnitMetadata="false" HasChild="0"&gt;&lt;Name LocaleIsoCode="en"&gt;Population (hist5) <text:s/>15-19&lt;/Name&gt;&lt;Name LocaleIsoCode="fr"&gt;Population (hist5) <text:s/>15-19&lt;/Name&gt;&lt;/ChildMember&gt;&lt;ChildMember Code="YP9905L1_ST" HasMetadata="true" HasOnlyUnitMetadata="false" HasChild="0"&gt;&lt;Name LocaleIsoCode="en"&gt;Population (hist5) <text:s/>20-24&lt;/Name&gt;&lt;Name LocaleIsoCode="fr"&gt;Population (hist5) <text:s/>20-24&lt;/Name&gt;&lt;/ChildMember&gt;&lt;ChildMember Code="YP9906L1_ST" HasMetadata="true" HasOnlyUnitMetadata="false" HasChild="0"&gt;&lt;Name LocaleIsoCode="en"&gt;Population (hist5) <text:s/>25-29&lt;/Name&gt;&lt;Name LocaleIsoCode="fr"&gt;Population (hist5) <text:s/>25-29&lt;/Name&gt;&lt;/ChildMember&gt;&lt;ChildMember Code="YP9907L1_ST" HasMetadata="true" HasOnlyUnitMetadata="false" HasChild="0"&gt;&lt;Name LocaleIsoCode="en"&gt;Population (hist5) <text:s/>30-34&lt;/Name&gt;&lt;Name LocaleIsoCode="fr"&gt;Population (hist5) <text:s/>30-34&lt;/Name&gt;&lt;/ChildMember&gt;&lt;ChildMember Code="YP9908L1_ST" HasMetadata="true" HasOnlyUnitMetadata="false" HasChild="0"&gt;&lt;Name LocaleIsoCode="en"&gt;Population (hist5) <text:s/>35-39&lt;/Name&gt;&lt;Name LocaleIsoCode="fr"&gt;Population (hist5) <text:s/>35-39&lt;/Name&gt;&lt;/ChildMember&gt;&lt;ChildMember Code="YP9909L1_ST" HasMetadata="true" HasOnlyUnitMetadata="false" HasChild="0"&gt;&lt;Name LocaleIsoCode="en"&gt;Population (hist5) <text:s/>40-44&lt;/Name&gt;&lt;Name LocaleIsoCode="fr"&gt;Population (hist5) <text:s/>40-44&lt;/Name&gt;&lt;/ChildMember&gt;&lt;ChildMember Code="YP9910L1_ST" HasMetadata="true" HasOnlyUnitMetadata="false" HasChild="0"&gt;&lt;Name LocaleIsoCode="en"&gt;Population (hist5) <text:s/>45-49&lt;/Name&gt;&lt;Name LocaleIsoCode="fr"&gt;Population (hist5) <text:s/>45-49&lt;/Name&gt;&lt;/ChildMember&gt;&lt;ChildMember Code="YP9911L1_ST" HasMetadata="true" HasOnlyUnitMetadata="false" HasChild="0"&gt;&lt;Name LocaleIsoCode="en"&gt;Population (hist5) <text:s/>50-54&lt;/Name&gt;&lt;Name LocaleIsoCode="fr"&gt;Population (hist5) <text:s/>50-54&lt;/Name&gt;&lt;/ChildMember&gt;&lt;ChildMember Code="YP9912L1_ST" HasMetadata="true" HasOnlyUnitMetadata="false" HasChild="0"&gt;&lt;Name LocaleIsoCode="en"&gt;Population (hist5) <text:s/>55-59&lt;/Name&gt;&lt;Name LocaleIsoCode="fr"&gt;Population (hist5) <text:s/>55-59&lt;/Name&gt;&lt;/ChildMember&gt;&lt;ChildMember Code="YP9913L1_ST" HasMetadata="true" HasOnlyUnitMetadata="false" HasChild="0"&gt;&lt;Name LocaleIsoCode="en"&gt;Population (hist5) <text:s/>60-64&lt;/Name&gt;&lt;Name LocaleIsoCode="fr"&gt;Population (hist5) <text:s/>60-64&lt;/Name&gt;&lt;/ChildMember&gt;&lt;ChildMember Code="YP9914L1_ST" HasMetadata="true" HasOnlyUnitMetadata="false" HasChild="0"&gt;&lt;Name LocaleIsoCode="en"&gt;Population (hist5) <text:s/>65-69&lt;/Name&gt;&lt;Name LocaleIsoCode="fr"&gt;Population (hist5) <text:s/>65-69&lt;/Name&gt;&lt;/ChildMember&gt;&lt;ChildMember Code="YP9915L1_ST" HasMetadata="true" HasOnlyUnitMetadata="false" HasChild="0"&gt;&lt;Name LocaleIsoCode="en"&gt;Population (hist5) <text:s/>70-74&lt;/Name&gt;&lt;Name LocaleIsoCode="fr"&gt;Population (hist5) <text:s/>70-74&lt;/Name&gt;&lt;/ChildMember&gt;&lt;ChildMember Code="YP9916L1_ST" HasMetadata="true" HasOnlyUnitMetadata="false" HasChild="0"&gt;&lt;Name LocaleIsoCode="en"&gt;Population (hist5) <text:s/>75-79&lt;/Name&gt;&lt;Name LocaleIsoCode="fr"&gt;Population (hist5) <text:s/>75-79&lt;/Name&gt;&lt;/ChildMember&gt;&lt;ChildMember Code="YP9917L1_ST" HasMetadata="true" HasOnlyUnitMetadata="false" HasChild="0"&gt;&lt;Name LocaleIsoCode="en"&gt;Population (hist5) <text:s/>80-84&lt;/Name&gt;&lt;Name LocaleIsoCode="fr"&gt;Population (hist5) <text:s/>80-84&lt;/Name&gt;&lt;/ChildMember&gt;&lt;ChildMember Code="YP9920L1_ST" HasMetadata="true" HasOnlyUnitMetadata="false" HasChild="0"&gt;&lt;Name LocaleIsoCode="en"&gt;Population (hist5) <text:s/>85+&lt;/Name&gt;&lt;Name LocaleIsoCode="fr"&gt;Population (hist5) <text:s/>85+&lt;/Name&gt;&lt;/ChildMember&gt;&lt;ChildMember Code="YP99TLL1_ST" HasMetadata="true" HasOnlyUnitMetadata="false" HasChild="0" IsDisplayed="true"&gt;&lt;Name LocaleIsoCode="en"&gt;Population (hist5) All ages&lt;/Name&gt;&lt;Name LocaleIsoCode="fr"&gt;Population (hist5) tous les âges&lt;/Name&gt;&lt;/ChildMember&gt;&lt;ChildMember Code="YPTTTLL1_GY" HasMetadata="true" HasOnlyUnitMetadata="false" HasChild="0"&gt;&lt;Name LocaleIsoCode="en"&gt;Population (hist5) All ages, growth rate&lt;/Name&gt;&lt;Name LocaleIsoCode="fr"&gt;Population (hist5) tous les âges, taux de croissance&lt;/Name&gt;&lt;/ChildMember&gt;&lt;ChildMember Code="YPTTDRY1_ST" HasMetadata="true" HasOnlyUnitMetadata="false" HasChild="0"&gt;&lt;Name LocaleIsoCode="en"&gt;Youth (-15) Dependency Ratio (15-64)&lt;/Name&gt;&lt;Name LocaleIsoCode="fr"&gt;Ratio de dépendance des jeunes (-15) <text:s/>par rapport aux (15-64)&lt;/Name&gt;&lt;/ChildMember&gt;&lt;ChildMember Code="YPTTDRY2_ST" HasMetadata="true" HasOnlyUnitMetadata="false" HasChild="0"&gt;&lt;Name LocaleIsoCode="en"&gt;Youth (-20) Dependency Ratio (20-64)&lt;/Name&gt;&lt;Name LocaleIsoCode="fr"&gt;Ratio de dépendance des jeunes (-20) <text:s/>par rapport aux (20-64)&lt;/Name&gt;&lt;/ChildMember&gt;&lt;ChildMember Code="YPTTDRY4_ST" HasMetadata="true" HasOnlyUnitMetadata="false" HasChild="0"&gt;&lt;Name LocaleIsoCode="en"&gt;Youth (-20) Dependency Ratio (All ages)&lt;/Name&gt;&lt;Name LocaleIsoCode="fr"&gt;Ratio de dépendance des jeunes (-20) <text:s/>par rapport à la population totale&lt;/Name&gt;&lt;/ChildMember&gt;&lt;ChildMember Code="YPTTDRO1_ST" HasMetadata="true" HasOnlyUnitMetadata="false" HasChild="0"&gt;&lt;Name LocaleIsoCode="en"&gt;Old (+65) Dependency Ratio (15-64)&lt;/Name&gt;&lt;Name LocaleIsoCode="fr"&gt;Ratio de dépendance personnes âgées (+65) <text:s/>par rapport aux (15-64)&lt;/Name&gt;&lt;/ChildMember&gt;&lt;ChildMember Code="YPTTDRO2_ST" HasMetadata="true" HasOnlyUnitMetadata="false" HasChild="0"&gt;&lt;Name LocaleIsoCode="en"&gt;Old (+65) Dependency Ratio (20-64)&lt;/Name&gt;&lt;Name LocaleIsoCode="fr"&gt;Ratio de dépendance personnes âgées (+65) <text:s/>par rapport aux (20-64)&lt;/Name&gt;&lt;/ChildMember&gt;&lt;ChildMember Code="YPTTDRT1_ST" HasMetadata="true" HasOnlyUnitMetadata="false" HasChild="0"&gt;&lt;Name LocaleIsoCode="en"&gt;Age (-15 &amp;amp; +65) Dependency Ratio (15-64)&lt;/Name&gt;&lt;Name LocaleIsoCode="fr"&gt;Ratio de dépendance <text:s/>(-15 &amp;amp; +65) par rapport aux (15-64)&lt;/Name&gt;&lt;/ChildMember&gt;&lt;ChildMember Code="YPTTDRT2_ST" HasMetadata="true" HasOnlyUnitMetadata="false" HasChild="0"&gt;&lt;Name LocaleIsoCode="en"&gt;Age (-20 &amp;amp; +65) Dependency Ratio (20-64)&lt;/Name&gt;&lt;Name LocaleIsoCode="fr"&gt;Ratio de dépendance <text:s/>(-20 &amp;amp; +65) par rapport aux (20-64)&lt;/Name&gt;&lt;/ChildMember&gt;&lt;ChildMember Code="YPTTDRT3_ST" HasMetadata="true" HasOnlyUnitMetadata="false" HasChild="0"&gt;&lt;Name LocaleIsoCode="en"&gt;Age (-15 &amp;amp; +65) Dependency Ratio (All ages)&lt;/Name&gt;&lt;Name LocaleIsoCode="fr"&gt;Ratio de dépendance <text:s/>(-15 &amp;amp; +65) par rapport à la population totale&lt;/Name&gt;&lt;/ChildMember&gt;&lt;ChildMember Code="YPTTDRT4_ST" HasMetadata="true" HasOnlyUnitMetadata="false" HasChild="0"&gt;&lt;Name LocaleIsoCode="en"&gt;Age (-20 &amp;amp; +65) Dependency Ratio (All ages)&lt;/Name&gt;&lt;Name LocaleIsoCode="fr"&gt;Ratio de dépendance <text:s/>(-20 &amp;amp; +65) par rapport à la population totale&lt;/Name&gt;&lt;/ChildMember&gt;&lt;ChildMember Code="YPTT21PP_ST" HasMetadata="true" HasOnlyUnitMetadata="false" HasChild="0"&gt;&lt;Name LocaleIsoCode="en"&gt;Share (80+) in all ages population&lt;/Name&gt;&lt;Name LocaleIsoCode="fr"&gt;Part des (80+) dans la population totale &lt;/Name&gt;&lt;/ChildMember&gt;&lt;ChildMember Code="YPTTDRW1_ST" HasMetadata="true" HasOnlyUnitMetadata="false" HasChild="0"&gt;&lt;Name LocaleIsoCode="en"&gt;Working Age (15-64) per Pension Age (+65)&lt;/Name&gt;&lt;Name LocaleIsoCode="fr"&gt;Personnes âge actif (15-64) à celles en âge de la retraite( 65+)&lt;/Name&gt;&lt;/ChildMember&gt;&lt;ChildMember Code="YPTTDRW2_ST" HasMetadata="true" HasOnlyUnitMetadata="false" HasChild="0"&gt;&lt;Name LocaleIsoCode="en"&gt;Working Age (20-64) per Pension Age (+65)&lt;/Name&gt;&lt;Name LocaleIsoCode="fr"&gt;Personnes âge actif (20-64) à celles en âge de la retraite( 65+)&lt;/Name&gt;&lt;/ChildMember&gt;&lt;/Member&gt;&lt;/Dimension&gt;&lt;Dimension Code="SEX" HasMetadata="false" Display="labels"&gt;&lt;Name LocaleIsoCode="en"&gt;Sex&lt;/Name&gt;&lt;Name LocaleIsoCode="fr"&gt;Sexe&lt;/Name&gt;&lt;Member Code="FE" HasMetadata="false" HasChild="0"&gt;&lt;Name LocaleIsoCode="en"&gt;Females&lt;/Name&gt;&lt;Name LocaleIsoCode="fr"&gt;femmes&lt;/Name&gt;&lt;/Member&gt;&lt;Member Code="MA" HasMetadata="false" HasChild="0"&gt;&lt;Name LocaleIsoCode="en"&gt;Males&lt;/Name&gt;&lt;Name LocaleIsoCode="fr"&gt;hommes&lt;/Name&gt;&lt;/Member&gt;&lt;Member Code="TT" HasMetadata="false" HasChild="0" IsDisplayed="true"&gt;&lt;Name LocaleIsoCode="en"&gt;All persons&lt;/Name&gt;&lt;Name LocaleIsoCode="fr"&gt;Ensemble des personnes&lt;/Name&gt;&lt;/Member&gt;&lt;/Dimension&gt;&lt;Dimension Code="FREQUENCY" HasMetadata="false" CommonCode="FREQUENCY" Display="labels"&gt;&lt;Name LocaleIsoCode="en"&gt;Frequency&lt;/Name&gt;&lt;Name LocaleIsoCode="fr"&gt;Fréquence&lt;/Name&gt;&lt;Member Code="A" HasMetadata="false"&gt;&lt;Name LocaleIsoCode="en"&gt;Annual&lt;/Name&gt;&lt;Name LocaleIsoCode="fr"&gt;Annuelle&lt;/Name&gt;&lt;/Member&gt;&lt;/Dimension&gt;&lt;Dimension Code="TIME" HasMetadata="false" CommonCode="TIME" Display="labels"&gt;&lt;Name LocaleIsoCode="en"&gt;Time&lt;/Name&gt;&lt;Name LocaleIsoCode="fr"&gt;Temps&lt;/Name&gt;&lt;Member Code="2000" HasMetadata="false"&gt;&lt;Name LocaleIsoCode="en"&gt;2000&lt;/Name&gt;&lt;Name LocaleIsoCode="fr"&gt;2000&lt;/Name&gt;&lt;/Member&gt;&lt;Member Code="2001" HasMetadata="false"&gt;&lt;Name LocaleIsoCode="en"&gt;2001&lt;/Name&gt;&lt;Name LocaleIsoCode="fr"&gt;2001&lt;/Name&gt;&lt;/Member&gt;&lt;Member Code="2002" HasMetadata="false"&gt;&lt;Name LocaleIsoCode="en"&gt;2002&lt;/Name&gt;&lt;Name LocaleIsoCode="fr"&gt;2002&lt;/Name&gt;&lt;/Member&gt;&lt;Member Code="2003" HasMetadata="false"&gt;&lt;Name LocaleIsoCode="en"&gt;2003&lt;/Name&gt;&lt;Name LocaleIsoCode="fr"&gt;2003&lt;/Name&gt;&lt;/Member&gt;&lt;Member Code="2004" HasMetadata="false"&gt;&lt;Name LocaleIsoCode="en"&gt;2004&lt;/Name&gt;&lt;Name LocaleIsoCode="fr"&gt;2004&lt;/Name&gt;&lt;/Member&gt;&lt;Member Code="2005" HasMetadata="false"&gt;&lt;Name LocaleIsoCode="en"&gt;2005&lt;/Name&gt;&lt;Name LocaleIsoCode="fr"&gt;2005&lt;/Name&gt;&lt;/Member&gt;&lt;Member Code="2006" HasMetadata="false"&gt;&lt;Name LocaleIsoCode="en"&gt;2006&lt;/Name&gt;&lt;Name LocaleIsoCode="fr"&gt;2006&lt;/Name&gt;&lt;/Member&gt;&lt;Member Code="2007" HasMetadata="false"&gt;&lt;Name LocaleIsoCode="en"&gt;2007&lt;/Name&gt;&lt;Name LocaleIsoCode="fr"&gt;2007&lt;/Name&gt;&lt;/Member&gt;&lt;Member Code="2008" HasMetadata="false"&gt;&lt;Name LocaleIsoCode="en"&gt;2008&lt;/Name&gt;&lt;Name LocaleIsoCode="fr"&gt;2008&lt;/Name&gt;&lt;/Member&gt;&lt;Member Code="2009" HasMetadata="false"&gt;&lt;Name LocaleIsoCode="en"&gt;2009&lt;/Name&gt;&lt;Name LocaleIsoCode="fr"&gt;2009&lt;/Name&gt;&lt;/Member&gt;&lt;Member Code="2010" HasMetadata="false"&gt;&lt;Name LocaleIsoCode="en"&gt;2010&lt;/Name&gt;&lt;Name LocaleIsoCode="fr"&gt;2010&lt;/Name&gt;&lt;/Member&gt;&lt;Member Code="2011" HasMetadata="false"&gt;&lt;Name LocaleIsoCode="en"&gt;2011&lt;/Name&gt;&lt;Name LocaleIsoCode="fr"&gt;2011&lt;/Name&gt;&lt;/Member&gt;&lt;Member Code="2012" HasMetadata="false"&gt;&lt;Name LocaleIsoCode="en"&gt;2012&lt;/Name&gt;&lt;Name LocaleIsoCode="fr"&gt;2012&lt;/Name&gt;&lt;/Member&gt;&lt;Member Code="2013" HasMetadata="false"&gt;&lt;Name LocaleIsoCode="en"&gt;2013&lt;/Name&gt;&lt;Name LocaleIsoCode="fr"&gt;2013&lt;/Name&gt;&lt;/Member&gt;&lt;Member Code="2014" HasMetadata="false"&gt;&lt;Name LocaleIsoCode="en"&gt;2014&lt;/Name&gt;&lt;Name LocaleIsoCode="fr"&gt;2014&lt;/Name&gt;&lt;/Member&gt;&lt;/Dimension&gt;&lt;WBOSInformations&gt;&lt;TimeDimension WebTreeWasUsed="false"&gt;&lt;StartCodes Annual="2000" /&gt;&lt;/TimeDimension&gt;&lt;/WBOSInformations&gt;&lt;Tabulation Axis="horizontal"&gt;&lt;Dimension Code="TIME" CommonCode="TIME" /&gt;&lt;/Tabulation&gt;&lt;Tabulation Axis="vertical"&gt;&lt;Dimension Code="LOCATION" CommonCode="LOCATION" /&gt;&lt;/Tabulation&gt;&lt;Tabulation Axis="page"&gt;&lt;Dimension Code="SUBJECT" /&gt;&lt;Dimension Code="SEX" /&gt;&lt;Dimension Code="FREQUENCY" CommonCode="FREQUENCY" /&gt;&lt;/Tabulation&gt;&lt;Formatting&gt;&lt;Labels LocaleIsoCode="en" /&gt;&lt;Power&gt;0&lt;/Power&gt;&lt;Decimals&gt;-1&lt;/Decimals&gt;&lt;SkipEmptyLines&gt;true&lt;/SkipEmptyLines&gt;&lt;SkipEmptyCols&gt;false&lt;/SkipEmptyCols&gt;&lt;SkipLineHierarchy&gt;false&lt;/SkipLineHierarchy&gt;&lt;SkipColHierarchy&gt;false&lt;/SkipColHierarchy&gt;&lt;Page&gt;1&lt;/Page&gt;&lt;/Formatting&gt;&lt;/DataTable&gt;&lt;Format&gt;&lt;ShowEmptyAxes&gt;true&lt;/ShowEmptyAxes&gt;&lt;TimeStamp&gt;false&lt;/TimeStamp&gt;&lt;Page&gt;1&lt;/Page&gt;&lt;EnableSort&gt;true&lt;/EnableSort&gt;&lt;IncludeFlagColumn&gt;false&lt;/IncludeFlagColumn&gt;&lt;IncludeTimeSeriesId&gt;false&lt;/IncludeTimeSeriesId&gt;&lt;DoBarChart&gt;false&lt;/DoBarChart&gt;&lt;FreezePanes&gt;true&lt;/FreezePanes&gt;&lt;MaxBarChartLen&gt;65&lt;/MaxBarChartLen&gt;&lt;/Format&gt;&lt;Query&gt;&lt;AbsoluteUri&gt;http://stats.oecd.org//View.aspx?QueryId=&amp;amp;QueryType=Public&amp;amp;Lang=en&lt;/AbsoluteUri&gt;&lt;/Query&gt;&lt;/WebTableParameter&gt;</text:p>
          </table:table-cell>
          <table:table-cell table:style-name="Normal" table:number-columns-repeated="15"/>
        </table:table-row>
        <table:table-row table:style-name="ro2">
          <table:table-cell table:style-name="ce6" office:value-type="string" calcext:value-type="string">
            <text:p><text:a xlink:href="http://stats.oecd.org/OECDStat_Metadata/ShowMetadata.ashx?Dataset=POP_FIVE_HIST&amp;ShowOnWeb=true&amp;Lang=en" xlink:type="simple">Dataset: Population</text:a></text:p>
          </table:table-cell>
          <table:table-cell table:style-name="Normal" table:number-columns-repeated="16"/>
        </table:table-row>
        <table:table-row table:style-name="ro1">
          <table:table-cell table:style-name="ce19" office:value-type="string" calcext:value-type="string" table:number-columns-spanned="2" table:number-rows-spanned="1">
            <text:p>Subject</text:p>
          </table:table-cell>
          <table:covered-table-cell table:style-name="Normal"/>
          <table:table-cell table:style-name="ce15" office:value-type="string" calcext:value-type="string" table:number-columns-spanned="15" table:number-rows-spanned="1">
            <text:p><text:a xlink:href="http://stats.oecd.org/OECDStat_Metadata/ShowMetadata.ashx?Dataset=POP_FIVE_HIST&amp;Coords=[SUBJECT].[YP99TLL1_ST]&amp;ShowOnWeb=true&amp;Lang=en" xlink:type="simple">Population (hist5) All ages</text:a></text:p>
          </table:table-cell>
          <table:covered-table-cell table:number-columns-repeated="14" table:style-name="Normal"/>
        </table:table-row>
        <table:table-row table:style-name="ro1">
          <table:table-cell table:style-name="ce19" office:value-type="string" calcext:value-type="string" table:number-columns-spanned="2" table:number-rows-spanned="1">
            <text:p>Sex</text:p>
          </table:table-cell>
          <table:covered-table-cell table:style-name="Normal"/>
          <table:table-cell table:style-name="ce14" office:value-type="string" calcext:value-type="string" table:number-columns-spanned="15" table:number-rows-spanned="1">
            <text:p>All persons</text:p>
          </table:table-cell>
          <table:covered-table-cell table:number-columns-repeated="14" table:style-name="Normal"/>
        </table:table-row>
        <table:table-row table:style-name="ro1">
          <table:table-cell table:style-name="ce19" office:value-type="string" calcext:value-type="string" table:number-columns-spanned="2" table:number-rows-spanned="1">
            <text:p>Frequency</text:p>
          </table:table-cell>
          <table:covered-table-cell table:style-name="Normal"/>
          <table:table-cell table:style-name="ce14" office:value-type="string" calcext:value-type="string" table:number-columns-spanned="15" table:number-rows-spanned="1">
            <text:p>Annual</text:p>
          </table:table-cell>
          <table:covered-table-cell table:number-columns-repeated="14" table:style-name="Normal"/>
        </table:table-row>
        <table:table-row table:style-name="ro1">
          <table:table-cell table:style-name="ce19" office:value-type="string" calcext:value-type="string" table:number-columns-spanned="2" table:number-rows-spanned="1">
            <text:p>Unit</text:p>
          </table:table-cell>
          <table:covered-table-cell table:style-name="Normal"/>
          <table:table-cell table:style-name="ce14" office:value-type="string" calcext:value-type="string" table:number-columns-spanned="15" table:number-rows-spanned="1">
            <text:p>Persons</text:p>
          </table:table-cell>
          <table:covered-table-cell table:number-columns-repeated="14" table:style-name="Normal"/>
        </table:table-row>
        <table:table-row table:style-name="ro1">
          <table:table-cell table:style-name="ce8" office:value-type="string" calcext:value-type="string" table:number-columns-spanned="2" table:number-rows-spanned="1">
            <text:p>Time</text:p>
          </table:table-cell>
          <table:covered-table-cell table:style-name="Normal"/>
          <table:table-cell table:style-name="ce16" office:value-type="string" calcext:value-type="string">
            <text:p>2000</text:p>
          </table:table-cell>
          <table:table-cell table:style-name="ce16" office:value-type="string" calcext:value-type="string">
            <text:p>2001</text:p>
          </table:table-cell>
          <table:table-cell table:style-name="ce16" office:value-type="string" calcext:value-type="string">
            <text:p>2002</text:p>
          </table:table-cell>
          <table:table-cell table:style-name="ce16" office:value-type="string" calcext:value-type="string">
            <text:p>2003</text:p>
          </table:table-cell>
          <table:table-cell table:style-name="ce16" office:value-type="string" calcext:value-type="string">
            <text:p>2004</text:p>
          </table:table-cell>
          <table:table-cell table:style-name="ce16" office:value-type="string" calcext:value-type="string">
            <text:p>2005</text:p>
          </table:table-cell>
          <table:table-cell table:style-name="ce16" office:value-type="string" calcext:value-type="string">
            <text:p>2006</text:p>
          </table:table-cell>
          <table:table-cell table:style-name="ce16" office:value-type="string" calcext:value-type="string">
            <text:p>2007</text:p>
          </table:table-cell>
          <table:table-cell table:style-name="ce16" office:value-type="string" calcext:value-type="string">
            <text:p>2008</text:p>
          </table:table-cell>
          <table:table-cell table:style-name="ce16" office:value-type="string" calcext:value-type="string">
            <text:p>2009</text:p>
          </table:table-cell>
          <table:table-cell table:style-name="ce16" office:value-type="string" calcext:value-type="string">
            <text:p>2010</text:p>
          </table:table-cell>
          <table:table-cell table:style-name="ce16" office:value-type="string" calcext:value-type="string">
            <text:p>2011</text:p>
          </table:table-cell>
          <table:table-cell table:style-name="ce16" office:value-type="string" calcext:value-type="string">
            <text:p>2012</text:p>
          </table:table-cell>
          <table:table-cell table:style-name="ce16" office:value-type="string" calcext:value-type="string">
            <text:p>2013</text:p>
          </table:table-cell>
          <table:table-cell table:style-name="ce16" office:value-type="string" calcext:value-type="string">
            <text:p>2014</text:p>
          </table:table-cell>
        </table:table-row>
        <table:table-row table:style-name="ro1">
          <table:table-cell table:style-name="ce9" office:value-type="string" calcext:value-type="string">
            <text:p>Country</text:p>
          </table:table-cell>
          <table:table-cell office:value-type="string" calcext:value-type="string">
            <text:p/>
          </table:table-cell>
          <table:table-cell table:number-columns-repeated="15" table:style-name="ce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AUS%5D]&amp;ShowOnWeb=true&amp;Lang=en" xlink:type="simple">i</text:a></text:p>
          </table:table-cell>
          <table:table-cell office:value-type="float" office:value="19029000" calcext:value-type="float">
            <text:p>19029000</text:p>
          </table:table-cell>
          <table:table-cell office:value-type="float" office:value="19275000" calcext:value-type="float">
            <text:p>19275000</text:p>
          </table:table-cell>
          <table:table-cell office:value-type="float" office:value="19495000" calcext:value-type="float">
            <text:p>19495000</text:p>
          </table:table-cell>
          <table:table-cell office:value-type="float" office:value="19721000" calcext:value-type="float">
            <text:p>19721000</text:p>
          </table:table-cell>
          <table:table-cell office:value-type="float" office:value="19933000" calcext:value-type="float">
            <text:p>19933000</text:p>
          </table:table-cell>
          <table:table-cell office:value-type="float" office:value="20177000" calcext:value-type="float">
            <text:p>20177000</text:p>
          </table:table-cell>
          <table:table-cell office:value-type="float" office:value="20451000" calcext:value-type="float">
            <text:p>20451000</text:p>
          </table:table-cell>
          <table:table-cell office:value-type="float" office:value="20828000" calcext:value-type="float">
            <text:p>20828000</text:p>
          </table:table-cell>
          <table:table-cell office:value-type="float" office:value="21249000" calcext:value-type="float">
            <text:p>21249000</text:p>
          </table:table-cell>
          <table:table-cell office:value-type="float" office:value="21692000" calcext:value-type="float">
            <text:p>21692000</text:p>
          </table:table-cell>
          <table:table-cell office:value-type="float" office:value="22032000" calcext:value-type="float">
            <text:p>22032000</text:p>
          </table:table-cell>
          <table:table-cell office:value-type="float" office:value="22340000" calcext:value-type="float">
            <text:p>22340000</text:p>
          </table:table-cell>
          <table:table-cell office:value-type="float" office:value="22728000" calcext:value-type="float">
            <text:p>22728000</text:p>
          </table:table-cell>
          <table:table-cell office:value-type="float" office:value="23126000" calcext:value-type="float">
            <text:p>23126000</text:p>
          </table:table-cell>
          <table:table-cell office:value-type="float" office:value="23491000" calcext:value-type="float">
            <office:annotation draw:style-name="gr1" draw:text-style-name="P1" svg:width="1.1413in" svg:height="0.2346in" svg:x="15.3472in" svg:y="0.8315in" draw:caption-point-x="-1.1984in" draw:caption-point-y="0.6in">
              <dc:creator>MyOECD</dc:creator>
              <dc:date>1899-12-30T00:00:00</dc:date>
              <text:p text:style-name="P1"><text:span text:style-name="T1">B: Break </text:span></text:p>
            </office:annotation>
            <text:p>23491000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AUT%5D]&amp;ShowOnWeb=true&amp;Lang=en" xlink:type="simple">i</text:a></text:p>
          </table:table-cell>
          <table:table-cell table:style-name="ce18" office:value-type="float" office:value="8011566" calcext:value-type="float">
            <text:p>8011566</text:p>
          </table:table-cell>
          <table:table-cell table:style-name="ce18" office:value-type="float" office:value="8042293" calcext:value-type="float">
            <text:p>8042293</text:p>
          </table:table-cell>
          <table:table-cell table:style-name="ce18" office:value-type="float" office:value="8082121" calcext:value-type="float">
            <text:p>8082121</text:p>
          </table:table-cell>
          <table:table-cell table:style-name="ce18" office:value-type="float" office:value="8118245" calcext:value-type="float">
            <text:p>8118245</text:p>
          </table:table-cell>
          <table:table-cell table:style-name="ce18" office:value-type="float" office:value="8169441" calcext:value-type="float">
            <text:p>8169441</text:p>
          </table:table-cell>
          <table:table-cell table:style-name="ce18" office:value-type="float" office:value="8225278" calcext:value-type="float">
            <text:p>8225278</text:p>
          </table:table-cell>
          <table:table-cell table:style-name="ce18" office:value-type="float" office:value="8267948" calcext:value-type="float">
            <text:p>8267948</text:p>
          </table:table-cell>
          <table:table-cell table:style-name="ce18" office:value-type="float" office:value="8295189" calcext:value-type="float">
            <text:p>8295189</text:p>
          </table:table-cell>
          <table:table-cell table:style-name="ce18" office:value-type="float" office:value="8321541" calcext:value-type="float">
            <text:p>8321541</text:p>
          </table:table-cell>
          <table:table-cell table:style-name="ce18" office:value-type="float" office:value="8341483" calcext:value-type="float">
            <text:p>8341483</text:p>
          </table:table-cell>
          <table:table-cell table:style-name="ce18" office:value-type="float" office:value="8361069" calcext:value-type="float">
            <text:p>8361069</text:p>
          </table:table-cell>
          <table:table-cell table:style-name="ce18" office:value-type="float" office:value="8388534" calcext:value-type="float">
            <text:p>8388534</text:p>
          </table:table-cell>
          <table:table-cell table:style-name="ce18" office:value-type="float" office:value="8426311" calcext:value-type="float">
            <text:p>8426311</text:p>
          </table:table-cell>
          <table:table-cell table:style-name="ce18" office:value-type="float" office:value="8468570" calcext:value-type="float">
            <office:annotation draw:style-name="gr1" draw:text-style-name="P1" svg:width="1.1413in" svg:height="0.2346in" svg:x="14.4583in" svg:y="1.0094in" draw:caption-point-x="-1.1346in" draw:caption-point-y="0.6in">
              <dc:creator>MyOECD</dc:creator>
              <dc:date>1899-12-30T00:00:00</dc:date>
              <text:p text:style-name="P1"><text:span text:style-name="T1">B: Break </text:span></text:p>
            </office:annotation>
            <text:p>8468570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BEL%5D]&amp;ShowOnWeb=true&amp;Lang=en" xlink:type="simple">i</text:a></text:p>
          </table:table-cell>
          <table:table-cell office:value-type="float" office:value="10251250" calcext:value-type="float">
            <text:p>10251250</text:p>
          </table:table-cell>
          <table:table-cell office:value-type="float" office:value="10286570" calcext:value-type="float">
            <text:p>10286570</text:p>
          </table:table-cell>
          <table:table-cell office:value-type="float" office:value="10332780" calcext:value-type="float">
            <text:p>10332780</text:p>
          </table:table-cell>
          <table:table-cell office:value-type="float" office:value="10376130" calcext:value-type="float">
            <text:p>10376130</text:p>
          </table:table-cell>
          <table:table-cell office:value-type="float" office:value="10421140" calcext:value-type="float">
            <text:p>10421140</text:p>
          </table:table-cell>
          <table:table-cell office:value-type="float" office:value="10478620" calcext:value-type="float">
            <text:p>10478620</text:p>
          </table:table-cell>
          <table:table-cell office:value-type="float" office:value="10547960" calcext:value-type="float">
            <text:p>10547960</text:p>
          </table:table-cell>
          <table:table-cell office:value-type="float" office:value="10625700" calcext:value-type="float">
            <text:p>10625700</text:p>
          </table:table-cell>
          <table:table-cell office:value-type="float" office:value="10709970" calcext:value-type="float">
            <text:p>10709970</text:p>
          </table:table-cell>
          <table:table-cell office:value-type="float" office:value="10796490" calcext:value-type="float">
            <text:p>10796490</text:p>
          </table:table-cell>
          <table:table-cell office:value-type="float" office:value="10920270" calcext:value-type="float">
            <text:p>10920270</text:p>
          </table:table-cell>
          <table:table-cell office:value-type="float" office:value="11047740" calcext:value-type="float">
            <text:p>11047740</text:p>
          </table:table-cell>
          <table:table-cell office:value-type="float" office:value="11128250" calcext:value-type="float">
            <office:annotation draw:style-name="gr1" draw:text-style-name="P1" svg:width="1.1413in" svg:height="0.2346in" svg:x="13.5693in" svg:y="1.187in" draw:caption-point-x="-1.0705in" draw:caption-point-y="0.6in">
              <dc:creator>MyOECD</dc:creator>
              <dc:date>1899-12-30T00:00:00</dc:date>
              <text:p text:style-name="P1"><text:span text:style-name="T1">B: Break </text:span></text:p>
            </office:annotation>
            <text:p>11128250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CAN%5D]&amp;ShowOnWeb=true&amp;Lang=en" xlink:type="simple">i</text:a></text:p>
          </table:table-cell>
          <table:table-cell table:style-name="ce18" office:value-type="float" office:value="30685730" calcext:value-type="float">
            <text:p>30685730</text:p>
          </table:table-cell>
          <table:table-cell table:style-name="ce18" office:value-type="float" office:value="31019020" calcext:value-type="float">
            <text:p>31019020</text:p>
          </table:table-cell>
          <table:table-cell table:style-name="ce18" office:value-type="float" office:value="31353660" calcext:value-type="float">
            <text:p>31353660</text:p>
          </table:table-cell>
          <table:table-cell table:style-name="ce18" office:value-type="float" office:value="31639670" calcext:value-type="float">
            <text:p>31639670</text:p>
          </table:table-cell>
          <table:table-cell table:style-name="ce18" office:value-type="float" office:value="31940680" calcext:value-type="float">
            <text:p>31940680</text:p>
          </table:table-cell>
          <table:table-cell table:style-name="ce18" office:value-type="float" office:value="32245210" calcext:value-type="float">
            <text:p>32245210</text:p>
          </table:table-cell>
          <table:table-cell table:style-name="ce18" office:value-type="float" office:value="32576070" calcext:value-type="float">
            <text:p>32576070</text:p>
          </table:table-cell>
          <table:table-cell table:style-name="ce18" office:value-type="float" office:value="32927520" calcext:value-type="float">
            <text:p>32927520</text:p>
          </table:table-cell>
          <table:table-cell table:style-name="ce18" office:value-type="float" office:value="33317660" calcext:value-type="float">
            <text:p>33317660</text:p>
          </table:table-cell>
          <table:table-cell table:style-name="ce18" office:value-type="float" office:value="33726920" calcext:value-type="float">
            <text:p>33726920</text:p>
          </table:table-cell>
          <table:table-cell table:style-name="ce18" office:value-type="float" office:value="34126550" calcext:value-type="float">
            <text:p>34126550</text:p>
          </table:table-cell>
          <table:table-cell table:style-name="ce18" office:value-type="float" office:value="34483980" calcext:value-type="float">
            <text:p>34483980</text:p>
          </table:table-cell>
          <table:table-cell table:style-name="ce18" office:value-type="float" office:value="34880490" calcext:value-type="float">
            <office:annotation draw:style-name="gr1" draw:text-style-name="P1" svg:width="1.1413in" svg:height="0.2346in" svg:x="13.5693in" svg:y="1.365in" draw:caption-point-x="-1.0705in" draw:caption-point-y="0.6in">
              <dc:creator>MyOECD</dc:creator>
              <dc:date>1899-12-30T00:00:00</dc:date>
              <text:p text:style-name="P1"><text:span text:style-name="T1">B: Break </text:span></text:p>
            </office:annotation>
            <text:p>34880490</text:p>
          </table:table-cell>
          <table:table-cell table:number-columns-repeated="2"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CHL%5D]&amp;ShowOnWeb=true&amp;Lang=en" xlink:type="simple">i</text:a></text:p>
          </table:table-cell>
          <table:table-cell office:value-type="float" office:value="15397780" calcext:value-type="float">
            <text:p>15397780</text:p>
          </table:table-cell>
          <table:table-cell office:value-type="float" office:value="15571680" calcext:value-type="float">
            <text:p>15571680</text:p>
          </table:table-cell>
          <table:table-cell office:value-type="float" office:value="15745580" calcext:value-type="float">
            <text:p>15745580</text:p>
          </table:table-cell>
          <table:table-cell office:value-type="float" office:value="15919480" calcext:value-type="float">
            <text:p>15919480</text:p>
          </table:table-cell>
          <table:table-cell office:value-type="float" office:value="16093380" calcext:value-type="float">
            <text:p>16093380</text:p>
          </table:table-cell>
          <table:table-cell office:value-type="float" office:value="16267280" calcext:value-type="float">
            <text:p>16267280</text:p>
          </table:table-cell>
          <table:table-cell office:value-type="float" office:value="16432670" calcext:value-type="float">
            <text:p>16432670</text:p>
          </table:table-cell>
          <table:table-cell office:value-type="float" office:value="16598070" calcext:value-type="float">
            <text:p>16598070</text:p>
          </table:table-cell>
          <table:table-cell office:value-type="float" office:value="16763470" calcext:value-type="float">
            <text:p>16763470</text:p>
          </table:table-cell>
          <table:table-cell office:value-type="float" office:value="16928870" calcext:value-type="float">
            <text:p>16928870</text:p>
          </table:table-cell>
          <table:table-cell office:value-type="float" office:value="17094280" calcext:value-type="float">
            <text:p>17094280</text:p>
          </table:table-cell>
          <table:table-cell office:value-type="float" office:value="17248450" calcext:value-type="float">
            <text:p>17248450</text:p>
          </table:table-cell>
          <table:table-cell office:value-type="float" office:value="17402630" calcext:value-type="float">
            <text:p>17402630</text:p>
          </table:table-cell>
          <table:table-cell office:value-type="float" office:value="17556820" calcext:value-type="float">
            <text:p>17556820</text:p>
          </table:table-cell>
          <table:table-cell office:value-type="string" calcext:value-type="string">
            <text:p>..</text:p>
          </table:table-cell>
        </table:table-row>
        <table:table-row table:style-name="ro3">
          <table:table-cell office:value-type="string" calcext:value-type="string">
            <text:p>Czech Republic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CZE%5D]&amp;ShowOnWeb=true&amp;Lang=en" xlink:type="simple">i</text:a></text:p>
          </table:table-cell>
          <table:table-cell table:style-name="ce18" office:value-type="float" office:value="10272500" calcext:value-type="float">
            <text:p>10272500</text:p>
          </table:table-cell>
          <table:table-cell table:style-name="ce18" office:value-type="float" office:value="10224190" calcext:value-type="float">
            <text:p>10224190</text:p>
          </table:table-cell>
          <table:table-cell table:style-name="ce18" office:value-type="float" office:value="10200770" calcext:value-type="float">
            <text:p>10200770</text:p>
          </table:table-cell>
          <table:table-cell table:style-name="ce18" office:value-type="float" office:value="10201650" calcext:value-type="float">
            <text:p>10201650</text:p>
          </table:table-cell>
          <table:table-cell table:style-name="ce18" office:value-type="float" office:value="10206920" calcext:value-type="float">
            <text:p>10206920</text:p>
          </table:table-cell>
          <table:table-cell table:style-name="ce18" office:value-type="float" office:value="10234090" calcext:value-type="float">
            <text:p>10234090</text:p>
          </table:table-cell>
          <table:table-cell table:style-name="ce18" office:value-type="float" office:value="10266650" calcext:value-type="float">
            <text:p>10266650</text:p>
          </table:table-cell>
          <table:table-cell table:style-name="ce18" office:value-type="float" office:value="10322690" calcext:value-type="float">
            <text:p>10322690</text:p>
          </table:table-cell>
          <table:table-cell table:style-name="ce18" office:value-type="float" office:value="10429690" calcext:value-type="float">
            <text:p>10429690</text:p>
          </table:table-cell>
          <table:table-cell table:style-name="ce18" office:value-type="float" office:value="10491490" calcext:value-type="float">
            <text:p>10491490</text:p>
          </table:table-cell>
          <table:table-cell table:style-name="ce18" office:value-type="float" office:value="10517250" calcext:value-type="float">
            <text:p>10517250</text:p>
          </table:table-cell>
          <table:table-cell table:style-name="ce18" office:value-type="float" office:value="10496670" calcext:value-type="float">
            <text:p>10496670</text:p>
          </table:table-cell>
          <table:table-cell table:style-name="ce18" office:value-type="float" office:value="10509290" calcext:value-type="float">
            <text:p>10509290</text:p>
          </table:table-cell>
          <table:table-cell table:style-name="ce18" office:value-type="float" office:value="10510720" calcext:value-type="float">
            <text:p>10510720</text:p>
          </table:table-cell>
          <table:table-cell table:style-name="ce18" office:value-type="float" office:value="10524780" calcext:value-type="float">
            <office:annotation draw:style-name="gr1" draw:text-style-name="P1" svg:width="1.1413in" svg:height="0.2346in" svg:x="15.3472in" svg:y="1.7205in" draw:caption-point-x="-1.1984in" draw:caption-point-y="0.6in">
              <dc:creator>MyOECD</dc:creator>
              <dc:date>1899-12-30T00:00:00</dc:date>
              <text:p text:style-name="P1"><text:span text:style-name="T1">B: Break </text:span></text:p>
            </office:annotation>
            <text:p>10524780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DNK%5D]&amp;ShowOnWeb=true&amp;Lang=en" xlink:type="simple">i</text:a></text:p>
          </table:table-cell>
          <table:table-cell office:value-type="float" office:value="5339616" calcext:value-type="float">
            <text:p>5339616</text:p>
          </table:table-cell>
          <table:table-cell office:value-type="float" office:value="5358783" calcext:value-type="float">
            <text:p>5358783</text:p>
          </table:table-cell>
          <table:table-cell office:value-type="float" office:value="5375931" calcext:value-type="float">
            <text:p>5375931</text:p>
          </table:table-cell>
          <table:table-cell office:value-type="float" office:value="5390574" calcext:value-type="float">
            <text:p>5390574</text:p>
          </table:table-cell>
          <table:table-cell office:value-type="float" office:value="5404523" calcext:value-type="float">
            <text:p>5404523</text:p>
          </table:table-cell>
          <table:table-cell office:value-type="float" office:value="5419432" calcext:value-type="float">
            <text:p>5419432</text:p>
          </table:table-cell>
          <table:table-cell office:value-type="float" office:value="5437272" calcext:value-type="float">
            <text:p>5437272</text:p>
          </table:table-cell>
          <table:table-cell office:value-type="float" office:value="5461438" calcext:value-type="float">
            <text:p>5461438</text:p>
          </table:table-cell>
          <table:table-cell office:value-type="float" office:value="5493621" calcext:value-type="float">
            <text:p>5493621</text:p>
          </table:table-cell>
          <table:table-cell office:value-type="float" office:value="5523095" calcext:value-type="float">
            <text:p>5523095</text:p>
          </table:table-cell>
          <table:table-cell office:value-type="float" office:value="5547683" calcext:value-type="float">
            <text:p>5547683</text:p>
          </table:table-cell>
          <table:table-cell office:value-type="float" office:value="5570572" calcext:value-type="float">
            <text:p>5570572</text:p>
          </table:table-cell>
          <table:table-cell office:value-type="float" office:value="5591572" calcext:value-type="float">
            <text:p>5591572</text:p>
          </table:table-cell>
          <table:table-cell office:value-type="float" office:value="5614932" calcext:value-type="float">
            <office:annotation draw:style-name="gr1" draw:text-style-name="P1" svg:width="1.1413in" svg:height="0.2346in" svg:x="14.4583in" svg:y="1.898in" draw:caption-point-x="-1.1346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5614932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EST%5D]&amp;ShowOnWeb=true&amp;Lang=en" xlink:type="simple">i</text:a></text:p>
          </table:table-cell>
          <table:table-cell table:style-name="ce18" office:value-type="float" office:value="1379342" calcext:value-type="float">
            <text:p>1379342</text:p>
          </table:table-cell>
          <table:table-cell table:style-name="ce18" office:value-type="float" office:value="1373510" calcext:value-type="float">
            <text:p>1373510</text:p>
          </table:table-cell>
          <table:table-cell table:style-name="ce18" office:value-type="float" office:value="1367507" calcext:value-type="float">
            <text:p>1367507</text:p>
          </table:table-cell>
          <table:table-cell table:style-name="ce18" office:value-type="float" office:value="1361564" calcext:value-type="float">
            <text:p>1361564</text:p>
          </table:table-cell>
          <table:table-cell table:style-name="ce18" office:value-type="float" office:value="1356152" calcext:value-type="float">
            <text:p>1356152</text:p>
          </table:table-cell>
          <table:table-cell table:style-name="ce18" office:value-type="float" office:value="1351231" calcext:value-type="float">
            <text:p>1351231</text:p>
          </table:table-cell>
          <table:table-cell table:style-name="ce18" office:value-type="float" office:value="1346034" calcext:value-type="float">
            <text:p>1346034</text:p>
          </table:table-cell>
          <table:table-cell table:style-name="ce18" office:value-type="float" office:value="1342330" calcext:value-type="float">
            <text:p>1342330</text:p>
          </table:table-cell>
          <table:table-cell table:style-name="ce18" office:value-type="float" office:value="1340264" calcext:value-type="float">
            <text:p>1340264</text:p>
          </table:table-cell>
          <table:table-cell table:style-name="ce18" office:value-type="float" office:value="1338497" calcext:value-type="float">
            <text:p>1338497</text:p>
          </table:table-cell>
          <table:table-cell table:style-name="ce18" office:value-type="float" office:value="1336886" calcext:value-type="float">
            <text:p>1336886</text:p>
          </table:table-cell>
          <table:table-cell table:style-name="ce18" office:value-type="float" office:value="1334947" calcext:value-type="float">
            <text:p>1334947</text:p>
          </table:table-cell>
          <table:table-cell table:style-name="ce18" office:value-type="float" office:value="1329301" calcext:value-type="float">
            <text:p>1329301</text:p>
          </table:table-cell>
          <table:table-cell table:style-name="ce18" office:value-type="float" office:value="1320174" calcext:value-type="float">
            <office:annotation draw:style-name="gr1" draw:text-style-name="P1" svg:width="1.1413in" svg:height="0.2346in" svg:x="14.4583in" svg:y="2.076in" draw:caption-point-x="-1.1346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1320174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FIN%5D]&amp;ShowOnWeb=true&amp;Lang=en" xlink:type="simple">i</text:a></text:p>
          </table:table-cell>
          <table:table-cell office:value-type="float" office:value="5175000" calcext:value-type="float">
            <text:p>5175000</text:p>
          </table:table-cell>
          <table:table-cell office:value-type="float" office:value="5187000" calcext:value-type="float">
            <text:p>5187000</text:p>
          </table:table-cell>
          <table:table-cell office:value-type="float" office:value="5200000" calcext:value-type="float">
            <text:p>5200000</text:p>
          </table:table-cell>
          <table:table-cell office:value-type="float" office:value="5211000" calcext:value-type="float">
            <text:p>5211000</text:p>
          </table:table-cell>
          <table:table-cell office:value-type="float" office:value="5227000" calcext:value-type="float">
            <text:p>5227000</text:p>
          </table:table-cell>
          <table:table-cell office:value-type="float" office:value="5248000" calcext:value-type="float">
            <text:p>5248000</text:p>
          </table:table-cell>
          <table:table-cell office:value-type="float" office:value="5267000" calcext:value-type="float">
            <text:p>5267000</text:p>
          </table:table-cell>
          <table:table-cell office:value-type="float" office:value="5290000" calcext:value-type="float">
            <text:p>5290000</text:p>
          </table:table-cell>
          <table:table-cell office:value-type="float" office:value="5313000" calcext:value-type="float">
            <text:p>5313000</text:p>
          </table:table-cell>
          <table:table-cell office:value-type="float" office:value="5338000" calcext:value-type="float">
            <text:p>5338000</text:p>
          </table:table-cell>
          <table:table-cell office:value-type="float" office:value="5362000" calcext:value-type="float">
            <text:p>5362000</text:p>
          </table:table-cell>
          <table:table-cell office:value-type="float" office:value="5386000" calcext:value-type="float">
            <text:p>5386000</text:p>
          </table:table-cell>
          <table:table-cell office:value-type="float" office:value="5413000" calcext:value-type="float">
            <text:p>5413000</text:p>
          </table:table-cell>
          <table:table-cell office:value-type="float" office:value="5440000" calcext:value-type="float">
            <office:annotation draw:style-name="gr1" draw:text-style-name="P1" svg:width="1.1413in" svg:height="0.2346in" svg:x="14.4583in" svg:y="2.2535in" draw:caption-point-x="-1.1346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5440000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FRA%5D]&amp;ShowOnWeb=true&amp;Lang=en" xlink:type="simple">i</text:a></text:p>
          </table:table-cell>
          <table:table-cell table:style-name="ce18" office:value-type="float" office:value="59062380" calcext:value-type="float">
            <text:p>59062380</text:p>
          </table:table-cell>
          <table:table-cell table:style-name="ce18" office:value-type="float" office:value="59476240" calcext:value-type="float">
            <text:p>59476240</text:p>
          </table:table-cell>
          <table:table-cell table:style-name="ce18" office:value-type="float" office:value="59893870" calcext:value-type="float">
            <text:p>59893870</text:p>
          </table:table-cell>
          <table:table-cell table:style-name="ce18" office:value-type="float" office:value="60303630" calcext:value-type="float">
            <text:p>60303630</text:p>
          </table:table-cell>
          <table:table-cell table:style-name="ce18" office:value-type="float" office:value="60734340" calcext:value-type="float">
            <text:p>60734340</text:p>
          </table:table-cell>
          <table:table-cell table:style-name="ce18" office:value-type="float" office:value="61181500" calcext:value-type="float">
            <text:p>61181500</text:p>
          </table:table-cell>
          <table:table-cell table:style-name="ce18" office:value-type="float" office:value="61597480" calcext:value-type="float">
            <text:p>61597480</text:p>
          </table:table-cell>
          <table:table-cell table:style-name="ce18" office:value-type="float" office:value="61965050" calcext:value-type="float">
            <text:p>61965050</text:p>
          </table:table-cell>
          <table:table-cell table:style-name="ce18" office:value-type="float" office:value="62300290" calcext:value-type="float">
            <text:p>62300290</text:p>
          </table:table-cell>
          <table:table-cell table:style-name="ce18" office:value-type="float" office:value="62615470" calcext:value-type="float">
            <text:p>62615470</text:p>
          </table:table-cell>
          <table:table-cell table:style-name="ce18" office:value-type="float" office:value="62917790" calcext:value-type="float">
            <text:p>62917790</text:p>
          </table:table-cell>
          <table:table-cell table:style-name="ce18" office:value-type="float" office:value="63223160" calcext:value-type="float">
            <text:p>63223160</text:p>
          </table:table-cell>
          <table:table-cell table:style-name="ce18" office:value-type="float" office:value="63514000" calcext:value-type="float">
            <text:p>63514000</text:p>
          </table:table-cell>
          <table:table-cell table:style-name="ce18" office:value-type="float" office:value="63786140" calcext:value-type="float">
            <text:p>63786140</text:p>
          </table:table-cell>
          <table:table-cell table:style-name="ce18" office:value-type="float" office:value="64062250" calcext:value-type="float">
            <office:annotation draw:style-name="gr1" draw:text-style-name="P1" svg:width="1.1413in" svg:height="0.2346in" svg:x="15.3472in" svg:y="2.4315in" draw:caption-point-x="-1.1984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64062250</text:p>
          </table:table-cell>
        </table:table-row>
        <table:table-row table:style-name="ro1">
          <table:table-cell table:style-name="ce11" office:value-type="string" calcext:value-type="string">
            <text:p><text:a xlink:href="http://stats.oecd.org/OECDStat_Metadata/ShowMetadata.ashx?Dataset=POP_FIVE_HIST&amp;Coords=[LOCATION].[DEU]&amp;ShowOnWeb=true&amp;Lang=en" xlink:type="simple">Germany</text:a>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DEU%5D]&amp;ShowOnWeb=true&amp;Lang=en" xlink:type="simple">i</text:a></text:p>
          </table:table-cell>
          <table:table-cell office:value-type="float" office:value="82211500" calcext:value-type="float">
            <text:p>82211500</text:p>
          </table:table-cell>
          <table:table-cell office:value-type="float" office:value="82349930" calcext:value-type="float">
            <text:p>82349930</text:p>
          </table:table-cell>
          <table:table-cell office:value-type="float" office:value="82488500" calcext:value-type="float">
            <text:p>82488500</text:p>
          </table:table-cell>
          <table:table-cell office:value-type="float" office:value="82534180" calcext:value-type="float">
            <text:p>82534180</text:p>
          </table:table-cell>
          <table:table-cell office:value-type="float" office:value="82516260" calcext:value-type="float">
            <text:p>82516260</text:p>
          </table:table-cell>
          <table:table-cell office:value-type="float" office:value="82469420" calcext:value-type="float">
            <text:p>82469420</text:p>
          </table:table-cell>
          <table:table-cell office:value-type="float" office:value="82376450" calcext:value-type="float">
            <text:p>82376450</text:p>
          </table:table-cell>
          <table:table-cell office:value-type="float" office:value="82266370" calcext:value-type="float">
            <text:p>82266370</text:p>
          </table:table-cell>
          <table:table-cell office:value-type="float" office:value="82110100" calcext:value-type="float">
            <text:p>82110100</text:p>
          </table:table-cell>
          <table:table-cell office:value-type="float" office:value="81902300" calcext:value-type="float">
            <text:p>81902300</text:p>
          </table:table-cell>
          <table:table-cell office:value-type="float" office:value="81776930" calcext:value-type="float">
            <text:p>81776930</text:p>
          </table:table-cell>
          <table:table-cell office:value-type="float" office:value="81039750" calcext:value-type="float">
            <text:p>81039750</text:p>
          </table:table-cell>
          <table:table-cell office:value-type="float" office:value="80425820" calcext:value-type="float">
            <text:p>80425820</text:p>
          </table:table-cell>
          <table:table-cell office:value-type="float" office:value="80645610" calcext:value-type="float">
            <office:annotation draw:style-name="gr1" draw:text-style-name="P1" svg:width="1.1413in" svg:height="0.2346in" svg:x="14.4583in" svg:y="2.6094in" draw:caption-point-x="-1.1346in" draw:caption-point-y="0.7303in">
              <dc:creator>MyOECD</dc:creator>
              <dc:date>1899-12-30T00:00:00</dc:date>
              <text:p text:style-name="P1"><text:span text:style-name="T1">B: Break </text:span></text:p>
            </office:annotation>
            <text:p>80645610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GRC%5D]&amp;ShowOnWeb=true&amp;Lang=en" xlink:type="simple">i</text:a></text:p>
          </table:table-cell>
          <table:table-cell table:style-name="ce18" office:value-type="float" office:value="10917480" calcext:value-type="float">
            <text:p>10917480</text:p>
          </table:table-cell>
          <table:table-cell table:style-name="ce18" office:value-type="float" office:value="10950000" calcext:value-type="float">
            <text:p>10950000</text:p>
          </table:table-cell>
          <table:table-cell table:style-name="ce18" office:value-type="float" office:value="10983000" calcext:value-type="float">
            <text:p>10983000</text:p>
          </table:table-cell>
          <table:table-cell table:style-name="ce18" office:value-type="float" office:value="11016000" calcext:value-type="float">
            <text:p>11016000</text:p>
          </table:table-cell>
          <table:table-cell table:style-name="ce18" office:value-type="float" office:value="11057000" calcext:value-type="float">
            <text:p>11057000</text:p>
          </table:table-cell>
          <table:table-cell table:style-name="ce18" office:value-type="float" office:value="11093000" calcext:value-type="float">
            <text:p>11093000</text:p>
          </table:table-cell>
          <table:table-cell table:style-name="ce18" office:value-type="float" office:value="11131000" calcext:value-type="float">
            <text:p>11131000</text:p>
          </table:table-cell>
          <table:table-cell table:style-name="ce18" office:value-type="float" office:value="11163000" calcext:value-type="float">
            <text:p>11163000</text:p>
          </table:table-cell>
          <table:table-cell table:style-name="ce18" office:value-type="float" office:value="11186000" calcext:value-type="float">
            <text:p>11186000</text:p>
          </table:table-cell>
          <table:table-cell table:style-name="ce18" office:value-type="float" office:value="11185000" calcext:value-type="float">
            <text:p>11185000</text:p>
          </table:table-cell>
          <table:table-cell table:style-name="ce18" office:value-type="float" office:value="11153000" calcext:value-type="float">
            <text:p>11153000</text:p>
          </table:table-cell>
          <table:table-cell table:style-name="ce18" office:value-type="float" office:value="11124000" calcext:value-type="float">
            <text:p>11124000</text:p>
          </table:table-cell>
          <table:table-cell table:style-name="ce18" office:value-type="float" office:value="11090000" calcext:value-type="float">
            <office:annotation draw:style-name="gr1" draw:text-style-name="P1" svg:width="1.1413in" svg:height="0.2346in" svg:x="13.5693in" svg:y="2.787in" draw:caption-point-x="-1.0705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11090000</text:p>
          </table:table-cell>
          <table:table-cell table:number-columns-repeated="2"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HUN%5D]&amp;ShowOnWeb=true&amp;Lang=en" xlink:type="simple">i</text:a></text:p>
          </table:table-cell>
          <table:table-cell office:value-type="float" office:value="10210970" calcext:value-type="float">
            <text:p>10210970</text:p>
          </table:table-cell>
          <table:table-cell office:value-type="float" office:value="10187580" calcext:value-type="float">
            <text:p>10187580</text:p>
          </table:table-cell>
          <table:table-cell office:value-type="float" office:value="10158610" calcext:value-type="float">
            <text:p>10158610</text:p>
          </table:table-cell>
          <table:table-cell office:value-type="float" office:value="10129550" calcext:value-type="float">
            <text:p>10129550</text:p>
          </table:table-cell>
          <table:table-cell office:value-type="float" office:value="10107150" calcext:value-type="float">
            <text:p>10107150</text:p>
          </table:table-cell>
          <table:table-cell office:value-type="float" office:value="10087070" calcext:value-type="float">
            <text:p>10087070</text:p>
          </table:table-cell>
          <table:table-cell office:value-type="float" office:value="10071370" calcext:value-type="float">
            <text:p>10071370</text:p>
          </table:table-cell>
          <table:table-cell office:value-type="float" office:value="10055780" calcext:value-type="float">
            <text:p>10055780</text:p>
          </table:table-cell>
          <table:table-cell office:value-type="float" office:value="10038190" calcext:value-type="float">
            <text:p>10038190</text:p>
          </table:table-cell>
          <table:table-cell office:value-type="float" office:value="10022650" calcext:value-type="float">
            <text:p>10022650</text:p>
          </table:table-cell>
          <table:table-cell office:value-type="float" office:value="10000020" calcext:value-type="float">
            <text:p>10000020</text:p>
          </table:table-cell>
          <table:table-cell office:value-type="float" office:value="9958823" calcext:value-type="float">
            <text:p>9958823</text:p>
          </table:table-cell>
          <table:table-cell office:value-type="float" office:value="9920361" calcext:value-type="float">
            <text:p>9920361</text:p>
          </table:table-cell>
          <table:table-cell office:value-type="float" office:value="9886774" calcext:value-type="float">
            <office:annotation draw:style-name="gr1" draw:text-style-name="P1" svg:width="1.1413in" svg:height="0.2346in" svg:x="14.4583in" svg:y="2.965in" draw:caption-point-x="-1.1346in" draw:caption-point-y="0.7303in">
              <dc:creator>MyOECD</dc:creator>
              <dc:date>1899-12-30T00:00:00</dc:date>
              <text:p text:style-name="P1"><text:span text:style-name="T1">B: Break </text:span></text:p>
            </office:annotation>
            <text:p>9886774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ISL%5D]&amp;ShowOnWeb=true&amp;Lang=en" xlink:type="simple">i</text:a></text:p>
          </table:table-cell>
          <table:table-cell table:style-name="ce18" office:value-type="float" office:value="281154" calcext:value-type="float">
            <text:p>281154</text:p>
          </table:table-cell>
          <table:table-cell table:style-name="ce18" office:value-type="float" office:value="285054" calcext:value-type="float">
            <text:p>285054</text:p>
          </table:table-cell>
          <table:table-cell table:style-name="ce18" office:value-type="float" office:value="287559" calcext:value-type="float">
            <text:p>287559</text:p>
          </table:table-cell>
          <table:table-cell table:style-name="ce18" office:value-type="float" office:value="289272" calcext:value-type="float">
            <text:p>289272</text:p>
          </table:table-cell>
          <table:table-cell table:style-name="ce18" office:value-type="float" office:value="292587" calcext:value-type="float">
            <text:p>292587</text:p>
          </table:table-cell>
          <table:table-cell table:style-name="ce18" office:value-type="float" office:value="295864" calcext:value-type="float">
            <text:p>295864</text:p>
          </table:table-cell>
          <table:table-cell table:style-name="ce18" office:value-type="float" office:value="304334" calcext:value-type="float">
            <text:p>304334</text:p>
          </table:table-cell>
          <table:table-cell table:style-name="ce18" office:value-type="float" office:value="311396" calcext:value-type="float">
            <text:p>311396</text:p>
          </table:table-cell>
          <table:table-cell table:style-name="ce18" office:value-type="float" office:value="319355" calcext:value-type="float">
            <text:p>319355</text:p>
          </table:table-cell>
          <table:table-cell table:style-name="ce18" office:value-type="float" office:value="319246" calcext:value-type="float">
            <text:p>319246</text:p>
          </table:table-cell>
          <table:table-cell table:style-name="ce18" office:value-type="float" office:value="318006" calcext:value-type="float">
            <text:p>318006</text:p>
          </table:table-cell>
          <table:table-cell table:style-name="ce18" office:value-type="float" office:value="319013.5" calcext:value-type="float">
            <office:annotation draw:style-name="gr1" draw:text-style-name="P1" svg:width="1.1413in" svg:height="0.2346in" svg:x="12.6803in" svg:y="3.1425in" draw:caption-point-x="-1.0067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319013.5</text:p>
          </table:table-cell>
          <table:table-cell table:number-columns-repeated="3"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IRL%5D]&amp;ShowOnWeb=true&amp;Lang=en" xlink:type="simple">i</text:a></text:p>
          </table:table-cell>
          <table:table-cell office:value-type="float" office:value="3789500" calcext:value-type="float">
            <text:p>3789500</text:p>
          </table:table-cell>
          <table:table-cell office:value-type="float" office:value="3847200" calcext:value-type="float">
            <text:p>3847200</text:p>
          </table:table-cell>
          <table:table-cell office:value-type="float" office:value="3917200" calcext:value-type="float">
            <text:p>3917200</text:p>
          </table:table-cell>
          <table:table-cell office:value-type="float" office:value="3979900" calcext:value-type="float">
            <text:p>3979900</text:p>
          </table:table-cell>
          <table:table-cell office:value-type="float" office:value="4045200" calcext:value-type="float">
            <text:p>4045200</text:p>
          </table:table-cell>
          <table:table-cell office:value-type="float" office:value="4133800" calcext:value-type="float">
            <text:p>4133800</text:p>
          </table:table-cell>
          <table:table-cell office:value-type="float" office:value="4232900" calcext:value-type="float">
            <text:p>4232900</text:p>
          </table:table-cell>
          <table:table-cell office:value-type="float" office:value="4375800" calcext:value-type="float">
            <text:p>4375800</text:p>
          </table:table-cell>
          <table:table-cell office:value-type="float" office:value="4485100" calcext:value-type="float">
            <text:p>4485100</text:p>
          </table:table-cell>
          <table:table-cell office:value-type="float" office:value="4533400" calcext:value-type="float">
            <text:p>4533400</text:p>
          </table:table-cell>
          <table:table-cell office:value-type="float" office:value="4554800" calcext:value-type="float">
            <text:p>4554800</text:p>
          </table:table-cell>
          <table:table-cell office:value-type="float" office:value="4574900" calcext:value-type="float">
            <text:p>4574900</text:p>
          </table:table-cell>
          <table:table-cell office:value-type="float" office:value="4585400" calcext:value-type="float">
            <text:p>4585400</text:p>
          </table:table-cell>
          <table:table-cell office:value-type="float" office:value="4593100" calcext:value-type="float">
            <text:p>4593100</text:p>
          </table:table-cell>
          <table:table-cell office:value-type="float" office:value="4609600" calcext:value-type="float">
            <office:annotation draw:style-name="gr1" draw:text-style-name="P1" svg:width="1.1413in" svg:height="0.2346in" svg:x="15.3472in" svg:y="3.3205in" draw:caption-point-x="-1.1984in" draw:caption-point-y="0.7303in">
              <dc:creator>MyOECD</dc:creator>
              <dc:date>1899-12-30T00:00:00</dc:date>
              <text:p text:style-name="P1"><text:span text:style-name="T1">B: Break </text:span></text:p>
            </office:annotation>
            <text:p>4609600</text:p>
          </table:table-cell>
        </table:table-row>
        <table:table-row table:style-name="ro1">
          <table:table-cell table:style-name="ce11" office:value-type="string" calcext:value-type="string">
            <text:p><text:a xlink:href="http://stats.oecd.org/OECDStat_Metadata/ShowMetadata.ashx?Dataset=POP_FIVE_HIST&amp;Coords=[LOCATION].[ISR]&amp;ShowOnWeb=true&amp;Lang=en" xlink:type="simple">Israel</text:a></text:p>
          </table:table-cell>
          <table:table-cell office:value-type="string" calcext:value-type="string">
            <text:p/>
          </table:table-cell>
          <table:table-cell table:style-name="ce18" office:value-type="float" office:value="6289200" calcext:value-type="float">
            <text:p>6289200</text:p>
          </table:table-cell>
          <table:table-cell table:style-name="ce18" office:value-type="float" office:value="6439000" calcext:value-type="float">
            <text:p>6439000</text:p>
          </table:table-cell>
          <table:table-cell table:style-name="ce18" office:value-type="float" office:value="6570000" calcext:value-type="float">
            <text:p>6570000</text:p>
          </table:table-cell>
          <table:table-cell table:style-name="ce18" office:value-type="float" office:value="6689700" calcext:value-type="float">
            <text:p>6689700</text:p>
          </table:table-cell>
          <table:table-cell table:style-name="ce18" office:value-type="float" office:value="6809000" calcext:value-type="float">
            <text:p>6809000</text:p>
          </table:table-cell>
          <table:table-cell table:style-name="ce18" office:value-type="float" office:value="6930100" calcext:value-type="float">
            <text:p>6930100</text:p>
          </table:table-cell>
          <table:table-cell table:style-name="ce18" office:value-type="float" office:value="7053700" calcext:value-type="float">
            <text:p>7053700</text:p>
          </table:table-cell>
          <table:table-cell table:style-name="ce18" office:value-type="float" office:value="7180100" calcext:value-type="float">
            <text:p>7180100</text:p>
          </table:table-cell>
          <table:table-cell table:style-name="ce18" office:value-type="float" office:value="7308800" calcext:value-type="float">
            <text:p>7308800</text:p>
          </table:table-cell>
          <table:table-cell table:style-name="ce18" office:value-type="float" office:value="7485600" calcext:value-type="float">
            <text:p>7485600</text:p>
          </table:table-cell>
          <table:table-cell table:style-name="ce18" office:value-type="float" office:value="7623600" calcext:value-type="float">
            <text:p>7623600</text:p>
          </table:table-cell>
          <table:table-cell table:style-name="ce18" office:value-type="float" office:value="7765800" calcext:value-type="float">
            <text:p>7765800</text:p>
          </table:table-cell>
          <table:table-cell table:style-name="ce18" office:value-type="float" office:value="7910500" calcext:value-type="float">
            <text:p>7910500</text:p>
          </table:table-cell>
          <table:table-cell table:style-name="ce18" office:value-type="float" office:value="8059456" calcext:value-type="float">
            <office:annotation draw:style-name="gr1" draw:text-style-name="P1" svg:width="1.1413in" svg:height="0.2346in" svg:x="14.4583in" svg:y="3.498in" draw:caption-point-x="-1.1346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8059456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ITA%5D]&amp;ShowOnWeb=true&amp;Lang=en" xlink:type="simple">i</text:a></text:p>
          </table:table-cell>
          <table:table-cell office:value-type="float" office:value="56942110" calcext:value-type="float">
            <text:p>56942110</text:p>
          </table:table-cell>
          <table:table-cell office:value-type="float" office:value="56977220" calcext:value-type="float">
            <text:p>56977220</text:p>
          </table:table-cell>
          <table:table-cell office:value-type="float" office:value="57157410" calcext:value-type="float">
            <text:p>57157410</text:p>
          </table:table-cell>
          <table:table-cell office:value-type="float" office:value="57604660" calcext:value-type="float">
            <text:p>57604660</text:p>
          </table:table-cell>
          <table:table-cell office:value-type="float" office:value="58175310" calcext:value-type="float">
            <text:p>58175310</text:p>
          </table:table-cell>
          <table:table-cell office:value-type="float" office:value="58607040" calcext:value-type="float">
            <text:p>58607040</text:p>
          </table:table-cell>
          <table:table-cell office:value-type="float" office:value="58941500" calcext:value-type="float">
            <text:p>58941500</text:p>
          </table:table-cell>
          <table:table-cell office:value-type="float" office:value="59375290" calcext:value-type="float">
            <text:p>59375290</text:p>
          </table:table-cell>
          <table:table-cell office:value-type="float" office:value="59832180" calcext:value-type="float">
            <text:p>59832180</text:p>
          </table:table-cell>
          <table:table-cell office:value-type="float" office:value="60192700" calcext:value-type="float">
            <text:p>60192700</text:p>
          </table:table-cell>
          <table:table-cell office:value-type="float" office:value="60483380" calcext:value-type="float">
            <office:annotation draw:style-name="gr1" draw:text-style-name="P1" svg:width="1.1413in" svg:height="0.2346in" svg:x="11.7917in" svg:y="3.676in" draw:caption-point-x="-0.9429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60483380</text:p>
          </table:table-cell>
          <table:table-cell office:value-type="float" office:value="60626440" calcext:value-type="float">
            <text:p>60626440</text:p>
          </table:table-cell>
          <table:table-cell office:value-type="float" office:value="60916200" calcext:value-type="float">
            <text:p>60916200</text:p>
          </table:table-cell>
          <table:table-cell office:value-type="float" office:value="61178360" calcext:value-type="float">
            <text:p>61178360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JPN%5D]&amp;ShowOnWeb=true&amp;Lang=en" xlink:type="simple">i</text:a></text:p>
          </table:table-cell>
          <table:table-cell table:style-name="ce18" office:value-type="float" office:value="126926000" calcext:value-type="float">
            <text:p>126926000</text:p>
          </table:table-cell>
          <table:table-cell table:style-name="ce18" office:value-type="float" office:value="127291000" calcext:value-type="float">
            <text:p>127291000</text:p>
          </table:table-cell>
          <table:table-cell table:style-name="ce18" office:value-type="float" office:value="127435000" calcext:value-type="float">
            <text:p>127435000</text:p>
          </table:table-cell>
          <table:table-cell table:style-name="ce18" office:value-type="float" office:value="127619000" calcext:value-type="float">
            <text:p>127619000</text:p>
          </table:table-cell>
          <table:table-cell table:style-name="ce18" office:value-type="float" office:value="127687000" calcext:value-type="float">
            <text:p>127687000</text:p>
          </table:table-cell>
          <table:table-cell table:style-name="ce18" office:value-type="float" office:value="127768000" calcext:value-type="float">
            <text:p>127768000</text:p>
          </table:table-cell>
          <table:table-cell table:style-name="ce18" office:value-type="float" office:value="127770000" calcext:value-type="float">
            <text:p>127770000</text:p>
          </table:table-cell>
          <table:table-cell table:style-name="ce18" office:value-type="float" office:value="127771000" calcext:value-type="float">
            <text:p>127771000</text:p>
          </table:table-cell>
          <table:table-cell table:style-name="ce18" office:value-type="float" office:value="127692000" calcext:value-type="float">
            <text:p>127692000</text:p>
          </table:table-cell>
          <table:table-cell table:style-name="ce18" office:value-type="float" office:value="127510000" calcext:value-type="float">
            <text:p>127510000</text:p>
          </table:table-cell>
          <table:table-cell table:style-name="ce18" office:value-type="float" office:value="128057000" calcext:value-type="float">
            <text:p>128057000</text:p>
          </table:table-cell>
          <table:table-cell table:style-name="ce18" office:value-type="float" office:value="127799000" calcext:value-type="float">
            <text:p>127799000</text:p>
          </table:table-cell>
          <table:table-cell table:style-name="ce18" office:value-type="float" office:value="127515000" calcext:value-type="float">
            <text:p>127515000</text:p>
          </table:table-cell>
          <table:table-cell table:style-name="ce18" office:value-type="float" office:value="127298000" calcext:value-type="float">
            <office:annotation draw:style-name="gr1" draw:text-style-name="P1" svg:width="1.1413in" svg:height="0.2346in" svg:x="14.4583in" svg:y="3.8535in" draw:caption-point-x="-1.1346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127298000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KOR%5D]&amp;ShowOnWeb=true&amp;Lang=en" xlink:type="simple">i</text:a></text:p>
          </table:table-cell>
          <table:table-cell office:value-type="float" office:value="47008110" calcext:value-type="float">
            <text:p>47008110</text:p>
          </table:table-cell>
          <table:table-cell office:value-type="float" office:value="47357360" calcext:value-type="float">
            <text:p>47357360</text:p>
          </table:table-cell>
          <table:table-cell office:value-type="float" office:value="47622180" calcext:value-type="float">
            <text:p>47622180</text:p>
          </table:table-cell>
          <table:table-cell office:value-type="float" office:value="47859310" calcext:value-type="float">
            <text:p>47859310</text:p>
          </table:table-cell>
          <table:table-cell office:value-type="float" office:value="48039420" calcext:value-type="float">
            <text:p>48039420</text:p>
          </table:table-cell>
          <table:table-cell office:value-type="float" office:value="48138080" calcext:value-type="float">
            <text:p>48138080</text:p>
          </table:table-cell>
          <table:table-cell office:value-type="float" office:value="48371940" calcext:value-type="float">
            <text:p>48371940</text:p>
          </table:table-cell>
          <table:table-cell office:value-type="float" office:value="48597650" calcext:value-type="float">
            <text:p>48597650</text:p>
          </table:table-cell>
          <table:table-cell office:value-type="float" office:value="48948700" calcext:value-type="float">
            <text:p>48948700</text:p>
          </table:table-cell>
          <table:table-cell office:value-type="float" office:value="49182040" calcext:value-type="float">
            <text:p>49182040</text:p>
          </table:table-cell>
          <table:table-cell office:value-type="float" office:value="49410370" calcext:value-type="float">
            <text:p>49410370</text:p>
          </table:table-cell>
          <table:table-cell office:value-type="float" office:value="49779440" calcext:value-type="float">
            <text:p>49779440</text:p>
          </table:table-cell>
          <table:table-cell office:value-type="float" office:value="50004440" calcext:value-type="float">
            <text:p>50004440</text:p>
          </table:table-cell>
          <table:table-cell office:value-type="float" office:value="50219670" calcext:value-type="float">
            <text:p>50219670</text:p>
          </table:table-cell>
          <table:table-cell office:value-type="float" office:value="50423960" calcext:value-type="float">
            <office:annotation draw:style-name="gr1" draw:text-style-name="P1" svg:width="1.1413in" svg:height="0.2346in" svg:x="15.3472in" svg:y="4.0315in" draw:caption-point-x="-1.1984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5042396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LUX%5D]&amp;ShowOnWeb=true&amp;Lang=en" xlink:type="simple">i</text:a></text:p>
          </table:table-cell>
          <table:table-cell table:style-name="ce18" office:value-type="float" office:value="436300" calcext:value-type="float">
            <text:p>436300</text:p>
          </table:table-cell>
          <table:table-cell table:style-name="ce18" office:value-type="float" office:value="441525" calcext:value-type="float">
            <text:p>441525</text:p>
          </table:table-cell>
          <table:table-cell table:style-name="ce18" office:value-type="float" office:value="446175" calcext:value-type="float">
            <text:p>446175</text:p>
          </table:table-cell>
          <table:table-cell table:style-name="ce18" office:value-type="float" office:value="451630" calcext:value-type="float">
            <text:p>451630</text:p>
          </table:table-cell>
          <table:table-cell table:style-name="ce18" office:value-type="float" office:value="458095" calcext:value-type="float">
            <text:p>458095</text:p>
          </table:table-cell>
          <table:table-cell table:style-name="ce18" office:value-type="float" office:value="465158" calcext:value-type="float">
            <text:p>465158</text:p>
          </table:table-cell>
          <table:table-cell table:style-name="ce18" office:value-type="float" office:value="472636" calcext:value-type="float">
            <text:p>472636</text:p>
          </table:table-cell>
          <table:table-cell table:style-name="ce18" office:value-type="float" office:value="479993" calcext:value-type="float">
            <text:p>479993</text:p>
          </table:table-cell>
          <table:table-cell table:style-name="ce18" office:value-type="float" office:value="488649" calcext:value-type="float">
            <text:p>488649</text:p>
          </table:table-cell>
          <table:table-cell table:style-name="ce18" office:value-type="float" office:value="497783" calcext:value-type="float">
            <text:p>497783</text:p>
          </table:table-cell>
          <table:table-cell table:style-name="ce18" office:value-type="float" office:value="506953" calcext:value-type="float">
            <text:p>506953</text:p>
          </table:table-cell>
          <table:table-cell table:style-name="ce18" office:value-type="float" office:value="518346" calcext:value-type="float">
            <text:p>518346</text:p>
          </table:table-cell>
          <table:table-cell table:style-name="ce18" office:value-type="float" office:value="530946" calcext:value-type="float">
            <office:annotation draw:style-name="gr1" draw:text-style-name="P1" svg:width="1.1413in" svg:height="0.2346in" svg:x="13.5693in" svg:y="4.2094in" draw:caption-point-x="-1.0705in" draw:caption-point-y="0.7303in">
              <dc:creator>MyOECD</dc:creator>
              <dc:date>1899-12-30T00:00:00</dc:date>
              <text:p text:style-name="P1"><text:span text:style-name="T1">B: Break </text:span></text:p>
            </office:annotation>
            <text:p>530946</text:p>
          </table:table-cell>
          <table:table-cell table:number-columns-repeated="2"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MEX%5D]&amp;ShowOnWeb=true&amp;Lang=en" xlink:type="simple">i</text:a></text:p>
          </table:table-cell>
          <table:table-cell office:value-type="float" office:value="100895800" calcext:value-type="float">
            <text:p>100895800</text:p>
          </table:table-cell>
          <table:table-cell office:value-type="float" office:value="102122300" calcext:value-type="float">
            <text:p>102122300</text:p>
          </table:table-cell>
          <table:table-cell office:value-type="float" office:value="103417900" calcext:value-type="float">
            <text:p>103417900</text:p>
          </table:table-cell>
          <table:table-cell office:value-type="float" office:value="104719900" calcext:value-type="float">
            <text:p>104719900</text:p>
          </table:table-cell>
          <table:table-cell office:value-type="float" office:value="105951600" calcext:value-type="float">
            <text:p>105951600</text:p>
          </table:table-cell>
          <table:table-cell office:value-type="float" office:value="107151000" calcext:value-type="float">
            <text:p>107151000</text:p>
          </table:table-cell>
          <table:table-cell office:value-type="float" office:value="108408800" calcext:value-type="float">
            <text:p>108408800</text:p>
          </table:table-cell>
          <table:table-cell office:value-type="float" office:value="109787400" calcext:value-type="float">
            <text:p>109787400</text:p>
          </table:table-cell>
          <table:table-cell office:value-type="float" office:value="111299000" calcext:value-type="float">
            <text:p>111299000</text:p>
          </table:table-cell>
          <table:table-cell office:value-type="float" office:value="112852600" calcext:value-type="float">
            <text:p>112852600</text:p>
          </table:table-cell>
          <table:table-cell office:value-type="float" office:value="114255600" calcext:value-type="float">
            <text:p>114255600</text:p>
          </table:table-cell>
          <table:table-cell office:value-type="float" office:value="115682900" calcext:value-type="float">
            <text:p>115682900</text:p>
          </table:table-cell>
          <table:table-cell office:value-type="float" office:value="117053800" calcext:value-type="float">
            <text:p>117053800</text:p>
          </table:table-cell>
          <table:table-cell office:value-type="float" office:value="118395100" calcext:value-type="float">
            <text:p>118395100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NLD%5D]&amp;ShowOnWeb=true&amp;Lang=en" xlink:type="simple">i</text:a></text:p>
          </table:table-cell>
          <table:table-cell table:style-name="ce18" office:value-type="float" office:value="15925510" calcext:value-type="float">
            <text:p>15925510</text:p>
          </table:table-cell>
          <table:table-cell table:style-name="ce18" office:value-type="float" office:value="16046180" calcext:value-type="float">
            <text:p>16046180</text:p>
          </table:table-cell>
          <table:table-cell table:style-name="ce18" office:value-type="float" office:value="16148930" calcext:value-type="float">
            <text:p>16148930</text:p>
          </table:table-cell>
          <table:table-cell table:style-name="ce18" office:value-type="float" office:value="16225300" calcext:value-type="float">
            <text:p>16225300</text:p>
          </table:table-cell>
          <table:table-cell table:style-name="ce18" office:value-type="float" office:value="16281780" calcext:value-type="float">
            <text:p>16281780</text:p>
          </table:table-cell>
          <table:table-cell table:style-name="ce18" office:value-type="float" office:value="16319870" calcext:value-type="float">
            <text:p>16319870</text:p>
          </table:table-cell>
          <table:table-cell table:style-name="ce18" office:value-type="float" office:value="16346100" calcext:value-type="float">
            <text:p>16346100</text:p>
          </table:table-cell>
          <table:table-cell table:style-name="ce18" office:value-type="float" office:value="16381700" calcext:value-type="float">
            <text:p>16381700</text:p>
          </table:table-cell>
          <table:table-cell table:style-name="ce18" office:value-type="float" office:value="16445590" calcext:value-type="float">
            <text:p>16445590</text:p>
          </table:table-cell>
          <table:table-cell table:style-name="ce18" office:value-type="float" office:value="16530390" calcext:value-type="float">
            <text:p>16530390</text:p>
          </table:table-cell>
          <table:table-cell table:style-name="ce18" office:value-type="float" office:value="16615390" calcext:value-type="float">
            <text:p>16615390</text:p>
          </table:table-cell>
          <table:table-cell table:style-name="ce18" office:value-type="float" office:value="16693070" calcext:value-type="float">
            <text:p>16693070</text:p>
          </table:table-cell>
          <table:table-cell table:style-name="ce18" office:value-type="float" office:value="16754960" calcext:value-type="float">
            <text:p>16754960</text:p>
          </table:table-cell>
          <table:table-cell table:style-name="ce18" office:value-type="float" office:value="16804430" calcext:value-type="float">
            <office:annotation draw:style-name="gr1" draw:text-style-name="P1" svg:width="1.1413in" svg:height="0.2346in" svg:x="14.4583in" svg:y="4.565in" draw:caption-point-x="-1.1346in" draw:caption-point-y="0.7303in">
              <dc:creator>MyOECD</dc:creator>
              <dc:date>1899-12-30T00:00:00</dc:date>
              <text:p text:style-name="P1"><text:span text:style-name="T1">B: Break </text:span></text:p>
            </office:annotation>
            <text:p>16804430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NZL%5D]&amp;ShowOnWeb=true&amp;Lang=en" xlink:type="simple">i</text:a></text:p>
          </table:table-cell>
          <table:table-cell office:value-type="float" office:value="3857700" calcext:value-type="float">
            <text:p>3857700</text:p>
          </table:table-cell>
          <table:table-cell office:value-type="float" office:value="3880500" calcext:value-type="float">
            <text:p>3880500</text:p>
          </table:table-cell>
          <table:table-cell office:value-type="float" office:value="3948500" calcext:value-type="float">
            <text:p>3948500</text:p>
          </table:table-cell>
          <table:table-cell office:value-type="float" office:value="4027200" calcext:value-type="float">
            <text:p>4027200</text:p>
          </table:table-cell>
          <table:table-cell office:value-type="float" office:value="4087500" calcext:value-type="float">
            <text:p>4087500</text:p>
          </table:table-cell>
          <table:table-cell office:value-type="float" office:value="4133900" calcext:value-type="float">
            <text:p>4133900</text:p>
          </table:table-cell>
          <table:table-cell office:value-type="float" office:value="4184600" calcext:value-type="float">
            <text:p>4184600</text:p>
          </table:table-cell>
          <table:table-cell office:value-type="float" office:value="4223800" calcext:value-type="float">
            <text:p>4223800</text:p>
          </table:table-cell>
          <table:table-cell office:value-type="float" office:value="4259800" calcext:value-type="float">
            <text:p>4259800</text:p>
          </table:table-cell>
          <table:table-cell office:value-type="float" office:value="4302600" calcext:value-type="float">
            <text:p>4302600</text:p>
          </table:table-cell>
          <table:table-cell office:value-type="float" office:value="4350700" calcext:value-type="float">
            <text:p>4350700</text:p>
          </table:table-cell>
          <table:table-cell office:value-type="float" office:value="4384000" calcext:value-type="float">
            <text:p>4384000</text:p>
          </table:table-cell>
          <table:table-cell office:value-type="float" office:value="4408100" calcext:value-type="float">
            <text:p>4408100</text:p>
          </table:table-cell>
          <table:table-cell office:value-type="float" office:value="4442100" calcext:value-type="float">
            <text:p>4442100</text:p>
          </table:table-cell>
          <table:table-cell office:value-type="float" office:value="4509700" calcext:value-type="float">
            <office:annotation draw:style-name="gr1" draw:text-style-name="P1" svg:width="1.1413in" svg:height="0.2346in" svg:x="15.3472in" svg:y="4.7425in" draw:caption-point-x="-1.1984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450970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NOR%5D]&amp;ShowOnWeb=true&amp;Lang=en" xlink:type="simple">i</text:a></text:p>
          </table:table-cell>
          <table:table-cell table:style-name="ce18" office:value-type="float" office:value="4490966" calcext:value-type="float">
            <text:p>4490966</text:p>
          </table:table-cell>
          <table:table-cell table:style-name="ce18" office:value-type="float" office:value="4513751" calcext:value-type="float">
            <text:p>4513751</text:p>
          </table:table-cell>
          <table:table-cell table:style-name="ce18" office:value-type="float" office:value="4538159" calcext:value-type="float">
            <text:p>4538159</text:p>
          </table:table-cell>
          <table:table-cell table:style-name="ce18" office:value-type="float" office:value="4564854" calcext:value-type="float">
            <text:p>4564854</text:p>
          </table:table-cell>
          <table:table-cell table:style-name="ce18" office:value-type="float" office:value="4591910" calcext:value-type="float">
            <text:p>4591910</text:p>
          </table:table-cell>
          <table:table-cell table:style-name="ce18" office:value-type="float" office:value="4623291" calcext:value-type="float">
            <text:p>4623291</text:p>
          </table:table-cell>
          <table:table-cell table:style-name="ce18" office:value-type="float" office:value="4660676" calcext:value-type="float">
            <text:p>4660676</text:p>
          </table:table-cell>
          <table:table-cell table:style-name="ce18" office:value-type="float" office:value="4709152" calcext:value-type="float">
            <text:p>4709152</text:p>
          </table:table-cell>
          <table:table-cell table:style-name="ce18" office:value-type="float" office:value="4768211" calcext:value-type="float">
            <text:p>4768211</text:p>
          </table:table-cell>
          <table:table-cell table:style-name="ce18" office:value-type="float" office:value="4828725" calcext:value-type="float">
            <text:p>4828725</text:p>
          </table:table-cell>
          <table:table-cell table:style-name="ce18" office:value-type="float" office:value="4889252" calcext:value-type="float">
            <text:p>4889252</text:p>
          </table:table-cell>
          <table:table-cell table:style-name="ce18" office:value-type="float" office:value="4953000" calcext:value-type="float">
            <text:p>4953000</text:p>
          </table:table-cell>
          <table:table-cell table:style-name="ce18" office:value-type="float" office:value="5019000" calcext:value-type="float">
            <text:p>5019000</text:p>
          </table:table-cell>
          <table:table-cell table:style-name="ce18" office:value-type="float" office:value="5080000" calcext:value-type="float">
            <text:p>5080000</text:p>
          </table:table-cell>
          <table:table-cell table:style-name="ce18" office:value-type="float" office:value="5137000" calcext:value-type="float">
            <office:annotation draw:style-name="gr1" draw:text-style-name="P1" svg:width="1.1413in" svg:height="0.2346in" svg:x="15.3472in" svg:y="4.9205in" draw:caption-point-x="-1.1984in" draw:caption-point-y="0.7303in">
              <dc:creator>MyOECD</dc:creator>
              <dc:date>1899-12-30T00:00:00</dc:date>
              <text:p text:style-name="P1"><text:span text:style-name="T1">B: Break </text:span></text:p>
            </office:annotation>
            <text:p>513700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POL%5D]&amp;ShowOnWeb=true&amp;Lang=en" xlink:type="simple">i</text:a></text:p>
          </table:table-cell>
          <table:table-cell office:value-type="float" office:value="38255940" calcext:value-type="float">
            <text:p>38255940</text:p>
          </table:table-cell>
          <table:table-cell office:value-type="float" office:value="38250790" calcext:value-type="float">
            <text:p>38250790</text:p>
          </table:table-cell>
          <table:table-cell office:value-type="float" office:value="38232300" calcext:value-type="float">
            <text:p>38232300</text:p>
          </table:table-cell>
          <table:table-cell office:value-type="float" office:value="38195180" calcext:value-type="float">
            <text:p>38195180</text:p>
          </table:table-cell>
          <table:table-cell office:value-type="float" office:value="38180250" calcext:value-type="float">
            <text:p>38180250</text:p>
          </table:table-cell>
          <table:table-cell office:value-type="float" office:value="38161310" calcext:value-type="float">
            <text:p>38161310</text:p>
          </table:table-cell>
          <table:table-cell office:value-type="float" office:value="38132280" calcext:value-type="float">
            <text:p>38132280</text:p>
          </table:table-cell>
          <table:table-cell office:value-type="float" office:value="38115970" calcext:value-type="float">
            <text:p>38115970</text:p>
          </table:table-cell>
          <table:table-cell office:value-type="float" office:value="38115910" calcext:value-type="float">
            <text:p>38115910</text:p>
          </table:table-cell>
          <table:table-cell office:value-type="float" office:value="38153390" calcext:value-type="float">
            <text:p>38153390</text:p>
          </table:table-cell>
          <table:table-cell office:value-type="float" office:value="38516690" calcext:value-type="float">
            <text:p>38516690</text:p>
          </table:table-cell>
          <table:table-cell office:value-type="float" office:value="38525670" calcext:value-type="float">
            <text:p>38525670</text:p>
          </table:table-cell>
          <table:table-cell office:value-type="float" office:value="38533790" calcext:value-type="float">
            <office:annotation draw:style-name="gr1" draw:text-style-name="P1" svg:width="1.1413in" svg:height="0.2346in" svg:x="13.5693in" svg:y="5.098in" draw:caption-point-x="-1.0705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38533790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PRT%5D]&amp;ShowOnWeb=true&amp;Lang=en" xlink:type="simple">i</text:a></text:p>
          </table:table-cell>
          <table:table-cell table:style-name="ce18" office:value-type="float" office:value="10289900" calcext:value-type="float">
            <text:p>10289900</text:p>
          </table:table-cell>
          <table:table-cell table:style-name="ce18" office:value-type="float" office:value="10362720" calcext:value-type="float">
            <text:p>10362720</text:p>
          </table:table-cell>
          <table:table-cell table:style-name="ce18" office:value-type="float" office:value="10419630" calcext:value-type="float">
            <text:p>10419630</text:p>
          </table:table-cell>
          <table:table-cell table:style-name="ce18" office:value-type="float" office:value="10458820" calcext:value-type="float">
            <text:p>10458820</text:p>
          </table:table-cell>
          <table:table-cell table:style-name="ce18" office:value-type="float" office:value="10483860" calcext:value-type="float">
            <text:p>10483860</text:p>
          </table:table-cell>
          <table:table-cell table:style-name="ce18" office:value-type="float" office:value="10503330" calcext:value-type="float">
            <text:p>10503330</text:p>
          </table:table-cell>
          <table:table-cell table:style-name="ce18" office:value-type="float" office:value="10522290" calcext:value-type="float">
            <text:p>10522290</text:p>
          </table:table-cell>
          <table:table-cell table:style-name="ce18" office:value-type="float" office:value="10542960" calcext:value-type="float">
            <text:p>10542960</text:p>
          </table:table-cell>
          <table:table-cell table:style-name="ce18" office:value-type="float" office:value="10558180" calcext:value-type="float">
            <text:p>10558180</text:p>
          </table:table-cell>
          <table:table-cell table:style-name="ce18" office:value-type="float" office:value="10568250" calcext:value-type="float">
            <text:p>10568250</text:p>
          </table:table-cell>
          <table:table-cell table:style-name="ce18" office:value-type="float" office:value="10573100" calcext:value-type="float">
            <text:p>10573100</text:p>
          </table:table-cell>
          <table:table-cell table:style-name="ce18" office:value-type="float" office:value="10557560" calcext:value-type="float">
            <text:p>10557560</text:p>
          </table:table-cell>
          <table:table-cell table:style-name="ce18" office:value-type="float" office:value="10514840" calcext:value-type="float">
            <text:p>10514840</text:p>
          </table:table-cell>
          <table:table-cell table:style-name="ce18" office:value-type="float" office:value="10457300" calcext:value-type="float">
            <office:annotation draw:style-name="gr1" draw:text-style-name="P1" svg:width="1.1413in" svg:height="0.2346in" svg:x="14.4583in" svg:y="5.276in" draw:caption-point-x="-1.1346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10457300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3">
          <table:table-cell office:value-type="string" calcext:value-type="string">
            <text:p>Slovak Republic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SVK%5D]&amp;ShowOnWeb=true&amp;Lang=en" xlink:type="simple">i</text:a></text:p>
          </table:table-cell>
          <table:table-cell office:value-type="float" office:value="5388720" calcext:value-type="float">
            <text:p>5388720</text:p>
          </table:table-cell>
          <table:table-cell office:value-type="float" office:value="5378867" calcext:value-type="float">
            <text:p>5378867</text:p>
          </table:table-cell>
          <table:table-cell office:value-type="float" office:value="5376912" calcext:value-type="float">
            <text:p>5376912</text:p>
          </table:table-cell>
          <table:table-cell office:value-type="float" office:value="5373374" calcext:value-type="float">
            <text:p>5373374</text:p>
          </table:table-cell>
          <table:table-cell office:value-type="float" office:value="5372280" calcext:value-type="float">
            <text:p>5372280</text:p>
          </table:table-cell>
          <table:table-cell office:value-type="float" office:value="5372806" calcext:value-type="float">
            <text:p>5372806</text:p>
          </table:table-cell>
          <table:table-cell office:value-type="float" office:value="5373054" calcext:value-type="float">
            <text:p>5373054</text:p>
          </table:table-cell>
          <table:table-cell office:value-type="float" office:value="5374622" calcext:value-type="float">
            <text:p>5374622</text:p>
          </table:table-cell>
          <table:table-cell office:value-type="float" office:value="5379232" calcext:value-type="float">
            <text:p>5379232</text:p>
          </table:table-cell>
          <table:table-cell office:value-type="float" office:value="5386405" calcext:value-type="float">
            <text:p>5386405</text:p>
          </table:table-cell>
          <table:table-cell office:value-type="float" office:value="5391428" calcext:value-type="float">
            <text:p>5391428</text:p>
          </table:table-cell>
          <table:table-cell office:value-type="float" office:value="5398384" calcext:value-type="float">
            <text:p>5398384</text:p>
          </table:table-cell>
          <table:table-cell office:value-type="float" office:value="5407579" calcext:value-type="float">
            <text:p>5407579</text:p>
          </table:table-cell>
          <table:table-cell office:value-type="float" office:value="5415949" calcext:value-type="float">
            <text:p>541594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/>
          </table:table-cell>
          <table:table-cell table:style-name="ce18" office:value-type="float" office:value="1990272" calcext:value-type="float">
            <text:p>1990272</text:p>
          </table:table-cell>
          <table:table-cell table:style-name="ce18" office:value-type="float" office:value="1992035" calcext:value-type="float">
            <text:p>1992035</text:p>
          </table:table-cell>
          <table:table-cell table:style-name="ce18" office:value-type="float" office:value="1995718" calcext:value-type="float">
            <text:p>1995718</text:p>
          </table:table-cell>
          <table:table-cell table:style-name="ce18" office:value-type="float" office:value="1996773" calcext:value-type="float">
            <text:p>1996773</text:p>
          </table:table-cell>
          <table:table-cell table:style-name="ce18" office:value-type="float" office:value="1997004" calcext:value-type="float">
            <text:p>1997004</text:p>
          </table:table-cell>
          <table:table-cell table:style-name="ce18" office:value-type="float" office:value="2001114" calcext:value-type="float">
            <text:p>2001114</text:p>
          </table:table-cell>
          <table:table-cell table:style-name="ce18" office:value-type="float" office:value="2008516" calcext:value-type="float">
            <text:p>2008516</text:p>
          </table:table-cell>
          <table:table-cell table:style-name="ce18" office:value-type="float" office:value="2019406" calcext:value-type="float">
            <text:p>2019406</text:p>
          </table:table-cell>
          <table:table-cell table:style-name="ce18" office:value-type="float" office:value="2022629" calcext:value-type="float">
            <text:p>2022629</text:p>
          </table:table-cell>
          <table:table-cell table:style-name="ce18" office:value-type="float" office:value="2042335" calcext:value-type="float">
            <text:p>2042335</text:p>
          </table:table-cell>
          <table:table-cell table:style-name="ce18" office:value-type="float" office:value="2049261" calcext:value-type="float">
            <text:p>2049261</text:p>
          </table:table-cell>
          <table:table-cell table:style-name="ce18" office:value-type="float" office:value="2052496" calcext:value-type="float">
            <text:p>2052496</text:p>
          </table:table-cell>
          <table:table-cell table:style-name="ce18" office:value-type="float" office:value="2056262" calcext:value-type="float">
            <text:p>2056262</text:p>
          </table:table-cell>
          <table:table-cell table:style-name="ce18" office:value-type="float" office:value="2059114" calcext:value-type="float">
            <text:p>2059114</text:p>
          </table:table-cell>
          <table:table-cell table:style-name="ce18" office:value-type="float" office:value="2061623" calcext:value-type="float">
            <office:annotation draw:style-name="gr1" draw:text-style-name="P1" svg:width="1.1413in" svg:height="0.2346in" svg:x="15.3472in" svg:y="5.6315in" draw:caption-point-x="-1.1984in" draw:caption-point-y="0.861in">
              <dc:creator>MyOECD</dc:creator>
              <dc:date>1899-12-30T00:00:00</dc:date>
              <text:p text:style-name="P1"><text:span text:style-name="T1">B: Break </text:span></text:p>
            </office:annotation>
            <text:p>206162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ESP%5D]&amp;ShowOnWeb=true&amp;Lang=en" xlink:type="simple">i</text:a></text:p>
          </table:table-cell>
          <table:table-cell office:value-type="float" office:value="40554390" calcext:value-type="float">
            <text:p>40554390</text:p>
          </table:table-cell>
          <table:table-cell office:value-type="float" office:value="40766050" calcext:value-type="float">
            <text:p>40766050</text:p>
          </table:table-cell>
          <table:table-cell office:value-type="float" office:value="41423520" calcext:value-type="float">
            <text:p>41423520</text:p>
          </table:table-cell>
          <table:table-cell office:value-type="float" office:value="42196230" calcext:value-type="float">
            <text:p>42196230</text:p>
          </table:table-cell>
          <table:table-cell office:value-type="float" office:value="42859170" calcext:value-type="float">
            <text:p>42859170</text:p>
          </table:table-cell>
          <table:table-cell office:value-type="float" office:value="43662610" calcext:value-type="float">
            <text:p>43662610</text:p>
          </table:table-cell>
          <table:table-cell office:value-type="float" office:value="44360520" calcext:value-type="float">
            <text:p>44360520</text:p>
          </table:table-cell>
          <table:table-cell office:value-type="float" office:value="45236000" calcext:value-type="float">
            <text:p>45236000</text:p>
          </table:table-cell>
          <table:table-cell office:value-type="float" office:value="45983170" calcext:value-type="float">
            <text:p>45983170</text:p>
          </table:table-cell>
          <table:table-cell office:value-type="float" office:value="46367550" calcext:value-type="float">
            <text:p>46367550</text:p>
          </table:table-cell>
          <table:table-cell office:value-type="float" office:value="46562480" calcext:value-type="float">
            <text:p>46562480</text:p>
          </table:table-cell>
          <table:table-cell office:value-type="float" office:value="46736260" calcext:value-type="float">
            <text:p>46736260</text:p>
          </table:table-cell>
          <table:table-cell office:value-type="float" office:value="46766400" calcext:value-type="float">
            <text:p>46766400</text:p>
          </table:table-cell>
          <table:table-cell office:value-type="float" office:value="46593240" calcext:value-type="float">
            <text:p>46593240</text:p>
          </table:table-cell>
          <table:table-cell office:value-type="float" office:value="46464050" calcext:value-type="float">
            <office:annotation draw:style-name="gr1" draw:text-style-name="P1" svg:width="1.1413in" svg:height="0.2346in" svg:x="15.3472in" svg:y="5.8094in" draw:caption-point-x="-1.1984in" draw:caption-point-y="0.861in">
              <dc:creator>MyOECD</dc:creator>
              <dc:date>1899-12-30T00:00:00</dc:date>
              <text:p text:style-name="P1"><text:span text:style-name="T1">B: Break </text:span></text:p>
            </office:annotation>
            <text:p>4646405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SWE%5D]&amp;ShowOnWeb=true&amp;Lang=en" xlink:type="simple">i</text:a></text:p>
          </table:table-cell>
          <table:table-cell table:style-name="ce18" office:value-type="float" office:value="8872109" calcext:value-type="float">
            <text:p>8872109</text:p>
          </table:table-cell>
          <table:table-cell table:style-name="ce18" office:value-type="float" office:value="8895960" calcext:value-type="float">
            <text:p>8895960</text:p>
          </table:table-cell>
          <table:table-cell table:style-name="ce18" office:value-type="float" office:value="8924958" calcext:value-type="float">
            <text:p>8924958</text:p>
          </table:table-cell>
          <table:table-cell table:style-name="ce18" office:value-type="float" office:value="8958229" calcext:value-type="float">
            <text:p>8958229</text:p>
          </table:table-cell>
          <table:table-cell table:style-name="ce18" office:value-type="float" office:value="8993531" calcext:value-type="float">
            <text:p>8993531</text:p>
          </table:table-cell>
          <table:table-cell table:style-name="ce18" office:value-type="float" office:value="9029572" calcext:value-type="float">
            <text:p>9029572</text:p>
          </table:table-cell>
          <table:table-cell table:style-name="ce18" office:value-type="float" office:value="9080504" calcext:value-type="float">
            <text:p>9080504</text:p>
          </table:table-cell>
          <table:table-cell table:style-name="ce18" office:value-type="float" office:value="9148092" calcext:value-type="float">
            <text:p>9148092</text:p>
          </table:table-cell>
          <table:table-cell table:style-name="ce18" office:value-type="float" office:value="9219637" calcext:value-type="float">
            <text:p>9219637</text:p>
          </table:table-cell>
          <table:table-cell table:style-name="ce18" office:value-type="float" office:value="9298514" calcext:value-type="float">
            <text:p>9298514</text:p>
          </table:table-cell>
          <table:table-cell table:style-name="ce18" office:value-type="float" office:value="9378126" calcext:value-type="float">
            <text:p>9378126</text:p>
          </table:table-cell>
          <table:table-cell table:style-name="ce18" office:value-type="float" office:value="9449212" calcext:value-type="float">
            <text:p>9449212</text:p>
          </table:table-cell>
          <table:table-cell table:style-name="ce18" office:value-type="float" office:value="9519374" calcext:value-type="float">
            <text:p>9519374</text:p>
          </table:table-cell>
          <table:table-cell table:style-name="ce18" office:value-type="float" office:value="9609000" calcext:value-type="float">
            <office:annotation draw:style-name="gr1" draw:text-style-name="P1" svg:width="1.1413in" svg:height="0.2346in" svg:x="14.4583in" svg:y="5.987in" draw:caption-point-x="-1.1346in" draw:caption-point-y="0.861in">
              <dc:creator>MyOECD</dc:creator>
              <dc:date>1899-12-30T00:00:00</dc:date>
              <text:p text:style-name="P1"><text:span text:style-name="T1">B: Break </text:span></text:p>
            </office:annotation>
            <text:p>9609000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CHE%5D]&amp;ShowOnWeb=true&amp;Lang=en" xlink:type="simple">i</text:a></text:p>
          </table:table-cell>
          <table:table-cell office:value-type="float" office:value="7184250" calcext:value-type="float">
            <text:p>7184250</text:p>
          </table:table-cell>
          <table:table-cell office:value-type="float" office:value="7226647" calcext:value-type="float">
            <text:p>7226647</text:p>
          </table:table-cell>
          <table:table-cell office:value-type="float" office:value="7284754" calcext:value-type="float">
            <text:p>7284754</text:p>
          </table:table-cell>
          <table:table-cell office:value-type="float" office:value="7339002" calcext:value-type="float">
            <text:p>7339002</text:p>
          </table:table-cell>
          <table:table-cell office:value-type="float" office:value="7389626" calcext:value-type="float">
            <text:p>7389626</text:p>
          </table:table-cell>
          <table:table-cell office:value-type="float" office:value="7437116" calcext:value-type="float">
            <text:p>7437116</text:p>
          </table:table-cell>
          <table:table-cell office:value-type="float" office:value="7483935" calcext:value-type="float">
            <text:p>7483935</text:p>
          </table:table-cell>
          <table:table-cell office:value-type="float" office:value="7551117" calcext:value-type="float">
            <text:p>7551117</text:p>
          </table:table-cell>
          <table:table-cell office:value-type="float" office:value="7647676" calcext:value-type="float">
            <text:p>7647676</text:p>
          </table:table-cell>
          <table:table-cell office:value-type="float" office:value="7744000" calcext:value-type="float">
            <text:p>7744000</text:p>
          </table:table-cell>
          <table:table-cell office:value-type="float" office:value="7827970" calcext:value-type="float">
            <text:p>7827970</text:p>
          </table:table-cell>
          <table:table-cell office:value-type="float" office:value="7912398" calcext:value-type="float">
            <office:annotation draw:style-name="gr1" draw:text-style-name="P1" svg:width="1.1413in" svg:height="0.2346in" svg:x="12.6803in" svg:y="6.165in" draw:caption-point-x="-1.0067in" draw:caption-point-y="0.861in">
              <dc:creator>MyOECD</dc:creator>
              <dc:date>1899-12-30T00:00:00</dc:date>
              <text:p text:style-name="P1"><text:span text:style-name="T1">B: Break </text:span></text:p>
            </office:annotation>
            <text:p>7912398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TUR%5D]&amp;ShowOnWeb=true&amp;Lang=en" xlink:type="simple">i</text:a></text:p>
          </table:table-cell>
          <table:table-cell table:style-name="ce18" office:value-type="float" office:value="64268750" calcext:value-type="float">
            <text:p>64268750</text:p>
          </table:table-cell>
          <table:table-cell table:style-name="ce18" office:value-type="float" office:value="65166330" calcext:value-type="float">
            <text:p>65166330</text:p>
          </table:table-cell>
          <table:table-cell table:style-name="ce18" office:value-type="float" office:value="66002500" calcext:value-type="float">
            <text:p>66002500</text:p>
          </table:table-cell>
          <table:table-cell table:style-name="ce18" office:value-type="float" office:value="66794550" calcext:value-type="float">
            <text:p>66794550</text:p>
          </table:table-cell>
          <table:table-cell table:style-name="ce18" office:value-type="float" office:value="67598740" calcext:value-type="float">
            <text:p>67598740</text:p>
          </table:table-cell>
          <table:table-cell table:style-name="ce18" office:value-type="float" office:value="68435380" calcext:value-type="float">
            <text:p>68435380</text:p>
          </table:table-cell>
          <table:table-cell table:style-name="ce18" office:value-type="float" office:value="69295260" calcext:value-type="float">
            <text:p>69295260</text:p>
          </table:table-cell>
          <table:table-cell table:style-name="ce18" office:value-type="float" office:value="70158110" calcext:value-type="float">
            <text:p>70158110</text:p>
          </table:table-cell>
          <table:table-cell table:style-name="ce18" office:value-type="float" office:value="71051680" calcext:value-type="float">
            <text:p>71051680</text:p>
          </table:table-cell>
          <table:table-cell table:style-name="ce18" office:value-type="float" office:value="72039210" calcext:value-type="float">
            <text:p>72039210</text:p>
          </table:table-cell>
          <table:table-cell table:style-name="ce18" office:value-type="float" office:value="73142150" calcext:value-type="float">
            <text:p>73142150</text:p>
          </table:table-cell>
          <table:table-cell table:style-name="ce18" office:value-type="float" office:value="74223630" calcext:value-type="float">
            <text:p>74223630</text:p>
          </table:table-cell>
          <table:table-cell table:style-name="ce18" office:value-type="float" office:value="75175820" calcext:value-type="float">
            <text:p>75175820</text:p>
          </table:table-cell>
          <table:table-cell table:style-name="ce18" office:value-type="float" office:value="76054620" calcext:value-type="float">
            <text:p>76054620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3">
          <table:table-cell office:value-type="string" calcext:value-type="string">
            <text:p>United Kingdom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GBR%5D]&amp;ShowOnWeb=true&amp;Lang=en" xlink:type="simple">i</text:a></text:p>
          </table:table-cell>
          <table:table-cell office:value-type="float" office:value="58886000" calcext:value-type="float">
            <text:p>58886000</text:p>
          </table:table-cell>
          <table:table-cell office:value-type="float" office:value="59113000" calcext:value-type="float">
            <office:annotation draw:style-name="gr1" draw:text-style-name="P1" svg:width="1.1413in" svg:height="0.2346in" svg:x="3.7917in" svg:y="6.5205in" draw:caption-point-x="-0.3681in" draw:caption-point-y="0.861in">
              <dc:creator>MyOECD</dc:creator>
              <dc:date>1899-12-30T00:00:00</dc:date>
              <text:p text:style-name="P1"><text:span text:style-name="T1">B: Break </text:span></text:p>
            </office:annotation>
            <text:p>59113000</text:p>
          </table:table-cell>
          <table:table-cell office:value-type="float" office:value="58569630" calcext:value-type="float">
            <text:p>58569630</text:p>
          </table:table-cell>
          <table:table-cell office:value-type="float" office:value="58838950" calcext:value-type="float">
            <text:p>58838950</text:p>
          </table:table-cell>
          <table:table-cell office:value-type="float" office:value="59149120" calcext:value-type="float">
            <text:p>59149120</text:p>
          </table:table-cell>
          <table:table-cell office:value-type="float" office:value="59591040" calcext:value-type="float">
            <text:p>59591040</text:p>
          </table:table-cell>
          <table:table-cell office:value-type="float" office:value="60002570" calcext:value-type="float">
            <text:p>60002570</text:p>
          </table:table-cell>
          <table:table-cell office:value-type="float" office:value="60481820" calcext:value-type="float">
            <text:p>60481820</text:p>
          </table:table-cell>
          <table:table-cell office:value-type="float" office:value="60982380" calcext:value-type="float">
            <text:p>60982380</text:p>
          </table:table-cell>
          <table:table-cell office:value-type="float" office:value="61423720" calcext:value-type="float">
            <text:p>61423720</text:p>
          </table:table-cell>
          <table:table-cell office:value-type="float" office:value="61914640" calcext:value-type="float">
            <text:p>61914640</text:p>
          </table:table-cell>
          <table:table-cell office:value-type="float" office:value="62435200" calcext:value-type="float">
            <text:p>62435200</text:p>
          </table:table-cell>
          <table:table-cell office:value-type="float" office:value="62858800" calcext:value-type="float">
            <text:p>62858800</text:p>
          </table:table-cell>
          <table:table-cell office:value-type="float" office:value="63237940" calcext:value-type="float">
            <text:p>63237940</text:p>
          </table:table-cell>
          <table:table-cell office:value-type="float" office:value="63650010" calcext:value-type="float">
            <office:annotation draw:style-name="gr1" draw:text-style-name="P1" svg:width="1.1413in" svg:height="0.2346in" svg:x="15.3472in" svg:y="6.5205in" draw:caption-point-x="-1.1984in" draw:caption-point-y="0.861in">
              <dc:creator>MyOECD</dc:creator>
              <dc:date>1899-12-30T00:00:00</dc:date>
              <text:p text:style-name="P1"><text:span text:style-name="T1">B: Break </text:span></text:p>
            </office:annotation>
            <text:p>6365001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USA%5D]&amp;ShowOnWeb=true&amp;Lang=en" xlink:type="simple">i</text:a></text:p>
          </table:table-cell>
          <table:table-cell table:style-name="ce18" office:value-type="float" office:value="282162400" calcext:value-type="float">
            <text:p>282162400</text:p>
          </table:table-cell>
          <table:table-cell table:style-name="ce18" office:value-type="float" office:value="284969000" calcext:value-type="float">
            <text:p>284969000</text:p>
          </table:table-cell>
          <table:table-cell table:style-name="ce18" office:value-type="float" office:value="287625200" calcext:value-type="float">
            <text:p>287625200</text:p>
          </table:table-cell>
          <table:table-cell table:style-name="ce18" office:value-type="float" office:value="290107900" calcext:value-type="float">
            <text:p>290107900</text:p>
          </table:table-cell>
          <table:table-cell table:style-name="ce18" office:value-type="float" office:value="292805300" calcext:value-type="float">
            <text:p>292805300</text:p>
          </table:table-cell>
          <table:table-cell table:style-name="ce18" office:value-type="float" office:value="295516600" calcext:value-type="float">
            <text:p>295516600</text:p>
          </table:table-cell>
          <table:table-cell table:style-name="ce18" office:value-type="float" office:value="298379900" calcext:value-type="float">
            <text:p>298379900</text:p>
          </table:table-cell>
          <table:table-cell table:style-name="ce18" office:value-type="float" office:value="301231200" calcext:value-type="float">
            <text:p>301231200</text:p>
          </table:table-cell>
          <table:table-cell table:style-name="ce18" office:value-type="float" office:value="304094000" calcext:value-type="float">
            <text:p>304094000</text:p>
          </table:table-cell>
          <table:table-cell table:style-name="ce18" office:value-type="float" office:value="306771500" calcext:value-type="float">
            <text:p>306771500</text:p>
          </table:table-cell>
          <table:table-cell table:style-name="ce18" office:value-type="float" office:value="309347100" calcext:value-type="float">
            <text:p>309347100</text:p>
          </table:table-cell>
          <table:table-cell table:style-name="ce18" office:value-type="float" office:value="311721600" calcext:value-type="float">
            <text:p>311721600</text:p>
          </table:table-cell>
          <table:table-cell table:style-name="ce18" office:value-type="float" office:value="314112100" calcext:value-type="float">
            <text:p>314112100</text:p>
          </table:table-cell>
          <table:table-cell table:style-name="ce18" office:value-type="float" office:value="316497500" calcext:value-type="float">
            <text:p>316497500</text:p>
          </table:table-cell>
          <table:table-cell table:style-name="ce18" office:value-type="float" office:value="318857100" calcext:value-type="float">
            <office:annotation draw:style-name="gr1" draw:text-style-name="P1" svg:width="1.1413in" svg:height="0.2346in" svg:x="15.3472in" svg:y="6.698in" draw:caption-point-x="-1.1984in" draw:caption-point-y="0.9917in">
              <dc:creator>MyOECD</dc:creator>
              <dc:date>1899-12-30T00:00:00</dc:date>
              <text:p text:style-name="P1"><text:span text:style-name="T1">B: Break </text:span></text:p>
            </office:annotation>
            <text:p>318857100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/>
          </table:table-cell>
          <table:table-cell office:value-type="float" office:value="696876200" calcext:value-type="float">
            <text:p>696876200</text:p>
          </table:table-cell>
          <table:table-cell office:value-type="float" office:value="701195300" calcext:value-type="float">
            <office:annotation draw:style-name="gr1" draw:text-style-name="P1" svg:width="1.1413in" svg:height="0.2346in" svg:x="3.7917in" svg:y="6.876in" draw:caption-point-x="-0.3681in" draw:caption-point-y="0.9917in">
              <dc:creator>MyOECD</dc:creator>
              <dc:date>1899-12-30T00:00:00</dc:date>
              <text:p text:style-name="P1"><text:span text:style-name="T1">B: Break </text:span></text:p>
            </office:annotation>
            <text:p>701195300</text:p>
          </table:table-cell>
          <table:table-cell office:value-type="float" office:value="704523300" calcext:value-type="float">
            <text:p>704523300</text:p>
          </table:table-cell>
          <table:table-cell office:value-type="float" office:value="708648000" calcext:value-type="float">
            <text:p>708648000</text:p>
          </table:table-cell>
          <table:table-cell office:value-type="float" office:value="713008000" calcext:value-type="float">
            <text:p>713008000</text:p>
          </table:table-cell>
          <table:table-cell office:value-type="float" office:value="717378800" calcext:value-type="float">
            <text:p>717378800</text:p>
          </table:table-cell>
          <table:table-cell office:value-type="float" office:value="721644000" calcext:value-type="float">
            <text:p>721644000</text:p>
          </table:table-cell>
          <table:table-cell office:value-type="float" office:value="726018200" calcext:value-type="float">
            <text:p>726018200</text:p>
          </table:table-cell>
          <table:table-cell office:value-type="float" office:value="730328600" calcext:value-type="float">
            <text:p>730328600</text:p>
          </table:table-cell>
          <table:table-cell office:value-type="float" office:value="734142700" calcext:value-type="float">
            <text:p>734142700</text:p>
          </table:table-cell>
          <table:table-cell office:value-type="float" office:value="738623400" calcext:value-type="float">
            <office:annotation draw:style-name="gr1" draw:text-style-name="P1" svg:width="1.1413in" svg:height="0.2346in" svg:x="11.7917in" svg:y="6.876in" draw:caption-point-x="-0.9429in" draw:caption-point-y="0.9917in">
              <dc:creator>MyOECD</dc:creator>
              <dc:date>1899-12-30T00:00:00</dc:date>
              <text:p text:style-name="P1"><text:span text:style-name="T1">B: Break </text:span></text:p>
            </office:annotation>
            <text:p>738623400</text:p>
          </table:table-cell>
          <table:table-cell office:value-type="float" office:value="741329200" calcext:value-type="float">
            <text:p>741329200</text:p>
          </table:table-cell>
          <table:table-cell office:value-type="float" office:value="744222400" calcext:value-type="float">
            <office:annotation draw:style-name="gr1" draw:text-style-name="P1" svg:width="1.1413in" svg:height="0.2346in" svg:x="13.5693in" svg:y="6.876in" draw:caption-point-x="-1.0705in" draw:caption-point-y="0.9917in">
              <dc:creator>MyOECD</dc:creator>
              <dc:date>1899-12-30T00:00:00</dc:date>
              <text:p text:style-name="P1"><text:span text:style-name="T1">B: Break </text:span></text:p>
            </office:annotation>
            <text:p>744222400</text:p>
          </table:table-cell>
          <table:table-cell office:value-type="float" office:value="747961100" calcext:value-type="float">
            <text:p>747961100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OECD - Total</text:p>
          </table:table-cell>
          <table:table-cell office:value-type="string" calcext:value-type="string">
            <text:p/>
          </table:table-cell>
          <table:table-cell table:style-name="ce18" office:value-type="float" office:value="1152639000" calcext:value-type="float">
            <text:p>1152639000</text:p>
          </table:table-cell>
          <table:table-cell table:style-name="ce18" office:value-type="float" office:value="1160624000" calcext:value-type="float">
            <office:annotation draw:style-name="gr1" draw:text-style-name="P1" svg:width="1.1413in" svg:height="0.2346in" svg:x="3.7917in" svg:y="7.0535in" draw:caption-point-x="-0.3681in" draw:caption-point-y="0.9917in">
              <dc:creator>MyOECD</dc:creator>
              <dc:date>1899-12-30T00:00:00</dc:date>
              <text:p text:style-name="P1"><text:span text:style-name="T1">B: Break </text:span></text:p>
            </office:annotation>
            <text:p>1160624000</text:p>
          </table:table-cell>
          <table:table-cell table:style-name="ce18" office:value-type="float" office:value="1168022000" calcext:value-type="float">
            <text:p>1168022000</text:p>
          </table:table-cell>
          <table:table-cell table:style-name="ce18" office:value-type="float" office:value="1176212000" calcext:value-type="float">
            <text:p>1176212000</text:p>
          </table:table-cell>
          <table:table-cell table:style-name="ce18" office:value-type="float" office:value="1184415000" calcext:value-type="float">
            <text:p>1184415000</text:p>
          </table:table-cell>
          <table:table-cell table:style-name="ce18" office:value-type="float" office:value="1192754000" calcext:value-type="float">
            <text:p>1192754000</text:p>
          </table:table-cell>
          <table:table-cell table:style-name="ce18" office:value-type="float" office:value="1201155000" calcext:value-type="float">
            <text:p>1201155000</text:p>
          </table:table-cell>
          <table:table-cell table:style-name="ce18" office:value-type="float" office:value="1210194000" calcext:value-type="float">
            <text:p>1210194000</text:p>
          </table:table-cell>
          <table:table-cell table:style-name="ce18" office:value-type="float" office:value="1219475000" calcext:value-type="float">
            <text:p>1219475000</text:p>
          </table:table-cell>
          <table:table-cell table:style-name="ce18" office:value-type="float" office:value="1227932000" calcext:value-type="float">
            <text:p>1227932000</text:p>
          </table:table-cell>
          <table:table-cell table:style-name="ce18" office:value-type="float" office:value="1236914000" calcext:value-type="float">
            <office:annotation draw:style-name="gr1" draw:text-style-name="P1" svg:width="1.1413in" svg:height="0.2346in" svg:x="11.7917in" svg:y="7.0535in" draw:caption-point-x="-0.9429in" draw:caption-point-y="0.9917in">
              <dc:creator>MyOECD</dc:creator>
              <dc:date>1899-12-30T00:00:00</dc:date>
              <text:p text:style-name="P1"><text:span text:style-name="T1">B: Break </text:span></text:p>
            </office:annotation>
            <text:p>1236914000</text:p>
          </table:table-cell>
          <table:table-cell table:style-name="ce18" office:value-type="float" office:value="1243751000" calcext:value-type="float">
            <office:annotation draw:style-name="gr1" draw:text-style-name="P1" svg:width="1.1413in" svg:height="0.2346in" svg:x="12.6803in" svg:y="7.0535in" draw:caption-point-x="-1.0067in" draw:caption-point-y="0.9917in">
              <dc:creator>MyOECD</dc:creator>
              <dc:date>1899-12-30T00:00:00</dc:date>
              <text:p text:style-name="P1"><text:span text:style-name="T1">B: Break </text:span></text:p>
            </office:annotation>
            <text:p>1243751000</text:p>
          </table:table-cell>
          <table:table-cell table:style-name="ce18" office:value-type="float" office:value="1250277000" calcext:value-type="float">
            <text:p>1250277000</text:p>
          </table:table-cell>
          <table:table-cell table:style-name="ce18" office:value-type="float" office:value="1257114000" calcext:value-type="float">
            <text:p>1257114000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/>
          </table:table-cell>
          <table:table-cell office:value-type="float" office:value="6127700000" calcext:value-type="float">
            <text:p>6127700000</text:p>
          </table:table-cell>
          <table:table-cell office:value-type="float" office:value="6204147000" calcext:value-type="float">
            <text:p>6204147000</text:p>
          </table:table-cell>
          <table:table-cell office:value-type="float" office:value="6280854000" calcext:value-type="float">
            <text:p>6280854000</text:p>
          </table:table-cell>
          <table:table-cell office:value-type="float" office:value="6357992000" calcext:value-type="float">
            <text:p>6357992000</text:p>
          </table:table-cell>
          <table:table-cell office:value-type="float" office:value="6435705000" calcext:value-type="float">
            <text:p>6435705000</text:p>
          </table:table-cell>
          <table:table-cell office:value-type="float" office:value="6514095000" calcext:value-type="float">
            <text:p>6514095000</text:p>
          </table:table-cell>
          <table:table-cell office:value-type="float" office:value="6593228000" calcext:value-type="float">
            <text:p>6593228000</text:p>
          </table:table-cell>
          <table:table-cell office:value-type="float" office:value="6673106000" calcext:value-type="float">
            <text:p>6673106000</text:p>
          </table:table-cell>
          <table:table-cell office:value-type="float" office:value="6753649000" calcext:value-type="float">
            <text:p>6753649000</text:p>
          </table:table-cell>
          <table:table-cell office:value-type="float" office:value="6834722000" calcext:value-type="float">
            <text:p>6834722000</text:p>
          </table:table-cell>
          <table:table-cell office:value-type="float" office:value="6916184000" calcext:value-type="float">
            <text:p>6916184000</text:p>
          </table:table-cell>
          <table:table-cell office:value-type="float" office:value="6997999000" calcext:value-type="float">
            <text:p>6997999000</text:p>
          </table:table-cell>
          <table:table-cell office:value-type="float" office:value="7080072000" calcext:value-type="float">
            <text:p>7080072000</text:p>
          </table:table-cell>
          <table:table-cell office:value-type="float" office:value="7162120000" calcext:value-type="float">
            <text:p>7162120000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/>
          </table:table-cell>
          <table:table-cell table:style-name="ce18" office:value-type="float" office:value="171279900" calcext:value-type="float">
            <text:p>171279900</text:p>
          </table:table-cell>
          <table:table-cell table:style-name="ce18" office:value-type="float" office:value="173808000" calcext:value-type="float">
            <text:p>173808000</text:p>
          </table:table-cell>
          <table:table-cell table:style-name="ce18" office:value-type="float" office:value="176303900" calcext:value-type="float">
            <text:p>176303900</text:p>
          </table:table-cell>
          <table:table-cell table:style-name="ce18" office:value-type="float" office:value="178741400" calcext:value-type="float">
            <text:p>178741400</text:p>
          </table:table-cell>
          <table:table-cell table:style-name="ce18" office:value-type="float" office:value="181105600" calcext:value-type="float">
            <text:p>181105600</text:p>
          </table:table-cell>
          <table:table-cell table:style-name="ce18" office:value-type="float" office:value="183383200" calcext:value-type="float">
            <text:p>183383200</text:p>
          </table:table-cell>
          <table:table-cell table:style-name="ce18" office:value-type="float" office:value="185564200" calcext:value-type="float">
            <text:p>185564200</text:p>
          </table:table-cell>
          <table:table-cell table:style-name="ce18" office:value-type="float" office:value="187641700" calcext:value-type="float">
            <text:p>187641700</text:p>
          </table:table-cell>
          <table:table-cell table:style-name="ce18" office:value-type="float" office:value="189612800" calcext:value-type="float">
            <text:p>189612800</text:p>
          </table:table-cell>
          <table:table-cell table:style-name="ce18" office:value-type="float" office:value="191480600" calcext:value-type="float">
            <text:p>191480600</text:p>
          </table:table-cell>
          <table:table-cell table:style-name="ce18" office:value-type="float" office:value="193252600" calcext:value-type="float">
            <text:p>193252600</text:p>
          </table:table-cell>
          <table:table-cell table:style-name="ce18" office:value-type="float" office:value="194932700" calcext:value-type="float">
            <text:p>194932700</text:p>
          </table:table-cell>
          <table:table-cell table:style-name="ce18" office:value-type="float" office:value="196526300" calcext:value-type="float">
            <text:p>196526300</text:p>
          </table:table-cell>
          <table:table-cell table:number-columns-repeated="2" table:style-name="ce18" office:value-type="string" calcext:value-type="string">
            <text:p>..</text:p>
          </table:table-cell>
        </table:table-row>
        <table:table-row table:style-name="ro4">
          <table:table-cell office:value-type="string" calcext:value-type="string">
            <text:p>China (People's Republic of)</text:p>
          </table:table-cell>
          <table:table-cell office:value-type="string" calcext:value-type="string">
            <text:p/>
          </table:table-cell>
          <table:table-cell office:value-type="float" office:value="1280429000" calcext:value-type="float">
            <text:p>1280429000</text:p>
          </table:table-cell>
          <table:table-cell office:value-type="float" office:value="1287890000" calcext:value-type="float">
            <text:p>1287890000</text:p>
          </table:table-cell>
          <table:table-cell office:value-type="float" office:value="1295322000" calcext:value-type="float">
            <text:p>1295322000</text:p>
          </table:table-cell>
          <table:table-cell office:value-type="float" office:value="1302810000" calcext:value-type="float">
            <text:p>1302810000</text:p>
          </table:table-cell>
          <table:table-cell office:value-type="float" office:value="1310414000" calcext:value-type="float">
            <text:p>1310414000</text:p>
          </table:table-cell>
          <table:table-cell office:value-type="float" office:value="1318177000" calcext:value-type="float">
            <text:p>1318177000</text:p>
          </table:table-cell>
          <table:table-cell office:value-type="float" office:value="1326146000" calcext:value-type="float">
            <text:p>1326146000</text:p>
          </table:table-cell>
          <table:table-cell office:value-type="float" office:value="1334344000" calcext:value-type="float">
            <text:p>1334344000</text:p>
          </table:table-cell>
          <table:table-cell office:value-type="float" office:value="1342733000" calcext:value-type="float">
            <text:p>1342733000</text:p>
          </table:table-cell>
          <table:table-cell office:value-type="float" office:value="1351248000" calcext:value-type="float">
            <text:p>1351248000</text:p>
          </table:table-cell>
          <table:table-cell office:value-type="float" office:value="1359821000" calcext:value-type="float">
            <text:p>1359821000</text:p>
          </table:table-cell>
          <table:table-cell office:value-type="float" office:value="1368440000" calcext:value-type="float">
            <text:p>1368440000</text:p>
          </table:table-cell>
          <table:table-cell office:value-type="float" office:value="1377065000" calcext:value-type="float">
            <text:p>1377065000</text:p>
          </table:table-cell>
          <table:table-cell office:value-type="float" office:value="1385567000" calcext:value-type="float">
            <text:p>1385567000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/>
          </table:table-cell>
          <table:table-cell table:style-name="ce18" office:value-type="float" office:value="40295560" calcext:value-type="float">
            <text:p>40295560</text:p>
          </table:table-cell>
          <table:table-cell table:style-name="ce18" office:value-type="float" office:value="40813540" calcext:value-type="float">
            <text:p>40813540</text:p>
          </table:table-cell>
          <table:table-cell table:style-name="ce18" office:value-type="float" office:value="41328820" calcext:value-type="float">
            <text:p>41328820</text:p>
          </table:table-cell>
          <table:table-cell table:style-name="ce18" office:value-type="float" office:value="41848960" calcext:value-type="float">
            <text:p>41848960</text:p>
          </table:table-cell>
          <table:table-cell table:style-name="ce18" office:value-type="float" office:value="42368490" calcext:value-type="float">
            <text:p>42368490</text:p>
          </table:table-cell>
          <table:table-cell table:style-name="ce18" office:value-type="float" office:value="42888590" calcext:value-type="float">
            <text:p>42888590</text:p>
          </table:table-cell>
          <table:table-cell table:style-name="ce18" office:value-type="float" office:value="43405960" calcext:value-type="float">
            <text:p>43405960</text:p>
          </table:table-cell>
          <table:table-cell table:style-name="ce18" office:value-type="float" office:value="43926930" calcext:value-type="float">
            <text:p>43926930</text:p>
          </table:table-cell>
          <table:table-cell table:style-name="ce18" office:value-type="float" office:value="44451150" calcext:value-type="float">
            <text:p>44451150</text:p>
          </table:table-cell>
          <table:table-cell table:style-name="ce18" office:value-type="float" office:value="44978830" calcext:value-type="float">
            <text:p>44978830</text:p>
          </table:table-cell>
          <table:table-cell table:style-name="ce18" office:value-type="float" office:value="45509580" calcext:value-type="float">
            <text:p>45509580</text:p>
          </table:table-cell>
          <table:table-cell table:style-name="ce18" office:value-type="float" office:value="46044600" calcext:value-type="float">
            <text:p>46044600</text:p>
          </table:table-cell>
          <table:table-cell table:style-name="ce18" office:value-type="float" office:value="46581820" calcext:value-type="float">
            <text:p>46581820</text:p>
          </table:table-cell>
          <table:table-cell table:style-name="ce18" office:value-type="float" office:value="47121090" calcext:value-type="float">
            <text:p>47121090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/>
          </table:table-cell>
          <table:table-cell office:value-type="float" office:value="1042262000" calcext:value-type="float">
            <text:p>1042262000</text:p>
          </table:table-cell>
          <table:table-cell office:value-type="float" office:value="1059501000" calcext:value-type="float">
            <text:p>1059501000</text:p>
          </table:table-cell>
          <table:table-cell office:value-type="float" office:value="1076706000" calcext:value-type="float">
            <text:p>1076706000</text:p>
          </table:table-cell>
          <table:table-cell office:value-type="float" office:value="1093787000" calcext:value-type="float">
            <text:p>1093787000</text:p>
          </table:table-cell>
          <table:table-cell office:value-type="float" office:value="1110626000" calcext:value-type="float">
            <text:p>1110626000</text:p>
          </table:table-cell>
          <table:table-cell office:value-type="float" office:value="1127144000" calcext:value-type="float">
            <text:p>1127144000</text:p>
          </table:table-cell>
          <table:table-cell office:value-type="float" office:value="1143289000" calcext:value-type="float">
            <text:p>1143289000</text:p>
          </table:table-cell>
          <table:table-cell office:value-type="float" office:value="1159095000" calcext:value-type="float">
            <text:p>1159095000</text:p>
          </table:table-cell>
          <table:table-cell office:value-type="float" office:value="1174662000" calcext:value-type="float">
            <text:p>1174662000</text:p>
          </table:table-cell>
          <table:table-cell office:value-type="float" office:value="1190138000" calcext:value-type="float">
            <text:p>1190138000</text:p>
          </table:table-cell>
          <table:table-cell office:value-type="float" office:value="1205625000" calcext:value-type="float">
            <text:p>1205625000</text:p>
          </table:table-cell>
          <table:table-cell office:value-type="float" office:value="1221156000" calcext:value-type="float">
            <text:p>1221156000</text:p>
          </table:table-cell>
          <table:table-cell office:value-type="float" office:value="1236687000" calcext:value-type="float">
            <text:p>1236687000</text:p>
          </table:table-cell>
          <table:table-cell office:value-type="float" office:value="1252140000" calcext:value-type="float">
            <text:p>1252140000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/>
          </table:table-cell>
          <table:table-cell table:style-name="ce18" office:value-type="float" office:value="208938700" calcext:value-type="float">
            <text:p>208938700</text:p>
          </table:table-cell>
          <table:table-cell table:style-name="ce18" office:value-type="float" office:value="211970400" calcext:value-type="float">
            <text:p>211970400</text:p>
          </table:table-cell>
          <table:table-cell table:style-name="ce18" office:value-type="float" office:value="215038300" calcext:value-type="float">
            <text:p>215038300</text:p>
          </table:table-cell>
          <table:table-cell table:style-name="ce18" office:value-type="float" office:value="218145600" calcext:value-type="float">
            <text:p>218145600</text:p>
          </table:table-cell>
          <table:table-cell table:style-name="ce18" office:value-type="float" office:value="221293800" calcext:value-type="float">
            <text:p>221293800</text:p>
          </table:table-cell>
          <table:table-cell table:style-name="ce18" office:value-type="float" office:value="224480900" calcext:value-type="float">
            <text:p>224480900</text:p>
          </table:table-cell>
          <table:table-cell table:style-name="ce18" office:value-type="float" office:value="227709800" calcext:value-type="float">
            <text:p>227709800</text:p>
          </table:table-cell>
          <table:table-cell table:style-name="ce18" office:value-type="float" office:value="230972800" calcext:value-type="float">
            <text:p>230972800</text:p>
          </table:table-cell>
          <table:table-cell table:style-name="ce18" office:value-type="float" office:value="234243500" calcext:value-type="float">
            <text:p>234243500</text:p>
          </table:table-cell>
          <table:table-cell table:style-name="ce18" office:value-type="float" office:value="237486900" calcext:value-type="float">
            <text:p>237486900</text:p>
          </table:table-cell>
          <table:table-cell table:style-name="ce18" office:value-type="float" office:value="240676500" calcext:value-type="float">
            <text:p>240676500</text:p>
          </table:table-cell>
          <table:table-cell table:style-name="ce18" office:value-type="float" office:value="243801600" calcext:value-type="float">
            <text:p>243801600</text:p>
          </table:table-cell>
          <table:table-cell table:style-name="ce18" office:value-type="float" office:value="246864200" calcext:value-type="float">
            <text:p>246864200</text:p>
          </table:table-cell>
          <table:table-cell table:style-name="ce18" office:value-type="float" office:value="249865600" calcext:value-type="float">
            <text:p>249865600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/>
          </table:table-cell>
          <table:table-cell office:value-type="float" office:value="146597000" calcext:value-type="float">
            <text:p>146597000</text:p>
          </table:table-cell>
          <table:table-cell office:value-type="float" office:value="145976000" calcext:value-type="float">
            <text:p>145976000</text:p>
          </table:table-cell>
          <table:table-cell office:value-type="float" office:value="145306000" calcext:value-type="float">
            <text:p>145306000</text:p>
          </table:table-cell>
          <table:table-cell office:value-type="float" office:value="144649000" calcext:value-type="float">
            <text:p>144649000</text:p>
          </table:table-cell>
          <table:table-cell office:value-type="float" office:value="144067000" calcext:value-type="float">
            <text:p>144067000</text:p>
          </table:table-cell>
          <table:table-cell office:value-type="float" office:value="143519000" calcext:value-type="float">
            <text:p>143519000</text:p>
          </table:table-cell>
          <table:table-cell office:value-type="float" office:value="143050000" calcext:value-type="float">
            <text:p>143050000</text:p>
          </table:table-cell>
          <table:table-cell office:value-type="float" office:value="142805000" calcext:value-type="float">
            <text:p>142805000</text:p>
          </table:table-cell>
          <table:table-cell office:value-type="float" office:value="142742000" calcext:value-type="float">
            <text:p>142742000</text:p>
          </table:table-cell>
          <table:table-cell office:value-type="float" office:value="142785000" calcext:value-type="float">
            <text:p>142785000</text:p>
          </table:table-cell>
          <table:table-cell office:value-type="float" office:value="142849000" calcext:value-type="float">
            <text:p>142849000</text:p>
          </table:table-cell>
          <table:table-cell office:value-type="float" office:value="142961000" calcext:value-type="float">
            <text:p>142961000</text:p>
          </table:table-cell>
          <table:table-cell office:value-type="float" office:value="143207000" calcext:value-type="float">
            <text:p>143207000</text:p>
          </table:table-cell>
          <table:table-cell office:value-type="float" office:value="143507000" calcext:value-type="float">
            <text:p>143507000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/>
          </table:table-cell>
          <table:table-cell table:style-name="ce18" office:value-type="float" office:value="44846290" calcext:value-type="float">
            <text:p>44846290</text:p>
          </table:table-cell>
          <table:table-cell table:style-name="ce18" office:value-type="float" office:value="45513220" calcext:value-type="float">
            <text:p>45513220</text:p>
          </table:table-cell>
          <table:table-cell table:style-name="ce18" office:value-type="float" office:value="46187790" calcext:value-type="float">
            <text:p>46187790</text:p>
          </table:table-cell>
          <table:table-cell table:style-name="ce18" office:value-type="float" office:value="46869030" calcext:value-type="float">
            <text:p>46869030</text:p>
          </table:table-cell>
          <table:table-cell table:style-name="ce18" office:value-type="float" office:value="47553020" calcext:value-type="float">
            <text:p>47553020</text:p>
          </table:table-cell>
          <table:table-cell table:style-name="ce18" office:value-type="float" office:value="48235290" calcext:value-type="float">
            <text:p>48235290</text:p>
          </table:table-cell>
          <table:table-cell table:style-name="ce18" office:value-type="float" office:value="48919360" calcext:value-type="float">
            <text:p>48919360</text:p>
          </table:table-cell>
          <table:table-cell table:style-name="ce18" office:value-type="float" office:value="49602780" calcext:value-type="float">
            <text:p>49602780</text:p>
          </table:table-cell>
          <table:table-cell table:style-name="ce18" office:value-type="float" office:value="50267490" calcext:value-type="float">
            <text:p>50267490</text:p>
          </table:table-cell>
          <table:table-cell table:style-name="ce18" office:value-type="float" office:value="50889540" calcext:value-type="float">
            <text:p>50889540</text:p>
          </table:table-cell>
          <table:table-cell table:style-name="ce18" office:value-type="float" office:value="51452350" calcext:value-type="float">
            <text:p>51452350</text:p>
          </table:table-cell>
          <table:table-cell table:style-name="ce18" office:value-type="float" office:value="51949040" calcext:value-type="float">
            <text:p>51949040</text:p>
          </table:table-cell>
          <table:table-cell table:style-name="ce18" office:value-type="float" office:value="52385920" calcext:value-type="float">
            <text:p>52385920</text:p>
          </table:table-cell>
          <table:table-cell table:number-columns-repeated="2" table:style-name="ce18" office:value-type="string" calcext:value-type="string">
            <text:p>..</text:p>
          </table:table-cell>
        </table:table-row>
        <table:table-row table:style-name="ro1">
          <table:table-cell table:style-name="ce12" office:value-type="string" calcext:value-type="string">
            <text:p><text:a xlink:href="http://stats.oecd.org/index.aspx?DatasetCode=POP_FIVE_HIST" xlink:type="simple">Data extracted on 14 Apr 2018 13:28 UTC (GMT) from OECD.Stat</text:a></text:p>
          </table:table-cell>
          <table:table-cell table:style-name="Normal" table:number-columns-repeated="16"/>
        </table:table-row>
        <table:table-row table:style-name="ro1">
          <table:table-cell table:style-name="ce20" office:value-type="string" calcext:value-type="string">
            <text:p>Legend:</text:p>
          </table:table-cell>
          <table:table-cell table:style-name="Normal" table:number-columns-repeated="16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0" office:value-type="string" calcext:value-type="string">
            <text:p>Break</text:p>
          </table:table-cell>
          <table:table-cell table:style-name="Normal" table:number-columns-repeated="15"/>
        </table:table-row>
      </table:table>
      <table:table table:name="Sheet5" table:style-name="ta1">
        <table:table-column table:style-name="co8" table:default-cell-style-name="ce31"/>
        <table:table-column table:style-name="co9" table:number-columns-repeated="1023" table:default-cell-style-name="ce31"/>
        <table:table-row table:style-name="ro1">
          <table:table-cell table:style-name="ce23" office:value-type="string" calcext:value-type="string">
            <text:p><text:a xlink:href="http://dx.doi.org/10.1787/migr_outlook-2017-en" xlink:type="simple">International Migration Outlook 2017 - © OECD 2017</text:a></text:p>
          </table:table-cell>
          <table:table-cell table:style-name="ce24" table:number-columns-repeated="1023"/>
        </table:table-row>
        <table:table-row table:style-name="ro1">
          <table:table-cell table:style-name="ce24" office:value-type="string" calcext:value-type="string">
            <text:p>Statistical Annex</text:p>
          </table:table-cell>
          <table:table-cell table:style-name="ce24" office:value-type="string" calcext:value-type="string">
            <text:p>Table A.3. <text:s/>Inflows of asylum seekers into OECD countries and Russia</text:p>
          </table:table-cell>
          <table:table-cell table:style-name="ce24" table:number-columns-repeated="1022"/>
        </table:table-row>
        <table:table-row table:style-name="ro1">
          <table:table-cell table:style-name="ce24" office:value-type="string" calcext:value-type="string">
            <text:p>Version 2 - Last updated: 08-Jun-2017</text:p>
          </table:table-cell>
          <table:table-cell table:style-name="Default"/>
          <table:table-cell table:style-name="ce24" table:number-columns-repeated="1022"/>
        </table:table-row>
        <table:table-row table:style-name="ro1">
          <table:table-cell table:style-name="ce23" office:value-type="string" calcext:value-type="string">
            <text:p><text:a xlink:href="http://oe.cd/disclaimer" xlink:type="simple">Disclaimer: http://oe.cd/disclaimer</text:a></text:p>
          </table:table-cell>
          <table:table-cell table:style-name="Default"/>
          <table:table-cell table:style-name="ce24" table:number-columns-repeated="1022"/>
        </table:table-row>
        <table:table-row table:style-name="ro1">
          <table:table-cell table:style-name="Default" table:number-columns-repeated="2"/>
          <table:table-cell table:style-name="ce24" table:number-columns-repeated="1022"/>
        </table:table-row>
        <table:table-row table:style-name="ro1">
          <table:table-cell table:style-name="ce25" office:value-type="string" calcext:value-type="string" table:number-columns-spanned="14" table:number-rows-spanned="1">
            <text:p>Table A.3.  <text:span text:style-name="T2">New asylum requests into OECD countries and Russia</text:span></text:p>
          </table:table-cell>
          <table:covered-table-cell table:number-columns-repeated="13" table:style-name="ce32"/>
          <table:table-cell table:style-name="ce39" table:number-columns-repeated="1010"/>
        </table:table-row>
        <table:table-row table:style-name="ro1">
          <table:table-cell table:style-name="Default" table:number-columns-repeated="14"/>
          <table:table-cell table:style-name="ce39" table:number-columns-repeated="1010"/>
        </table:table-row>
        <table:table-row table:style-name="ro1">
          <table:table-cell table:style-name="ce26"/>
          <table:table-cell table:style-name="ce33" office:value-type="float" office:value="2004" calcext:value-type="float">
            <text:p>2004</text:p>
          </table:table-cell>
          <table:table-cell table:style-name="ce37" office:value-type="float" office:value="2005" calcext:value-type="float">
            <text:p>2005</text:p>
          </table:table-cell>
          <table:table-cell table:style-name="ce37" office:value-type="float" office:value="2006" calcext:value-type="float">
            <text:p>2006</text:p>
          </table:table-cell>
          <table:table-cell table:style-name="ce33" office:value-type="float" office:value="2007" calcext:value-type="float">
            <text:p>2007</text:p>
          </table:table-cell>
          <table:table-cell table:style-name="ce37" office:value-type="float" office:value="2008" calcext:value-type="float">
            <text:p>2008</text:p>
          </table:table-cell>
          <table:table-cell table:style-name="ce37" office:value-type="float" office:value="2009" calcext:value-type="float">
            <text:p>2009</text:p>
          </table:table-cell>
          <table:table-cell table:style-name="ce33" office:value-type="float" office:value="2010" calcext:value-type="float">
            <text:p>2010</text:p>
          </table:table-cell>
          <table:table-cell table:style-name="ce37" office:value-type="float" office:value="2011" calcext:value-type="float">
            <text:p>2011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Australia</text:p>
          </table:table-cell>
          <table:table-cell table:number-columns-repeated="2" table:style-name="ce34" office:value-type="float" office:value="3200" calcext:value-type="float">
            <text:p><text:s/>3 200</text:p>
          </table:table-cell>
          <table:table-cell table:style-name="ce34" office:value-type="float" office:value="3520" calcext:value-type="float">
            <text:p><text:s/>3 520</text:p>
          </table:table-cell>
          <table:table-cell table:style-name="ce34" office:value-type="float" office:value="3980" calcext:value-type="float">
            <text:p><text:s/>3 980</text:p>
          </table:table-cell>
          <table:table-cell table:style-name="ce34" office:value-type="float" office:value="4770" calcext:value-type="float">
            <text:p><text:s/>4 770</text:p>
          </table:table-cell>
          <table:table-cell table:style-name="ce34" office:value-type="float" office:value="6210" calcext:value-type="float">
            <text:p><text:s/>6 210</text:p>
          </table:table-cell>
          <table:table-cell table:style-name="ce34" office:value-type="float" office:value="8250" calcext:value-type="float">
            <text:p><text:s/>8 250</text:p>
          </table:table-cell>
          <table:table-cell table:style-name="ce34" office:value-type="float" office:value="11510" calcext:value-type="float">
            <text:p><text:s/>11 510</text:p>
          </table:table-cell>
          <table:table-cell table:style-name="ce34" office:value-type="float" office:value="15790" calcext:value-type="float">
            <text:p><text:s/>15 790</text:p>
          </table:table-cell>
          <table:table-cell table:style-name="ce34" office:value-type="float" office:value="11740" calcext:value-type="float">
            <text:p><text:s/>11 740</text:p>
          </table:table-cell>
          <table:table-cell table:style-name="ce34" office:value-type="float" office:value="8960" calcext:value-type="float">
            <text:p><text:s/>8 960</text:p>
          </table:table-cell>
          <table:table-cell table:style-name="ce34" office:value-type="float" office:value="12360" calcext:value-type="float">
            <text:p><text:s/>12 360</text:p>
          </table:table-cell>
          <table:table-cell table:style-name="ce34" office:value-type="float" office:value="27630" calcext:value-type="float">
            <text:p><text:s/>27 63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Austria</text:p>
          </table:table-cell>
          <table:table-cell table:style-name="ce35" office:value-type="float" office:value="24630" calcext:value-type="float">
            <text:p><text:s/>24 630</text:p>
          </table:table-cell>
          <table:table-cell table:style-name="ce35" office:value-type="float" office:value="22460" calcext:value-type="float">
            <text:p><text:s/>22 460</text:p>
          </table:table-cell>
          <table:table-cell table:style-name="ce35" office:value-type="float" office:value="13350" calcext:value-type="float">
            <text:p><text:s/>13 350</text:p>
          </table:table-cell>
          <table:table-cell table:style-name="ce35" office:value-type="float" office:value="11920" calcext:value-type="float">
            <text:p><text:s/>11 920</text:p>
          </table:table-cell>
          <table:table-cell table:style-name="ce35" office:value-type="float" office:value="12840" calcext:value-type="float">
            <text:p><text:s/>12 840</text:p>
          </table:table-cell>
          <table:table-cell table:style-name="ce35" office:value-type="float" office:value="15820" calcext:value-type="float">
            <text:p><text:s/>15 820</text:p>
          </table:table-cell>
          <table:table-cell table:style-name="ce35" office:value-type="float" office:value="11010" calcext:value-type="float">
            <text:p><text:s/>11 010</text:p>
          </table:table-cell>
          <table:table-cell table:style-name="ce35" office:value-type="float" office:value="14420" calcext:value-type="float">
            <text:p><text:s/>14 420</text:p>
          </table:table-cell>
          <table:table-cell table:style-name="ce35" office:value-type="float" office:value="17410" calcext:value-type="float">
            <text:p><text:s/>17 410</text:p>
          </table:table-cell>
          <table:table-cell table:style-name="ce35" office:value-type="float" office:value="17500" calcext:value-type="float">
            <text:p><text:s/>17 500</text:p>
          </table:table-cell>
          <table:table-cell table:style-name="ce35" office:value-type="float" office:value="28060" calcext:value-type="float">
            <text:p><text:s/>28 060</text:p>
          </table:table-cell>
          <table:table-cell table:style-name="ce35" office:value-type="float" office:value="85620" calcext:value-type="float">
            <text:p><text:s/>85 620</text:p>
          </table:table-cell>
          <table:table-cell table:style-name="ce35" office:value-type="float" office:value="39950" calcext:value-type="float">
            <text:p><text:s/>39 95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Belgium</text:p>
          </table:table-cell>
          <table:table-cell table:style-name="ce34" office:value-type="float" office:value="15360" calcext:value-type="float">
            <text:p><text:s/>15 360</text:p>
          </table:table-cell>
          <table:table-cell table:style-name="ce34" office:value-type="float" office:value="15960" calcext:value-type="float">
            <text:p><text:s/>15 960</text:p>
          </table:table-cell>
          <table:table-cell table:style-name="ce34" office:value-type="float" office:value="11590" calcext:value-type="float">
            <text:p><text:s/>11 590</text:p>
          </table:table-cell>
          <table:table-cell table:style-name="ce34" office:value-type="float" office:value="11120" calcext:value-type="float">
            <text:p><text:s/>11 120</text:p>
          </table:table-cell>
          <table:table-cell table:style-name="ce34" office:value-type="float" office:value="12250" calcext:value-type="float">
            <text:p><text:s/>12 250</text:p>
          </table:table-cell>
          <table:table-cell table:style-name="ce34" office:value-type="float" office:value="17190" calcext:value-type="float">
            <text:p><text:s/>17 190</text:p>
          </table:table-cell>
          <table:table-cell table:style-name="ce34" office:value-type="float" office:value="21760" calcext:value-type="float">
            <text:p><text:s/>21 760</text:p>
          </table:table-cell>
          <table:table-cell table:style-name="ce34" office:value-type="float" office:value="26000" calcext:value-type="float">
            <text:p><text:s/>26 000</text:p>
          </table:table-cell>
          <table:table-cell table:style-name="ce34" office:value-type="float" office:value="18530" calcext:value-type="float">
            <text:p><text:s/>18 530</text:p>
          </table:table-cell>
          <table:table-cell table:style-name="ce34" office:value-type="float" office:value="12500" calcext:value-type="float">
            <text:p><text:s/>12 500</text:p>
          </table:table-cell>
          <table:table-cell table:style-name="ce34" office:value-type="float" office:value="13870" calcext:value-type="float">
            <text:p><text:s/>13 870</text:p>
          </table:table-cell>
          <table:table-cell table:style-name="ce34" office:value-type="float" office:value="38700" calcext:value-type="float">
            <text:p><text:s/>38 700</text:p>
          </table:table-cell>
          <table:table-cell table:style-name="ce34" office:value-type="float" office:value="14670" calcext:value-type="float">
            <text:p><text:s/>14 67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Canada</text:p>
          </table:table-cell>
          <table:table-cell table:style-name="ce35" office:value-type="float" office:value="25750" calcext:value-type="float">
            <text:p><text:s/>25 750</text:p>
          </table:table-cell>
          <table:table-cell table:style-name="ce35" office:value-type="float" office:value="20790" calcext:value-type="float">
            <text:p><text:s/>20 790</text:p>
          </table:table-cell>
          <table:table-cell table:style-name="ce35" office:value-type="float" office:value="22870" calcext:value-type="float">
            <text:p><text:s/>22 870</text:p>
          </table:table-cell>
          <table:table-cell table:style-name="ce35" office:value-type="float" office:value="28340" calcext:value-type="float">
            <text:p><text:s/>28 340</text:p>
          </table:table-cell>
          <table:table-cell table:style-name="ce35" office:value-type="float" office:value="34800" calcext:value-type="float">
            <text:p><text:s/>34 800</text:p>
          </table:table-cell>
          <table:table-cell table:style-name="ce35" office:value-type="float" office:value="33970" calcext:value-type="float">
            <text:p><text:s/>33 970</text:p>
          </table:table-cell>
          <table:table-cell table:style-name="ce35" office:value-type="float" office:value="22540" calcext:value-type="float">
            <text:p><text:s/>22 540</text:p>
          </table:table-cell>
          <table:table-cell table:style-name="ce35" office:value-type="float" office:value="24990" calcext:value-type="float">
            <text:p><text:s/>24 990</text:p>
          </table:table-cell>
          <table:table-cell table:style-name="ce35" office:value-type="float" office:value="20220" calcext:value-type="float">
            <text:p><text:s/>20 220</text:p>
          </table:table-cell>
          <table:table-cell table:style-name="ce35" office:value-type="float" office:value="10360" calcext:value-type="float">
            <text:p><text:s/>10 360</text:p>
          </table:table-cell>
          <table:table-cell table:style-name="ce35" office:value-type="float" office:value="13450" calcext:value-type="float">
            <text:p><text:s/>13 450</text:p>
          </table:table-cell>
          <table:table-cell table:style-name="ce35" office:value-type="float" office:value="16070" calcext:value-type="float">
            <text:p><text:s/>16 070</text:p>
          </table:table-cell>
          <table:table-cell table:style-name="ce35" office:value-type="float" office:value="23830" calcext:value-type="float">
            <text:p><text:s/>23 83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Chile</text:p>
          </table:table-cell>
          <table:table-cell table:style-name="ce34" office:value-type="float" office:value="200" calcext:value-type="float">
            <text:p><text:s text:c="2"/>200</text:p>
          </table:table-cell>
          <table:table-cell table:style-name="ce34" office:value-type="float" office:value="380" calcext:value-type="float">
            <text:p><text:s text:c="2"/>380</text:p>
          </table:table-cell>
          <table:table-cell table:style-name="ce34" office:value-type="float" office:value="570" calcext:value-type="float">
            <text:p><text:s text:c="2"/>570</text:p>
          </table:table-cell>
          <table:table-cell table:style-name="ce34" office:value-type="float" office:value="760" calcext:value-type="float">
            <text:p><text:s text:c="2"/>760</text:p>
          </table:table-cell>
          <table:table-cell table:style-name="ce34" office:value-type="float" office:value="870" calcext:value-type="float">
            <text:p><text:s text:c="2"/>870</text:p>
          </table:table-cell>
          <table:table-cell table:style-name="ce34" office:value-type="string" calcext:value-type="string">
            <text:p>..</text:p>
          </table:table-cell>
          <table:table-cell table:style-name="ce34" office:value-type="float" office:value="260" calcext:value-type="float">
            <text:p><text:s text:c="2"/>260</text:p>
          </table:table-cell>
          <table:table-cell table:style-name="ce34" office:value-type="float" office:value="310" calcext:value-type="float">
            <text:p><text:s text:c="2"/>310</text:p>
          </table:table-cell>
          <table:table-cell table:style-name="ce34" office:value-type="float" office:value="170" calcext:value-type="float">
            <text:p><text:s text:c="2"/>170</text:p>
          </table:table-cell>
          <table:table-cell table:style-name="ce34" office:value-type="float" office:value="250" calcext:value-type="float">
            <text:p><text:s text:c="2"/>250</text:p>
          </table:table-cell>
          <table:table-cell table:style-name="ce38" office:value-type="float" office:value="280" calcext:value-type="float">
            <text:p><text:s text:c="2"/>280</text:p>
          </table:table-cell>
          <table:table-cell table:style-name="ce38" office:value-type="float" office:value="630" calcext:value-type="float">
            <text:p><text:s text:c="2"/>630</text:p>
          </table:table-cell>
          <table:table-cell table:style-name="ce38" office:value-type="float" office:value="2300" calcext:value-type="float">
            <text:p><text:s/>2 30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Czech Republic</text:p>
          </table:table-cell>
          <table:table-cell table:style-name="ce35" office:value-type="float" office:value="5460" calcext:value-type="float">
            <text:p><text:s/>5 460</text:p>
          </table:table-cell>
          <table:table-cell table:style-name="ce35" office:value-type="float" office:value="4160" calcext:value-type="float">
            <text:p><text:s/>4 160</text:p>
          </table:table-cell>
          <table:table-cell table:style-name="ce35" office:value-type="float" office:value="3020" calcext:value-type="float">
            <text:p><text:s/>3 020</text:p>
          </table:table-cell>
          <table:table-cell table:style-name="ce35" office:value-type="float" office:value="1880" calcext:value-type="float">
            <text:p><text:s/>1 880</text:p>
          </table:table-cell>
          <table:table-cell table:style-name="ce35" office:value-type="float" office:value="1710" calcext:value-type="float">
            <text:p><text:s/>1 710</text:p>
          </table:table-cell>
          <table:table-cell table:style-name="ce35" office:value-type="float" office:value="1360" calcext:value-type="float">
            <text:p><text:s/>1 360</text:p>
          </table:table-cell>
          <table:table-cell table:style-name="ce35" office:value-type="float" office:value="980" calcext:value-type="float">
            <text:p><text:s text:c="2"/>980</text:p>
          </table:table-cell>
          <table:table-cell table:style-name="ce35" office:value-type="float" office:value="760" calcext:value-type="float">
            <text:p><text:s text:c="2"/>760</text:p>
          </table:table-cell>
          <table:table-cell table:style-name="ce35" office:value-type="float" office:value="750" calcext:value-type="float">
            <text:p><text:s text:c="2"/>750</text:p>
          </table:table-cell>
          <table:table-cell table:style-name="ce35" office:value-type="float" office:value="500" calcext:value-type="float">
            <text:p><text:s text:c="2"/>500</text:p>
          </table:table-cell>
          <table:table-cell table:style-name="ce35" office:value-type="float" office:value="920" calcext:value-type="float">
            <text:p><text:s text:c="2"/>920</text:p>
          </table:table-cell>
          <table:table-cell table:style-name="ce35" office:value-type="float" office:value="1250" calcext:value-type="float">
            <text:p><text:s/>1 250</text:p>
          </table:table-cell>
          <table:table-cell table:style-name="ce35" office:value-type="float" office:value="1210" calcext:value-type="float">
            <text:p><text:s/>1 21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enmark</text:p>
          </table:table-cell>
          <table:table-cell table:style-name="ce34" office:value-type="float" office:value="3240" calcext:value-type="float">
            <text:p><text:s/>3 240</text:p>
          </table:table-cell>
          <table:table-cell table:style-name="ce34" office:value-type="float" office:value="2260" calcext:value-type="float">
            <text:p><text:s/>2 260</text:p>
          </table:table-cell>
          <table:table-cell table:style-name="ce34" office:value-type="float" office:value="1920" calcext:value-type="float">
            <text:p><text:s/>1 920</text:p>
          </table:table-cell>
          <table:table-cell table:style-name="ce34" office:value-type="float" office:value="1850" calcext:value-type="float">
            <text:p><text:s/>1 850</text:p>
          </table:table-cell>
          <table:table-cell table:style-name="ce34" office:value-type="float" office:value="2360" calcext:value-type="float">
            <text:p><text:s/>2 360</text:p>
          </table:table-cell>
          <table:table-cell table:style-name="ce34" office:value-type="float" office:value="3820" calcext:value-type="float">
            <text:p><text:s/>3 820</text:p>
          </table:table-cell>
          <table:table-cell table:style-name="ce34" office:value-type="float" office:value="4970" calcext:value-type="float">
            <text:p><text:s/>4 970</text:p>
          </table:table-cell>
          <table:table-cell table:style-name="ce34" office:value-type="float" office:value="3810" calcext:value-type="float">
            <text:p><text:s/>3 810</text:p>
          </table:table-cell>
          <table:table-cell table:style-name="ce34" office:value-type="float" office:value="6190" calcext:value-type="float">
            <text:p><text:s/>6 190</text:p>
          </table:table-cell>
          <table:table-cell table:style-name="ce34" office:value-type="float" office:value="7560" calcext:value-type="float">
            <text:p><text:s/>7 560</text:p>
          </table:table-cell>
          <table:table-cell table:style-name="ce34" office:value-type="float" office:value="14820" calcext:value-type="float">
            <text:p><text:s/>14 820</text:p>
          </table:table-cell>
          <table:table-cell table:style-name="ce34" office:value-type="float" office:value="21230" calcext:value-type="float">
            <text:p><text:s/>21 230</text:p>
          </table:table-cell>
          <table:table-cell table:style-name="ce34" office:value-type="float" office:value="6240" calcext:value-type="float">
            <text:p><text:s/>6 24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Estonia</text:p>
          </table:table-cell>
          <table:table-cell table:number-columns-repeated="5" table:style-name="ce35" office:value-type="float" office:value="10" calcext:value-type="float">
            <text:p><text:s text:c="2"/>10</text:p>
          </table:table-cell>
          <table:table-cell table:style-name="ce35" office:value-type="float" office:value="40" calcext:value-type="float">
            <text:p><text:s text:c="2"/>40</text:p>
          </table:table-cell>
          <table:table-cell table:style-name="ce35" office:value-type="float" office:value="30" calcext:value-type="float">
            <text:p><text:s text:c="2"/>30</text:p>
          </table:table-cell>
          <table:table-cell table:style-name="ce35" office:value-type="float" office:value="70" calcext:value-type="float">
            <text:p><text:s text:c="2"/>70</text:p>
          </table:table-cell>
          <table:table-cell table:style-name="ce35" office:value-type="float" office:value="80" calcext:value-type="float">
            <text:p><text:s text:c="2"/>80</text:p>
          </table:table-cell>
          <table:table-cell table:style-name="ce35" office:value-type="float" office:value="100" calcext:value-type="float">
            <text:p><text:s text:c="2"/>100</text:p>
          </table:table-cell>
          <table:table-cell table:style-name="ce35" office:value-type="float" office:value="150" calcext:value-type="float">
            <text:p><text:s text:c="2"/>150</text:p>
          </table:table-cell>
          <table:table-cell table:style-name="ce35" office:value-type="float" office:value="230" calcext:value-type="float">
            <text:p><text:s text:c="2"/>230</text:p>
          </table:table-cell>
          <table:table-cell table:style-name="ce35" office:value-type="float" office:value="70" calcext:value-type="float">
            <text:p><text:s text:c="2"/>7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Finland</text:p>
          </table:table-cell>
          <table:table-cell table:style-name="ce34" office:value-type="float" office:value="3860" calcext:value-type="float">
            <text:p><text:s/>3 860</text:p>
          </table:table-cell>
          <table:table-cell table:style-name="ce34" office:value-type="float" office:value="3570" calcext:value-type="float">
            <text:p><text:s/>3 570</text:p>
          </table:table-cell>
          <table:table-cell table:style-name="ce34" office:value-type="float" office:value="2330" calcext:value-type="float">
            <text:p><text:s/>2 330</text:p>
          </table:table-cell>
          <table:table-cell table:style-name="ce34" office:value-type="float" office:value="1430" calcext:value-type="float">
            <text:p><text:s/>1 430</text:p>
          </table:table-cell>
          <table:table-cell table:style-name="ce34" office:value-type="float" office:value="4020" calcext:value-type="float">
            <text:p><text:s/>4 020</text:p>
          </table:table-cell>
          <table:table-cell table:style-name="ce34" office:value-type="float" office:value="5910" calcext:value-type="float">
            <text:p><text:s/>5 910</text:p>
          </table:table-cell>
          <table:table-cell table:style-name="ce34" office:value-type="float" office:value="4020" calcext:value-type="float">
            <text:p><text:s/>4 020</text:p>
          </table:table-cell>
          <table:table-cell table:style-name="ce34" office:value-type="float" office:value="3090" calcext:value-type="float">
            <text:p><text:s/>3 090</text:p>
          </table:table-cell>
          <table:table-cell table:style-name="ce34" office:value-type="float" office:value="2920" calcext:value-type="float">
            <text:p><text:s/>2 920</text:p>
          </table:table-cell>
          <table:table-cell table:style-name="ce34" office:value-type="float" office:value="3020" calcext:value-type="float">
            <text:p><text:s/>3 020</text:p>
          </table:table-cell>
          <table:table-cell table:style-name="ce34" office:value-type="float" office:value="3520" calcext:value-type="float">
            <text:p><text:s/>3 520</text:p>
          </table:table-cell>
          <table:table-cell table:style-name="ce34" office:value-type="float" office:value="32270" calcext:value-type="float">
            <text:p><text:s/>32 270</text:p>
          </table:table-cell>
          <table:table-cell table:style-name="ce34" office:value-type="float" office:value="5320" calcext:value-type="float">
            <text:p><text:s/>5 32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France</text:p>
          </table:table-cell>
          <table:table-cell table:style-name="ce35" office:value-type="float" office:value="58550" calcext:value-type="float">
            <text:p><text:s/>58 550</text:p>
          </table:table-cell>
          <table:table-cell table:style-name="ce35" office:value-type="float" office:value="49730" calcext:value-type="float">
            <text:p><text:s/>49 730</text:p>
          </table:table-cell>
          <table:table-cell table:style-name="ce35" office:value-type="float" office:value="30750" calcext:value-type="float">
            <text:p><text:s/>30 750</text:p>
          </table:table-cell>
          <table:table-cell table:style-name="ce35" office:value-type="float" office:value="29390" calcext:value-type="float">
            <text:p><text:s/>29 390</text:p>
          </table:table-cell>
          <table:table-cell table:style-name="ce35" office:value-type="float" office:value="35400" calcext:value-type="float">
            <text:p><text:s/>35 400</text:p>
          </table:table-cell>
          <table:table-cell table:style-name="ce35" office:value-type="float" office:value="42120" calcext:value-type="float">
            <text:p><text:s/>42 120</text:p>
          </table:table-cell>
          <table:table-cell table:style-name="ce35" office:value-type="float" office:value="48070" calcext:value-type="float">
            <text:p><text:s/>48 070</text:p>
          </table:table-cell>
          <table:table-cell table:style-name="ce35" office:value-type="float" office:value="52150" calcext:value-type="float">
            <text:p><text:s/>52 150</text:p>
          </table:table-cell>
          <table:table-cell table:style-name="ce35" office:value-type="float" office:value="55070" calcext:value-type="float">
            <text:p><text:s/>55 070</text:p>
          </table:table-cell>
          <table:table-cell table:style-name="ce35" office:value-type="float" office:value="60230" calcext:value-type="float">
            <text:p><text:s/>60 230</text:p>
          </table:table-cell>
          <table:table-cell table:style-name="ce35" office:value-type="float" office:value="59030" calcext:value-type="float">
            <text:p><text:s/>59 030</text:p>
          </table:table-cell>
          <table:table-cell table:style-name="ce35" office:value-type="float" office:value="74300" calcext:value-type="float">
            <text:p><text:s/>74 300</text:p>
          </table:table-cell>
          <table:table-cell table:style-name="ce35" office:value-type="float" office:value="77890" calcext:value-type="float">
            <text:p><text:s/>77 89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Germany</text:p>
          </table:table-cell>
          <table:table-cell table:style-name="ce34" office:value-type="float" office:value="35610" calcext:value-type="float">
            <text:p><text:s/>35 610</text:p>
          </table:table-cell>
          <table:table-cell table:style-name="ce34" office:value-type="float" office:value="28910" calcext:value-type="float">
            <text:p><text:s/>28 910</text:p>
          </table:table-cell>
          <table:table-cell table:style-name="ce34" office:value-type="float" office:value="21030" calcext:value-type="float">
            <text:p><text:s/>21 030</text:p>
          </table:table-cell>
          <table:table-cell table:style-name="ce34" office:value-type="float" office:value="19160" calcext:value-type="float">
            <text:p><text:s/>19 160</text:p>
          </table:table-cell>
          <table:table-cell table:style-name="ce34" office:value-type="float" office:value="22090" calcext:value-type="float">
            <text:p><text:s/>22 090</text:p>
          </table:table-cell>
          <table:table-cell table:style-name="ce34" office:value-type="float" office:value="27650" calcext:value-type="float">
            <text:p><text:s/>27 650</text:p>
          </table:table-cell>
          <table:table-cell table:style-name="ce34" office:value-type="float" office:value="41330" calcext:value-type="float">
            <text:p><text:s/>41 330</text:p>
          </table:table-cell>
          <table:table-cell table:style-name="ce34" office:value-type="float" office:value="45740" calcext:value-type="float">
            <text:p><text:s/>45 740</text:p>
          </table:table-cell>
          <table:table-cell table:style-name="ce34" office:value-type="float" office:value="64540" calcext:value-type="float">
            <text:p><text:s/>64 540</text:p>
          </table:table-cell>
          <table:table-cell table:style-name="ce34" office:value-type="float" office:value="109580" calcext:value-type="float">
            <text:p><text:s/>109 580</text:p>
          </table:table-cell>
          <table:table-cell table:style-name="ce34" office:value-type="float" office:value="173070" calcext:value-type="float">
            <text:p><text:s/>173 070</text:p>
          </table:table-cell>
          <table:table-cell table:style-name="ce34" office:value-type="float" office:value="441900" calcext:value-type="float">
            <text:p><text:s/>441 900</text:p>
          </table:table-cell>
          <table:table-cell table:style-name="ce34" office:value-type="float" office:value="722360" calcext:value-type="float">
            <text:p><text:s/>722 36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Greece</text:p>
          </table:table-cell>
          <table:table-cell table:style-name="ce35" office:value-type="float" office:value="4470" calcext:value-type="float">
            <text:p><text:s/>4 470</text:p>
          </table:table-cell>
          <table:table-cell table:style-name="ce35" office:value-type="float" office:value="9050" calcext:value-type="float">
            <text:p><text:s/>9 050</text:p>
          </table:table-cell>
          <table:table-cell table:style-name="ce35" office:value-type="float" office:value="12270" calcext:value-type="float">
            <text:p><text:s/>12 270</text:p>
          </table:table-cell>
          <table:table-cell table:style-name="ce35" office:value-type="float" office:value="25110" calcext:value-type="float">
            <text:p><text:s/>25 110</text:p>
          </table:table-cell>
          <table:table-cell table:style-name="ce35" office:value-type="float" office:value="19880" calcext:value-type="float">
            <text:p><text:s/>19 880</text:p>
          </table:table-cell>
          <table:table-cell table:style-name="ce35" office:value-type="float" office:value="15930" calcext:value-type="float">
            <text:p><text:s/>15 930</text:p>
          </table:table-cell>
          <table:table-cell table:style-name="ce35" office:value-type="float" office:value="10270" calcext:value-type="float">
            <text:p><text:s/>10 270</text:p>
          </table:table-cell>
          <table:table-cell table:style-name="ce35" office:value-type="float" office:value="9310" calcext:value-type="float">
            <text:p><text:s/>9 310</text:p>
          </table:table-cell>
          <table:table-cell table:style-name="ce35" office:value-type="float" office:value="9580" calcext:value-type="float">
            <text:p><text:s/>9 580</text:p>
          </table:table-cell>
          <table:table-cell table:style-name="ce35" office:value-type="float" office:value="8220" calcext:value-type="float">
            <text:p><text:s/>8 220</text:p>
          </table:table-cell>
          <table:table-cell table:style-name="ce35" office:value-type="float" office:value="9450" calcext:value-type="float">
            <text:p><text:s/>9 450</text:p>
          </table:table-cell>
          <table:table-cell table:style-name="ce35" office:value-type="float" office:value="11370" calcext:value-type="float">
            <text:p><text:s/>11 370</text:p>
          </table:table-cell>
          <table:table-cell table:style-name="ce35" office:value-type="float" office:value="49850" calcext:value-type="float">
            <text:p><text:s/>49 85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Hungary</text:p>
          </table:table-cell>
          <table:table-cell table:style-name="ce34" office:value-type="float" office:value="1600" calcext:value-type="float">
            <text:p><text:s/>1 600</text:p>
          </table:table-cell>
          <table:table-cell table:style-name="ce34" office:value-type="float" office:value="1610" calcext:value-type="float">
            <text:p><text:s/>1 610</text:p>
          </table:table-cell>
          <table:table-cell table:style-name="ce34" office:value-type="float" office:value="2120" calcext:value-type="float">
            <text:p><text:s/>2 120</text:p>
          </table:table-cell>
          <table:table-cell table:style-name="ce34" office:value-type="float" office:value="3430" calcext:value-type="float">
            <text:p><text:s/>3 430</text:p>
          </table:table-cell>
          <table:table-cell table:style-name="ce34" office:value-type="float" office:value="3120" calcext:value-type="float">
            <text:p><text:s/>3 120</text:p>
          </table:table-cell>
          <table:table-cell table:style-name="ce34" office:value-type="float" office:value="4670" calcext:value-type="float">
            <text:p><text:s/>4 670</text:p>
          </table:table-cell>
          <table:table-cell table:style-name="ce34" office:value-type="float" office:value="2100" calcext:value-type="float">
            <text:p><text:s/>2 100</text:p>
          </table:table-cell>
          <table:table-cell table:style-name="ce34" office:value-type="float" office:value="1690" calcext:value-type="float">
            <text:p><text:s/>1 690</text:p>
          </table:table-cell>
          <table:table-cell table:style-name="ce34" office:value-type="float" office:value="2160" calcext:value-type="float">
            <text:p><text:s/>2 160</text:p>
          </table:table-cell>
          <table:table-cell table:style-name="ce34" office:value-type="float" office:value="18570" calcext:value-type="float">
            <text:p><text:s/>18 570</text:p>
          </table:table-cell>
          <table:table-cell table:style-name="ce34" office:value-type="float" office:value="41370" calcext:value-type="float">
            <text:p><text:s/>41 370</text:p>
          </table:table-cell>
          <table:table-cell table:style-name="ce34" office:value-type="float" office:value="174430" calcext:value-type="float">
            <text:p><text:s/>174 430</text:p>
          </table:table-cell>
          <table:table-cell table:style-name="ce34" office:value-type="float" office:value="28070" calcext:value-type="float">
            <text:p><text:s/>28 07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Iceland</text:p>
          </table:table-cell>
          <table:table-cell table:style-name="ce35" office:value-type="float" office:value="80" calcext:value-type="float">
            <text:p><text:s text:c="2"/>80</text:p>
          </table:table-cell>
          <table:table-cell table:style-name="ce35" office:value-type="float" office:value="90" calcext:value-type="float">
            <text:p><text:s text:c="2"/>90</text:p>
          </table:table-cell>
          <table:table-cell table:number-columns-repeated="2" table:style-name="ce35" office:value-type="float" office:value="40" calcext:value-type="float">
            <text:p><text:s text:c="2"/>40</text:p>
          </table:table-cell>
          <table:table-cell table:style-name="ce35" office:value-type="float" office:value="80" calcext:value-type="float">
            <text:p><text:s text:c="2"/>80</text:p>
          </table:table-cell>
          <table:table-cell table:style-name="ce35" office:value-type="float" office:value="40" calcext:value-type="float">
            <text:p><text:s text:c="2"/>40</text:p>
          </table:table-cell>
          <table:table-cell table:style-name="ce35" office:value-type="float" office:value="50" calcext:value-type="float">
            <text:p><text:s text:c="2"/>50</text:p>
          </table:table-cell>
          <table:table-cell table:style-name="ce35" office:value-type="float" office:value="80" calcext:value-type="float">
            <text:p><text:s text:c="2"/>80</text:p>
          </table:table-cell>
          <table:table-cell table:style-name="ce35" office:value-type="float" office:value="110" calcext:value-type="float">
            <text:p><text:s text:c="2"/>110</text:p>
          </table:table-cell>
          <table:table-cell table:style-name="ce35" office:value-type="float" office:value="170" calcext:value-type="float">
            <text:p><text:s text:c="2"/>170</text:p>
          </table:table-cell>
          <table:table-cell table:style-name="ce35" office:value-type="float" office:value="160" calcext:value-type="float">
            <text:p><text:s text:c="2"/>160</text:p>
          </table:table-cell>
          <table:table-cell table:style-name="ce35" office:value-type="float" office:value="360" calcext:value-type="float">
            <text:p><text:s text:c="2"/>360</text:p>
          </table:table-cell>
          <table:table-cell table:style-name="ce35" office:value-type="float" office:value="1130" calcext:value-type="float">
            <text:p><text:s/>1 13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Ireland</text:p>
          </table:table-cell>
          <table:table-cell table:style-name="ce34" office:value-type="float" office:value="4770" calcext:value-type="float">
            <text:p><text:s/>4 770</text:p>
          </table:table-cell>
          <table:table-cell table:style-name="ce34" office:value-type="float" office:value="4320" calcext:value-type="float">
            <text:p><text:s/>4 320</text:p>
          </table:table-cell>
          <table:table-cell table:style-name="ce34" office:value-type="float" office:value="4310" calcext:value-type="float">
            <text:p><text:s/>4 310</text:p>
          </table:table-cell>
          <table:table-cell table:style-name="ce34" office:value-type="float" office:value="3990" calcext:value-type="float">
            <text:p><text:s/>3 990</text:p>
          </table:table-cell>
          <table:table-cell table:style-name="ce34" office:value-type="float" office:value="3870" calcext:value-type="float">
            <text:p><text:s/>3 870</text:p>
          </table:table-cell>
          <table:table-cell table:style-name="ce34" office:value-type="float" office:value="2690" calcext:value-type="float">
            <text:p><text:s/>2 690</text:p>
          </table:table-cell>
          <table:table-cell table:style-name="ce34" office:value-type="float" office:value="1940" calcext:value-type="float">
            <text:p><text:s/>1 940</text:p>
          </table:table-cell>
          <table:table-cell table:style-name="ce34" office:value-type="float" office:value="1420" calcext:value-type="float">
            <text:p><text:s/>1 420</text:p>
          </table:table-cell>
          <table:table-cell table:style-name="ce34" office:value-type="float" office:value="1100" calcext:value-type="float">
            <text:p><text:s/>1 100</text:p>
          </table:table-cell>
          <table:table-cell table:style-name="ce34" office:value-type="float" office:value="950" calcext:value-type="float">
            <text:p><text:s text:c="2"/>950</text:p>
          </table:table-cell>
          <table:table-cell table:style-name="ce34" office:value-type="float" office:value="1440" calcext:value-type="float">
            <text:p><text:s/>1 440</text:p>
          </table:table-cell>
          <table:table-cell table:style-name="ce34" office:value-type="float" office:value="3280" calcext:value-type="float">
            <text:p><text:s/>3 280</text:p>
          </table:table-cell>
          <table:table-cell table:style-name="ce34" office:value-type="float" office:value="2240" calcext:value-type="float">
            <text:p><text:s/>2 24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Israel</text:p>
          </table:table-cell>
          <table:table-cell table:style-name="ce35" office:value-type="string" calcext:value-type="string">
            <text:p>..</text:p>
          </table:table-cell>
          <table:table-cell table:style-name="ce35" office:value-type="float" office:value="940" calcext:value-type="float">
            <text:p><text:s text:c="2"/>940</text:p>
          </table:table-cell>
          <table:table-cell table:style-name="ce35" office:value-type="float" office:value="860" calcext:value-type="float">
            <text:p><text:s text:c="2"/>860</text:p>
          </table:table-cell>
          <table:table-cell table:style-name="ce35" office:value-type="float" office:value="5760" calcext:value-type="float">
            <text:p><text:s/>5 760</text:p>
          </table:table-cell>
          <table:table-cell table:style-name="ce35" office:value-type="float" office:value="4630" calcext:value-type="float">
            <text:p><text:s/>4 630</text:p>
          </table:table-cell>
          <table:table-cell table:style-name="ce35" office:value-type="float" office:value="4140" calcext:value-type="float">
            <text:p><text:s/>4 140</text:p>
          </table:table-cell>
          <table:table-cell table:style-name="ce35" office:value-type="float" office:value="5580" calcext:value-type="float">
            <text:p><text:s/>5 580</text:p>
          </table:table-cell>
          <table:table-cell table:style-name="ce35" office:value-type="float" office:value="6460" calcext:value-type="float">
            <text:p><text:s/>6 460</text:p>
          </table:table-cell>
          <table:table-cell table:style-name="ce35" office:value-type="float" office:value="5700" calcext:value-type="float">
            <text:p><text:s/>5 700</text:p>
          </table:table-cell>
          <table:table-cell table:style-name="ce35" office:value-type="float" office:value="4760" calcext:value-type="float">
            <text:p><text:s/>4 760</text:p>
          </table:table-cell>
          <table:table-cell table:style-name="ce35" office:value-type="float" office:value="5560" calcext:value-type="float">
            <text:p><text:s/>5 560</text:p>
          </table:table-cell>
          <table:table-cell table:style-name="ce35" office:value-type="float" office:value="5010" calcext:value-type="float">
            <text:p><text:s/>5 010</text:p>
          </table:table-cell>
          <table:table-cell table:style-name="ce35" office:value-type="float" office:value="8150" calcext:value-type="float">
            <text:p><text:s/>8 15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Italy</text:p>
          </table:table-cell>
          <table:table-cell table:style-name="ce34" office:value-type="float" office:value="9720" calcext:value-type="float">
            <text:p><text:s/>9 720</text:p>
          </table:table-cell>
          <table:table-cell table:style-name="ce34" office:value-type="float" office:value="9550" calcext:value-type="float">
            <text:p><text:s/>9 550</text:p>
          </table:table-cell>
          <table:table-cell table:style-name="ce34" office:value-type="float" office:value="10350" calcext:value-type="float">
            <text:p><text:s/>10 350</text:p>
          </table:table-cell>
          <table:table-cell table:style-name="ce34" office:value-type="float" office:value="14050" calcext:value-type="float">
            <text:p><text:s/>14 050</text:p>
          </table:table-cell>
          <table:table-cell table:style-name="ce34" office:value-type="float" office:value="30320" calcext:value-type="float">
            <text:p><text:s/>30 320</text:p>
          </table:table-cell>
          <table:table-cell table:style-name="ce34" office:value-type="float" office:value="17600" calcext:value-type="float">
            <text:p><text:s/>17 600</text:p>
          </table:table-cell>
          <table:table-cell table:style-name="ce34" office:value-type="float" office:value="10050" calcext:value-type="float">
            <text:p><text:s/>10 050</text:p>
          </table:table-cell>
          <table:table-cell table:style-name="ce34" office:value-type="float" office:value="34120" calcext:value-type="float">
            <text:p><text:s/>34 120</text:p>
          </table:table-cell>
          <table:table-cell table:style-name="ce34" office:value-type="float" office:value="17350" calcext:value-type="float">
            <text:p><text:s/>17 350</text:p>
          </table:table-cell>
          <table:table-cell table:style-name="ce34" office:value-type="float" office:value="25720" calcext:value-type="float">
            <text:p><text:s/>25 720</text:p>
          </table:table-cell>
          <table:table-cell table:style-name="ce34" office:value-type="float" office:value="63660" calcext:value-type="float">
            <text:p><text:s/>63 660</text:p>
          </table:table-cell>
          <table:table-cell table:style-name="ce34" office:value-type="float" office:value="83240" calcext:value-type="float">
            <text:p><text:s/>83 240</text:p>
          </table:table-cell>
          <table:table-cell table:style-name="ce34" office:value-type="float" office:value="122120" calcext:value-type="float">
            <text:p><text:s/>122 12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Japan</text:p>
          </table:table-cell>
          <table:table-cell table:style-name="ce35" office:value-type="float" office:value="430" calcext:value-type="float">
            <text:p><text:s text:c="2"/>430</text:p>
          </table:table-cell>
          <table:table-cell table:style-name="ce35" office:value-type="float" office:value="380" calcext:value-type="float">
            <text:p><text:s text:c="2"/>380</text:p>
          </table:table-cell>
          <table:table-cell table:style-name="ce35" office:value-type="float" office:value="950" calcext:value-type="float">
            <text:p><text:s text:c="2"/>950</text:p>
          </table:table-cell>
          <table:table-cell table:style-name="ce35" office:value-type="float" office:value="820" calcext:value-type="float">
            <text:p><text:s text:c="2"/>820</text:p>
          </table:table-cell>
          <table:table-cell table:style-name="ce35" office:value-type="float" office:value="1600" calcext:value-type="float">
            <text:p><text:s/>1 600</text:p>
          </table:table-cell>
          <table:table-cell table:style-name="ce35" office:value-type="float" office:value="1390" calcext:value-type="float">
            <text:p><text:s/>1 390</text:p>
          </table:table-cell>
          <table:table-cell table:style-name="ce35" office:value-type="float" office:value="1200" calcext:value-type="float">
            <text:p><text:s/>1 200</text:p>
          </table:table-cell>
          <table:table-cell table:style-name="ce35" office:value-type="float" office:value="1870" calcext:value-type="float">
            <text:p><text:s/>1 870</text:p>
          </table:table-cell>
          <table:table-cell table:style-name="ce35" office:value-type="float" office:value="2550" calcext:value-type="float">
            <text:p><text:s/>2 550</text:p>
          </table:table-cell>
          <table:table-cell table:style-name="ce35" office:value-type="float" office:value="3260" calcext:value-type="float">
            <text:p><text:s/>3 260</text:p>
          </table:table-cell>
          <table:table-cell table:style-name="ce35" office:value-type="float" office:value="5000" calcext:value-type="float">
            <text:p><text:s/>5 000</text:p>
          </table:table-cell>
          <table:table-cell table:style-name="ce35" office:value-type="float" office:value="7580" calcext:value-type="float">
            <text:p><text:s/>7 580</text:p>
          </table:table-cell>
          <table:table-cell table:style-name="ce35" office:value-type="float" office:value="10900" calcext:value-type="float">
            <text:p><text:s/>10 90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Korea</text:p>
          </table:table-cell>
          <table:table-cell table:style-name="ce34" office:value-type="float" office:value="150" calcext:value-type="float">
            <text:p><text:s text:c="2"/>150</text:p>
          </table:table-cell>
          <table:table-cell table:style-name="ce34" office:value-type="float" office:value="410" calcext:value-type="float">
            <text:p><text:s text:c="2"/>410</text:p>
          </table:table-cell>
          <table:table-cell table:style-name="ce34" office:value-type="float" office:value="280" calcext:value-type="float">
            <text:p><text:s text:c="2"/>280</text:p>
          </table:table-cell>
          <table:table-cell table:style-name="ce34" office:value-type="float" office:value="720" calcext:value-type="float">
            <text:p><text:s text:c="2"/>720</text:p>
          </table:table-cell>
          <table:table-cell table:style-name="ce34" office:value-type="float" office:value="360" calcext:value-type="float">
            <text:p><text:s text:c="2"/>360</text:p>
          </table:table-cell>
          <table:table-cell table:style-name="ce34" office:value-type="float" office:value="320" calcext:value-type="float">
            <text:p><text:s text:c="2"/>320</text:p>
          </table:table-cell>
          <table:table-cell table:style-name="ce34" office:value-type="float" office:value="430" calcext:value-type="float">
            <text:p><text:s text:c="2"/>430</text:p>
          </table:table-cell>
          <table:table-cell table:style-name="ce34" office:value-type="float" office:value="1010" calcext:value-type="float">
            <text:p><text:s/>1 010</text:p>
          </table:table-cell>
          <table:table-cell table:style-name="ce34" office:value-type="float" office:value="1140" calcext:value-type="float">
            <text:p><text:s/>1 140</text:p>
          </table:table-cell>
          <table:table-cell table:style-name="ce34" office:value-type="float" office:value="1570" calcext:value-type="float">
            <text:p><text:s/>1 570</text:p>
          </table:table-cell>
          <table:table-cell table:style-name="ce34" office:value-type="float" office:value="2900" calcext:value-type="float">
            <text:p><text:s/>2 900</text:p>
          </table:table-cell>
          <table:table-cell table:style-name="ce34" office:value-type="float" office:value="5710" calcext:value-type="float">
            <text:p><text:s/>5 710</text:p>
          </table:table-cell>
          <table:table-cell table:style-name="ce34" office:value-type="float" office:value="7540" calcext:value-type="float">
            <text:p><text:s/>7 54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Luxembourg</text:p>
          </table:table-cell>
          <table:table-cell table:style-name="ce34" office:value-type="float" office:value="1580" calcext:value-type="float">
            <text:p><text:s/>1 580</text:p>
          </table:table-cell>
          <table:table-cell table:style-name="ce34" office:value-type="float" office:value="800" calcext:value-type="float">
            <text:p><text:s text:c="2"/>800</text:p>
          </table:table-cell>
          <table:table-cell table:style-name="ce34" office:value-type="float" office:value="520" calcext:value-type="float">
            <text:p><text:s text:c="2"/>520</text:p>
          </table:table-cell>
          <table:table-cell table:style-name="ce34" office:value-type="float" office:value="430" calcext:value-type="float">
            <text:p><text:s text:c="2"/>430</text:p>
          </table:table-cell>
          <table:table-cell table:style-name="ce34" office:value-type="float" office:value="460" calcext:value-type="float">
            <text:p><text:s text:c="2"/>460</text:p>
          </table:table-cell>
          <table:table-cell table:style-name="ce34" office:value-type="float" office:value="480" calcext:value-type="float">
            <text:p><text:s text:c="2"/>480</text:p>
          </table:table-cell>
          <table:table-cell table:style-name="ce34" office:value-type="float" office:value="740" calcext:value-type="float">
            <text:p><text:s text:c="2"/>740</text:p>
          </table:table-cell>
          <table:table-cell table:style-name="ce34" office:value-type="float" office:value="2080" calcext:value-type="float">
            <text:p><text:s/>2 080</text:p>
          </table:table-cell>
          <table:table-cell table:style-name="ce34" office:value-type="float" office:value="2000" calcext:value-type="float">
            <text:p><text:s/>2 000</text:p>
          </table:table-cell>
          <table:table-cell table:style-name="ce34" office:value-type="float" office:value="990" calcext:value-type="float">
            <text:p><text:s text:c="2"/>990</text:p>
          </table:table-cell>
          <table:table-cell table:style-name="ce34" office:value-type="float" office:value="970" calcext:value-type="float">
            <text:p><text:s text:c="2"/>970</text:p>
          </table:table-cell>
          <table:table-cell table:style-name="ce34" office:value-type="float" office:value="2300" calcext:value-type="float">
            <text:p><text:s/>2 300</text:p>
          </table:table-cell>
          <table:table-cell table:style-name="ce34" office:value-type="float" office:value="1940" calcext:value-type="float">
            <text:p><text:s/>1 94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Mexico</text:p>
          </table:table-cell>
          <table:table-cell table:style-name="ce35" office:value-type="float" office:value="400" calcext:value-type="float">
            <text:p><text:s text:c="2"/>400</text:p>
          </table:table-cell>
          <table:table-cell table:style-name="ce35" office:value-type="float" office:value="690" calcext:value-type="float">
            <text:p><text:s text:c="2"/>690</text:p>
          </table:table-cell>
          <table:table-cell table:style-name="ce35" office:value-type="float" office:value="480" calcext:value-type="float">
            <text:p><text:s text:c="2"/>480</text:p>
          </table:table-cell>
          <table:table-cell table:style-name="ce35" office:value-type="float" office:value="370" calcext:value-type="float">
            <text:p><text:s text:c="2"/>370</text:p>
          </table:table-cell>
          <table:table-cell table:style-name="ce35" office:value-type="float" office:value="320" calcext:value-type="float">
            <text:p><text:s text:c="2"/>320</text:p>
          </table:table-cell>
          <table:table-cell table:style-name="ce35" office:value-type="float" office:value="680" calcext:value-type="float">
            <text:p><text:s text:c="2"/>680</text:p>
          </table:table-cell>
          <table:table-cell table:style-name="ce35" office:value-type="float" office:value="1040" calcext:value-type="float">
            <text:p><text:s/>1 040</text:p>
          </table:table-cell>
          <table:table-cell table:style-name="ce35" office:value-type="float" office:value="750" calcext:value-type="float">
            <text:p><text:s text:c="2"/>750</text:p>
          </table:table-cell>
          <table:table-cell table:style-name="ce35" office:value-type="float" office:value="810" calcext:value-type="float">
            <text:p><text:s text:c="2"/>810</text:p>
          </table:table-cell>
          <table:table-cell table:style-name="ce35" office:value-type="float" office:value="1300" calcext:value-type="float">
            <text:p><text:s/>1 300</text:p>
          </table:table-cell>
          <table:table-cell table:style-name="ce35" office:value-type="float" office:value="1520" calcext:value-type="float">
            <text:p><text:s/>1 520</text:p>
          </table:table-cell>
          <table:table-cell table:style-name="ce35" office:value-type="float" office:value="3420" calcext:value-type="float">
            <text:p><text:s/>3 420</text:p>
          </table:table-cell>
          <table:table-cell table:style-name="ce35" office:value-type="float" office:value="8780" calcext:value-type="float">
            <text:p><text:s/>8 78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Netherlands</text:p>
          </table:table-cell>
          <table:table-cell table:style-name="ce34" office:value-type="float" office:value="9780" calcext:value-type="float">
            <text:p><text:s/>9 780</text:p>
          </table:table-cell>
          <table:table-cell table:style-name="ce34" office:value-type="float" office:value="12350" calcext:value-type="float">
            <text:p><text:s/>12 350</text:p>
          </table:table-cell>
          <table:table-cell table:style-name="ce34" office:value-type="float" office:value="14470" calcext:value-type="float">
            <text:p><text:s/>14 470</text:p>
          </table:table-cell>
          <table:table-cell table:style-name="ce34" office:value-type="float" office:value="7100" calcext:value-type="float">
            <text:p><text:s/>7 100</text:p>
          </table:table-cell>
          <table:table-cell table:style-name="ce34" office:value-type="float" office:value="13400" calcext:value-type="float">
            <text:p><text:s/>13 400</text:p>
          </table:table-cell>
          <table:table-cell table:style-name="ce34" office:value-type="float" office:value="14910" calcext:value-type="float">
            <text:p><text:s/>14 910</text:p>
          </table:table-cell>
          <table:table-cell table:style-name="ce34" office:value-type="float" office:value="13330" calcext:value-type="float">
            <text:p><text:s/>13 330</text:p>
          </table:table-cell>
          <table:table-cell table:style-name="ce34" office:value-type="float" office:value="11590" calcext:value-type="float">
            <text:p><text:s/>11 590</text:p>
          </table:table-cell>
          <table:table-cell table:style-name="ce34" office:value-type="float" office:value="9660" calcext:value-type="float">
            <text:p><text:s/>9 660</text:p>
          </table:table-cell>
          <table:table-cell table:style-name="ce34" office:value-type="float" office:value="14400" calcext:value-type="float">
            <text:p><text:s/>14 400</text:p>
          </table:table-cell>
          <table:table-cell table:style-name="ce34" office:value-type="float" office:value="23850" calcext:value-type="float">
            <text:p><text:s/>23 850</text:p>
          </table:table-cell>
          <table:table-cell table:style-name="ce34" office:value-type="float" office:value="43100" calcext:value-type="float">
            <text:p><text:s/>43 100</text:p>
          </table:table-cell>
          <table:table-cell table:style-name="ce34" office:value-type="float" office:value="18410" calcext:value-type="float">
            <text:p><text:s/>18 41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New Zealand</text:p>
          </table:table-cell>
          <table:table-cell table:style-name="ce35" office:value-type="float" office:value="580" calcext:value-type="float">
            <text:p><text:s text:c="2"/>580</text:p>
          </table:table-cell>
          <table:table-cell table:style-name="ce35" office:value-type="float" office:value="350" calcext:value-type="float">
            <text:p><text:s text:c="2"/>350</text:p>
          </table:table-cell>
          <table:table-cell table:style-name="ce35" office:value-type="float" office:value="280" calcext:value-type="float">
            <text:p><text:s text:c="2"/>280</text:p>
          </table:table-cell>
          <table:table-cell table:number-columns-repeated="2" table:style-name="ce35" office:value-type="float" office:value="250" calcext:value-type="float">
            <text:p><text:s text:c="2"/>250</text:p>
          </table:table-cell>
          <table:table-cell table:number-columns-repeated="2" table:style-name="ce35" office:value-type="float" office:value="340" calcext:value-type="float">
            <text:p><text:s text:c="2"/>340</text:p>
          </table:table-cell>
          <table:table-cell table:style-name="ce35" office:value-type="float" office:value="310" calcext:value-type="float">
            <text:p><text:s text:c="2"/>310</text:p>
          </table:table-cell>
          <table:table-cell table:style-name="ce35" office:value-type="float" office:value="320" calcext:value-type="float">
            <text:p><text:s text:c="2"/>320</text:p>
          </table:table-cell>
          <table:table-cell table:number-columns-repeated="2" table:style-name="ce35" office:value-type="float" office:value="290" calcext:value-type="float">
            <text:p><text:s text:c="2"/>290</text:p>
          </table:table-cell>
          <table:table-cell table:style-name="ce35" office:value-type="float" office:value="350" calcext:value-type="float">
            <text:p><text:s text:c="2"/>350</text:p>
          </table:table-cell>
          <table:table-cell table:style-name="ce35" office:value-type="float" office:value="390" calcext:value-type="float">
            <text:p><text:s text:c="2"/>39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Norway</text:p>
          </table:table-cell>
          <table:table-cell table:style-name="ce34" office:value-type="float" office:value="7950" calcext:value-type="float">
            <text:p><text:s/>7 950</text:p>
          </table:table-cell>
          <table:table-cell table:style-name="ce34" office:value-type="float" office:value="5400" calcext:value-type="float">
            <text:p><text:s/>5 400</text:p>
          </table:table-cell>
          <table:table-cell table:style-name="ce34" office:value-type="float" office:value="5320" calcext:value-type="float">
            <text:p><text:s/>5 320</text:p>
          </table:table-cell>
          <table:table-cell table:style-name="ce34" office:value-type="float" office:value="6530" calcext:value-type="float">
            <text:p><text:s/>6 530</text:p>
          </table:table-cell>
          <table:table-cell table:style-name="ce34" office:value-type="float" office:value="14430" calcext:value-type="float">
            <text:p><text:s/>14 430</text:p>
          </table:table-cell>
          <table:table-cell table:style-name="ce34" office:value-type="float" office:value="17230" calcext:value-type="float">
            <text:p><text:s/>17 230</text:p>
          </table:table-cell>
          <table:table-cell table:style-name="ce34" office:value-type="float" office:value="10060" calcext:value-type="float">
            <text:p><text:s/>10 060</text:p>
          </table:table-cell>
          <table:table-cell table:style-name="ce34" office:value-type="float" office:value="9050" calcext:value-type="float">
            <text:p><text:s/>9 050</text:p>
          </table:table-cell>
          <table:table-cell table:style-name="ce34" office:value-type="float" office:value="9790" calcext:value-type="float">
            <text:p><text:s/>9 790</text:p>
          </table:table-cell>
          <table:table-cell table:style-name="ce34" office:value-type="float" office:value="11470" calcext:value-type="float">
            <text:p><text:s/>11 470</text:p>
          </table:table-cell>
          <table:table-cell table:style-name="ce34" office:value-type="float" office:value="12640" calcext:value-type="float">
            <text:p><text:s/>12 640</text:p>
          </table:table-cell>
          <table:table-cell table:style-name="ce34" office:value-type="float" office:value="30520" calcext:value-type="float">
            <text:p><text:s/>30 520</text:p>
          </table:table-cell>
          <table:table-cell table:style-name="ce34" office:value-type="float" office:value="3200" calcext:value-type="float">
            <text:p><text:s/>3 20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Poland</text:p>
          </table:table-cell>
          <table:table-cell table:style-name="ce35" office:value-type="float" office:value="8080" calcext:value-type="float">
            <text:p><text:s/>8 080</text:p>
          </table:table-cell>
          <table:table-cell table:style-name="ce35" office:value-type="float" office:value="6860" calcext:value-type="float">
            <text:p><text:s/>6 860</text:p>
          </table:table-cell>
          <table:table-cell table:style-name="ce35" office:value-type="float" office:value="4430" calcext:value-type="float">
            <text:p><text:s/>4 430</text:p>
          </table:table-cell>
          <table:table-cell table:style-name="ce35" office:value-type="float" office:value="7210" calcext:value-type="float">
            <text:p><text:s/>7 210</text:p>
          </table:table-cell>
          <table:table-cell table:style-name="ce35" office:value-type="float" office:value="7200" calcext:value-type="float">
            <text:p><text:s/>7 200</text:p>
          </table:table-cell>
          <table:table-cell table:style-name="ce35" office:value-type="float" office:value="10590" calcext:value-type="float">
            <text:p><text:s/>10 590</text:p>
          </table:table-cell>
          <table:table-cell table:style-name="ce35" office:value-type="float" office:value="6530" calcext:value-type="float">
            <text:p><text:s/>6 530</text:p>
          </table:table-cell>
          <table:table-cell table:style-name="ce35" office:value-type="float" office:value="5090" calcext:value-type="float">
            <text:p><text:s/>5 090</text:p>
          </table:table-cell>
          <table:table-cell table:style-name="ce35" office:value-type="float" office:value="9170" calcext:value-type="float">
            <text:p><text:s/>9 170</text:p>
          </table:table-cell>
          <table:table-cell table:style-name="ce35" office:value-type="float" office:value="13760" calcext:value-type="float">
            <text:p><text:s/>13 760</text:p>
          </table:table-cell>
          <table:table-cell table:style-name="ce35" office:value-type="float" office:value="6810" calcext:value-type="float">
            <text:p><text:s/>6 810</text:p>
          </table:table-cell>
          <table:table-cell table:style-name="ce35" office:value-type="float" office:value="10250" calcext:value-type="float">
            <text:p><text:s/>10 250</text:p>
          </table:table-cell>
          <table:table-cell table:style-name="ce35" office:value-type="float" office:value="9840" calcext:value-type="float">
            <text:p><text:s/>9 84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Portugal</text:p>
          </table:table-cell>
          <table:table-cell table:number-columns-repeated="2" table:style-name="ce34" office:value-type="float" office:value="110" calcext:value-type="float">
            <text:p><text:s text:c="2"/>110</text:p>
          </table:table-cell>
          <table:table-cell table:style-name="ce34" office:value-type="float" office:value="130" calcext:value-type="float">
            <text:p><text:s text:c="2"/>130</text:p>
          </table:table-cell>
          <table:table-cell table:style-name="ce34" office:value-type="float" office:value="220" calcext:value-type="float">
            <text:p><text:s text:c="2"/>220</text:p>
          </table:table-cell>
          <table:table-cell table:style-name="ce34" office:value-type="float" office:value="160" calcext:value-type="float">
            <text:p><text:s text:c="2"/>160</text:p>
          </table:table-cell>
          <table:table-cell table:style-name="ce34" office:value-type="float" office:value="140" calcext:value-type="float">
            <text:p><text:s text:c="2"/>140</text:p>
          </table:table-cell>
          <table:table-cell table:style-name="ce34" office:value-type="float" office:value="160" calcext:value-type="float">
            <text:p><text:s text:c="2"/>160</text:p>
          </table:table-cell>
          <table:table-cell table:style-name="ce34" office:value-type="float" office:value="280" calcext:value-type="float">
            <text:p><text:s text:c="2"/>280</text:p>
          </table:table-cell>
          <table:table-cell table:style-name="ce34" office:value-type="float" office:value="300" calcext:value-type="float">
            <text:p><text:s text:c="2"/>300</text:p>
          </table:table-cell>
          <table:table-cell table:style-name="ce34" office:value-type="float" office:value="510" calcext:value-type="float">
            <text:p><text:s text:c="2"/>510</text:p>
          </table:table-cell>
          <table:table-cell table:style-name="ce34" office:value-type="float" office:value="440" calcext:value-type="float">
            <text:p><text:s text:c="2"/>440</text:p>
          </table:table-cell>
          <table:table-cell table:style-name="ce34" office:value-type="float" office:value="900" calcext:value-type="float">
            <text:p><text:s text:c="2"/>900</text:p>
          </table:table-cell>
          <table:table-cell table:style-name="ce34" office:value-type="float" office:value="1460" calcext:value-type="float">
            <text:p><text:s/>1 46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Slovak Republic</text:p>
          </table:table-cell>
          <table:table-cell table:style-name="ce34" office:value-type="float" office:value="11400" calcext:value-type="float">
            <text:p><text:s/>11 400</text:p>
          </table:table-cell>
          <table:table-cell table:style-name="ce34" office:value-type="float" office:value="3550" calcext:value-type="float">
            <text:p><text:s/>3 550</text:p>
          </table:table-cell>
          <table:table-cell table:style-name="ce34" office:value-type="float" office:value="2870" calcext:value-type="float">
            <text:p><text:s/>2 870</text:p>
          </table:table-cell>
          <table:table-cell table:style-name="ce34" office:value-type="float" office:value="2640" calcext:value-type="float">
            <text:p><text:s/>2 640</text:p>
          </table:table-cell>
          <table:table-cell table:style-name="ce34" office:value-type="float" office:value="910" calcext:value-type="float">
            <text:p><text:s text:c="2"/>910</text:p>
          </table:table-cell>
          <table:table-cell table:style-name="ce34" office:value-type="float" office:value="820" calcext:value-type="float">
            <text:p><text:s text:c="2"/>820</text:p>
          </table:table-cell>
          <table:table-cell table:style-name="ce34" office:value-type="float" office:value="540" calcext:value-type="float">
            <text:p><text:s text:c="2"/>540</text:p>
          </table:table-cell>
          <table:table-cell table:style-name="ce34" office:value-type="float" office:value="490" calcext:value-type="float">
            <text:p><text:s text:c="2"/>490</text:p>
          </table:table-cell>
          <table:table-cell table:style-name="ce34" office:value-type="float" office:value="730" calcext:value-type="float">
            <text:p><text:s text:c="2"/>730</text:p>
          </table:table-cell>
          <table:table-cell table:style-name="ce34" office:value-type="float" office:value="280" calcext:value-type="float">
            <text:p><text:s text:c="2"/>280</text:p>
          </table:table-cell>
          <table:table-cell table:style-name="ce34" office:value-type="float" office:value="230" calcext:value-type="float">
            <text:p><text:s text:c="2"/>230</text:p>
          </table:table-cell>
          <table:table-cell table:style-name="ce34" office:value-type="float" office:value="270" calcext:value-type="float">
            <text:p><text:s text:c="2"/>270</text:p>
          </table:table-cell>
          <table:table-cell table:style-name="ce34" office:value-type="float" office:value="100" calcext:value-type="float">
            <text:p><text:s text:c="2"/>10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Slovenia</text:p>
          </table:table-cell>
          <table:table-cell table:style-name="ce35" office:value-type="float" office:value="1170" calcext:value-type="float">
            <text:p><text:s/>1 170</text:p>
          </table:table-cell>
          <table:table-cell table:style-name="ce35" office:value-type="float" office:value="1600" calcext:value-type="float">
            <text:p><text:s/>1 600</text:p>
          </table:table-cell>
          <table:table-cell table:style-name="ce35" office:value-type="float" office:value="520" calcext:value-type="float">
            <text:p><text:s text:c="2"/>520</text:p>
          </table:table-cell>
          <table:table-cell table:style-name="ce35" office:value-type="float" office:value="430" calcext:value-type="float">
            <text:p><text:s text:c="2"/>430</text:p>
          </table:table-cell>
          <table:table-cell table:style-name="ce35" office:value-type="float" office:value="240" calcext:value-type="float">
            <text:p><text:s text:c="2"/>240</text:p>
          </table:table-cell>
          <table:table-cell table:style-name="ce35" office:value-type="float" office:value="180" calcext:value-type="float">
            <text:p><text:s text:c="2"/>180</text:p>
          </table:table-cell>
          <table:table-cell table:style-name="ce35" office:value-type="float" office:value="250" calcext:value-type="float">
            <text:p><text:s text:c="2"/>250</text:p>
          </table:table-cell>
          <table:table-cell table:style-name="ce35" office:value-type="float" office:value="370" calcext:value-type="float">
            <text:p><text:s text:c="2"/>370</text:p>
          </table:table-cell>
          <table:table-cell table:style-name="ce35" office:value-type="float" office:value="310" calcext:value-type="float">
            <text:p><text:s text:c="2"/>310</text:p>
          </table:table-cell>
          <table:table-cell table:style-name="ce35" office:value-type="float" office:value="240" calcext:value-type="float">
            <text:p><text:s text:c="2"/>240</text:p>
          </table:table-cell>
          <table:table-cell table:style-name="ce35" office:value-type="float" office:value="360" calcext:value-type="float">
            <text:p><text:s text:c="2"/>360</text:p>
          </table:table-cell>
          <table:table-cell table:style-name="ce35" office:value-type="float" office:value="260" calcext:value-type="float">
            <text:p><text:s text:c="2"/>260</text:p>
          </table:table-cell>
          <table:table-cell table:style-name="ce35" office:value-type="float" office:value="1260" calcext:value-type="float">
            <text:p><text:s/>1 26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Spain</text:p>
          </table:table-cell>
          <table:table-cell table:style-name="ce34" office:value-type="float" office:value="5540" calcext:value-type="float">
            <text:p><text:s/>5 540</text:p>
          </table:table-cell>
          <table:table-cell table:style-name="ce34" office:value-type="float" office:value="5250" calcext:value-type="float">
            <text:p><text:s/>5 250</text:p>
          </table:table-cell>
          <table:table-cell table:style-name="ce34" office:value-type="float" office:value="5300" calcext:value-type="float">
            <text:p><text:s/>5 300</text:p>
          </table:table-cell>
          <table:table-cell table:style-name="ce34" office:value-type="float" office:value="7660" calcext:value-type="float">
            <text:p><text:s/>7 660</text:p>
          </table:table-cell>
          <table:table-cell table:style-name="ce34" office:value-type="float" office:value="4520" calcext:value-type="float">
            <text:p><text:s/>4 520</text:p>
          </table:table-cell>
          <table:table-cell table:style-name="ce34" office:value-type="float" office:value="3010" calcext:value-type="float">
            <text:p><text:s/>3 010</text:p>
          </table:table-cell>
          <table:table-cell table:style-name="ce34" office:value-type="float" office:value="2740" calcext:value-type="float">
            <text:p><text:s/>2 740</text:p>
          </table:table-cell>
          <table:table-cell table:style-name="ce34" office:value-type="float" office:value="3410" calcext:value-type="float">
            <text:p><text:s/>3 410</text:p>
          </table:table-cell>
          <table:table-cell table:style-name="ce34" office:value-type="float" office:value="2580" calcext:value-type="float">
            <text:p><text:s/>2 580</text:p>
          </table:table-cell>
          <table:table-cell table:style-name="ce34" office:value-type="float" office:value="4510" calcext:value-type="float">
            <text:p><text:s/>4 510</text:p>
          </table:table-cell>
          <table:table-cell table:style-name="ce34" office:value-type="float" office:value="5900" calcext:value-type="float">
            <text:p><text:s/>5 900</text:p>
          </table:table-cell>
          <table:table-cell table:style-name="ce34" office:value-type="float" office:value="13370" calcext:value-type="float">
            <text:p><text:s/>13 370</text:p>
          </table:table-cell>
          <table:table-cell table:style-name="ce34" office:value-type="float" office:value="16270" calcext:value-type="float">
            <text:p><text:s/>16 27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Sweden</text:p>
          </table:table-cell>
          <table:table-cell table:style-name="ce35" office:value-type="float" office:value="23160" calcext:value-type="float">
            <text:p><text:s/>23 160</text:p>
          </table:table-cell>
          <table:table-cell table:style-name="ce35" office:value-type="float" office:value="17530" calcext:value-type="float">
            <text:p><text:s/>17 530</text:p>
          </table:table-cell>
          <table:table-cell table:style-name="ce35" office:value-type="float" office:value="24320" calcext:value-type="float">
            <text:p><text:s/>24 320</text:p>
          </table:table-cell>
          <table:table-cell table:style-name="ce35" office:value-type="float" office:value="36370" calcext:value-type="float">
            <text:p><text:s/>36 370</text:p>
          </table:table-cell>
          <table:table-cell table:style-name="ce35" office:value-type="float" office:value="24350" calcext:value-type="float">
            <text:p><text:s/>24 350</text:p>
          </table:table-cell>
          <table:table-cell table:style-name="ce35" office:value-type="float" office:value="24190" calcext:value-type="float">
            <text:p><text:s/>24 190</text:p>
          </table:table-cell>
          <table:table-cell table:style-name="ce35" office:value-type="float" office:value="31820" calcext:value-type="float">
            <text:p><text:s/>31 820</text:p>
          </table:table-cell>
          <table:table-cell table:style-name="ce35" office:value-type="float" office:value="29650" calcext:value-type="float">
            <text:p><text:s/>29 650</text:p>
          </table:table-cell>
          <table:table-cell table:style-name="ce35" office:value-type="float" office:value="43880" calcext:value-type="float">
            <text:p><text:s/>43 880</text:p>
          </table:table-cell>
          <table:table-cell table:style-name="ce35" office:value-type="float" office:value="54260" calcext:value-type="float">
            <text:p><text:s/>54 260</text:p>
          </table:table-cell>
          <table:table-cell table:style-name="ce35" office:value-type="float" office:value="75090" calcext:value-type="float">
            <text:p><text:s/>75 090</text:p>
          </table:table-cell>
          <table:table-cell table:style-name="ce35" office:value-type="float" office:value="156460" calcext:value-type="float">
            <text:p><text:s/>156 460</text:p>
          </table:table-cell>
          <table:table-cell table:style-name="ce35" office:value-type="float" office:value="22410" calcext:value-type="float">
            <text:p><text:s/>22 41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Switzerland</text:p>
          </table:table-cell>
          <table:table-cell table:style-name="ce34" office:value-type="float" office:value="14250" calcext:value-type="float">
            <text:p><text:s/>14 250</text:p>
          </table:table-cell>
          <table:table-cell table:style-name="ce34" office:value-type="float" office:value="10060" calcext:value-type="float">
            <text:p><text:s/>10 060</text:p>
          </table:table-cell>
          <table:table-cell table:style-name="ce34" office:value-type="float" office:value="10540" calcext:value-type="float">
            <text:p><text:s/>10 540</text:p>
          </table:table-cell>
          <table:table-cell table:style-name="ce34" office:value-type="float" office:value="10390" calcext:value-type="float">
            <text:p><text:s/>10 390</text:p>
          </table:table-cell>
          <table:table-cell table:style-name="ce34" office:value-type="float" office:value="16610" calcext:value-type="float">
            <text:p><text:s/>16 610</text:p>
          </table:table-cell>
          <table:table-cell table:style-name="ce34" office:value-type="float" office:value="16010" calcext:value-type="float">
            <text:p><text:s/>16 010</text:p>
          </table:table-cell>
          <table:table-cell table:style-name="ce34" office:value-type="float" office:value="13520" calcext:value-type="float">
            <text:p><text:s/>13 520</text:p>
          </table:table-cell>
          <table:table-cell table:style-name="ce34" office:value-type="float" office:value="19440" calcext:value-type="float">
            <text:p><text:s/>19 440</text:p>
          </table:table-cell>
          <table:table-cell table:style-name="ce34" office:value-type="float" office:value="25950" calcext:value-type="float">
            <text:p><text:s/>25 950</text:p>
          </table:table-cell>
          <table:table-cell table:style-name="ce34" office:value-type="float" office:value="19440" calcext:value-type="float">
            <text:p><text:s/>19 440</text:p>
          </table:table-cell>
          <table:table-cell table:style-name="ce34" office:value-type="float" office:value="22110" calcext:value-type="float">
            <text:p><text:s/>22 110</text:p>
          </table:table-cell>
          <table:table-cell table:style-name="ce34" office:value-type="float" office:value="38120" calcext:value-type="float">
            <text:p><text:s/>38 120</text:p>
          </table:table-cell>
          <table:table-cell table:style-name="ce34" office:value-type="float" office:value="25870" calcext:value-type="float">
            <text:p><text:s/>25 87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Turkey</text:p>
          </table:table-cell>
          <table:table-cell table:style-name="ce35" office:value-type="float" office:value="3910" calcext:value-type="float">
            <text:p><text:s/>3 910</text:p>
          </table:table-cell>
          <table:table-cell table:style-name="ce35" office:value-type="float" office:value="3920" calcext:value-type="float">
            <text:p><text:s/>3 920</text:p>
          </table:table-cell>
          <table:table-cell table:style-name="ce35" office:value-type="float" office:value="4550" calcext:value-type="float">
            <text:p><text:s/>4 550</text:p>
          </table:table-cell>
          <table:table-cell table:style-name="ce35" office:value-type="float" office:value="7650" calcext:value-type="float">
            <text:p><text:s/>7 650</text:p>
          </table:table-cell>
          <table:table-cell table:style-name="ce35" office:value-type="float" office:value="12980" calcext:value-type="float">
            <text:p><text:s/>12 980</text:p>
          </table:table-cell>
          <table:table-cell table:style-name="ce35" office:value-type="float" office:value="7830" calcext:value-type="float">
            <text:p><text:s/>7 830</text:p>
          </table:table-cell>
          <table:table-cell table:style-name="ce35" office:value-type="float" office:value="9230" calcext:value-type="float">
            <text:p><text:s/>9 230</text:p>
          </table:table-cell>
          <table:table-cell table:style-name="ce35" office:value-type="float" office:value="16020" calcext:value-type="float">
            <text:p><text:s/>16 020</text:p>
          </table:table-cell>
          <table:table-cell table:style-name="ce35" office:value-type="float" office:value="26470" calcext:value-type="float">
            <text:p><text:s/>26 470</text:p>
          </table:table-cell>
          <table:table-cell table:style-name="ce35" office:value-type="float" office:value="44810" calcext:value-type="float">
            <text:p><text:s/>44 810</text:p>
          </table:table-cell>
          <table:table-cell table:style-name="ce35" office:value-type="float" office:value="87820" calcext:value-type="float">
            <text:p><text:s/>87 820</text:p>
          </table:table-cell>
          <table:table-cell table:style-name="ce35" office:value-type="float" office:value="133590" calcext:value-type="float">
            <text:p><text:s/>133 590</text:p>
          </table:table-cell>
          <table:table-cell table:style-name="ce35" office:value-type="float" office:value="77850" calcext:value-type="float">
            <text:p><text:s/>77 85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United Kingdom</text:p>
          </table:table-cell>
          <table:table-cell table:style-name="ce34" office:value-type="float" office:value="40630" calcext:value-type="float">
            <text:p><text:s/>40 630</text:p>
          </table:table-cell>
          <table:table-cell table:style-name="ce34" office:value-type="float" office:value="30840" calcext:value-type="float">
            <text:p><text:s/>30 840</text:p>
          </table:table-cell>
          <table:table-cell table:style-name="ce34" office:value-type="float" office:value="28320" calcext:value-type="float">
            <text:p><text:s/>28 320</text:p>
          </table:table-cell>
          <table:table-cell table:style-name="ce34" office:value-type="float" office:value="28300" calcext:value-type="float">
            <text:p><text:s/>28 300</text:p>
          </table:table-cell>
          <table:table-cell table:style-name="ce34" office:value-type="float" office:value="31320" calcext:value-type="float">
            <text:p><text:s/>31 320</text:p>
          </table:table-cell>
          <table:table-cell table:style-name="ce34" office:value-type="float" office:value="30680" calcext:value-type="float">
            <text:p><text:s/>30 680</text:p>
          </table:table-cell>
          <table:table-cell table:style-name="ce34" office:value-type="float" office:value="22640" calcext:value-type="float">
            <text:p><text:s/>22 640</text:p>
          </table:table-cell>
          <table:table-cell table:style-name="ce34" office:value-type="float" office:value="25900" calcext:value-type="float">
            <text:p><text:s/>25 900</text:p>
          </table:table-cell>
          <table:table-cell table:style-name="ce34" office:value-type="float" office:value="27980" calcext:value-type="float">
            <text:p><text:s/>27 980</text:p>
          </table:table-cell>
          <table:table-cell table:style-name="ce34" office:value-type="float" office:value="29400" calcext:value-type="float">
            <text:p><text:s/>29 400</text:p>
          </table:table-cell>
          <table:table-cell table:style-name="ce34" office:value-type="float" office:value="31260" calcext:value-type="float">
            <text:p><text:s/>31 260</text:p>
          </table:table-cell>
          <table:table-cell table:style-name="ce34" office:value-type="float" office:value="39970" calcext:value-type="float">
            <text:p><text:s/>39 970</text:p>
          </table:table-cell>
          <table:table-cell table:style-name="ce34" office:value-type="float" office:value="38380" calcext:value-type="float">
            <text:p><text:s/>38 38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United States</text:p>
          </table:table-cell>
          <table:table-cell table:style-name="ce35" office:value-type="float" office:value="44970" calcext:value-type="float">
            <text:p><text:s/>44 970</text:p>
          </table:table-cell>
          <table:table-cell table:style-name="ce35" office:value-type="float" office:value="39240" calcext:value-type="float">
            <text:p><text:s/>39 240</text:p>
          </table:table-cell>
          <table:table-cell table:style-name="ce35" office:value-type="float" office:value="41100" calcext:value-type="float">
            <text:p><text:s/>41 100</text:p>
          </table:table-cell>
          <table:table-cell table:style-name="ce35" office:value-type="float" office:value="40450" calcext:value-type="float">
            <text:p><text:s/>40 450</text:p>
          </table:table-cell>
          <table:table-cell table:style-name="ce35" office:value-type="float" office:value="39360" calcext:value-type="float">
            <text:p><text:s/>39 360</text:p>
          </table:table-cell>
          <table:table-cell table:style-name="ce35" office:value-type="float" office:value="38080" calcext:value-type="float">
            <text:p><text:s/>38 080</text:p>
          </table:table-cell>
          <table:table-cell table:style-name="ce35" office:value-type="float" office:value="42970" calcext:value-type="float">
            <text:p><text:s/>42 970</text:p>
          </table:table-cell>
          <table:table-cell table:style-name="ce35" office:value-type="float" office:value="60590" calcext:value-type="float">
            <text:p><text:s/>60 590</text:p>
          </table:table-cell>
          <table:table-cell table:style-name="ce35" office:value-type="float" office:value="66100" calcext:value-type="float">
            <text:p><text:s/>66 100</text:p>
          </table:table-cell>
          <table:table-cell table:style-name="ce35" office:value-type="float" office:value="68240" calcext:value-type="float">
            <text:p><text:s/>68 240</text:p>
          </table:table-cell>
          <table:table-cell table:style-name="ce35" office:value-type="float" office:value="121160" calcext:value-type="float">
            <text:p><text:s/>121 160</text:p>
          </table:table-cell>
          <table:table-cell table:style-name="ce35" office:value-type="float" office:value="172740" calcext:value-type="float">
            <text:p><text:s/>172 740</text:p>
          </table:table-cell>
          <table:table-cell table:style-name="ce35" office:value-type="float" office:value="261970" calcext:value-type="float">
            <text:p><text:s/>261 970</text:p>
          </table:table-cell>
          <table:table-cell table:number-columns-repeated="1010"/>
        </table:table-row>
        <table:table-row table:style-name="ro1">
          <table:table-cell table:style-name="ce28"/>
          <table:table-cell table:style-name="ce35" table:number-columns-repeated="13"/>
          <table:table-cell table:number-columns-repeated="1010"/>
        </table:table-row>
        <table:table-row table:style-name="ro1">
          <table:table-cell table:style-name="ce29" office:value-type="string" calcext:value-type="string">
            <text:p>OECD</text:p>
          </table:table-cell>
          <table:table-cell table:style-name="ce36" office:value-type="float" office:value="370600" calcext:value-type="float">
            <text:p><text:s/>370 600</text:p>
          </table:table-cell>
          <table:table-cell table:style-name="ce36" office:value-type="float" office:value="316330" calcext:value-type="float">
            <text:p><text:s/>316 330</text:p>
          </table:table-cell>
          <table:table-cell table:style-name="ce36" office:value-type="float" office:value="285290" calcext:value-type="float">
            <text:p><text:s/>285 290</text:p>
          </table:table-cell>
          <table:table-cell table:style-name="ce36" office:value-type="float" office:value="319760" calcext:value-type="float">
            <text:p><text:s/>319 760</text:p>
          </table:table-cell>
          <table:table-cell table:style-name="ce36" office:value-type="float" office:value="361490" calcext:value-type="float">
            <text:p><text:s/>361 490</text:p>
          </table:table-cell>
          <table:table-cell table:style-name="ce36" office:value-type="float" office:value="366040" calcext:value-type="float">
            <text:p><text:s/>366 040</text:p>
          </table:table-cell>
          <table:table-cell table:style-name="ce36" office:value-type="float" office:value="350750" calcext:value-type="float">
            <text:p><text:s/>350 750</text:p>
          </table:table-cell>
          <table:table-cell table:style-name="ce36" office:value-type="float" office:value="424165" calcext:value-type="float">
            <text:p><text:s/>424 165</text:p>
          </table:table-cell>
          <table:table-cell table:style-name="ce36" office:value-type="float" office:value="467599" calcext:value-type="float">
            <text:p><text:s/>467 599</text:p>
          </table:table-cell>
          <table:table-cell table:style-name="ce36" office:value-type="float" office:value="560645" calcext:value-type="float">
            <text:p><text:s/>560 645</text:p>
          </table:table-cell>
          <table:table-cell table:style-name="ce36" office:value-type="float" office:value="836484" calcext:value-type="float">
            <text:p><text:s/>836 484</text:p>
          </table:table-cell>
          <table:table-cell table:style-name="ce36" office:value-type="float" office:value="1661490" calcext:value-type="float">
            <text:p>1 661 490</text:p>
          </table:table-cell>
          <table:table-cell table:style-name="ce36" office:value-type="float" office:value="1639940" calcext:value-type="float">
            <text:p>1 639 940</text:p>
          </table:table-cell>
          <table:table-cell table:number-columns-repeated="1010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<text:span text:style-name="T3">Notes:</text:span><text:span text:style-name="T4"> For details on definitions and sources, refer to the metadata at the end of the Tables B.3. </text:span>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Information on data for Israel: http://dx.doi.org/10.1787/888932315602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6" table:default-cell-style-name="ce10"/>
        <table:table-column table:style-name="co10" table:default-cell-style-name="ce17"/>
        <table:table-column table:style-name="co6" table:default-cell-style-name="ce22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34"/>
        <table:table-column table:style-name="co15" table:default-cell-style-name="ce40"/>
        <table:table-column table:style-name="co6" table:default-cell-style-name="ce27"/>
        <table:table-row table:style-name="ro1">
          <table:table-cell table:style-name="Default" office:value-type="string" calcext:value-type="string">
            <text:p>Koenigsteiner Schluesse fuer OECD-Staaten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Quelle: <text:a xlink:href="https://stats.oecd.org/" xlink:type="simple">https://stats.oecd.org/</text:a></text:p>
          </table:table-cell>
          <table:table-cell table:style-name="Default" table:number-columns-repeated="8"/>
        </table:table-row>
        <table:table-row table:style-name="ro1" table:number-rows-repeated="6">
          <table:table-cell table:style-name="Default" table:number-columns-repeated="9"/>
        </table:table-row>
        <table:table-row table:style-name="ro1">
          <table:table-cell table:style-name="Default"/>
          <table:table-cell table:number-columns-repeated="2" table:style-name="ce16" office:value-type="string" calcext:value-type="string">
            <text:p>2011</text:p>
          </table:table-cell>
          <table:table-cell table:style-name="Default" table:number-columns-repeated="3"/>
          <table:table-cell table:style-name="ce37" office:value-type="float" office:value="2016" calcext:value-type="float">
            <text:p>2016</text:p>
          </table:table-cell>
          <table:table-cell table:style-name="ce37"/>
          <table:table-cell table:style-name="Default"/>
        </table:table-row>
        <table:table-row table:style-name="ro1">
          <table:table-cell table:style-name="ce9" office:value-type="string" calcext:value-type="string">
            <text:p>Country</text:p>
          </table:table-cell>
          <table:table-cell table:style-name="ce13" office:value-type="string" calcext:value-type="string">
            <text:p>Total tax revenue / million USD</text:p>
          </table:table-cell>
          <table:table-cell table:style-name="ce13" office:value-type="string" calcext:value-type="string">
            <text:p>Population</text:p>
          </table:table-cell>
          <table:table-cell table:style-name="Default" office:value-type="string" calcext:value-type="string">
            <text:p>Percent of tax revenue</text:p>
          </table:table-cell>
          <table:table-cell table:style-name="Default" office:value-type="string" calcext:value-type="string">
            <text:p>Percent of population</text:p>
          </table:table-cell>
          <table:table-cell table:style-name="Default" office:value-type="string" calcext:value-type="string">
            <text:p>Prozent nach Koenigsteiner Schluessel</text:p>
          </table:table-cell>
          <table:table-cell table:style-name="Default" office:value-type="string" calcext:value-type="string">
            <text:p>New asylum requests</text:p>
          </table:table-cell>
          <table:table-cell table:style-name="Default" office:value-type="string" calcext:value-type="string">
            <text:p>Percentage of new asylum requests</text:p>
          </table:table-cell>
          <table:table-cell table:style-name="Default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401.096" calcext:value-type="float">
            <text:p>401.1 </text:p>
          </table:table-cell>
          <table:table-cell office:value-type="float" office:value="22340000" calcext:value-type="float">
            <text:p>22340000</text:p>
          </table:table-cell>
          <table:table-cell table:formula="of:=[.B11]/[.$B$45]" office:value-type="percentage" office:value="0.0279833624658088" calcext:value-type="percentage">
            <text:p>2.80%</text:p>
          </table:table-cell>
          <table:table-cell table:formula="of:=[.C11]/[.$C$45]" office:value-type="percentage" office:value="0.0179617953906512" calcext:value-type="percentage">
            <text:p>1.80%</text:p>
          </table:table-cell>
          <table:table-cell table:formula="of:=2*[.D11]/3+[.E11]/3" office:value-type="percentage" office:value="0.024642840107423" calcext:value-type="percentage">
            <text:p>2.46%</text:p>
          </table:table-cell>
          <table:table-cell office:value-type="float" office:value="27630" calcext:value-type="float">
            <text:p><text:s/>27 630</text:p>
          </table:table-cell>
          <table:table-cell table:formula="of:=[.G11]/[.$G$45]" office:value-type="percentage" office:value="0.0168516711393023" calcext:value-type="percentage">
            <text:p>1.69%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table:style-name="ce18" office:value-type="float" office:value="177.319" calcext:value-type="float">
            <text:p>177.319</text:p>
          </table:table-cell>
          <table:table-cell table:style-name="ce18" office:value-type="float" office:value="8388534" calcext:value-type="float">
            <text:p>8388534</text:p>
          </table:table-cell>
          <table:table-cell table:formula="of:=[.B12]/[.$B$45]" office:value-type="percentage" office:value="0.0123710579239752" calcext:value-type="percentage">
            <text:p>1.24%</text:p>
          </table:table-cell>
          <table:table-cell table:formula="of:=[.C12]/[.$C$45]" office:value-type="percentage" office:value="0.00674454482253899" calcext:value-type="percentage">
            <text:p>0.67%</text:p>
          </table:table-cell>
          <table:table-cell table:formula="of:=2*[.D12]/3+[.E12]/3" office:value-type="percentage" office:value="0.0104955535568298" calcext:value-type="percentage">
            <text:p>1.05%</text:p>
          </table:table-cell>
          <table:table-cell table:style-name="ce35" office:value-type="float" office:value="39950" calcext:value-type="float">
            <text:p><text:s/>39 950</text:p>
          </table:table-cell>
          <table:table-cell table:formula="of:=[.G12]/[.$G$45]" office:value-type="percentage" office:value="0.0243656989509636" calcext:value-type="percentage">
            <text:p>2.44%</text:p>
          </table:table-cell>
          <table:table-cell table:style-name="ce28" office:value-type="string" calcext:value-type="string">
            <text:p>Austria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27.421" calcext:value-type="float">
            <text:p>227.4 </text:p>
          </table:table-cell>
          <table:table-cell office:value-type="float" office:value="11047740" calcext:value-type="float">
            <text:p>11047740</text:p>
          </table:table-cell>
          <table:table-cell table:formula="of:=[.B13]/[.$B$45]" office:value-type="percentage" office:value="0.0158665363786642" calcext:value-type="percentage">
            <text:p>1.59%</text:p>
          </table:table-cell>
          <table:table-cell table:formula="of:=[.C13]/[.$C$45]" office:value-type="percentage" office:value="0.0088825982725655" calcext:value-type="percentage">
            <text:p>0.89%</text:p>
          </table:table-cell>
          <table:table-cell table:formula="of:=2*[.D13]/3+[.E13]/3" office:value-type="percentage" office:value="0.0135385570099647" calcext:value-type="percentage">
            <text:p>1.35%</text:p>
          </table:table-cell>
          <table:table-cell office:value-type="float" office:value="14670" calcext:value-type="float">
            <text:p><text:s/>14 670</text:p>
          </table:table-cell>
          <table:table-cell table:formula="of:=[.G13]/[.$G$45]" office:value-type="percentage" office:value="0.0089473042205416" calcext:value-type="percentage">
            <text:p>0.89%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table:style-name="ce18" office:value-type="float" office:value="552.47" calcext:value-type="float">
            <text:p>552.47</text:p>
          </table:table-cell>
          <table:table-cell table:style-name="ce18" office:value-type="float" office:value="34483980" calcext:value-type="float">
            <text:p>34483980</text:p>
          </table:table-cell>
          <table:table-cell table:formula="of:=[.B14]/[.$B$45]" office:value-type="percentage" office:value="0.0385443092463784" calcext:value-type="percentage">
            <text:p>3.85%</text:p>
          </table:table-cell>
          <table:table-cell table:formula="of:=[.C14]/[.$C$45]" office:value-type="percentage" office:value="0.0277257919881517" calcext:value-type="percentage">
            <text:p>2.77%</text:p>
          </table:table-cell>
          <table:table-cell table:formula="of:=2*[.D14]/3+[.E14]/3" office:value-type="percentage" office:value="0.0349381368269695" calcext:value-type="percentage">
            <text:p>3.49%</text:p>
          </table:table-cell>
          <table:table-cell table:style-name="ce35" office:value-type="float" office:value="23830" calcext:value-type="float">
            <text:p><text:s/>23 830</text:p>
          </table:table-cell>
          <table:table-cell table:formula="of:=[.G14]/[.$G$45]" office:value-type="percentage" office:value="0.0145340326909002" calcext:value-type="percentage">
            <text:p>1.45%</text:p>
          </table:table-cell>
          <table:table-cell table:style-name="ce28"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53.292" calcext:value-type="float">
            <text:p>53.3 </text:p>
          </table:table-cell>
          <table:table-cell office:value-type="float" office:value="17248450" calcext:value-type="float">
            <text:p>17248450</text:p>
          </table:table-cell>
          <table:table-cell table:formula="of:=[.B15]/[.$B$45]" office:value-type="percentage" office:value="0.00371803596278169" calcext:value-type="percentage">
            <text:p>0.37%</text:p>
          </table:table-cell>
          <table:table-cell table:formula="of:=[.C15]/[.$C$45]" office:value-type="percentage" office:value="0.0138680899599766" calcext:value-type="percentage">
            <text:p>1.39%</text:p>
          </table:table-cell>
          <table:table-cell table:formula="of:=2*[.D15]/3+[.E15]/3" office:value-type="percentage" office:value="0.00710138729518" calcext:value-type="percentage">
            <text:p>0.71%</text:p>
          </table:table-cell>
          <table:table-cell table:style-name="ce38" office:value-type="float" office:value="2300" calcext:value-type="float">
            <text:p><text:s/>2 300</text:p>
          </table:table-cell>
          <table:table-cell table:formula="of:=[.G15]/[.$G$45]" office:value-type="percentage" office:value="0.00140278116613808" calcext:value-type="percentage">
            <text:p>0.14%</text:p>
          </table:table-cell>
          <table:table-cell office:value-type="string" calcext:value-type="string">
            <text:p>Chile</text:p>
          </table:table-cell>
        </table:table-row>
        <table:table-row table:style-name="ro3">
          <table:table-cell office:value-type="string" calcext:value-type="string">
            <text:p>Czech Republic</text:p>
          </table:table-cell>
          <table:table-cell table:style-name="ce18" office:value-type="float" office:value="75.914" calcext:value-type="float">
            <text:p>75.914</text:p>
          </table:table-cell>
          <table:table-cell table:style-name="ce18" office:value-type="float" office:value="10496670" calcext:value-type="float">
            <text:p>10496670</text:p>
          </table:table-cell>
          <table:table-cell table:formula="of:=[.B16]/[.$B$45]" office:value-type="percentage" office:value="0.00529631055465378" calcext:value-type="percentage">
            <text:p>0.53%</text:p>
          </table:table-cell>
          <table:table-cell table:formula="of:=[.C16]/[.$C$45]" office:value-type="percentage" office:value="0.00843952725260461" calcext:value-type="percentage">
            <text:p>0.84%</text:p>
          </table:table-cell>
          <table:table-cell table:formula="of:=2*[.D16]/3+[.E16]/3" office:value-type="percentage" office:value="0.00634404945397072" calcext:value-type="percentage">
            <text:p>0.63%</text:p>
          </table:table-cell>
          <table:table-cell table:style-name="ce35" office:value-type="float" office:value="1210" calcext:value-type="float">
            <text:p><text:s/>1 210</text:p>
          </table:table-cell>
          <table:table-cell table:formula="of:=[.G16]/[.$G$45]" office:value-type="percentage" office:value="0.0007379848743596" calcext:value-type="percentage">
            <text:p>0.07%</text:p>
          </table:table-cell>
          <table:table-cell table:style-name="ce28" office:value-type="string" calcext:value-type="string">
            <text:p>Czech Republic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54.429" calcext:value-type="float">
            <text:p>154.4 </text:p>
          </table:table-cell>
          <table:table-cell office:value-type="float" office:value="5570572" calcext:value-type="float">
            <text:p>5570572</text:p>
          </table:table-cell>
          <table:table-cell table:formula="of:=[.B17]/[.$B$45]" office:value-type="percentage" office:value="0.0107740857107336" calcext:value-type="percentage">
            <text:p>1.08%</text:p>
          </table:table-cell>
          <table:table-cell table:formula="of:=[.C17]/[.$C$45]" office:value-type="percentage" office:value="0.00447884845447139" calcext:value-type="percentage">
            <text:p>0.45%</text:p>
          </table:table-cell>
          <table:table-cell table:formula="of:=2*[.D17]/3+[.E17]/3" office:value-type="percentage" office:value="0.00867567329197951" calcext:value-type="percentage">
            <text:p>0.87%</text:p>
          </table:table-cell>
          <table:table-cell office:value-type="float" office:value="6240" calcext:value-type="float">
            <text:p><text:s/>6 240</text:p>
          </table:table-cell>
          <table:table-cell table:formula="of:=[.G17]/[.$G$45]" office:value-type="percentage" office:value="0.0038058062942181" calcext:value-type="percentage">
            <text:p>0.38%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table:style-name="ce18" office:value-type="float" office:value="7.303" calcext:value-type="float">
            <text:p>7.303</text:p>
          </table:table-cell>
          <table:table-cell table:style-name="ce18" office:value-type="float" office:value="1334947" calcext:value-type="float">
            <text:p>1334947</text:p>
          </table:table-cell>
          <table:table-cell table:formula="of:=[.B18]/[.$B$45]" office:value-type="percentage" office:value="0.000509510182319948" calcext:value-type="percentage">
            <text:p>0.05%</text:p>
          </table:table-cell>
          <table:table-cell table:formula="of:=[.C18]/[.$C$45]" office:value-type="percentage" office:value="0.001073323405164" calcext:value-type="percentage">
            <text:p>0.11%</text:p>
          </table:table-cell>
          <table:table-cell table:formula="of:=2*[.D18]/3+[.E18]/3" office:value-type="percentage" office:value="0.000697447923267964" calcext:value-type="percentage">
            <text:p>0.07%</text:p>
          </table:table-cell>
          <table:table-cell table:style-name="ce35" office:value-type="float" office:value="70" calcext:value-type="float">
            <text:p><text:s text:c="2"/>70</text:p>
          </table:table-cell>
          <table:table-cell table:formula="of:=[.G18]/[.$G$45]" office:value-type="percentage" office:value="0.0000426933398389851" calcext:value-type="percentage">
            <text:p>0.00%</text:p>
          </table:table-cell>
          <table:table-cell table:style-name="ce28" office:value-type="string" calcext:value-type="string">
            <text:p>Estonia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15.065" calcext:value-type="float">
            <text:p>115.1 </text:p>
          </table:table-cell>
          <table:table-cell office:value-type="float" office:value="5386000" calcext:value-type="float">
            <text:p>5386000</text:p>
          </table:table-cell>
          <table:table-cell table:formula="of:=[.B19]/[.$B$45]" office:value-type="percentage" office:value="0.0080277679212166" calcext:value-type="percentage">
            <text:p>0.80%</text:p>
          </table:table-cell>
          <table:table-cell table:formula="of:=[.C19]/[.$C$45]" office:value-type="percentage" office:value="0.00433044896929487" calcext:value-type="percentage">
            <text:p>0.43%</text:p>
          </table:table-cell>
          <table:table-cell table:formula="of:=2*[.D19]/3+[.E19]/3" office:value-type="percentage" office:value="0.00679532827057602" calcext:value-type="percentage">
            <text:p>0.68%</text:p>
          </table:table-cell>
          <table:table-cell office:value-type="float" office:value="5320" calcext:value-type="float">
            <text:p><text:s/>5 320</text:p>
          </table:table-cell>
          <table:table-cell table:formula="of:=[.G19]/[.$G$45]" office:value-type="percentage" office:value="0.00324469382776287" calcext:value-type="percentage">
            <text:p>0.32%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table:style-name="ce18" office:value-type="float" office:value="1235.88" calcext:value-type="float">
            <text:p>1235.88</text:p>
          </table:table-cell>
          <table:table-cell table:style-name="ce18" office:value-type="float" office:value="63223160" calcext:value-type="float">
            <text:p>63223160</text:p>
          </table:table-cell>
          <table:table-cell table:formula="of:=[.B20]/[.$B$45]" office:value-type="percentage" office:value="0.086223941411143" calcext:value-type="percentage">
            <text:p>8.62%</text:p>
          </table:table-cell>
          <table:table-cell table:formula="of:=[.C20]/[.$C$45]" office:value-type="percentage" office:value="0.0508326528142527" calcext:value-type="percentage">
            <text:p>5.08%</text:p>
          </table:table-cell>
          <table:table-cell table:formula="of:=2*[.D20]/3+[.E20]/3" office:value-type="percentage" office:value="0.0744268452121795" calcext:value-type="percentage">
            <text:p>7.44%</text:p>
          </table:table-cell>
          <table:table-cell table:style-name="ce35" office:value-type="float" office:value="77890" calcext:value-type="float">
            <text:p><text:s/>77 890</text:p>
          </table:table-cell>
          <table:table-cell table:formula="of:=[.G20]/[.$G$45]" office:value-type="percentage" office:value="0.0475054891436936" calcext:value-type="percentage">
            <text:p>4.75%</text:p>
          </table:table-cell>
          <table:table-cell table:style-name="ce28" office:value-type="string" calcext:value-type="string">
            <text:p>France</text:p>
          </table:table-cell>
        </table:table-row>
        <table:table-row table:style-name="ro1">
          <table:table-cell table:style-name="ce11" office:value-type="string" calcext:value-type="string">
            <text:p><text:a xlink:href="http://stats.oecd.org/OECDStat_Metadata/ShowMetadata.ashx?Dataset=POP_FIVE_HIST&amp;Coords=[LOCATION].[DEU]&amp;ShowOnWeb=true&amp;Lang=en" xlink:type="simple">Germany</text:a></text:p>
          </table:table-cell>
          <table:table-cell office:value-type="float" office:value="1341.915" calcext:value-type="float">
            <text:p>1,341.9 </text:p>
          </table:table-cell>
          <table:table-cell office:value-type="float" office:value="81039750" calcext:value-type="float">
            <text:p>81039750</text:p>
          </table:table-cell>
          <table:table-cell table:formula="of:=[.B21]/[.$B$45]" office:value-type="percentage" office:value="0.0936217111197963" calcext:value-type="percentage">
            <text:p>9.36%</text:p>
          </table:table-cell>
          <table:table-cell table:formula="of:=[.C21]/[.$C$45]" office:value-type="percentage" office:value="0.0651575384068723" calcext:value-type="percentage">
            <text:p>6.52%</text:p>
          </table:table-cell>
          <table:table-cell table:formula="of:=2*[.D21]/3+[.E21]/3" office:value-type="percentage" office:value="0.0841336535488217" calcext:value-type="percentage">
            <text:p>8.41%</text:p>
          </table:table-cell>
          <table:table-cell office:value-type="float" office:value="722360" calcext:value-type="float">
            <text:p><text:s/>722 360</text:p>
          </table:table-cell>
          <table:table-cell table:formula="of:=[.G21]/[.$G$45]" office:value-type="percentage" office:value="0.440570870944133" calcext:value-type="percentage">
            <text:p>44.06%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table:style-name="ce18" office:value-type="float" office:value="96.848" calcext:value-type="float">
            <text:p>96.848</text:p>
          </table:table-cell>
          <table:table-cell table:style-name="ce18" office:value-type="float" office:value="11124000" calcext:value-type="float">
            <text:p>11124000</text:p>
          </table:table-cell>
          <table:table-cell table:formula="of:=[.B22]/[.$B$45]" office:value-type="percentage" office:value="0.00675681803879533" calcext:value-type="percentage">
            <text:p>0.68%</text:p>
          </table:table-cell>
          <table:table-cell table:formula="of:=[.C22]/[.$C$45]" office:value-type="percentage" office:value="0.00894391279881845" calcext:value-type="percentage">
            <text:p>0.89%</text:p>
          </table:table-cell>
          <table:table-cell table:formula="of:=2*[.D22]/3+[.E22]/3" office:value-type="percentage" office:value="0.0074858496254697" calcext:value-type="percentage">
            <text:p>0.75%</text:p>
          </table:table-cell>
          <table:table-cell table:style-name="ce35" office:value-type="float" office:value="49850" calcext:value-type="float">
            <text:p><text:s/>49 850</text:p>
          </table:table-cell>
          <table:table-cell table:formula="of:=[.G22]/[.$G$45]" office:value-type="percentage" office:value="0.0304037570139058" calcext:value-type="percentage">
            <text:p>3.04%</text:p>
          </table:table-cell>
          <table:table-cell table:style-name="ce28" office:value-type="string" calcext:value-type="string">
            <text:p>Greece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51.071" calcext:value-type="float">
            <text:p>51.1 </text:p>
          </table:table-cell>
          <table:table-cell office:value-type="float" office:value="9958823" calcext:value-type="float">
            <text:p>9958823</text:p>
          </table:table-cell>
          <table:table-cell table:formula="of:=[.B23]/[.$B$45]" office:value-type="percentage" office:value="0.00356308291404382" calcext:value-type="percentage">
            <text:p>0.36%</text:p>
          </table:table-cell>
          <table:table-cell table:formula="of:=[.C23]/[.$C$45]" office:value-type="percentage" office:value="0.00800708778235055" calcext:value-type="percentage">
            <text:p>0.80%</text:p>
          </table:table-cell>
          <table:table-cell table:formula="of:=2*[.D23]/3+[.E23]/3" office:value-type="percentage" office:value="0.00504441787014607" calcext:value-type="percentage">
            <text:p>0.50%</text:p>
          </table:table-cell>
          <table:table-cell office:value-type="float" office:value="28070" calcext:value-type="float">
            <text:p><text:s/>28 070</text:p>
          </table:table-cell>
          <table:table-cell table:formula="of:=[.G23]/[.$G$45]" office:value-type="percentage" office:value="0.017120029275433" calcext:value-type="percentage">
            <text:p>1.71%</text:p>
          </table:table-cell>
          <table:table-cell office:value-type="string" calcext:value-type="string">
            <text:p>Hungary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table:style-name="ce18" office:value-type="float" office:value="5.049" calcext:value-type="float">
            <text:p>5.049</text:p>
          </table:table-cell>
          <table:table-cell table:style-name="ce18" office:value-type="float" office:value="319013.5" calcext:value-type="float">
            <office:annotation draw:style-name="gr1" draw:text-style-name="P1" svg:width="1.1413in" svg:height="0.2346in" svg:x="4.7157in" svg:y="3.6213in" draw:caption-point-x="-0.2402in" draw:caption-point-y="0.602in">
              <dc:creator>MyOECD</dc:creator>
              <dc:date>1899-12-30T00:00:00</dc:date>
              <text:p text:style-name="P1"><text:span text:style-name="T1">B: Break </text:span></text:p>
            </office:annotation>
            <text:p>319013.5</text:p>
          </table:table-cell>
          <table:table-cell table:formula="of:=[.B24]/[.$B$45]" office:value-type="percentage" office:value="0.000352254814532852" calcext:value-type="percentage">
            <text:p>0.04%</text:p>
          </table:table-cell>
          <table:table-cell table:formula="of:=[.C24]/[.$C$45]" office:value-type="percentage" office:value="0.000256493071345368" calcext:value-type="percentage">
            <text:p>0.03%</text:p>
          </table:table-cell>
          <table:table-cell table:formula="of:=2*[.D24]/3+[.E24]/3" office:value-type="percentage" office:value="0.000320334233470357" calcext:value-type="percentage">
            <text:p>0.03%</text:p>
          </table:table-cell>
          <table:table-cell table:style-name="ce35" office:value-type="float" office:value="1130" calcext:value-type="float">
            <text:p><text:s/>1 130</text:p>
          </table:table-cell>
          <table:table-cell table:formula="of:=[.G24]/[.$G$45]" office:value-type="percentage" office:value="0.000689192485972188" calcext:value-type="percentage">
            <text:p>0.07%</text:p>
          </table:table-cell>
          <table:table-cell table:style-name="ce28"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5.168" calcext:value-type="float">
            <text:p>65.2 </text:p>
          </table:table-cell>
          <table:table-cell office:value-type="float" office:value="4574900" calcext:value-type="float">
            <text:p>4574900</text:p>
          </table:table-cell>
          <table:table-cell table:formula="of:=[.B25]/[.$B$45]" office:value-type="percentage" office:value="0.00454659175153038" calcext:value-type="percentage">
            <text:p>0.45%</text:p>
          </table:table-cell>
          <table:table-cell table:formula="of:=[.C25]/[.$C$45]" office:value-type="percentage" office:value="0.00367830876153493" calcext:value-type="percentage">
            <text:p>0.37%</text:p>
          </table:table-cell>
          <table:table-cell table:formula="of:=2*[.D25]/3+[.E25]/3" office:value-type="percentage" office:value="0.00425716408819856" calcext:value-type="percentage">
            <text:p>0.43%</text:p>
          </table:table-cell>
          <table:table-cell office:value-type="float" office:value="2240" calcext:value-type="float">
            <text:p><text:s/>2 240</text:p>
          </table:table-cell>
          <table:table-cell table:formula="of:=[.G25]/[.$G$45]" office:value-type="percentage" office:value="0.00136618687484752" calcext:value-type="percentage">
            <text:p>0.14%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 table:style-name="ce11" office:value-type="string" calcext:value-type="string">
            <text:p><text:a xlink:href="http://stats.oecd.org/OECDStat_Metadata/ShowMetadata.ashx?Dataset=POP_FIVE_HIST&amp;Coords=[LOCATION].[ISR]&amp;ShowOnWeb=true&amp;Lang=en" xlink:type="simple">Israel</text:a></text:p>
          </table:table-cell>
          <table:table-cell table:style-name="ce18" office:value-type="float" office:value="80.933" calcext:value-type="float">
            <text:p>80.933</text:p>
          </table:table-cell>
          <table:table-cell table:style-name="ce18" office:value-type="float" office:value="7765800" calcext:value-type="float">
            <text:p>7765800</text:p>
          </table:table-cell>
          <table:table-cell table:formula="of:=[.B26]/[.$B$45]" office:value-type="percentage" office:value="0.00564647235186914" calcext:value-type="percentage">
            <text:p>0.56%</text:p>
          </table:table-cell>
          <table:table-cell table:formula="of:=[.C26]/[.$C$45]" office:value-type="percentage" office:value="0.00624385454989791" calcext:value-type="percentage">
            <text:p>0.62%</text:p>
          </table:table-cell>
          <table:table-cell table:formula="of:=2*[.D26]/3+[.E26]/3" office:value-type="percentage" office:value="0.00584559975121206" calcext:value-type="percentage">
            <text:p>0.58%</text:p>
          </table:table-cell>
          <table:table-cell table:style-name="ce35" office:value-type="float" office:value="8150" calcext:value-type="float">
            <text:p><text:s/>8 150</text:p>
          </table:table-cell>
          <table:table-cell table:formula="of:=[.G26]/[.$G$45]" office:value-type="percentage" office:value="0.00497072456696755" calcext:value-type="percentage">
            <text:p>0.50%</text:p>
          </table:table-cell>
          <table:table-cell table:style-name="ce28" office:value-type="string" calcext:value-type="string">
            <text:p>Israel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954.168" calcext:value-type="float">
            <text:p>954.2 </text:p>
          </table:table-cell>
          <table:table-cell office:value-type="float" office:value="60626440" calcext:value-type="float">
            <text:p>60626440</text:p>
          </table:table-cell>
          <table:table-cell table:formula="of:=[.B27]/[.$B$45]" office:value-type="percentage" office:value="0.0665696715930248" calcext:value-type="percentage">
            <text:p>6.66%</text:p>
          </table:table-cell>
          <table:table-cell table:formula="of:=[.C27]/[.$C$45]" office:value-type="percentage" office:value="0.0487448393260337" calcext:value-type="percentage">
            <text:p>4.87%</text:p>
          </table:table-cell>
          <table:table-cell table:formula="of:=2*[.D27]/3+[.E27]/3" office:value-type="percentage" office:value="0.0606280608373611" calcext:value-type="percentage">
            <text:p>6.06%</text:p>
          </table:table-cell>
          <table:table-cell office:value-type="float" office:value="122120" calcext:value-type="float">
            <text:p><text:s/>122 120</text:p>
          </table:table-cell>
          <table:table-cell table:formula="of:=[.G27]/[.$G$45]" office:value-type="percentage" office:value="0.0744815808733837" calcext:value-type="percentage">
            <text:p>7.45%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table:style-name="ce18" office:value-type="float" office:value="1702.132" calcext:value-type="float">
            <text:p>1702.132</text:p>
          </table:table-cell>
          <table:table-cell table:style-name="ce18" office:value-type="float" office:value="127799000" calcext:value-type="float">
            <text:p>127799000</text:p>
          </table:table-cell>
          <table:table-cell table:formula="of:=[.B28]/[.$B$45]" office:value-type="percentage" office:value="0.118753058421555" calcext:value-type="percentage">
            <text:p>11.88%</text:p>
          </table:table-cell>
          <table:table-cell table:formula="of:=[.C28]/[.$C$45]" office:value-type="percentage" office:value="0.102752886711273" calcext:value-type="percentage">
            <text:p>10.28%</text:p>
          </table:table-cell>
          <table:table-cell table:formula="of:=2*[.D28]/3+[.E28]/3" office:value-type="percentage" office:value="0.113419667851461" calcext:value-type="percentage">
            <text:p>11.34%</text:p>
          </table:table-cell>
          <table:table-cell table:style-name="ce35" office:value-type="float" office:value="10900" calcext:value-type="float">
            <text:p><text:s/>10 900</text:p>
          </table:table-cell>
          <table:table-cell table:formula="of:=[.G28]/[.$G$45]" office:value-type="percentage" office:value="0.00664796291778483" calcext:value-type="percentage">
            <text:p>0.66%</text:p>
          </table:table-cell>
          <table:table-cell table:style-name="ce28"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float" office:value="290.72" calcext:value-type="float">
            <text:p>290.7 </text:p>
          </table:table-cell>
          <table:table-cell office:value-type="float" office:value="49779440" calcext:value-type="float">
            <text:p>49779440</text:p>
          </table:table-cell>
          <table:table-cell table:formula="of:=[.B29]/[.$B$45]" office:value-type="percentage" office:value="0.0202827331513152" calcext:value-type="percentage">
            <text:p>2.03%</text:p>
          </table:table-cell>
          <table:table-cell table:formula="of:=[.C29]/[.$C$45]" office:value-type="percentage" office:value="0.0400236399257475" calcext:value-type="percentage">
            <text:p>4.00%</text:p>
          </table:table-cell>
          <table:table-cell table:formula="of:=2*[.D29]/3+[.E29]/3" office:value-type="percentage" office:value="0.0268630354094593" calcext:value-type="percentage">
            <text:p>2.69%</text:p>
          </table:table-cell>
          <table:table-cell office:value-type="float" office:value="7540" calcext:value-type="float">
            <text:p><text:s/>7 540</text:p>
          </table:table-cell>
          <table:table-cell table:formula="of:=[.G29]/[.$G$45]" office:value-type="percentage" office:value="0.00459868260551354" calcext:value-type="percentage">
            <text:p>0.46%</text:p>
          </table:table-cell>
          <table:table-cell office:value-type="string" calcext:value-type="string">
            <text:p>Korea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2.233" calcext:value-type="float">
            <text:p>22.2 </text:p>
          </table:table-cell>
          <table:table-cell table:style-name="ce18" office:value-type="float" office:value="518346" calcext:value-type="float">
            <text:p>518346</text:p>
          </table:table-cell>
          <table:table-cell table:formula="of:=[.B30]/[.$B$45]" office:value-type="percentage" office:value="0.00155113513398869" calcext:value-type="percentage">
            <text:p>0.16%</text:p>
          </table:table-cell>
          <table:table-cell table:formula="of:=[.C30]/[.$C$45]" office:value-type="percentage" office:value="0.000416760286193487" calcext:value-type="percentage">
            <text:p>0.04%</text:p>
          </table:table-cell>
          <table:table-cell table:formula="of:=2*[.D30]/3+[.E30]/3" office:value-type="percentage" office:value="0.00117301018472362" calcext:value-type="percentage">
            <text:p>0.12%</text:p>
          </table:table-cell>
          <table:table-cell office:value-type="float" office:value="1940" calcext:value-type="float">
            <text:p><text:s/>1 940</text:p>
          </table:table-cell>
          <table:table-cell table:formula="of:=[.G30]/[.$G$45]" office:value-type="percentage" office:value="0.00118321541839473" calcext:value-type="percentage">
            <text:p>0.12%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table:style-name="ce18" office:value-type="float" office:value="155.194" calcext:value-type="float">
            <text:p>155.194</text:p>
          </table:table-cell>
          <table:table-cell office:value-type="float" office:value="115682900" calcext:value-type="float">
            <text:p>115682900</text:p>
          </table:table-cell>
          <table:table-cell table:formula="of:=[.B31]/[.$B$45]" office:value-type="percentage" office:value="0.0108274576523295" calcext:value-type="percentage">
            <text:p>1.08%</text:p>
          </table:table-cell>
          <table:table-cell table:formula="of:=[.C31]/[.$C$45]" office:value-type="percentage" office:value="0.0930113061771337" calcext:value-type="percentage">
            <text:p>9.30%</text:p>
          </table:table-cell>
          <table:table-cell table:formula="of:=2*[.D31]/3+[.E31]/3" office:value-type="percentage" office:value="0.0382220738272642" calcext:value-type="percentage">
            <text:p>3.82%</text:p>
          </table:table-cell>
          <table:table-cell table:style-name="ce35" office:value-type="float" office:value="8780" calcext:value-type="float">
            <text:p><text:s/>8 780</text:p>
          </table:table-cell>
          <table:table-cell table:formula="of:=[.G31]/[.$G$45]" office:value-type="percentage" office:value="0.00535496462551842" calcext:value-type="percentage">
            <text:p>0.54%</text:p>
          </table:table-cell>
          <table:table-cell table:style-name="ce28" office:value-type="string" calcext:value-type="string">
            <text:p>Mexico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320.523" calcext:value-type="float">
            <text:p>320.5 </text:p>
          </table:table-cell>
          <table:table-cell table:style-name="ce18" office:value-type="float" office:value="16693070" calcext:value-type="float">
            <text:p>16693070</text:p>
          </table:table-cell>
          <table:table-cell table:formula="of:=[.B32]/[.$B$45]" office:value-type="percentage" office:value="0.0223620063217495" calcext:value-type="percentage">
            <text:p>2.24%</text:p>
          </table:table-cell>
          <table:table-cell table:formula="of:=[.C32]/[.$C$45]" office:value-type="percentage" office:value="0.0134215536160169" calcext:value-type="percentage">
            <text:p>1.34%</text:p>
          </table:table-cell>
          <table:table-cell table:formula="of:=2*[.D32]/3+[.E32]/3" office:value-type="percentage" office:value="0.0193818554198387" calcext:value-type="percentage">
            <text:p>1.94%</text:p>
          </table:table-cell>
          <table:table-cell office:value-type="float" office:value="18410" calcext:value-type="float">
            <text:p><text:s/>18 410</text:p>
          </table:table-cell>
          <table:table-cell table:formula="of:=[.G32]/[.$G$45]" office:value-type="percentage" office:value="0.0112283483776531" calcext:value-type="percentage">
            <text:p>1.12%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table:style-name="ce18" office:value-type="float" office:value="51.777" calcext:value-type="float">
            <text:p>51.777</text:p>
          </table:table-cell>
          <table:table-cell office:value-type="float" office:value="4384000" calcext:value-type="float">
            <text:p>4384000</text:p>
          </table:table-cell>
          <table:table-cell table:formula="of:=[.B33]/[.$B$45]" office:value-type="percentage" office:value="0.00361233858824866" calcext:value-type="percentage">
            <text:p>0.36%</text:p>
          </table:table-cell>
          <table:table-cell table:formula="of:=[.C33]/[.$C$45]" office:value-type="percentage" office:value="0.00352482144103021" calcext:value-type="percentage">
            <text:p>0.35%</text:p>
          </table:table-cell>
          <table:table-cell table:formula="of:=2*[.D33]/3+[.E33]/3" office:value-type="percentage" office:value="0.00358316620584251" calcext:value-type="percentage">
            <text:p>0.36%</text:p>
          </table:table-cell>
          <table:table-cell table:style-name="ce35" office:value-type="float" office:value="390" calcext:value-type="float">
            <text:p><text:s text:c="2"/>390</text:p>
          </table:table-cell>
          <table:table-cell table:formula="of:=[.G33]/[.$G$45]" office:value-type="percentage" office:value="0.000237862893388631" calcext:value-type="percentage">
            <text:p>0.02%</text:p>
          </table:table-cell>
          <table:table-cell table:style-name="ce28" office:value-type="string" calcext:value-type="string">
            <text:p>New Zealand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09.636" calcext:value-type="float">
            <text:p>209.6 </text:p>
          </table:table-cell>
          <table:table-cell table:style-name="ce18" office:value-type="float" office:value="4953000" calcext:value-type="float">
            <text:p>4953000</text:p>
          </table:table-cell>
          <table:table-cell table:formula="of:=[.B34]/[.$B$45]" office:value-type="percentage" office:value="0.0146257259456148" calcext:value-type="percentage">
            <text:p>1.46%</text:p>
          </table:table-cell>
          <table:table-cell table:formula="of:=[.C34]/[.$C$45]" office:value-type="percentage" office:value="0.003982308530434" calcext:value-type="percentage">
            <text:p>0.40%</text:p>
          </table:table-cell>
          <table:table-cell table:formula="of:=2*[.D34]/3+[.E34]/3" office:value-type="percentage" office:value="0.0110779201405545" calcext:value-type="percentage">
            <text:p>1.11%</text:p>
          </table:table-cell>
          <table:table-cell office:value-type="float" office:value="3200" calcext:value-type="float">
            <text:p><text:s/>3 200</text:p>
          </table:table-cell>
          <table:table-cell table:formula="of:=[.G34]/[.$G$45]" office:value-type="percentage" office:value="0.00195169553549646" calcext:value-type="percentage">
            <text:p>0.20%</text:p>
          </table:table-cell>
          <table:table-cell office:value-type="string" calcext:value-type="string">
            <text:p>Norway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table:style-name="ce18" office:value-type="float" office:value="168.47" calcext:value-type="float">
            <text:p>168.47</text:p>
          </table:table-cell>
          <table:table-cell office:value-type="float" office:value="38525670" calcext:value-type="float">
            <text:p>38525670</text:p>
          </table:table-cell>
          <table:table-cell table:formula="of:=[.B35]/[.$B$45]" office:value-type="percentage" office:value="0.0117536875825608" calcext:value-type="percentage">
            <text:p>1.18%</text:p>
          </table:table-cell>
          <table:table-cell table:formula="of:=[.C35]/[.$C$45]" office:value-type="percentage" office:value="0.0309753895178044" calcext:value-type="percentage">
            <text:p>3.10%</text:p>
          </table:table-cell>
          <table:table-cell table:formula="of:=2*[.D35]/3+[.E35]/3" office:value-type="percentage" office:value="0.0181609215609753" calcext:value-type="percentage">
            <text:p>1.82%</text:p>
          </table:table-cell>
          <table:table-cell table:style-name="ce35" office:value-type="float" office:value="9840" calcext:value-type="float">
            <text:p><text:s/>9 840</text:p>
          </table:table-cell>
          <table:table-cell table:formula="of:=[.G35]/[.$G$45]" office:value-type="percentage" office:value="0.00600146377165162" calcext:value-type="percentage">
            <text:p>0.60%</text:p>
          </table:table-cell>
          <table:table-cell table:style-name="ce28" office:value-type="string" calcext:value-type="string">
            <text:p>Poland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79.194" calcext:value-type="float">
            <text:p>79.2 </text:p>
          </table:table-cell>
          <table:table-cell table:style-name="ce18" office:value-type="float" office:value="10557560" calcext:value-type="float">
            <text:p>10557560</text:p>
          </table:table-cell>
          <table:table-cell table:formula="of:=[.B36]/[.$B$45]" office:value-type="percentage" office:value="0.00552514711469888" calcext:value-type="percentage">
            <text:p>0.55%</text:p>
          </table:table-cell>
          <table:table-cell table:formula="of:=[.C36]/[.$C$45]" office:value-type="percentage" office:value="0.00848848399930724" calcext:value-type="percentage">
            <text:p>0.85%</text:p>
          </table:table-cell>
          <table:table-cell table:formula="of:=2*[.D36]/3+[.E36]/3" office:value-type="percentage" office:value="0.006512926076235" calcext:value-type="percentage">
            <text:p>0.65%</text:p>
          </table:table-cell>
          <table:table-cell office:value-type="float" office:value="1460" calcext:value-type="float">
            <text:p><text:s/>1 460</text:p>
          </table:table-cell>
          <table:table-cell table:formula="of:=[.G36]/[.$G$45]" office:value-type="percentage" office:value="0.000890461088070261" calcext:value-type="percentage">
            <text:p>0.09%</text:p>
          </table:table-cell>
          <table:table-cell office:value-type="string" calcext:value-type="string">
            <text:p>Portugal</text:p>
          </table:table-cell>
        </table:table-row>
        <table:table-row table:style-name="ro3">
          <table:table-cell office:value-type="string" calcext:value-type="string">
            <text:p>Slovak Republic</text:p>
          </table:table-cell>
          <table:table-cell table:style-name="ce18" office:value-type="float" office:value="28.107" calcext:value-type="float">
            <text:p>28.107</text:p>
          </table:table-cell>
          <table:table-cell office:value-type="float" office:value="5398384" calcext:value-type="float">
            <text:p>5398384</text:p>
          </table:table-cell>
          <table:table-cell table:formula="of:=[.B37]/[.$B$45]" office:value-type="percentage" office:value="0.0019609479247524" calcext:value-type="percentage">
            <text:p>0.20%</text:p>
          </table:table-cell>
          <table:table-cell table:formula="of:=[.C37]/[.$C$45]" office:value-type="percentage" office:value="0.00434040594665019" calcext:value-type="percentage">
            <text:p>0.43%</text:p>
          </table:table-cell>
          <table:table-cell table:formula="of:=2*[.D37]/3+[.E37]/3" office:value-type="percentage" office:value="0.00275410059871833" calcext:value-type="percentage">
            <text:p>0.28%</text:p>
          </table:table-cell>
          <table:table-cell office:value-type="float" office:value="100" calcext:value-type="float">
            <text:p><text:s text:c="2"/>100</text:p>
          </table:table-cell>
          <table:table-cell table:formula="of:=[.G37]/[.$G$45]" office:value-type="percentage" office:value="0.0000609904854842644" calcext:value-type="percentage">
            <text:p>0.01%</text:p>
          </table:table-cell>
          <table:table-cell office:value-type="string" calcext:value-type="string">
            <text:p>Slovak Republic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8.713" calcext:value-type="float">
            <text:p>18.7 </text:p>
          </table:table-cell>
          <table:table-cell table:style-name="ce18" office:value-type="float" office:value="2052496" calcext:value-type="float">
            <text:p>2052496</text:p>
          </table:table-cell>
          <table:table-cell table:formula="of:=[.B38]/[.$B$45]" office:value-type="percentage" office:value="0.0013055544354037" calcext:value-type="percentage">
            <text:p>0.13%</text:p>
          </table:table-cell>
          <table:table-cell table:formula="of:=[.C38]/[.$C$45]" office:value-type="percentage" office:value="0.00165024678568174" calcext:value-type="percentage">
            <text:p>0.17%</text:p>
          </table:table-cell>
          <table:table-cell table:formula="of:=2*[.D38]/3+[.E38]/3" office:value-type="percentage" office:value="0.00142045188549638" calcext:value-type="percentage">
            <text:p>0.14%</text:p>
          </table:table-cell>
          <table:table-cell table:style-name="ce35" office:value-type="float" office:value="1260" calcext:value-type="float">
            <text:p><text:s/>1 260</text:p>
          </table:table-cell>
          <table:table-cell table:formula="of:=[.G38]/[.$G$45]" office:value-type="percentage" office:value="0.000768480117101732" calcext:value-type="percentage">
            <text:p>0.08%</text:p>
          </table:table-cell>
          <table:table-cell table:style-name="ce28" office:value-type="string" calcext:value-type="string">
            <text:p>Slovenia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table:style-name="ce18" office:value-type="float" office:value="464.028" calcext:value-type="float">
            <text:p>464.028</text:p>
          </table:table-cell>
          <table:table-cell office:value-type="float" office:value="46736260" calcext:value-type="float">
            <text:p>46736260</text:p>
          </table:table-cell>
          <table:table-cell table:formula="of:=[.B39]/[.$B$45]" office:value-type="percentage" office:value="0.0323739546599426" calcext:value-type="percentage">
            <text:p>3.24%</text:p>
          </table:table-cell>
          <table:table-cell table:formula="of:=[.C39]/[.$C$45]" office:value-type="percentage" office:value="0.0375768638963419" calcext:value-type="percentage">
            <text:p>3.76%</text:p>
          </table:table-cell>
          <table:table-cell table:formula="of:=2*[.D39]/3+[.E39]/3" office:value-type="percentage" office:value="0.0341082577387423" calcext:value-type="percentage">
            <text:p>3.41%</text:p>
          </table:table-cell>
          <table:table-cell office:value-type="float" office:value="16270" calcext:value-type="float">
            <text:p><text:s/>16 270</text:p>
          </table:table-cell>
          <table:table-cell table:formula="of:=[.G39]/[.$G$45]" office:value-type="percentage" office:value="0.00992315198828983" calcext:value-type="percentage">
            <text:p>0.99%</text:p>
          </table:table-cell>
          <table:table-cell office:value-type="string" calcext:value-type="string">
            <text:p>Spain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39.523" calcext:value-type="float">
            <text:p>239.5 </text:p>
          </table:table-cell>
          <table:table-cell table:style-name="ce18" office:value-type="float" office:value="9449212" calcext:value-type="float">
            <text:p>9449212</text:p>
          </table:table-cell>
          <table:table-cell table:formula="of:=[.B40]/[.$B$45]" office:value-type="percentage" office:value="0.016710859564538" calcext:value-type="percentage">
            <text:p>1.67%</text:p>
          </table:table-cell>
          <table:table-cell table:formula="of:=[.C40]/[.$C$45]" office:value-type="percentage" office:value="0.00759735060639598" calcext:value-type="percentage">
            <text:p>0.76%</text:p>
          </table:table-cell>
          <table:table-cell table:formula="of:=2*[.D40]/3+[.E40]/3" office:value-type="percentage" office:value="0.0136730232451573" calcext:value-type="percentage">
            <text:p>1.37%</text:p>
          </table:table-cell>
          <table:table-cell table:style-name="ce35" office:value-type="float" office:value="22410" calcext:value-type="float">
            <text:p><text:s/>22 410</text:p>
          </table:table-cell>
          <table:table-cell table:formula="of:=[.G40]/[.$G$45]" office:value-type="percentage" office:value="0.0136679677970237" calcext:value-type="percentage">
            <text:p>1.37%</text:p>
          </table:table-cell>
          <table:table-cell table:style-name="ce28" office:value-type="string" calcext:value-type="string">
            <text:p>Sweden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table:style-name="ce18" office:value-type="float" office:value="188.233" calcext:value-type="float">
            <text:p>188.233</text:p>
          </table:table-cell>
          <table:table-cell office:value-type="float" office:value="7912398" calcext:value-type="float">
            <office:annotation draw:style-name="gr1" draw:text-style-name="P1" svg:width="1.1413in" svg:height="0.2346in" svg:x="4.7157in" svg:y="6.7642in" draw:caption-point-x="-0.2402in" draw:caption-point-y="0.6118in">
              <dc:creator>MyOECD</dc:creator>
              <dc:date>1899-12-30T00:00:00</dc:date>
              <text:p text:style-name="P1"><text:span text:style-name="T1">B: Break </text:span></text:p>
            </office:annotation>
            <text:p>7912398</text:p>
          </table:table-cell>
          <table:table-cell table:formula="of:=[.B41]/[.$B$45]" office:value-type="percentage" office:value="0.0131324976240765" calcext:value-type="percentage">
            <text:p>1.31%</text:p>
          </table:table-cell>
          <table:table-cell table:formula="of:=[.C41]/[.$C$45]" office:value-type="percentage" office:value="0.00636172219898827" calcext:value-type="percentage">
            <text:p>0.64%</text:p>
          </table:table-cell>
          <table:table-cell table:formula="of:=2*[.D41]/3+[.E41]/3" office:value-type="percentage" office:value="0.0108755724823804" calcext:value-type="percentage">
            <text:p>1.09%</text:p>
          </table:table-cell>
          <table:table-cell office:value-type="float" office:value="25870" calcext:value-type="float">
            <text:p><text:s/>25 870</text:p>
          </table:table-cell>
          <table:table-cell table:formula="of:=[.G41]/[.$G$45]" office:value-type="percentage" office:value="0.0157782385947792" calcext:value-type="percentage">
            <text:p>1.58%</text:p>
          </table:table-cell>
          <table:table-cell office:value-type="string" calcext:value-type="string">
            <text:p>Switzerland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16.045" calcext:value-type="float">
            <text:p>216.0 </text:p>
          </table:table-cell>
          <table:table-cell table:style-name="ce18" office:value-type="float" office:value="74223630" calcext:value-type="float">
            <text:p>74223630</text:p>
          </table:table-cell>
          <table:table-cell table:formula="of:=[.B42]/[.$B$45]" office:value-type="percentage" office:value="0.0150728642118736" calcext:value-type="percentage">
            <text:p>1.51%</text:p>
          </table:table-cell>
          <table:table-cell table:formula="of:=[.C42]/[.$C$45]" office:value-type="percentage" office:value="0.0596772450855596" calcext:value-type="percentage">
            <text:p>5.97%</text:p>
          </table:table-cell>
          <table:table-cell table:formula="of:=2*[.D42]/3+[.E42]/3" office:value-type="percentage" office:value="0.029940991169769" calcext:value-type="percentage">
            <text:p>2.99%</text:p>
          </table:table-cell>
          <table:table-cell table:style-name="ce35" office:value-type="float" office:value="77850" calcext:value-type="float">
            <text:p><text:s/>77 850</text:p>
          </table:table-cell>
          <table:table-cell table:formula="of:=[.G42]/[.$G$45]" office:value-type="percentage" office:value="0.0474810929494999" calcext:value-type="percentage">
            <text:p>4.75%</text:p>
          </table:table-cell>
          <table:table-cell table:style-name="ce28" office:value-type="string" calcext:value-type="string">
            <text:p>Turkey</text:p>
          </table:table-cell>
        </table:table-row>
        <table:table-row table:style-name="ro3">
          <table:table-cell office:value-type="string" calcext:value-type="string">
            <text:p>United Kingdom</text:p>
          </table:table-cell>
          <table:table-cell table:style-name="ce18" office:value-type="float" office:value="874.798" calcext:value-type="float">
            <text:p>874.798</text:p>
          </table:table-cell>
          <table:table-cell office:value-type="float" office:value="62435200" calcext:value-type="float">
            <text:p>62435200</text:p>
          </table:table-cell>
          <table:table-cell table:formula="of:=[.B43]/[.$B$45]" office:value-type="percentage" office:value="0.0610322454433967" calcext:value-type="percentage">
            <text:p>6.10%</text:p>
          </table:table-cell>
          <table:table-cell table:formula="of:=[.C43]/[.$C$45]" office:value-type="percentage" office:value="0.0501991176174748" calcext:value-type="percentage">
            <text:p>5.02%</text:p>
          </table:table-cell>
          <table:table-cell table:formula="of:=2*[.D43]/3+[.E43]/3" office:value-type="percentage" office:value="0.057421202834756" calcext:value-type="percentage">
            <text:p>5.74%</text:p>
          </table:table-cell>
          <table:table-cell office:value-type="float" office:value="38380" calcext:value-type="float">
            <text:p><text:s/>38 380</text:p>
          </table:table-cell>
          <table:table-cell table:formula="of:=[.G43]/[.$G$45]" office:value-type="percentage" office:value="0.0234081483288607" calcext:value-type="percentage">
            <text:p>2.34%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708.707" calcext:value-type="float">
            <text:p>3,708.7 </text:p>
          </table:table-cell>
          <table:table-cell table:style-name="ce18" office:value-type="float" office:value="311721600" calcext:value-type="float">
            <text:p>311721600</text:p>
          </table:table-cell>
          <table:table-cell table:formula="of:=[.B44]/[.$B$45]" office:value-type="percentage" office:value="0.258746265882687" calcext:value-type="percentage">
            <text:p>25.87%</text:p>
          </table:table-cell>
          <table:table-cell table:formula="of:=[.C44]/[.$C$45]" office:value-type="percentage" office:value="0.250630241631442" calcext:value-type="percentage">
            <text:p>25.06%</text:p>
          </table:table-cell>
          <table:table-cell table:formula="of:=2*[.D44]/3+[.E44]/3" office:value-type="percentage" office:value="0.256040924465606" calcext:value-type="percentage">
            <text:p>25.60%</text:p>
          </table:table-cell>
          <table:table-cell table:style-name="ce35" office:value-type="float" office:value="261970" calcext:value-type="float">
            <text:p><text:s/>261 970</text:p>
          </table:table-cell>
          <table:table-cell table:formula="of:=[.G44]/[.$G$45]" office:value-type="percentage" office:value="0.159776774823128" calcext:value-type="percentage">
            <text:p>15.98%</text:p>
          </table:table-cell>
          <table:table-cell table:style-name="ce28" office:value-type="string" calcext:value-type="string">
            <text:p>United States</text:p>
          </table:table-cell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ce18" table:formula="of:=SUM([.B11:.B44])" office:value-type="float" office:value="14333.374" calcext:value-type="float">
            <text:p>14333.374</text:p>
          </table:table-cell>
          <table:table-cell table:style-name="Default" table:formula="of:=SUM([.C11:.C44])" office:value-type="float" office:value="1243750945.5" calcext:value-type="float">
            <text:p>1243750945.5</text:p>
          </table:table-cell>
          <table:table-cell table:formula="of:=[.B45]/[.$B$45]" office:value-type="percentage" office:value="1" calcext:value-type="percentage">
            <text:p>100.00%</text:p>
          </table:table-cell>
          <table:table-cell table:formula="of:=[.C45]/[.$C$45]" office:value-type="percentage" office:value="1" calcext:value-type="percentage">
            <text:p>100.00%</text:p>
          </table:table-cell>
          <table:table-cell table:formula="of:=2*[.D45]/3+[.E45]/3" office:value-type="percentage" office:value="1" calcext:value-type="percentage">
            <text:p>100.00%</text:p>
          </table:table-cell>
          <table:table-cell table:style-name="ce35" table:formula="of:=SUM([.G11:.G44])" office:value-type="float" office:value="1639600" calcext:value-type="float">
            <text:p>1 639 600</text:p>
          </table:table-cell>
          <table:table-cell table:formula="of:=[.G45]/[.$G$45]" office:value-type="percentage" office:value="1" calcext:value-type="percentage">
            <text:p>100.00%</text:p>
          </table:table-cell>
          <table:table-cell table:style-name="ce28"/>
        </table:table-row>
      </table:table>
      <table:table table:name="Sheet6" table:style-name="ta1">
        <office:forms form:automatic-focus="false" form:apply-design-mode="false"/>
        <table:shapes>
          <draw:frame draw:z-index="0" draw:style-name="gr2" draw:text-style-name="P3" svg:width="667.96mm" svg:height="115.59mm" svg:x="986.36mm" svg:y="35.14mm">
            <loext:p draw:notify-on-update-of-ranges="Sheet6.I11:Sheet6.I44 Sheet6.J10:Sheet6.J10 Sheet6.J11:Sheet6.J44 Sheet6.K10:Sheet6.K10 Sheet6.K11:Sheet6.K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3" svg:width="528.54mm" svg:height="159.2mm" svg:x="502.8mm" svg:y="40.42mm">
            <loext:p draw:notify-on-update-of-ranges="Sheet6.I11:Sheet6.I44 Sheet6.J10:Sheet6.J10 Sheet6.J11:Sheet6.J44 Sheet6.K10:Sheet6.K10 Sheet6.K11:Sheet6.K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55"/>
        <table:table-column table:style-name="co10" table:default-cell-style-name="ce62"/>
        <table:table-column table:style-name="co6" table:default-cell-style-name="ce67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79"/>
        <table:table-column table:style-name="co15" table:default-cell-style-name="ce85"/>
        <table:table-column table:style-name="co16" table:default-cell-style-name="ce72"/>
        <table:table-column table:style-name="co17" table:default-cell-style-name="ce85"/>
        <table:table-column table:style-name="co13" table:default-cell-style-name="ce49"/>
        <table:table-column table:style-name="co6" table:number-columns-repeated="2" table:default-cell-style-name="Default"/>
        <table:table-row table:style-name="ro1">
          <table:table-cell table:style-name="Default" office:value-type="string" calcext:value-type="string">
            <text:p>Koenigsteiner Schluesse fuer OECD-Staaten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Default" office:value-type="string" calcext:value-type="string">
            <text:p>Quelle: <text:a xlink:href="https://stats.oecd.org/" xlink:type="simple">https://stats.oecd.org/</text:a></text:p>
          </table:table-cell>
          <table:table-cell table:style-name="Default" table:number-columns-repeated="10"/>
          <table:table-cell table:number-columns-repeated="2"/>
        </table:table-row>
        <table:table-row table:style-name="ro1" table:number-rows-repeated="2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Default" table:number-columns-repeated="11"/>
          <table:table-cell/>
          <table:table-cell office:value-type="string" calcext:value-type="string">
            <text:p>This chart shows for each OECD country:</text:p>
          </table:table-cell>
        </table:table-row>
        <table:table-row table:style-name="ro1">
          <table:table-cell table:style-name="Default" table:number-columns-repeated="11"/>
          <table:table-cell/>
          <table:table-cell office:value-type="string" calcext:value-type="string">
            <text:p>in blue: the percentage of asylum applications in 2016 (among all OECD countries) in this country</text:p>
          </table:table-cell>
        </table:table-row>
        <table:table-row table:style-name="ro1">
          <table:table-cell table:style-name="Default" table:number-columns-repeated="11"/>
          <table:table-cell/>
          <table:table-cell office:value-type="string" calcext:value-type="string">
            <text:p>in red: the percentage of asylum seekers this country should have taken according to the Koenigsteiner Schluessel</text:p>
          </table:table-cell>
        </table:table-row>
        <table:table-row table:style-name="ro1">
          <table:table-cell table:style-name="Default" table:number-columns-repeated="11"/>
          <table:table-cell/>
          <table:table-cell office:value-type="string" calcext:value-type="string">
            <text:p>applied to OECD countries based on their 2011 tax revenue and population </text:p>
          </table:table-cell>
        </table:table-row>
        <table:table-row table:style-name="ro1">
          <table:table-cell table:style-name="Default"/>
          <table:table-cell table:number-columns-repeated="2" table:style-name="ce61" office:value-type="string" calcext:value-type="string">
            <text:p>2011</text:p>
          </table:table-cell>
          <table:table-cell table:style-name="Default" table:number-columns-repeated="3"/>
          <table:table-cell table:style-name="ce82" office:value-type="float" office:value="2016" calcext:value-type="float">
            <text:p>2016</text:p>
          </table:table-cell>
          <table:table-cell table:style-name="ce82"/>
          <table:table-cell table:style-name="Default"/>
          <table:table-cell table:style-name="ce82" office:value-type="float" office:value="2016" calcext:value-type="float">
            <text:p>2016</text:p>
          </table:table-cell>
          <table:table-cell table:style-name="Default"/>
          <table:table-cell/>
          <table:table-cell office:value-type="string" calcext:value-type="string">
            <text:p>All data are from the OECD homepage</text:p>
          </table:table-cell>
        </table:table-row>
        <table:table-row table:style-name="ro1">
          <table:table-cell table:style-name="ce54" office:value-type="string" calcext:value-type="string">
            <text:p>Country</text:p>
          </table:table-cell>
          <table:table-cell table:style-name="ce58" office:value-type="string" calcext:value-type="string">
            <text:p>Total tax revenue / million USD</text:p>
          </table:table-cell>
          <table:table-cell table:style-name="ce58" office:value-type="string" calcext:value-type="string">
            <text:p>Population</text:p>
          </table:table-cell>
          <table:table-cell table:style-name="Default" office:value-type="string" calcext:value-type="string">
            <text:p>Percent of tax revenue</text:p>
          </table:table-cell>
          <table:table-cell table:style-name="Default" office:value-type="string" calcext:value-type="string">
            <text:p>Percent of population</text:p>
          </table:table-cell>
          <table:table-cell table:style-name="Default" office:value-type="string" calcext:value-type="string">
            <text:p>Prozent nach Koenigsteiner Schluessel</text:p>
          </table:table-cell>
          <table:table-cell table:style-name="Default" office:value-type="string" calcext:value-type="string">
            <text:p>New asylum requests</text:p>
          </table:table-cell>
          <table:table-cell table:style-name="Default" office:value-type="string" calcext:value-type="string">
            <text:p>Percentage of new asylum requests</text:p>
          </table:table-cell>
          <table:table-cell table:style-name="Default"/>
          <table:table-cell table:style-name="Default" office:value-type="string" calcext:value-type="string">
            <text:p>Percentage of new asylum requests</text:p>
          </table:table-cell>
          <table:table-cell table:style-name="Default" office:value-type="string" calcext:value-type="string">
            <text:p>Prozent nach Koenigsteiner Schlues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401.096" calcext:value-type="float">
            <text:p>401,1 </text:p>
          </table:table-cell>
          <table:table-cell office:value-type="float" office:value="22340000" calcext:value-type="float">
            <text:p>22340000</text:p>
          </table:table-cell>
          <table:table-cell office:value-type="percentage" office:value="0.0279833624658088" calcext:value-type="percentage">
            <text:p>2,80%</text:p>
          </table:table-cell>
          <table:table-cell office:value-type="percentage" office:value="0.0179617953906512" calcext:value-type="percentage">
            <text:p>1,80%</text:p>
          </table:table-cell>
          <table:table-cell office:value-type="percentage" office:value="0.024642840107423" calcext:value-type="percentage">
            <text:p>2,46%</text:p>
          </table:table-cell>
          <table:table-cell office:value-type="float" office:value="27630" calcext:value-type="float">
            <text:p><text:s/>27 630</text:p>
          </table:table-cell>
          <table:table-cell office:value-type="percentage" office:value="0.0168516711393023" calcext:value-type="percentage">
            <text:p>1,69%</text:p>
          </table:table-cell>
          <table:table-cell office:value-type="string" calcext:value-type="string">
            <text:p>Australia</text:p>
          </table:table-cell>
          <table:table-cell office:value-type="percentage" office:value="0.0168516711393023" calcext:value-type="percentage">
            <text:p>1,69%</text:p>
          </table:table-cell>
          <table:table-cell office:value-type="percentage" office:value="0.024642840107423" calcext:value-type="percentage">
            <text:p>2,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ia</text:p>
          </table:table-cell>
          <table:table-cell table:style-name="ce63" office:value-type="float" office:value="177.319" calcext:value-type="float">
            <text:p>177,319</text:p>
          </table:table-cell>
          <table:table-cell table:style-name="ce63" office:value-type="float" office:value="8388534" calcext:value-type="float">
            <text:p>8388534</text:p>
          </table:table-cell>
          <table:table-cell office:value-type="percentage" office:value="0.0123710579239752" calcext:value-type="percentage">
            <text:p>1,24%</text:p>
          </table:table-cell>
          <table:table-cell office:value-type="percentage" office:value="0.00674454482253899" calcext:value-type="percentage">
            <text:p>0,67%</text:p>
          </table:table-cell>
          <table:table-cell office:value-type="percentage" office:value="0.0104955535568298" calcext:value-type="percentage">
            <text:p>1,05%</text:p>
          </table:table-cell>
          <table:table-cell table:style-name="ce80" office:value-type="float" office:value="39950" calcext:value-type="float">
            <text:p><text:s/>39 950</text:p>
          </table:table-cell>
          <table:table-cell office:value-type="percentage" office:value="0.0243656989509636" calcext:value-type="percentage">
            <text:p>2,44%</text:p>
          </table:table-cell>
          <table:table-cell table:style-name="ce73" office:value-type="string" calcext:value-type="string">
            <text:p>Austria</text:p>
          </table:table-cell>
          <table:table-cell office:value-type="percentage" office:value="0.0243656989509636" calcext:value-type="percentage">
            <text:p>2,44%</text:p>
          </table:table-cell>
          <table:table-cell office:value-type="percentage" office:value="0.0104955535568298" calcext:value-type="percentage">
            <text:p>1,0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27.421" calcext:value-type="float">
            <text:p>227,4 </text:p>
          </table:table-cell>
          <table:table-cell office:value-type="float" office:value="11047740" calcext:value-type="float">
            <text:p>11047740</text:p>
          </table:table-cell>
          <table:table-cell office:value-type="percentage" office:value="0.0158665363786642" calcext:value-type="percentage">
            <text:p>1,59%</text:p>
          </table:table-cell>
          <table:table-cell office:value-type="percentage" office:value="0.0088825982725655" calcext:value-type="percentage">
            <text:p>0,89%</text:p>
          </table:table-cell>
          <table:table-cell office:value-type="percentage" office:value="0.0135385570099647" calcext:value-type="percentage">
            <text:p>1,35%</text:p>
          </table:table-cell>
          <table:table-cell office:value-type="float" office:value="14670" calcext:value-type="float">
            <text:p><text:s/>14 670</text:p>
          </table:table-cell>
          <table:table-cell office:value-type="percentage" office:value="0.0089473042205416" calcext:value-type="percentage">
            <text:p>0,89%</text:p>
          </table:table-cell>
          <table:table-cell office:value-type="string" calcext:value-type="string">
            <text:p>Belgium</text:p>
          </table:table-cell>
          <table:table-cell office:value-type="percentage" office:value="0.0089473042205416" calcext:value-type="percentage">
            <text:p>0,89%</text:p>
          </table:table-cell>
          <table:table-cell office:value-type="percentage" office:value="0.0135385570099647" calcext:value-type="percentage">
            <text:p>1,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</text:p>
          </table:table-cell>
          <table:table-cell table:style-name="ce63" office:value-type="float" office:value="552.47" calcext:value-type="float">
            <text:p>552,47</text:p>
          </table:table-cell>
          <table:table-cell table:style-name="ce63" office:value-type="float" office:value="34483980" calcext:value-type="float">
            <text:p>34483980</text:p>
          </table:table-cell>
          <table:table-cell office:value-type="percentage" office:value="0.0385443092463784" calcext:value-type="percentage">
            <text:p>3,85%</text:p>
          </table:table-cell>
          <table:table-cell office:value-type="percentage" office:value="0.0277257919881517" calcext:value-type="percentage">
            <text:p>2,77%</text:p>
          </table:table-cell>
          <table:table-cell office:value-type="percentage" office:value="0.0349381368269695" calcext:value-type="percentage">
            <text:p>3,49%</text:p>
          </table:table-cell>
          <table:table-cell table:style-name="ce80" office:value-type="float" office:value="23830" calcext:value-type="float">
            <text:p><text:s/>23 830</text:p>
          </table:table-cell>
          <table:table-cell office:value-type="percentage" office:value="0.0145340326909002" calcext:value-type="percentage">
            <text:p>1,45%</text:p>
          </table:table-cell>
          <table:table-cell table:style-name="ce73" office:value-type="string" calcext:value-type="string">
            <text:p>Canada</text:p>
          </table:table-cell>
          <table:table-cell office:value-type="percentage" office:value="0.0145340326909002" calcext:value-type="percentage">
            <text:p>1,45%</text:p>
          </table:table-cell>
          <table:table-cell office:value-type="percentage" office:value="0.0349381368269695" calcext:value-type="percentage">
            <text:p>3,4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53.292" calcext:value-type="float">
            <text:p>53,3 </text:p>
          </table:table-cell>
          <table:table-cell office:value-type="float" office:value="17248450" calcext:value-type="float">
            <text:p>17248450</text:p>
          </table:table-cell>
          <table:table-cell office:value-type="percentage" office:value="0.00371803596278169" calcext:value-type="percentage">
            <text:p>0,37%</text:p>
          </table:table-cell>
          <table:table-cell office:value-type="percentage" office:value="0.0138680899599766" calcext:value-type="percentage">
            <text:p>1,39%</text:p>
          </table:table-cell>
          <table:table-cell office:value-type="percentage" office:value="0.00710138729518" calcext:value-type="percentage">
            <text:p>0,71%</text:p>
          </table:table-cell>
          <table:table-cell table:style-name="ce83" office:value-type="float" office:value="2300" calcext:value-type="float">
            <text:p><text:s/>2 300</text:p>
          </table:table-cell>
          <table:table-cell office:value-type="percentage" office:value="0.00140278116613808" calcext:value-type="percentage">
            <text:p>0,14%</text:p>
          </table:table-cell>
          <table:table-cell office:value-type="string" calcext:value-type="string">
            <text:p>Chile</text:p>
          </table:table-cell>
          <table:table-cell office:value-type="percentage" office:value="0.00140278116613808" calcext:value-type="percentage">
            <text:p>0,14%</text:p>
          </table:table-cell>
          <table:table-cell office:value-type="percentage" office:value="0.00710138729518" calcext:value-type="percentage">
            <text:p>0,71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zech Republic</text:p>
          </table:table-cell>
          <table:table-cell table:style-name="ce63" office:value-type="float" office:value="75.914" calcext:value-type="float">
            <text:p>75,914</text:p>
          </table:table-cell>
          <table:table-cell table:style-name="ce63" office:value-type="float" office:value="10496670" calcext:value-type="float">
            <text:p>10496670</text:p>
          </table:table-cell>
          <table:table-cell office:value-type="percentage" office:value="0.00529631055465378" calcext:value-type="percentage">
            <text:p>0,53%</text:p>
          </table:table-cell>
          <table:table-cell office:value-type="percentage" office:value="0.00843952725260461" calcext:value-type="percentage">
            <text:p>0,84%</text:p>
          </table:table-cell>
          <table:table-cell office:value-type="percentage" office:value="0.00634404945397072" calcext:value-type="percentage">
            <text:p>0,63%</text:p>
          </table:table-cell>
          <table:table-cell table:style-name="ce80" office:value-type="float" office:value="1210" calcext:value-type="float">
            <text:p><text:s/>1 210</text:p>
          </table:table-cell>
          <table:table-cell office:value-type="percentage" office:value="0.0007379848743596" calcext:value-type="percentage">
            <text:p>0,07%</text:p>
          </table:table-cell>
          <table:table-cell table:style-name="ce73" office:value-type="string" calcext:value-type="string">
            <text:p>Czech Republic</text:p>
          </table:table-cell>
          <table:table-cell office:value-type="percentage" office:value="0.0007379848743596" calcext:value-type="percentage">
            <text:p>0,07%</text:p>
          </table:table-cell>
          <table:table-cell office:value-type="percentage" office:value="0.00634404945397072" calcext:value-type="percentage">
            <text:p>0,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54.429" calcext:value-type="float">
            <text:p>154,4 </text:p>
          </table:table-cell>
          <table:table-cell office:value-type="float" office:value="5570572" calcext:value-type="float">
            <text:p>5570572</text:p>
          </table:table-cell>
          <table:table-cell office:value-type="percentage" office:value="0.0107740857107336" calcext:value-type="percentage">
            <text:p>1,08%</text:p>
          </table:table-cell>
          <table:table-cell office:value-type="percentage" office:value="0.00447884845447139" calcext:value-type="percentage">
            <text:p>0,45%</text:p>
          </table:table-cell>
          <table:table-cell office:value-type="percentage" office:value="0.00867567329197951" calcext:value-type="percentage">
            <text:p>0,87%</text:p>
          </table:table-cell>
          <table:table-cell office:value-type="float" office:value="6240" calcext:value-type="float">
            <text:p><text:s/>6 240</text:p>
          </table:table-cell>
          <table:table-cell office:value-type="percentage" office:value="0.0038058062942181" calcext:value-type="percentage">
            <text:p>0,38%</text:p>
          </table:table-cell>
          <table:table-cell office:value-type="string" calcext:value-type="string">
            <text:p>Denmark</text:p>
          </table:table-cell>
          <table:table-cell office:value-type="percentage" office:value="0.0038058062942181" calcext:value-type="percentage">
            <text:p>0,38%</text:p>
          </table:table-cell>
          <table:table-cell office:value-type="percentage" office:value="0.00867567329197951" calcext:value-type="percentage">
            <text:p>0,8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onia</text:p>
          </table:table-cell>
          <table:table-cell table:style-name="ce63" office:value-type="float" office:value="7.303" calcext:value-type="float">
            <text:p>7,303</text:p>
          </table:table-cell>
          <table:table-cell table:style-name="ce63" office:value-type="float" office:value="1334947" calcext:value-type="float">
            <text:p>1334947</text:p>
          </table:table-cell>
          <table:table-cell office:value-type="percentage" office:value="0.000509510182319948" calcext:value-type="percentage">
            <text:p>0,05%</text:p>
          </table:table-cell>
          <table:table-cell office:value-type="percentage" office:value="0.001073323405164" calcext:value-type="percentage">
            <text:p>0,11%</text:p>
          </table:table-cell>
          <table:table-cell office:value-type="percentage" office:value="0.000697447923267964" calcext:value-type="percentage">
            <text:p>0,07%</text:p>
          </table:table-cell>
          <table:table-cell table:style-name="ce80" office:value-type="float" office:value="70" calcext:value-type="float">
            <text:p><text:s text:c="2"/>70</text:p>
          </table:table-cell>
          <table:table-cell office:value-type="percentage" office:value="0.0000426933398389851" calcext:value-type="percentage">
            <text:p>0,00%</text:p>
          </table:table-cell>
          <table:table-cell table:style-name="ce73" office:value-type="string" calcext:value-type="string">
            <text:p>Estonia</text:p>
          </table:table-cell>
          <table:table-cell office:value-type="percentage" office:value="0.0000426933398389851" calcext:value-type="percentage">
            <text:p>0,00%</text:p>
          </table:table-cell>
          <table:table-cell office:value-type="percentage" office:value="0.000697447923267964" calcext:value-type="percentage">
            <text:p>0,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15.065" calcext:value-type="float">
            <text:p>115,1 </text:p>
          </table:table-cell>
          <table:table-cell office:value-type="float" office:value="5386000" calcext:value-type="float">
            <text:p>5386000</text:p>
          </table:table-cell>
          <table:table-cell office:value-type="percentage" office:value="0.0080277679212166" calcext:value-type="percentage">
            <text:p>0,80%</text:p>
          </table:table-cell>
          <table:table-cell office:value-type="percentage" office:value="0.00433044896929487" calcext:value-type="percentage">
            <text:p>0,43%</text:p>
          </table:table-cell>
          <table:table-cell office:value-type="percentage" office:value="0.00679532827057602" calcext:value-type="percentage">
            <text:p>0,68%</text:p>
          </table:table-cell>
          <table:table-cell office:value-type="float" office:value="5320" calcext:value-type="float">
            <text:p><text:s/>5 320</text:p>
          </table:table-cell>
          <table:table-cell office:value-type="percentage" office:value="0.00324469382776287" calcext:value-type="percentage">
            <text:p>0,32%</text:p>
          </table:table-cell>
          <table:table-cell office:value-type="string" calcext:value-type="string">
            <text:p>Finland</text:p>
          </table:table-cell>
          <table:table-cell office:value-type="percentage" office:value="0.00324469382776287" calcext:value-type="percentage">
            <text:p>0,32%</text:p>
          </table:table-cell>
          <table:table-cell office:value-type="percentage" office:value="0.00679532827057602" calcext:value-type="percentage">
            <text:p>0,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e</text:p>
          </table:table-cell>
          <table:table-cell table:style-name="ce63" office:value-type="float" office:value="1235.88" calcext:value-type="float">
            <text:p>1235,88</text:p>
          </table:table-cell>
          <table:table-cell table:style-name="ce63" office:value-type="float" office:value="63223160" calcext:value-type="float">
            <text:p>63223160</text:p>
          </table:table-cell>
          <table:table-cell office:value-type="percentage" office:value="0.086223941411143" calcext:value-type="percentage">
            <text:p>8,62%</text:p>
          </table:table-cell>
          <table:table-cell office:value-type="percentage" office:value="0.0508326528142527" calcext:value-type="percentage">
            <text:p>5,08%</text:p>
          </table:table-cell>
          <table:table-cell office:value-type="percentage" office:value="0.0744268452121795" calcext:value-type="percentage">
            <text:p>7,44%</text:p>
          </table:table-cell>
          <table:table-cell table:style-name="ce80" office:value-type="float" office:value="77890" calcext:value-type="float">
            <text:p><text:s/>77 890</text:p>
          </table:table-cell>
          <table:table-cell office:value-type="percentage" office:value="0.0475054891436936" calcext:value-type="percentage">
            <text:p>4,75%</text:p>
          </table:table-cell>
          <table:table-cell table:style-name="ce73" office:value-type="string" calcext:value-type="string">
            <text:p>France</text:p>
          </table:table-cell>
          <table:table-cell office:value-type="percentage" office:value="0.0475054891436936" calcext:value-type="percentage">
            <text:p>4,75%</text:p>
          </table:table-cell>
          <table:table-cell office:value-type="percentage" office:value="0.0744268452121795" calcext:value-type="percentage">
            <text:p>7,44%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<text:a xlink:href="http://stats.oecd.org/OECDStat_Metadata/ShowMetadata.ashx?Dataset=POP_FIVE_HIST&amp;Coords=[LOCATION].[DEU]&amp;ShowOnWeb=true&amp;Lang=en" xlink:type="simple">Germany</text:a></text:p>
          </table:table-cell>
          <table:table-cell office:value-type="float" office:value="1341.915" calcext:value-type="float">
            <text:p>1.341,9 </text:p>
          </table:table-cell>
          <table:table-cell office:value-type="float" office:value="81039750" calcext:value-type="float">
            <text:p>81039750</text:p>
          </table:table-cell>
          <table:table-cell office:value-type="percentage" office:value="0.0936217111197963" calcext:value-type="percentage">
            <text:p>9,36%</text:p>
          </table:table-cell>
          <table:table-cell office:value-type="percentage" office:value="0.0651575384068723" calcext:value-type="percentage">
            <text:p>6,52%</text:p>
          </table:table-cell>
          <table:table-cell office:value-type="percentage" office:value="0.0841336535488217" calcext:value-type="percentage">
            <text:p>8,41%</text:p>
          </table:table-cell>
          <table:table-cell office:value-type="float" office:value="722360" calcext:value-type="float">
            <text:p><text:s/>722 360</text:p>
          </table:table-cell>
          <table:table-cell office:value-type="percentage" office:value="0.440570870944133" calcext:value-type="percentage">
            <text:p>44,06%</text:p>
          </table:table-cell>
          <table:table-cell office:value-type="string" calcext:value-type="string">
            <text:p>Germany</text:p>
          </table:table-cell>
          <table:table-cell office:value-type="percentage" office:value="0.440570870944133" calcext:value-type="percentage">
            <text:p>44,06%</text:p>
          </table:table-cell>
          <table:table-cell office:value-type="percentage" office:value="0.0841336535488217" calcext:value-type="percentage">
            <text:p>8,4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ce</text:p>
          </table:table-cell>
          <table:table-cell table:style-name="ce63" office:value-type="float" office:value="96.848" calcext:value-type="float">
            <text:p>96,848</text:p>
          </table:table-cell>
          <table:table-cell table:style-name="ce63" office:value-type="float" office:value="11124000" calcext:value-type="float">
            <text:p>11124000</text:p>
          </table:table-cell>
          <table:table-cell office:value-type="percentage" office:value="0.00675681803879533" calcext:value-type="percentage">
            <text:p>0,68%</text:p>
          </table:table-cell>
          <table:table-cell office:value-type="percentage" office:value="0.00894391279881845" calcext:value-type="percentage">
            <text:p>0,89%</text:p>
          </table:table-cell>
          <table:table-cell office:value-type="percentage" office:value="0.0074858496254697" calcext:value-type="percentage">
            <text:p>0,75%</text:p>
          </table:table-cell>
          <table:table-cell table:style-name="ce80" office:value-type="float" office:value="49850" calcext:value-type="float">
            <text:p><text:s/>49 850</text:p>
          </table:table-cell>
          <table:table-cell office:value-type="percentage" office:value="0.0304037570139058" calcext:value-type="percentage">
            <text:p>3,04%</text:p>
          </table:table-cell>
          <table:table-cell table:style-name="ce73" office:value-type="string" calcext:value-type="string">
            <text:p>Greece</text:p>
          </table:table-cell>
          <table:table-cell office:value-type="percentage" office:value="0.0304037570139058" calcext:value-type="percentage">
            <text:p>3,04%</text:p>
          </table:table-cell>
          <table:table-cell office:value-type="percentage" office:value="0.0074858496254697" calcext:value-type="percentage">
            <text:p>0,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51.071" calcext:value-type="float">
            <text:p>51,1 </text:p>
          </table:table-cell>
          <table:table-cell office:value-type="float" office:value="9958823" calcext:value-type="float">
            <text:p>9958823</text:p>
          </table:table-cell>
          <table:table-cell office:value-type="percentage" office:value="0.00356308291404382" calcext:value-type="percentage">
            <text:p>0,36%</text:p>
          </table:table-cell>
          <table:table-cell office:value-type="percentage" office:value="0.00800708778235055" calcext:value-type="percentage">
            <text:p>0,80%</text:p>
          </table:table-cell>
          <table:table-cell office:value-type="percentage" office:value="0.00504441787014607" calcext:value-type="percentage">
            <text:p>0,50%</text:p>
          </table:table-cell>
          <table:table-cell office:value-type="float" office:value="28070" calcext:value-type="float">
            <text:p><text:s/>28 070</text:p>
          </table:table-cell>
          <table:table-cell office:value-type="percentage" office:value="0.017120029275433" calcext:value-type="percentage">
            <text:p>1,71%</text:p>
          </table:table-cell>
          <table:table-cell office:value-type="string" calcext:value-type="string">
            <text:p>Hungary</text:p>
          </table:table-cell>
          <table:table-cell office:value-type="percentage" office:value="0.017120029275433" calcext:value-type="percentage">
            <text:p>1,71%</text:p>
          </table:table-cell>
          <table:table-cell office:value-type="percentage" office:value="0.00504441787014607" calcext:value-type="percentage">
            <text:p>0,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land</text:p>
          </table:table-cell>
          <table:table-cell table:style-name="ce63" office:value-type="float" office:value="5.049" calcext:value-type="float">
            <text:p>5,049</text:p>
          </table:table-cell>
          <table:table-cell table:style-name="ce63" office:value-type="float" office:value="319013.5" calcext:value-type="float">
            <office:annotation draw:style-name="gr1" draw:text-style-name="P1" svg:width="28.99mm" svg:height="5.96mm" svg:x="73.73mm" svg:y="88.66mm" draw:caption-point-x="39.95mm" draw:caption-point-y="18.61mm">
              <dc:creator>MyOECD</dc:creator>
              <dc:date>1899-12-30T00:00:00</dc:date>
              <text:p text:style-name="P2"><text:span text:style-name="T1">B: Break </text:span></text:p>
            </office:annotation>
            <text:p>319013,5</text:p>
          </table:table-cell>
          <table:table-cell office:value-type="percentage" office:value="0.000352254814532852" calcext:value-type="percentage">
            <text:p>0,04%</text:p>
          </table:table-cell>
          <table:table-cell office:value-type="percentage" office:value="0.000256493071345368" calcext:value-type="percentage">
            <text:p>0,03%</text:p>
          </table:table-cell>
          <table:table-cell office:value-type="percentage" office:value="0.000320334233470357" calcext:value-type="percentage">
            <text:p>0,03%</text:p>
          </table:table-cell>
          <table:table-cell table:style-name="ce80" office:value-type="float" office:value="1130" calcext:value-type="float">
            <text:p><text:s/>1 130</text:p>
          </table:table-cell>
          <table:table-cell office:value-type="percentage" office:value="0.000689192485972188" calcext:value-type="percentage">
            <text:p>0,07%</text:p>
          </table:table-cell>
          <table:table-cell table:style-name="ce73" office:value-type="string" calcext:value-type="string">
            <text:p>Iceland</text:p>
          </table:table-cell>
          <table:table-cell office:value-type="percentage" office:value="0.000689192485972188" calcext:value-type="percentage">
            <text:p>0,07%</text:p>
          </table:table-cell>
          <table:table-cell office:value-type="percentage" office:value="0.000320334233470357" calcext:value-type="percentage">
            <text:p>0,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5.168" calcext:value-type="float">
            <text:p>65,2 </text:p>
          </table:table-cell>
          <table:table-cell office:value-type="float" office:value="4574900" calcext:value-type="float">
            <text:p>4574900</text:p>
          </table:table-cell>
          <table:table-cell office:value-type="percentage" office:value="0.00454659175153038" calcext:value-type="percentage">
            <text:p>0,45%</text:p>
          </table:table-cell>
          <table:table-cell office:value-type="percentage" office:value="0.00367830876153493" calcext:value-type="percentage">
            <text:p>0,37%</text:p>
          </table:table-cell>
          <table:table-cell office:value-type="percentage" office:value="0.00425716408819856" calcext:value-type="percentage">
            <text:p>0,43%</text:p>
          </table:table-cell>
          <table:table-cell office:value-type="float" office:value="2240" calcext:value-type="float">
            <text:p><text:s/>2 240</text:p>
          </table:table-cell>
          <table:table-cell office:value-type="percentage" office:value="0.00136618687484752" calcext:value-type="percentage">
            <text:p>0,14%</text:p>
          </table:table-cell>
          <table:table-cell office:value-type="string" calcext:value-type="string">
            <text:p>Ireland</text:p>
          </table:table-cell>
          <table:table-cell office:value-type="percentage" office:value="0.00136618687484752" calcext:value-type="percentage">
            <text:p>0,14%</text:p>
          </table:table-cell>
          <table:table-cell office:value-type="percentage" office:value="0.00425716408819856" calcext:value-type="percentage">
            <text:p>0,43%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<text:a xlink:href="http://stats.oecd.org/OECDStat_Metadata/ShowMetadata.ashx?Dataset=POP_FIVE_HIST&amp;Coords=[LOCATION].[ISR]&amp;ShowOnWeb=true&amp;Lang=en" xlink:type="simple">Israel</text:a></text:p>
          </table:table-cell>
          <table:table-cell table:style-name="ce63" office:value-type="float" office:value="80.933" calcext:value-type="float">
            <text:p>80,933</text:p>
          </table:table-cell>
          <table:table-cell table:style-name="ce63" office:value-type="float" office:value="7765800" calcext:value-type="float">
            <text:p>7765800</text:p>
          </table:table-cell>
          <table:table-cell office:value-type="percentage" office:value="0.00564647235186914" calcext:value-type="percentage">
            <text:p>0,56%</text:p>
          </table:table-cell>
          <table:table-cell office:value-type="percentage" office:value="0.00624385454989791" calcext:value-type="percentage">
            <text:p>0,62%</text:p>
          </table:table-cell>
          <table:table-cell office:value-type="percentage" office:value="0.00584559975121206" calcext:value-type="percentage">
            <text:p>0,58%</text:p>
          </table:table-cell>
          <table:table-cell table:style-name="ce80" office:value-type="float" office:value="8150" calcext:value-type="float">
            <text:p><text:s/>8 150</text:p>
          </table:table-cell>
          <table:table-cell office:value-type="percentage" office:value="0.00497072456696755" calcext:value-type="percentage">
            <text:p>0,50%</text:p>
          </table:table-cell>
          <table:table-cell table:style-name="ce73" office:value-type="string" calcext:value-type="string">
            <text:p>Israel</text:p>
          </table:table-cell>
          <table:table-cell office:value-type="percentage" office:value="0.00497072456696755" calcext:value-type="percentage">
            <text:p>0,50%</text:p>
          </table:table-cell>
          <table:table-cell office:value-type="percentage" office:value="0.00584559975121206" calcext:value-type="percentage">
            <text:p>0,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954.168" calcext:value-type="float">
            <text:p>954,2 </text:p>
          </table:table-cell>
          <table:table-cell office:value-type="float" office:value="60626440" calcext:value-type="float">
            <text:p>60626440</text:p>
          </table:table-cell>
          <table:table-cell office:value-type="percentage" office:value="0.0665696715930248" calcext:value-type="percentage">
            <text:p>6,66%</text:p>
          </table:table-cell>
          <table:table-cell office:value-type="percentage" office:value="0.0487448393260337" calcext:value-type="percentage">
            <text:p>4,87%</text:p>
          </table:table-cell>
          <table:table-cell office:value-type="percentage" office:value="0.0606280608373611" calcext:value-type="percentage">
            <text:p>6,06%</text:p>
          </table:table-cell>
          <table:table-cell office:value-type="float" office:value="122120" calcext:value-type="float">
            <text:p><text:s/>122 120</text:p>
          </table:table-cell>
          <table:table-cell office:value-type="percentage" office:value="0.0744815808733837" calcext:value-type="percentage">
            <text:p>7,45%</text:p>
          </table:table-cell>
          <table:table-cell office:value-type="string" calcext:value-type="string">
            <text:p>Italy</text:p>
          </table:table-cell>
          <table:table-cell office:value-type="percentage" office:value="0.0744815808733837" calcext:value-type="percentage">
            <text:p>7,45%</text:p>
          </table:table-cell>
          <table:table-cell office:value-type="percentage" office:value="0.0606280608373611" calcext:value-type="percentage">
            <text:p>6,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pan</text:p>
          </table:table-cell>
          <table:table-cell table:style-name="ce63" office:value-type="float" office:value="1702.132" calcext:value-type="float">
            <text:p>1702,132</text:p>
          </table:table-cell>
          <table:table-cell table:style-name="ce63" office:value-type="float" office:value="127799000" calcext:value-type="float">
            <text:p>127799000</text:p>
          </table:table-cell>
          <table:table-cell office:value-type="percentage" office:value="0.118753058421555" calcext:value-type="percentage">
            <text:p>11,88%</text:p>
          </table:table-cell>
          <table:table-cell office:value-type="percentage" office:value="0.102752886711273" calcext:value-type="percentage">
            <text:p>10,28%</text:p>
          </table:table-cell>
          <table:table-cell office:value-type="percentage" office:value="0.113419667851461" calcext:value-type="percentage">
            <text:p>11,34%</text:p>
          </table:table-cell>
          <table:table-cell table:style-name="ce80" office:value-type="float" office:value="10900" calcext:value-type="float">
            <text:p><text:s/>10 900</text:p>
          </table:table-cell>
          <table:table-cell office:value-type="percentage" office:value="0.00664796291778483" calcext:value-type="percentage">
            <text:p>0,66%</text:p>
          </table:table-cell>
          <table:table-cell table:style-name="ce73" office:value-type="string" calcext:value-type="string">
            <text:p>Japan</text:p>
          </table:table-cell>
          <table:table-cell office:value-type="percentage" office:value="0.00664796291778483" calcext:value-type="percentage">
            <text:p>0,66%</text:p>
          </table:table-cell>
          <table:table-cell office:value-type="percentage" office:value="0.113419667851461" calcext:value-type="percentage">
            <text:p>11,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ea</text:p>
          </table:table-cell>
          <table:table-cell office:value-type="float" office:value="290.72" calcext:value-type="float">
            <text:p>290,7 </text:p>
          </table:table-cell>
          <table:table-cell office:value-type="float" office:value="49779440" calcext:value-type="float">
            <text:p>49779440</text:p>
          </table:table-cell>
          <table:table-cell office:value-type="percentage" office:value="0.0202827331513152" calcext:value-type="percentage">
            <text:p>2,03%</text:p>
          </table:table-cell>
          <table:table-cell office:value-type="percentage" office:value="0.0400236399257475" calcext:value-type="percentage">
            <text:p>4,00%</text:p>
          </table:table-cell>
          <table:table-cell office:value-type="percentage" office:value="0.0268630354094593" calcext:value-type="percentage">
            <text:p>2,69%</text:p>
          </table:table-cell>
          <table:table-cell office:value-type="float" office:value="7540" calcext:value-type="float">
            <text:p><text:s/>7 540</text:p>
          </table:table-cell>
          <table:table-cell office:value-type="percentage" office:value="0.00459868260551354" calcext:value-type="percentage">
            <text:p>0,46%</text:p>
          </table:table-cell>
          <table:table-cell office:value-type="string" calcext:value-type="string">
            <text:p>Korea</text:p>
          </table:table-cell>
          <table:table-cell office:value-type="percentage" office:value="0.00459868260551354" calcext:value-type="percentage">
            <text:p>0,46%</text:p>
          </table:table-cell>
          <table:table-cell office:value-type="percentage" office:value="0.0268630354094593" calcext:value-type="percentage">
            <text:p>2,6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2.233" calcext:value-type="float">
            <text:p>22,2 </text:p>
          </table:table-cell>
          <table:table-cell table:style-name="ce63" office:value-type="float" office:value="518346" calcext:value-type="float">
            <text:p>518346</text:p>
          </table:table-cell>
          <table:table-cell office:value-type="percentage" office:value="0.00155113513398869" calcext:value-type="percentage">
            <text:p>0,16%</text:p>
          </table:table-cell>
          <table:table-cell office:value-type="percentage" office:value="0.000416760286193487" calcext:value-type="percentage">
            <text:p>0,04%</text:p>
          </table:table-cell>
          <table:table-cell office:value-type="percentage" office:value="0.00117301018472362" calcext:value-type="percentage">
            <text:p>0,12%</text:p>
          </table:table-cell>
          <table:table-cell office:value-type="float" office:value="1940" calcext:value-type="float">
            <text:p><text:s/>1 940</text:p>
          </table:table-cell>
          <table:table-cell office:value-type="percentage" office:value="0.00118321541839473" calcext:value-type="percentage">
            <text:p>0,12%</text:p>
          </table:table-cell>
          <table:table-cell office:value-type="string" calcext:value-type="string">
            <text:p>Luxembourg</text:p>
          </table:table-cell>
          <table:table-cell office:value-type="percentage" office:value="0.00118321541839473" calcext:value-type="percentage">
            <text:p>0,12%</text:p>
          </table:table-cell>
          <table:table-cell office:value-type="percentage" office:value="0.00117301018472362" calcext:value-type="percentage">
            <text:p>0,1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co</text:p>
          </table:table-cell>
          <table:table-cell table:style-name="ce63" office:value-type="float" office:value="155.194" calcext:value-type="float">
            <text:p>155,194</text:p>
          </table:table-cell>
          <table:table-cell office:value-type="float" office:value="115682900" calcext:value-type="float">
            <text:p>115682900</text:p>
          </table:table-cell>
          <table:table-cell office:value-type="percentage" office:value="0.0108274576523295" calcext:value-type="percentage">
            <text:p>1,08%</text:p>
          </table:table-cell>
          <table:table-cell office:value-type="percentage" office:value="0.0930113061771337" calcext:value-type="percentage">
            <text:p>9,30%</text:p>
          </table:table-cell>
          <table:table-cell office:value-type="percentage" office:value="0.0382220738272642" calcext:value-type="percentage">
            <text:p>3,82%</text:p>
          </table:table-cell>
          <table:table-cell table:style-name="ce80" office:value-type="float" office:value="8780" calcext:value-type="float">
            <text:p><text:s/>8 780</text:p>
          </table:table-cell>
          <table:table-cell office:value-type="percentage" office:value="0.00535496462551842" calcext:value-type="percentage">
            <text:p>0,54%</text:p>
          </table:table-cell>
          <table:table-cell table:style-name="ce73" office:value-type="string" calcext:value-type="string">
            <text:p>Mexico</text:p>
          </table:table-cell>
          <table:table-cell office:value-type="percentage" office:value="0.00535496462551842" calcext:value-type="percentage">
            <text:p>0,54%</text:p>
          </table:table-cell>
          <table:table-cell office:value-type="percentage" office:value="0.0382220738272642" calcext:value-type="percentage">
            <text:p>3,8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320.523" calcext:value-type="float">
            <text:p>320,5 </text:p>
          </table:table-cell>
          <table:table-cell table:style-name="ce63" office:value-type="float" office:value="16693070" calcext:value-type="float">
            <text:p>16693070</text:p>
          </table:table-cell>
          <table:table-cell office:value-type="percentage" office:value="0.0223620063217495" calcext:value-type="percentage">
            <text:p>2,24%</text:p>
          </table:table-cell>
          <table:table-cell office:value-type="percentage" office:value="0.0134215536160169" calcext:value-type="percentage">
            <text:p>1,34%</text:p>
          </table:table-cell>
          <table:table-cell office:value-type="percentage" office:value="0.0193818554198387" calcext:value-type="percentage">
            <text:p>1,94%</text:p>
          </table:table-cell>
          <table:table-cell office:value-type="float" office:value="18410" calcext:value-type="float">
            <text:p><text:s/>18 410</text:p>
          </table:table-cell>
          <table:table-cell office:value-type="percentage" office:value="0.0112283483776531" calcext:value-type="percentage">
            <text:p>1,12%</text:p>
          </table:table-cell>
          <table:table-cell office:value-type="string" calcext:value-type="string">
            <text:p>Netherlands</text:p>
          </table:table-cell>
          <table:table-cell office:value-type="percentage" office:value="0.0112283483776531" calcext:value-type="percentage">
            <text:p>1,12%</text:p>
          </table:table-cell>
          <table:table-cell office:value-type="percentage" office:value="0.0193818554198387" calcext:value-type="percentage">
            <text:p>1,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Zealand</text:p>
          </table:table-cell>
          <table:table-cell table:style-name="ce63" office:value-type="float" office:value="51.777" calcext:value-type="float">
            <text:p>51,777</text:p>
          </table:table-cell>
          <table:table-cell office:value-type="float" office:value="4384000" calcext:value-type="float">
            <text:p>4384000</text:p>
          </table:table-cell>
          <table:table-cell office:value-type="percentage" office:value="0.00361233858824866" calcext:value-type="percentage">
            <text:p>0,36%</text:p>
          </table:table-cell>
          <table:table-cell office:value-type="percentage" office:value="0.00352482144103021" calcext:value-type="percentage">
            <text:p>0,35%</text:p>
          </table:table-cell>
          <table:table-cell office:value-type="percentage" office:value="0.00358316620584251" calcext:value-type="percentage">
            <text:p>0,36%</text:p>
          </table:table-cell>
          <table:table-cell table:style-name="ce80" office:value-type="float" office:value="390" calcext:value-type="float">
            <text:p><text:s text:c="2"/>390</text:p>
          </table:table-cell>
          <table:table-cell office:value-type="percentage" office:value="0.000237862893388631" calcext:value-type="percentage">
            <text:p>0,02%</text:p>
          </table:table-cell>
          <table:table-cell table:style-name="ce73" office:value-type="string" calcext:value-type="string">
            <text:p>New Zealand</text:p>
          </table:table-cell>
          <table:table-cell office:value-type="percentage" office:value="0.000237862893388631" calcext:value-type="percentage">
            <text:p>0,02%</text:p>
          </table:table-cell>
          <table:table-cell office:value-type="percentage" office:value="0.00358316620584251" calcext:value-type="percentage">
            <text:p>0,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09.636" calcext:value-type="float">
            <text:p>209,6 </text:p>
          </table:table-cell>
          <table:table-cell table:style-name="ce63" office:value-type="float" office:value="4953000" calcext:value-type="float">
            <text:p>4953000</text:p>
          </table:table-cell>
          <table:table-cell office:value-type="percentage" office:value="0.0146257259456148" calcext:value-type="percentage">
            <text:p>1,46%</text:p>
          </table:table-cell>
          <table:table-cell office:value-type="percentage" office:value="0.003982308530434" calcext:value-type="percentage">
            <text:p>0,40%</text:p>
          </table:table-cell>
          <table:table-cell office:value-type="percentage" office:value="0.0110779201405545" calcext:value-type="percentage">
            <text:p>1,11%</text:p>
          </table:table-cell>
          <table:table-cell office:value-type="float" office:value="3200" calcext:value-type="float">
            <text:p><text:s/>3 200</text:p>
          </table:table-cell>
          <table:table-cell office:value-type="percentage" office:value="0.00195169553549646" calcext:value-type="percentage">
            <text:p>0,20%</text:p>
          </table:table-cell>
          <table:table-cell office:value-type="string" calcext:value-type="string">
            <text:p>Norway</text:p>
          </table:table-cell>
          <table:table-cell office:value-type="percentage" office:value="0.00195169553549646" calcext:value-type="percentage">
            <text:p>0,20%</text:p>
          </table:table-cell>
          <table:table-cell office:value-type="percentage" office:value="0.0110779201405545" calcext:value-type="percentage">
            <text:p>1,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and</text:p>
          </table:table-cell>
          <table:table-cell table:style-name="ce63" office:value-type="float" office:value="168.47" calcext:value-type="float">
            <text:p>168,47</text:p>
          </table:table-cell>
          <table:table-cell office:value-type="float" office:value="38525670" calcext:value-type="float">
            <text:p>38525670</text:p>
          </table:table-cell>
          <table:table-cell office:value-type="percentage" office:value="0.0117536875825608" calcext:value-type="percentage">
            <text:p>1,18%</text:p>
          </table:table-cell>
          <table:table-cell office:value-type="percentage" office:value="0.0309753895178044" calcext:value-type="percentage">
            <text:p>3,10%</text:p>
          </table:table-cell>
          <table:table-cell office:value-type="percentage" office:value="0.0181609215609753" calcext:value-type="percentage">
            <text:p>1,82%</text:p>
          </table:table-cell>
          <table:table-cell table:style-name="ce80" office:value-type="float" office:value="9840" calcext:value-type="float">
            <text:p><text:s/>9 840</text:p>
          </table:table-cell>
          <table:table-cell office:value-type="percentage" office:value="0.00600146377165162" calcext:value-type="percentage">
            <text:p>0,60%</text:p>
          </table:table-cell>
          <table:table-cell table:style-name="ce73" office:value-type="string" calcext:value-type="string">
            <text:p>Poland</text:p>
          </table:table-cell>
          <table:table-cell office:value-type="percentage" office:value="0.00600146377165162" calcext:value-type="percentage">
            <text:p>0,60%</text:p>
          </table:table-cell>
          <table:table-cell office:value-type="percentage" office:value="0.0181609215609753" calcext:value-type="percentage">
            <text:p>1,8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79.194" calcext:value-type="float">
            <text:p>79,2 </text:p>
          </table:table-cell>
          <table:table-cell table:style-name="ce63" office:value-type="float" office:value="10557560" calcext:value-type="float">
            <text:p>10557560</text:p>
          </table:table-cell>
          <table:table-cell office:value-type="percentage" office:value="0.00552514711469888" calcext:value-type="percentage">
            <text:p>0,55%</text:p>
          </table:table-cell>
          <table:table-cell office:value-type="percentage" office:value="0.00848848399930724" calcext:value-type="percentage">
            <text:p>0,85%</text:p>
          </table:table-cell>
          <table:table-cell office:value-type="percentage" office:value="0.006512926076235" calcext:value-type="percentage">
            <text:p>0,65%</text:p>
          </table:table-cell>
          <table:table-cell office:value-type="float" office:value="1460" calcext:value-type="float">
            <text:p><text:s/>1 460</text:p>
          </table:table-cell>
          <table:table-cell office:value-type="percentage" office:value="0.000890461088070261" calcext:value-type="percentage">
            <text:p>0,09%</text:p>
          </table:table-cell>
          <table:table-cell office:value-type="string" calcext:value-type="string">
            <text:p>Portugal</text:p>
          </table:table-cell>
          <table:table-cell office:value-type="percentage" office:value="0.000890461088070261" calcext:value-type="percentage">
            <text:p>0,09%</text:p>
          </table:table-cell>
          <table:table-cell office:value-type="percentage" office:value="0.006512926076235" calcext:value-type="percentage">
            <text:p>0,65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lovak Republic</text:p>
          </table:table-cell>
          <table:table-cell table:style-name="ce63" office:value-type="float" office:value="28.107" calcext:value-type="float">
            <text:p>28,107</text:p>
          </table:table-cell>
          <table:table-cell office:value-type="float" office:value="5398384" calcext:value-type="float">
            <text:p>5398384</text:p>
          </table:table-cell>
          <table:table-cell office:value-type="percentage" office:value="0.0019609479247524" calcext:value-type="percentage">
            <text:p>0,20%</text:p>
          </table:table-cell>
          <table:table-cell office:value-type="percentage" office:value="0.00434040594665019" calcext:value-type="percentage">
            <text:p>0,43%</text:p>
          </table:table-cell>
          <table:table-cell office:value-type="percentage" office:value="0.00275410059871833" calcext:value-type="percentage">
            <text:p>0,28%</text:p>
          </table:table-cell>
          <table:table-cell office:value-type="float" office:value="100" calcext:value-type="float">
            <text:p><text:s text:c="2"/>100</text:p>
          </table:table-cell>
          <table:table-cell office:value-type="percentage" office:value="0.0000609904854842644" calcext:value-type="percentage">
            <text:p>0,01%</text:p>
          </table:table-cell>
          <table:table-cell office:value-type="string" calcext:value-type="string">
            <text:p>Slovak Republic</text:p>
          </table:table-cell>
          <table:table-cell office:value-type="percentage" office:value="0.0000609904854842644" calcext:value-type="percentage">
            <text:p>0,01%</text:p>
          </table:table-cell>
          <table:table-cell office:value-type="percentage" office:value="0.00275410059871833" calcext:value-type="percentage">
            <text:p>0,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8.713" calcext:value-type="float">
            <text:p>18,7 </text:p>
          </table:table-cell>
          <table:table-cell table:style-name="ce63" office:value-type="float" office:value="2052496" calcext:value-type="float">
            <text:p>2052496</text:p>
          </table:table-cell>
          <table:table-cell office:value-type="percentage" office:value="0.0013055544354037" calcext:value-type="percentage">
            <text:p>0,13%</text:p>
          </table:table-cell>
          <table:table-cell office:value-type="percentage" office:value="0.00165024678568174" calcext:value-type="percentage">
            <text:p>0,17%</text:p>
          </table:table-cell>
          <table:table-cell office:value-type="percentage" office:value="0.00142045188549638" calcext:value-type="percentage">
            <text:p>0,14%</text:p>
          </table:table-cell>
          <table:table-cell table:style-name="ce80" office:value-type="float" office:value="1260" calcext:value-type="float">
            <text:p><text:s/>1 260</text:p>
          </table:table-cell>
          <table:table-cell office:value-type="percentage" office:value="0.000768480117101732" calcext:value-type="percentage">
            <text:p>0,08%</text:p>
          </table:table-cell>
          <table:table-cell table:style-name="ce73" office:value-type="string" calcext:value-type="string">
            <text:p>Slovenia</text:p>
          </table:table-cell>
          <table:table-cell office:value-type="percentage" office:value="0.000768480117101732" calcext:value-type="percentage">
            <text:p>0,08%</text:p>
          </table:table-cell>
          <table:table-cell office:value-type="percentage" office:value="0.00142045188549638" calcext:value-type="percentage">
            <text:p>0,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in</text:p>
          </table:table-cell>
          <table:table-cell table:style-name="ce63" office:value-type="float" office:value="464.028" calcext:value-type="float">
            <text:p>464,028</text:p>
          </table:table-cell>
          <table:table-cell office:value-type="float" office:value="46736260" calcext:value-type="float">
            <text:p>46736260</text:p>
          </table:table-cell>
          <table:table-cell office:value-type="percentage" office:value="0.0323739546599426" calcext:value-type="percentage">
            <text:p>3,24%</text:p>
          </table:table-cell>
          <table:table-cell office:value-type="percentage" office:value="0.0375768638963419" calcext:value-type="percentage">
            <text:p>3,76%</text:p>
          </table:table-cell>
          <table:table-cell office:value-type="percentage" office:value="0.0341082577387423" calcext:value-type="percentage">
            <text:p>3,41%</text:p>
          </table:table-cell>
          <table:table-cell office:value-type="float" office:value="16270" calcext:value-type="float">
            <text:p><text:s/>16 270</text:p>
          </table:table-cell>
          <table:table-cell office:value-type="percentage" office:value="0.00992315198828983" calcext:value-type="percentage">
            <text:p>0,99%</text:p>
          </table:table-cell>
          <table:table-cell office:value-type="string" calcext:value-type="string">
            <text:p>Spain</text:p>
          </table:table-cell>
          <table:table-cell office:value-type="percentage" office:value="0.00992315198828983" calcext:value-type="percentage">
            <text:p>0,99%</text:p>
          </table:table-cell>
          <table:table-cell office:value-type="percentage" office:value="0.0341082577387423" calcext:value-type="percentage">
            <text:p>3,4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39.523" calcext:value-type="float">
            <text:p>239,5 </text:p>
          </table:table-cell>
          <table:table-cell table:style-name="ce63" office:value-type="float" office:value="9449212" calcext:value-type="float">
            <text:p>9449212</text:p>
          </table:table-cell>
          <table:table-cell office:value-type="percentage" office:value="0.016710859564538" calcext:value-type="percentage">
            <text:p>1,67%</text:p>
          </table:table-cell>
          <table:table-cell office:value-type="percentage" office:value="0.00759735060639598" calcext:value-type="percentage">
            <text:p>0,76%</text:p>
          </table:table-cell>
          <table:table-cell office:value-type="percentage" office:value="0.0136730232451573" calcext:value-type="percentage">
            <text:p>1,37%</text:p>
          </table:table-cell>
          <table:table-cell table:style-name="ce80" office:value-type="float" office:value="22410" calcext:value-type="float">
            <text:p><text:s/>22 410</text:p>
          </table:table-cell>
          <table:table-cell office:value-type="percentage" office:value="0.0136679677970237" calcext:value-type="percentage">
            <text:p>1,37%</text:p>
          </table:table-cell>
          <table:table-cell table:style-name="ce73" office:value-type="string" calcext:value-type="string">
            <text:p>Sweden</text:p>
          </table:table-cell>
          <table:table-cell office:value-type="percentage" office:value="0.0136679677970237" calcext:value-type="percentage">
            <text:p>1,37%</text:p>
          </table:table-cell>
          <table:table-cell office:value-type="percentage" office:value="0.0136730232451573" calcext:value-type="percentage">
            <text:p>1,3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zerland</text:p>
          </table:table-cell>
          <table:table-cell table:style-name="ce63" office:value-type="float" office:value="188.233" calcext:value-type="float">
            <text:p>188,233</text:p>
          </table:table-cell>
          <table:table-cell office:value-type="float" office:value="7912398" calcext:value-type="float">
            <office:annotation draw:style-name="gr1" draw:text-style-name="P1" svg:width="28.99mm" svg:height="5.96mm" svg:x="73.73mm" svg:y="165.18mm" draw:caption-point-x="39.95mm" draw:caption-point-y="22.17mm">
              <dc:creator>MyOECD</dc:creator>
              <dc:date>1899-12-30T00:00:00</dc:date>
              <text:p text:style-name="P2"><text:span text:style-name="T1">B: Break </text:span></text:p>
            </office:annotation>
            <text:p>7912398</text:p>
          </table:table-cell>
          <table:table-cell office:value-type="percentage" office:value="0.0131324976240765" calcext:value-type="percentage">
            <text:p>1,31%</text:p>
          </table:table-cell>
          <table:table-cell office:value-type="percentage" office:value="0.00636172219898827" calcext:value-type="percentage">
            <text:p>0,64%</text:p>
          </table:table-cell>
          <table:table-cell office:value-type="percentage" office:value="0.0108755724823804" calcext:value-type="percentage">
            <text:p>1,09%</text:p>
          </table:table-cell>
          <table:table-cell office:value-type="float" office:value="25870" calcext:value-type="float">
            <text:p><text:s/>25 870</text:p>
          </table:table-cell>
          <table:table-cell office:value-type="percentage" office:value="0.0157782385947792" calcext:value-type="percentage">
            <text:p>1,58%</text:p>
          </table:table-cell>
          <table:table-cell office:value-type="string" calcext:value-type="string">
            <text:p>Switzerland</text:p>
          </table:table-cell>
          <table:table-cell office:value-type="percentage" office:value="0.0157782385947792" calcext:value-type="percentage">
            <text:p>1,58%</text:p>
          </table:table-cell>
          <table:table-cell office:value-type="percentage" office:value="0.0108755724823804" calcext:value-type="percentage">
            <text:p>1,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16.045" calcext:value-type="float">
            <text:p>216,0 </text:p>
          </table:table-cell>
          <table:table-cell table:style-name="ce63" office:value-type="float" office:value="74223630" calcext:value-type="float">
            <text:p>74223630</text:p>
          </table:table-cell>
          <table:table-cell office:value-type="percentage" office:value="0.0150728642118736" calcext:value-type="percentage">
            <text:p>1,51%</text:p>
          </table:table-cell>
          <table:table-cell office:value-type="percentage" office:value="0.0596772450855596" calcext:value-type="percentage">
            <text:p>5,97%</text:p>
          </table:table-cell>
          <table:table-cell office:value-type="percentage" office:value="0.029940991169769" calcext:value-type="percentage">
            <text:p>2,99%</text:p>
          </table:table-cell>
          <table:table-cell table:style-name="ce80" office:value-type="float" office:value="77850" calcext:value-type="float">
            <text:p><text:s/>77 850</text:p>
          </table:table-cell>
          <table:table-cell office:value-type="percentage" office:value="0.0474810929494999" calcext:value-type="percentage">
            <text:p>4,75%</text:p>
          </table:table-cell>
          <table:table-cell table:style-name="ce73" office:value-type="string" calcext:value-type="string">
            <text:p>Turkey</text:p>
          </table:table-cell>
          <table:table-cell office:value-type="percentage" office:value="0.0474810929494999" calcext:value-type="percentage">
            <text:p>4,75%</text:p>
          </table:table-cell>
          <table:table-cell office:value-type="percentage" office:value="0.029940991169769" calcext:value-type="percentage">
            <text:p>2,99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nited Kingdom</text:p>
          </table:table-cell>
          <table:table-cell table:style-name="ce63" office:value-type="float" office:value="874.798" calcext:value-type="float">
            <text:p>874,798</text:p>
          </table:table-cell>
          <table:table-cell office:value-type="float" office:value="62435200" calcext:value-type="float">
            <text:p>62435200</text:p>
          </table:table-cell>
          <table:table-cell office:value-type="percentage" office:value="0.0610322454433967" calcext:value-type="percentage">
            <text:p>6,10%</text:p>
          </table:table-cell>
          <table:table-cell office:value-type="percentage" office:value="0.0501991176174748" calcext:value-type="percentage">
            <text:p>5,02%</text:p>
          </table:table-cell>
          <table:table-cell office:value-type="percentage" office:value="0.057421202834756" calcext:value-type="percentage">
            <text:p>5,74%</text:p>
          </table:table-cell>
          <table:table-cell office:value-type="float" office:value="38380" calcext:value-type="float">
            <text:p><text:s/>38 380</text:p>
          </table:table-cell>
          <table:table-cell office:value-type="percentage" office:value="0.0234081483288607" calcext:value-type="percentage">
            <text:p>2,34%</text:p>
          </table:table-cell>
          <table:table-cell office:value-type="string" calcext:value-type="string">
            <text:p>United Kingdom</text:p>
          </table:table-cell>
          <table:table-cell office:value-type="percentage" office:value="0.0234081483288607" calcext:value-type="percentage">
            <text:p>2,34%</text:p>
          </table:table-cell>
          <table:table-cell office:value-type="percentage" office:value="0.057421202834756" calcext:value-type="percentage">
            <text:p>5,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708.707" calcext:value-type="float">
            <text:p>3.708,7 </text:p>
          </table:table-cell>
          <table:table-cell table:style-name="ce63" office:value-type="float" office:value="311721600" calcext:value-type="float">
            <text:p>311721600</text:p>
          </table:table-cell>
          <table:table-cell office:value-type="percentage" office:value="0.258746265882687" calcext:value-type="percentage">
            <text:p>25,87%</text:p>
          </table:table-cell>
          <table:table-cell office:value-type="percentage" office:value="0.250630241631442" calcext:value-type="percentage">
            <text:p>25,06%</text:p>
          </table:table-cell>
          <table:table-cell office:value-type="percentage" office:value="0.256040924465606" calcext:value-type="percentage">
            <text:p>25,60%</text:p>
          </table:table-cell>
          <table:table-cell table:style-name="ce80" office:value-type="float" office:value="261970" calcext:value-type="float">
            <text:p><text:s/>261 970</text:p>
          </table:table-cell>
          <table:table-cell office:value-type="percentage" office:value="0.159776774823128" calcext:value-type="percentage">
            <text:p>15,98%</text:p>
          </table:table-cell>
          <table:table-cell table:style-name="ce73" office:value-type="string" calcext:value-type="string">
            <text:p>United States</text:p>
          </table:table-cell>
          <table:table-cell office:value-type="percentage" office:value="0.159776774823128" calcext:value-type="percentage">
            <text:p>15,98%</text:p>
          </table:table-cell>
          <table:table-cell office:value-type="percentage" office:value="0.256040924465606" calcext:value-type="percentage">
            <text:p>25,60%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ce63" office:value-type="float" office:value="14333.374" calcext:value-type="float">
            <text:p>14333,374</text:p>
          </table:table-cell>
          <table:table-cell table:style-name="Default" office:value-type="float" office:value="1243750945.5" calcext:value-type="float">
            <text:p>1243750945,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style-name="ce80" office:value-type="float" office:value="1639600" calcext:value-type="float">
            <text:p>1 639 600</text:p>
          </table:table-cell>
          <table:table-cell office:value-type="percentage" office:value="1" calcext:value-type="percentage">
            <text:p>100,00%</text:p>
          </table:table-cell>
          <table:table-cell table:style-name="ce73"/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" svg:font-family="Times"/>
    <style:font-face style:name="Courier New" svg:font-family="'Courier New'" style:font-family-generic="modern"/>
    <style:font-face style:name="Arial" svg:font-family="Arial" style:font-family-generic="swiss"/>
    <style:font-face style:name="Verdana" svg:font-family="Verdana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1" loext:min-decimal-places="1" number:min-integer-digits="1" number:grouping="true"/>
      <number:text> </number:text>
    </number:number-style>
    <number:number-style style:name="N110">
      <number:text>-</number:text>
      <number:number number:decimal-places="1" loext:min-decimal-places="1" number:min-integer-digits="1" number:grouping="true"/>
      <number:text> </number:text>
      <style:map style:condition="value()&gt;=0" style:apply-style-name="N110P0"/>
    </number:number-style>
    <number:number-style style:name="N11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loext:fill-character> </loext:fill-character>
      <number:text>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€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min-integer-digits="1"/>
      <number:text> </number:text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2" loext:min-decimal-places="2" number:min-integer-digits="0"/>
    </number:number-style>
    <number:number-style style:name="N123">
      <number:number number:decimal-places="0" loext:min-decimal-places="0" number:min-integer-digits="1" number:grouping="true"/>
      <number:text>.</number:text>
    </number:number-style>
    <number:number-style style:name="N124">
      <number:text>$</number:text>
      <number:number number:decimal-places="0" loext:min-decimal-places="0" number:min-integer-digits="0"/>
      <number:text>.</number:text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fill-character> </loext:fill-character>
      <number:text>- Ft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32P2" style:volatile="true">
      <loext:fill-character> </loext:fill-character>
      <number:text>- 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6P0"/>
    </number:currency-style>
    <number:percentage-style style:name="N147">
      <number:number number:decimal-places="2" loext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currency-style style:name="N10143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loext:fill-character> </loext:fill-character>
      <number:text>- </number:text>
    </number:currency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7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7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Arial" fo:font-family="Arial" style:font-family-generic="swiss" fo:font-size="10pt" style:font-size-asian="10pt" style:font-size-complex="10pt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Times" fo:font-family="Times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Normal_5f_UNHCR2004_20_last_20_update" style:display-name="Normal_UNHCR2004 last updat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.00.0000</text:date>, <text:time style:data-style-name="N2" text:time-value="16:49:26.082271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1:05:01.391674843</meta:creation-date>
    <meta:generator>LibreOffice/5.2.5.1$MacOSX_X86_64 LibreOffice_project/0312e1a284a7d50ca85a365c316c7abbf20a4d22</meta:generator>
    <dc:date>2018-05-12T16:49:36.215336141</dc:date>
    <meta:editing-duration>PT2H31M34S</meta:editing-duration>
    <meta:editing-cycles>32</meta:editing-cycles>
    <meta:document-statistic meta:table-count="6" meta:cell-count="42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number:percentage-style style:name="N20011" number:language="de" number:country="DE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6.797cm" svg:height="11.56cm" xlink:href=".." xlink:type="simple" chart:class="chart:bar" chart:style-name="ch1">
        <chart:legend chart:legend-position="end" svg:x="59.905cm" svg:y="5.223cm" style:legend-expansion="high" chart:style-name="ch2"/>
        <chart:plot-area chart:style-name="ch3" table:cell-range-address="Sheet6.I11:Sheet6.K44 Sheet6.J10:Sheet6.K10" chart:data-source-has-labels="both" svg:x="1.335cm" svg:y="0.231cm" svg:width="57.235cm" svg:height="11.098cm">
          <chartooo:coordinate-region svg:x="2.866cm" svg:y="0.435cm" svg:width="55.263cm" svg:height="9.831cm"/>
          <chart:axis chart:dimension="x" chart:name="primary-x" chart:style-name="ch4" chartooo:axis-type="auto">
            <chartooo:date-scale/>
            <chart:categories table:cell-range-address="Sheet6.I11:Sheet6.I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6.J11:Sheet6.J44" chart:label-cell-address="Sheet6.J10:Sheet6.J10" chart:class="chart:bar">
            <chart:data-point chart:repeated="34"/>
          </chart:series>
          <chart:series chart:style-name="ch8" chart:values-cell-range-address="Sheet6.K11:Sheet6.K44" chart:label-cell-address="Sheet6.K10:Sheet6.K10" chart:class="chart:bar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 of new asylum requests</text:p>
                <draw:g>
                  <svg:desc>Sheet6.J10:Sheet6.J10</svg:desc>
                </draw:g>
              </table:table-cell>
              <table:table-cell office:value-type="string">
                <text:p>Prozent nach Koenigsteiner Schluessel</text:p>
                <draw:g>
                  <svg:desc>Sheet6.K10:Sheet6.K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stralia</text:p>
                <draw:g>
                  <svg:desc>Sheet6.I11:Sheet6.I44</svg:desc>
                </draw:g>
              </table:table-cell>
              <table:table-cell office:value-type="float" office:value="0.0168516711393023">
                <text:p>0.0168516711393023</text:p>
                <draw:g>
                  <svg:desc>Sheet6.J11:Sheet6.J44</svg:desc>
                </draw:g>
              </table:table-cell>
              <table:table-cell office:value-type="float" office:value="0.024642840107423">
                <text:p>0.024642840107423</text:p>
                <draw:g>
                  <svg:desc>Sheet6.K11:Sheet6.K44</svg:desc>
                </draw:g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0.0243656989509636">
                <text:p>0.0243656989509636</text:p>
              </table:table-cell>
              <table:table-cell office:value-type="float" office:value="0.0104955535568298">
                <text:p>0.0104955535568298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0.0089473042205416">
                <text:p>0.0089473042205416</text:p>
              </table:table-cell>
              <table:table-cell office:value-type="float" office:value="0.0135385570099647">
                <text:p>0.0135385570099647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0.0145340326909002">
                <text:p>0.0145340326909002</text:p>
              </table:table-cell>
              <table:table-cell office:value-type="float" office:value="0.0349381368269695">
                <text:p>0.0349381368269695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0.00140278116613808">
                <text:p>0.00140278116613808</text:p>
              </table:table-cell>
              <table:table-cell office:value-type="float" office:value="0.00710138729518">
                <text:p>0.00710138729518</text:p>
              </table:table-cell>
            </table:table-row>
            <table:table-row>
              <table:table-cell office:value-type="string">
                <text:p>Czech Republic</text:p>
              </table:table-cell>
              <table:table-cell office:value-type="float" office:value="0.0007379848743596">
                <text:p>0.0007379848743596</text:p>
              </table:table-cell>
              <table:table-cell office:value-type="float" office:value="0.00634404945397072">
                <text:p>0.00634404945397072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0.0038058062942181">
                <text:p>0.0038058062942181</text:p>
              </table:table-cell>
              <table:table-cell office:value-type="float" office:value="0.00867567329197951">
                <text:p>0.00867567329197951</text:p>
              </table:table-cell>
            </table:table-row>
            <table:table-row>
              <table:table-cell office:value-type="string">
                <text:p>Estonia</text:p>
              </table:table-cell>
              <table:table-cell office:value-type="float" office:value="0.0000426933398389851">
                <text:p>0.0000426933398389851</text:p>
              </table:table-cell>
              <table:table-cell office:value-type="float" office:value="0.000697447923267964">
                <text:p>0.000697447923267964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0.00324469382776287">
                <text:p>0.00324469382776287</text:p>
              </table:table-cell>
              <table:table-cell office:value-type="float" office:value="0.00679532827057602">
                <text:p>0.00679532827057602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0.0475054891436936">
                <text:p>0.0475054891436936</text:p>
              </table:table-cell>
              <table:table-cell office:value-type="float" office:value="0.0744268452121795">
                <text:p>0.0744268452121795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0.440570870944133">
                <text:p>0.440570870944133</text:p>
              </table:table-cell>
              <table:table-cell office:value-type="float" office:value="0.0841336535488217">
                <text:p>0.0841336535488217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0.0304037570139058">
                <text:p>0.0304037570139058</text:p>
              </table:table-cell>
              <table:table-cell office:value-type="float" office:value="0.0074858496254697">
                <text:p>0.0074858496254697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0.017120029275433">
                <text:p>0.017120029275433</text:p>
              </table:table-cell>
              <table:table-cell office:value-type="float" office:value="0.00504441787014607">
                <text:p>0.00504441787014607</text:p>
              </table:table-cell>
            </table:table-row>
            <table:table-row>
              <table:table-cell office:value-type="string">
                <text:p>Iceland</text:p>
              </table:table-cell>
              <table:table-cell office:value-type="float" office:value="0.000689192485972188">
                <text:p>0.000689192485972188</text:p>
              </table:table-cell>
              <table:table-cell office:value-type="float" office:value="0.000320334233470357">
                <text:p>0.000320334233470357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0.00136618687484752">
                <text:p>0.00136618687484752</text:p>
              </table:table-cell>
              <table:table-cell office:value-type="float" office:value="0.00425716408819856">
                <text:p>0.00425716408819856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0.00497072456696755">
                <text:p>0.00497072456696755</text:p>
              </table:table-cell>
              <table:table-cell office:value-type="float" office:value="0.00584559975121206">
                <text:p>0.00584559975121206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0.0744815808733837">
                <text:p>0.0744815808733837</text:p>
              </table:table-cell>
              <table:table-cell office:value-type="float" office:value="0.0606280608373611">
                <text:p>0.0606280608373611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0.00664796291778483">
                <text:p>0.00664796291778483</text:p>
              </table:table-cell>
              <table:table-cell office:value-type="float" office:value="0.113419667851461">
                <text:p>0.113419667851461</text:p>
              </table:table-cell>
            </table:table-row>
            <table:table-row>
              <table:table-cell office:value-type="string">
                <text:p>Korea</text:p>
              </table:table-cell>
              <table:table-cell office:value-type="float" office:value="0.00459868260551354">
                <text:p>0.00459868260551354</text:p>
              </table:table-cell>
              <table:table-cell office:value-type="float" office:value="0.0268630354094593">
                <text:p>0.0268630354094593</text:p>
              </table:table-cell>
            </table:table-row>
            <table:table-row>
              <table:table-cell office:value-type="string">
                <text:p>Luxembourg</text:p>
              </table:table-cell>
              <table:table-cell office:value-type="float" office:value="0.00118321541839473">
                <text:p>0.00118321541839473</text:p>
              </table:table-cell>
              <table:table-cell office:value-type="float" office:value="0.00117301018472362">
                <text:p>0.00117301018472362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0.00535496462551842">
                <text:p>0.00535496462551842</text:p>
              </table:table-cell>
              <table:table-cell office:value-type="float" office:value="0.0382220738272642">
                <text:p>0.0382220738272642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0.0112283483776531">
                <text:p>0.0112283483776531</text:p>
              </table:table-cell>
              <table:table-cell office:value-type="float" office:value="0.0193818554198387">
                <text:p>0.0193818554198387</text:p>
              </table:table-cell>
            </table:table-row>
            <table:table-row>
              <table:table-cell office:value-type="string">
                <text:p>New Zealand</text:p>
              </table:table-cell>
              <table:table-cell office:value-type="float" office:value="0.000237862893388631">
                <text:p>0.000237862893388631</text:p>
              </table:table-cell>
              <table:table-cell office:value-type="float" office:value="0.00358316620584251">
                <text:p>0.00358316620584251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0.00195169553549646">
                <text:p>0.00195169553549646</text:p>
              </table:table-cell>
              <table:table-cell office:value-type="float" office:value="0.0110779201405545">
                <text:p>0.0110779201405545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0.00600146377165162">
                <text:p>0.00600146377165162</text:p>
              </table:table-cell>
              <table:table-cell office:value-type="float" office:value="0.0181609215609753">
                <text:p>0.0181609215609753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0.000890461088070261">
                <text:p>0.000890461088070261</text:p>
              </table:table-cell>
              <table:table-cell office:value-type="float" office:value="0.006512926076235">
                <text:p>0.006512926076235</text:p>
              </table:table-cell>
            </table:table-row>
            <table:table-row>
              <table:table-cell office:value-type="string">
                <text:p>Slovak Republic</text:p>
              </table:table-cell>
              <table:table-cell office:value-type="float" office:value="0.0000609904854842644">
                <text:p>0.0000609904854842644</text:p>
              </table:table-cell>
              <table:table-cell office:value-type="float" office:value="0.00275410059871833">
                <text:p>0.00275410059871833</text:p>
              </table:table-cell>
            </table:table-row>
            <table:table-row>
              <table:table-cell office:value-type="string">
                <text:p>Slovenia</text:p>
              </table:table-cell>
              <table:table-cell office:value-type="float" office:value="0.000768480117101732">
                <text:p>0.000768480117101732</text:p>
              </table:table-cell>
              <table:table-cell office:value-type="float" office:value="0.00142045188549638">
                <text:p>0.00142045188549638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0.00992315198828983">
                <text:p>0.00992315198828983</text:p>
              </table:table-cell>
              <table:table-cell office:value-type="float" office:value="0.0341082577387423">
                <text:p>0.0341082577387423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0.0136679677970237">
                <text:p>0.0136679677970237</text:p>
              </table:table-cell>
              <table:table-cell office:value-type="float" office:value="0.0136730232451573">
                <text:p>0.0136730232451573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0.0157782385947792">
                <text:p>0.0157782385947792</text:p>
              </table:table-cell>
              <table:table-cell office:value-type="float" office:value="0.0108755724823804">
                <text:p>0.0108755724823804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0.0474810929494999">
                <text:p>0.0474810929494999</text:p>
              </table:table-cell>
              <table:table-cell office:value-type="float" office:value="0.029940991169769">
                <text:p>0.029940991169769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0.0234081483288607">
                <text:p>0.0234081483288607</text:p>
              </table:table-cell>
              <table:table-cell office:value-type="float" office:value="0.057421202834756">
                <text:p>0.057421202834756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0.159776774823128">
                <text:p>0.159776774823128</text:p>
              </table:table-cell>
              <table:table-cell office:value-type="float" office:value="0.256040924465606">
                <text:p>0.256040924465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MacOSX_X86_64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47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7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4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2.855cm" svg:height="15.921cm" xlink:href=".." xlink:type="simple" chart:class="chart:bar" chart:style-name="ch1">
        <chart:legend chart:legend-position="end" svg:x="45.963cm" svg:y="7.403cm" style:legend-expansion="high" chart:style-name="ch2"/>
        <chart:plot-area chart:style-name="ch3" table:cell-range-address="Sheet6.I11:Sheet6.K44 Sheet6.J10:Sheet6.K10" chart:data-source-has-labels="both" svg:x="1.057cm" svg:y="0.318cm" svg:width="43.849cm" svg:height="15.285cm">
          <chartooo:coordinate-region svg:x="2.487cm" svg:y="0.523cm" svg:width="41.985cm" svg:height="14.017cm"/>
          <chart:axis chart:dimension="x" chart:name="primary-x" chart:style-name="ch4" chartooo:axis-type="auto">
            <chartooo:date-scale/>
            <chart:categories table:cell-range-address="Sheet6.I11:Sheet6.I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6.J11:Sheet6.J44" chart:label-cell-address="Sheet6.J10:Sheet6.J10" chart:class="chart:bar">
            <chart:data-point chart:repeated="34"/>
          </chart:series>
          <chart:series chart:style-name="ch8" chart:values-cell-range-address="Sheet6.K11:Sheet6.K44" chart:label-cell-address="Sheet6.K10:Sheet6.K10" chart:class="chart:bar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 of new asylum requests</text:p>
                <draw:g>
                  <svg:desc>Sheet6.J10:Sheet6.J10</svg:desc>
                </draw:g>
              </table:table-cell>
              <table:table-cell office:value-type="string">
                <text:p>Prozent nach Koenigsteiner Schluessel</text:p>
                <draw:g>
                  <svg:desc>Sheet6.K10:Sheet6.K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stralia</text:p>
                <draw:g>
                  <svg:desc>Sheet6.I11:Sheet6.I44</svg:desc>
                </draw:g>
              </table:table-cell>
              <table:table-cell office:value-type="float" office:value="0.0168516711393023">
                <text:p>0.0168516711393023</text:p>
                <draw:g>
                  <svg:desc>Sheet6.J11:Sheet6.J44</svg:desc>
                </draw:g>
              </table:table-cell>
              <table:table-cell office:value-type="float" office:value="0.024642840107423">
                <text:p>0.024642840107423</text:p>
                <draw:g>
                  <svg:desc>Sheet6.K11:Sheet6.K44</svg:desc>
                </draw:g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0.0243656989509636">
                <text:p>0.0243656989509636</text:p>
              </table:table-cell>
              <table:table-cell office:value-type="float" office:value="0.0104955535568298">
                <text:p>0.0104955535568298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0.0089473042205416">
                <text:p>0.0089473042205416</text:p>
              </table:table-cell>
              <table:table-cell office:value-type="float" office:value="0.0135385570099647">
                <text:p>0.0135385570099647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0.0145340326909002">
                <text:p>0.0145340326909002</text:p>
              </table:table-cell>
              <table:table-cell office:value-type="float" office:value="0.0349381368269695">
                <text:p>0.0349381368269695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0.00140278116613808">
                <text:p>0.00140278116613808</text:p>
              </table:table-cell>
              <table:table-cell office:value-type="float" office:value="0.00710138729518">
                <text:p>0.00710138729518</text:p>
              </table:table-cell>
            </table:table-row>
            <table:table-row>
              <table:table-cell office:value-type="string">
                <text:p>Czech Republic</text:p>
              </table:table-cell>
              <table:table-cell office:value-type="float" office:value="0.0007379848743596">
                <text:p>0.0007379848743596</text:p>
              </table:table-cell>
              <table:table-cell office:value-type="float" office:value="0.00634404945397072">
                <text:p>0.00634404945397072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0.0038058062942181">
                <text:p>0.0038058062942181</text:p>
              </table:table-cell>
              <table:table-cell office:value-type="float" office:value="0.00867567329197951">
                <text:p>0.00867567329197951</text:p>
              </table:table-cell>
            </table:table-row>
            <table:table-row>
              <table:table-cell office:value-type="string">
                <text:p>Estonia</text:p>
              </table:table-cell>
              <table:table-cell office:value-type="float" office:value="0.0000426933398389851">
                <text:p>0.0000426933398389851</text:p>
              </table:table-cell>
              <table:table-cell office:value-type="float" office:value="0.000697447923267964">
                <text:p>0.000697447923267964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0.00324469382776287">
                <text:p>0.00324469382776287</text:p>
              </table:table-cell>
              <table:table-cell office:value-type="float" office:value="0.00679532827057602">
                <text:p>0.00679532827057602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0.0475054891436936">
                <text:p>0.0475054891436936</text:p>
              </table:table-cell>
              <table:table-cell office:value-type="float" office:value="0.0744268452121795">
                <text:p>0.0744268452121795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0.440570870944133">
                <text:p>0.440570870944133</text:p>
              </table:table-cell>
              <table:table-cell office:value-type="float" office:value="0.0841336535488217">
                <text:p>0.0841336535488217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0.0304037570139058">
                <text:p>0.0304037570139058</text:p>
              </table:table-cell>
              <table:table-cell office:value-type="float" office:value="0.0074858496254697">
                <text:p>0.0074858496254697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0.017120029275433">
                <text:p>0.017120029275433</text:p>
              </table:table-cell>
              <table:table-cell office:value-type="float" office:value="0.00504441787014607">
                <text:p>0.00504441787014607</text:p>
              </table:table-cell>
            </table:table-row>
            <table:table-row>
              <table:table-cell office:value-type="string">
                <text:p>Iceland</text:p>
              </table:table-cell>
              <table:table-cell office:value-type="float" office:value="0.000689192485972188">
                <text:p>0.000689192485972188</text:p>
              </table:table-cell>
              <table:table-cell office:value-type="float" office:value="0.000320334233470357">
                <text:p>0.000320334233470357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0.00136618687484752">
                <text:p>0.00136618687484752</text:p>
              </table:table-cell>
              <table:table-cell office:value-type="float" office:value="0.00425716408819856">
                <text:p>0.00425716408819856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0.00497072456696755">
                <text:p>0.00497072456696755</text:p>
              </table:table-cell>
              <table:table-cell office:value-type="float" office:value="0.00584559975121206">
                <text:p>0.00584559975121206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0.0744815808733837">
                <text:p>0.0744815808733837</text:p>
              </table:table-cell>
              <table:table-cell office:value-type="float" office:value="0.0606280608373611">
                <text:p>0.0606280608373611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0.00664796291778483">
                <text:p>0.00664796291778483</text:p>
              </table:table-cell>
              <table:table-cell office:value-type="float" office:value="0.113419667851461">
                <text:p>0.113419667851461</text:p>
              </table:table-cell>
            </table:table-row>
            <table:table-row>
              <table:table-cell office:value-type="string">
                <text:p>Korea</text:p>
              </table:table-cell>
              <table:table-cell office:value-type="float" office:value="0.00459868260551354">
                <text:p>0.00459868260551354</text:p>
              </table:table-cell>
              <table:table-cell office:value-type="float" office:value="0.0268630354094593">
                <text:p>0.0268630354094593</text:p>
              </table:table-cell>
            </table:table-row>
            <table:table-row>
              <table:table-cell office:value-type="string">
                <text:p>Luxembourg</text:p>
              </table:table-cell>
              <table:table-cell office:value-type="float" office:value="0.00118321541839473">
                <text:p>0.00118321541839473</text:p>
              </table:table-cell>
              <table:table-cell office:value-type="float" office:value="0.00117301018472362">
                <text:p>0.00117301018472362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0.00535496462551842">
                <text:p>0.00535496462551842</text:p>
              </table:table-cell>
              <table:table-cell office:value-type="float" office:value="0.0382220738272642">
                <text:p>0.0382220738272642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0.0112283483776531">
                <text:p>0.0112283483776531</text:p>
              </table:table-cell>
              <table:table-cell office:value-type="float" office:value="0.0193818554198387">
                <text:p>0.0193818554198387</text:p>
              </table:table-cell>
            </table:table-row>
            <table:table-row>
              <table:table-cell office:value-type="string">
                <text:p>New Zealand</text:p>
              </table:table-cell>
              <table:table-cell office:value-type="float" office:value="0.000237862893388631">
                <text:p>0.000237862893388631</text:p>
              </table:table-cell>
              <table:table-cell office:value-type="float" office:value="0.00358316620584251">
                <text:p>0.00358316620584251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0.00195169553549646">
                <text:p>0.00195169553549646</text:p>
              </table:table-cell>
              <table:table-cell office:value-type="float" office:value="0.0110779201405545">
                <text:p>0.0110779201405545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0.00600146377165162">
                <text:p>0.00600146377165162</text:p>
              </table:table-cell>
              <table:table-cell office:value-type="float" office:value="0.0181609215609753">
                <text:p>0.0181609215609753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0.000890461088070261">
                <text:p>0.000890461088070261</text:p>
              </table:table-cell>
              <table:table-cell office:value-type="float" office:value="0.006512926076235">
                <text:p>0.006512926076235</text:p>
              </table:table-cell>
            </table:table-row>
            <table:table-row>
              <table:table-cell office:value-type="string">
                <text:p>Slovak Republic</text:p>
              </table:table-cell>
              <table:table-cell office:value-type="float" office:value="0.0000609904854842644">
                <text:p>0.0000609904854842644</text:p>
              </table:table-cell>
              <table:table-cell office:value-type="float" office:value="0.00275410059871833">
                <text:p>0.00275410059871833</text:p>
              </table:table-cell>
            </table:table-row>
            <table:table-row>
              <table:table-cell office:value-type="string">
                <text:p>Slovenia</text:p>
              </table:table-cell>
              <table:table-cell office:value-type="float" office:value="0.000768480117101732">
                <text:p>0.000768480117101732</text:p>
              </table:table-cell>
              <table:table-cell office:value-type="float" office:value="0.00142045188549638">
                <text:p>0.00142045188549638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0.00992315198828983">
                <text:p>0.00992315198828983</text:p>
              </table:table-cell>
              <table:table-cell office:value-type="float" office:value="0.0341082577387423">
                <text:p>0.0341082577387423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0.0136679677970237">
                <text:p>0.0136679677970237</text:p>
              </table:table-cell>
              <table:table-cell office:value-type="float" office:value="0.0136730232451573">
                <text:p>0.0136730232451573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0.0157782385947792">
                <text:p>0.0157782385947792</text:p>
              </table:table-cell>
              <table:table-cell office:value-type="float" office:value="0.0108755724823804">
                <text:p>0.0108755724823804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0.0474810929494999">
                <text:p>0.0474810929494999</text:p>
              </table:table-cell>
              <table:table-cell office:value-type="float" office:value="0.029940991169769">
                <text:p>0.029940991169769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0.0234081483288607">
                <text:p>0.0234081483288607</text:p>
              </table:table-cell>
              <table:table-cell office:value-type="float" office:value="0.057421202834756">
                <text:p>0.057421202834756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0.159776774823128">
                <text:p>0.159776774823128</text:p>
              </table:table-cell>
              <table:table-cell office:value-type="float" office:value="0.256040924465606">
                <text:p>0.2560409244656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MacOSX_X86_64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